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start" fo:margin-left="0.353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e8" style:family="table-cell" style:parent-style-name="Default" style:data-style-name="N0">
      <style:table-cell-properties style:vertical-align="middle" fo:wrap-option="wrap" fo:background-color="#DDEBF7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DDEBF7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24895833333333cm"/>
    </style:style>
    <style:style style:name="ro1" style:family="table-row">
      <style:table-row-properties style:row-height="54.7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3"/>
        <table:table-column table:style-name="co5" table:default-cell-style-name="ce3"/>
        <table:table-column table:style-name="co6" table:number-columns-repeated="16379" table:default-cell-style-name="ce1"/>
        <table:table-row table:style-name="ro1">
          <table:table-cell office:value-type="string" table:style-name="ce8">
            <text:p>Index chez le peintre</text:p>
          </table:table-cell>
          <table:table-cell office:value-type="string" table:style-name="ce8">
            <text:p>index dans la base de données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Taille KB</text:p>
          </table:table-cell>
          <table:table-cell office:value-type="string" table:style-name="ce9">
            <text:p>Extension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albert-edelfelt_1854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edelfelt_1</text:p>
          </table:table-cell>
          <table:table-cell office:value-type="float" office:value="866.98" table:style-name="ce3">
            <text:p>866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edelfelt_2</text:p>
          </table:table-cell>
          <table:table-cell office:value-type="float" office:value="1215.67" table:style-name="ce3">
            <text:p>1215,6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edelfelt_3</text:p>
          </table:table-cell>
          <table:table-cell office:value-type="float" office:value="799.75" table:style-name="ce3">
            <text:p>799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edelfelt_4</text:p>
          </table:table-cell>
          <table:table-cell office:value-type="float" office:value="432.38" table:style-name="ce3">
            <text:p>432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edelfelt_5</text:p>
          </table:table-cell>
          <table:table-cell office:value-type="float" office:value="583.34" table:style-name="ce3">
            <text:p>583,3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edelfelt_6</text:p>
          </table:table-cell>
          <table:table-cell office:value-type="float" office:value="380.2" table:style-name="ce3">
            <text:p>380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edelfelt_7</text:p>
          </table:table-cell>
          <table:table-cell office:value-type="float" office:value="717.2" table:style-name="ce3">
            <text:p>717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edelfelt_8</text:p>
          </table:table-cell>
          <table:table-cell office:value-type="float" office:value="668.29" table:style-name="ce3">
            <text:p>668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edelfelt_9</text:p>
          </table:table-cell>
          <table:table-cell office:value-type="float" office:value="597.09" table:style-name="ce3">
            <text:p>597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edelfelt_10</text:p>
          </table:table-cell>
          <table:table-cell office:value-type="float" office:value="670.83" table:style-name="ce3">
            <text:p>670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edelfelt_11</text:p>
          </table:table-cell>
          <table:table-cell office:value-type="float" office:value="530.39" table:style-name="ce3">
            <text:p>530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string" table:style-name="ce6">
            <text:p>edelfelt_12</text:p>
          </table:table-cell>
          <table:table-cell office:value-type="float" office:value="788.53" table:style-name="ce3">
            <text:p>788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office:value-type="string" table:style-name="ce6">
            <text:p>edelfelt_13</text:p>
          </table:table-cell>
          <table:table-cell office:value-type="float" office:value="1245.79" table:style-name="ce3">
            <text:p>1245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string" table:style-name="ce6">
            <text:p>edelfelt_14</text:p>
          </table:table-cell>
          <table:table-cell office:value-type="float" office:value="490.9" table:style-name="ce3">
            <text:p>490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string" table:style-name="ce6">
            <text:p>edelfelt_15</text:p>
          </table:table-cell>
          <table:table-cell office:value-type="float" office:value="1010.93" table:style-name="ce3">
            <text:p>1010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string" table:style-name="ce6">
            <text:p>edelfelt_16</text:p>
          </table:table-cell>
          <table:table-cell office:value-type="float" office:value="682.13" table:style-name="ce3">
            <text:p>682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office:value-type="string" table:style-name="ce6">
            <text:p>edelfelt_17</text:p>
          </table:table-cell>
          <table:table-cell office:value-type="float" office:value="1066.8" table:style-name="ce3">
            <text:p>1066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18" table:style-name="ce5">
            <text:p>18</text:p>
          </table:table-cell>
          <table:table-cell office:value-type="string" table:style-name="ce6">
            <text:p>edelfelt_18</text:p>
          </table:table-cell>
          <table:table-cell office:value-type="float" office:value="495.06" table:style-name="ce3">
            <text:p>495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office:value-type="string" table:style-name="ce6">
            <text:p>edelfelt_19</text:p>
          </table:table-cell>
          <table:table-cell office:value-type="float" office:value="699.93" table:style-name="ce3">
            <text:p>699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string" table:style-name="ce6">
            <text:p>edelfelt_20</text:p>
          </table:table-cell>
          <table:table-cell office:value-type="float" office:value="827.13" table:style-name="ce3">
            <text:p>827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21" table:style-name="ce5">
            <text:p>21</text:p>
          </table:table-cell>
          <table:table-cell office:value-type="string" table:style-name="ce6">
            <text:p>edelfelt_21</text:p>
          </table:table-cell>
          <table:table-cell office:value-type="float" office:value="817.9" table:style-name="ce3">
            <text:p>817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22" table:style-name="ce5">
            <text:p>22</text:p>
          </table:table-cell>
          <table:table-cell office:value-type="string" table:style-name="ce6">
            <text:p>edelfelt_22</text:p>
          </table:table-cell>
          <table:table-cell office:value-type="float" office:value="802.16" table:style-name="ce3">
            <text:p>802,1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23" table:style-name="ce5">
            <text:p>23</text:p>
          </table:table-cell>
          <table:table-cell office:value-type="string" table:style-name="ce6">
            <text:p>edelfelt_23</text:p>
          </table:table-cell>
          <table:table-cell office:value-type="float" office:value="612.12" table:style-name="ce3">
            <text:p>612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24" table:style-name="ce5">
            <text:p>24</text:p>
          </table:table-cell>
          <table:table-cell office:value-type="string" table:style-name="ce6">
            <text:p>edelfelt_24</text:p>
          </table:table-cell>
          <table:table-cell office:value-type="float" office:value="917.54" table:style-name="ce3">
            <text:p>917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office:value-type="string" table:style-name="ce6">
            <text:p>edelfelt_25</text:p>
          </table:table-cell>
          <table:table-cell office:value-type="float" office:value="923.24" table:style-name="ce3">
            <text:p>923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string" table:style-name="ce6">
            <text:p>edelfelt_26</text:p>
          </table:table-cell>
          <table:table-cell office:value-type="float" office:value="708.17" table:style-name="ce3">
            <text:p>708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27" table:style-name="ce5">
            <text:p>27</text:p>
          </table:table-cell>
          <table:table-cell office:value-type="string" table:style-name="ce6">
            <text:p>edelfelt_27</text:p>
          </table:table-cell>
          <table:table-cell office:value-type="float" office:value="913.63" table:style-name="ce3">
            <text:p>913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28" table:style-name="ce5">
            <text:p>28</text:p>
          </table:table-cell>
          <table:table-cell office:value-type="string" table:style-name="ce6">
            <text:p>edelfelt_28</text:p>
          </table:table-cell>
          <table:table-cell office:value-type="float" office:value="975.04" table:style-name="ce3">
            <text:p>975,0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29" table:style-name="ce5">
            <text:p>29</text:p>
          </table:table-cell>
          <table:table-cell office:value-type="string" table:style-name="ce6">
            <text:p>edelfelt_29</text:p>
          </table:table-cell>
          <table:table-cell office:value-type="float" office:value="1027.17" table:style-name="ce3">
            <text:p>1027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30" table:style-name="ce5">
            <text:p>30</text:p>
          </table:table-cell>
          <table:table-cell office:value-type="string" table:style-name="ce6">
            <text:p>edelfelt_30</text:p>
          </table:table-cell>
          <table:table-cell office:value-type="float" office:value="563.87" table:style-name="ce3">
            <text:p>563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float" office:value="31" table:style-name="ce5">
            <text:p>31</text:p>
          </table:table-cell>
          <table:table-cell office:value-type="string" table:style-name="ce6">
            <text:p>edelfelt_31</text:p>
          </table:table-cell>
          <table:table-cell office:value-type="float" office:value="1070.28" table:style-name="ce3">
            <text:p>1070,2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float" office:value="32" table:style-name="ce5">
            <text:p>32</text:p>
          </table:table-cell>
          <table:table-cell office:value-type="string" table:style-name="ce6">
            <text:p>edelfelt_32</text:p>
          </table:table-cell>
          <table:table-cell office:value-type="float" office:value="675.39" table:style-name="ce3">
            <text:p>675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float" office:value="33" table:style-name="ce5">
            <text:p>33</text:p>
          </table:table-cell>
          <table:table-cell office:value-type="string" table:style-name="ce6">
            <text:p>edelfelt_33</text:p>
          </table:table-cell>
          <table:table-cell office:value-type="float" office:value="815.53" table:style-name="ce3">
            <text:p>815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float" office:value="34" table:style-name="ce5">
            <text:p>34</text:p>
          </table:table-cell>
          <table:table-cell office:value-type="string" table:style-name="ce6">
            <text:p>edelfelt_34</text:p>
          </table:table-cell>
          <table:table-cell office:value-type="float" office:value="584.74" table:style-name="ce3">
            <text:p>584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float" office:value="35" table:style-name="ce5">
            <text:p>35</text:p>
          </table:table-cell>
          <table:table-cell office:value-type="string" table:style-name="ce6">
            <text:p>edelfelt_35</text:p>
          </table:table-cell>
          <table:table-cell office:value-type="float" office:value="594.69000000000005" table:style-name="ce3">
            <text:p>594,6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float" office:value="36" table:style-name="ce5">
            <text:p>36</text:p>
          </table:table-cell>
          <table:table-cell office:value-type="string" table:style-name="ce6">
            <text:p>edelfelt_36</text:p>
          </table:table-cell>
          <table:table-cell office:value-type="float" office:value="1009.7" table:style-name="ce3">
            <text:p>1009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float" office:value="37" table:style-name="ce5">
            <text:p>37</text:p>
          </table:table-cell>
          <table:table-cell office:value-type="string" table:style-name="ce6">
            <text:p>edelfelt_37</text:p>
          </table:table-cell>
          <table:table-cell office:value-type="float" office:value="721.13" table:style-name="ce3">
            <text:p>721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float" office:value="38" table:style-name="ce5">
            <text:p>38</text:p>
          </table:table-cell>
          <table:table-cell office:value-type="string" table:style-name="ce6">
            <text:p>edelfelt_38</text:p>
          </table:table-cell>
          <table:table-cell office:value-type="float" office:value="988.19" table:style-name="ce3">
            <text:p>988,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float" office:value="39" table:style-name="ce5">
            <text:p>39</text:p>
          </table:table-cell>
          <table:table-cell office:value-type="string" table:style-name="ce6">
            <text:p>edelfelt_39</text:p>
          </table:table-cell>
          <table:table-cell office:value-type="float" office:value="733.6" table:style-name="ce3">
            <text:p>733,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float" office:value="40" table:style-name="ce5">
            <text:p>40</text:p>
          </table:table-cell>
          <table:table-cell office:value-type="string" table:style-name="ce6">
            <text:p>edelfelt_40</text:p>
          </table:table-cell>
          <table:table-cell office:value-type="float" office:value="1067.5899999999999" table:style-name="ce3">
            <text:p>1067,5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alfred-sisley_1839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41" table:style-name="ce5">
            <text:p>41</text:p>
          </table:table-cell>
          <table:table-cell office:value-type="string" table:style-name="ce6">
            <text:p>sisley_1</text:p>
          </table:table-cell>
          <table:table-cell office:value-type="float" office:value="1101.69" table:style-name="ce3">
            <text:p>1101,6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42" table:style-name="ce5">
            <text:p>42</text:p>
          </table:table-cell>
          <table:table-cell office:value-type="string" table:style-name="ce6">
            <text:p>sisley_2</text:p>
          </table:table-cell>
          <table:table-cell office:value-type="float" office:value="1074.25" table:style-name="ce3">
            <text:p>1074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43" table:style-name="ce5">
            <text:p>43</text:p>
          </table:table-cell>
          <table:table-cell office:value-type="string" table:style-name="ce6">
            <text:p>sisley_3</text:p>
          </table:table-cell>
          <table:table-cell office:value-type="float" office:value="638.46" table:style-name="ce3">
            <text:p>638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44" table:style-name="ce5">
            <text:p>44</text:p>
          </table:table-cell>
          <table:table-cell office:value-type="string" table:style-name="ce6">
            <text:p>sisley_4</text:p>
          </table:table-cell>
          <table:table-cell office:value-type="float" office:value="1057.1500000000001" table:style-name="ce3">
            <text:p>1057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45" table:style-name="ce5">
            <text:p>45</text:p>
          </table:table-cell>
          <table:table-cell office:value-type="string" table:style-name="ce6">
            <text:p>sisley_5</text:p>
          </table:table-cell>
          <table:table-cell office:value-type="float" office:value="1116.8499999999999" table:style-name="ce3">
            <text:p>1116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46" table:style-name="ce5">
            <text:p>46</text:p>
          </table:table-cell>
          <table:table-cell office:value-type="string" table:style-name="ce6">
            <text:p>sisley_6</text:p>
          </table:table-cell>
          <table:table-cell office:value-type="float" office:value="1458.88" table:style-name="ce3">
            <text:p>1458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47" table:style-name="ce5">
            <text:p>47</text:p>
          </table:table-cell>
          <table:table-cell office:value-type="string" table:style-name="ce6">
            <text:p>sisley_7</text:p>
          </table:table-cell>
          <table:table-cell office:value-type="float" office:value="963.86" table:style-name="ce3">
            <text:p>963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48" table:style-name="ce5">
            <text:p>48</text:p>
          </table:table-cell>
          <table:table-cell office:value-type="string" table:style-name="ce6">
            <text:p>sisley_8</text:p>
          </table:table-cell>
          <table:table-cell office:value-type="float" office:value="936.84" table:style-name="ce3">
            <text:p>936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49" table:style-name="ce5">
            <text:p>49</text:p>
          </table:table-cell>
          <table:table-cell office:value-type="string" table:style-name="ce6">
            <text:p>sisley_9</text:p>
          </table:table-cell>
          <table:table-cell office:value-type="float" office:value="722.49" table:style-name="ce3">
            <text:p>722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50" table:style-name="ce5">
            <text:p>50</text:p>
          </table:table-cell>
          <table:table-cell office:value-type="string" table:style-name="ce6">
            <text:p>sisley_10</text:p>
          </table:table-cell>
          <table:table-cell office:value-type="float" office:value="41.51" table:style-name="ce3">
            <text:p>41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51" table:style-name="ce5">
            <text:p>51</text:p>
          </table:table-cell>
          <table:table-cell office:value-type="string" table:style-name="ce6">
            <text:p>sisley_11</text:p>
          </table:table-cell>
          <table:table-cell office:value-type="float" office:value="478.56" table:style-name="ce3">
            <text:p>478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52" table:style-name="ce5">
            <text:p>52</text:p>
          </table:table-cell>
          <table:table-cell office:value-type="string" table:style-name="ce6">
            <text:p>sisley_12</text:p>
          </table:table-cell>
          <table:table-cell office:value-type="float" office:value="626.59" table:style-name="ce3">
            <text:p>626,5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53" table:style-name="ce5">
            <text:p>53</text:p>
          </table:table-cell>
          <table:table-cell office:value-type="string" table:style-name="ce6">
            <text:p>sisley_13</text:p>
          </table:table-cell>
          <table:table-cell office:value-type="float" office:value="594.32000000000005" table:style-name="ce3">
            <text:p>594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54" table:style-name="ce5">
            <text:p>54</text:p>
          </table:table-cell>
          <table:table-cell office:value-type="string" table:style-name="ce6">
            <text:p>sisley_14</text:p>
          </table:table-cell>
          <table:table-cell office:value-type="float" office:value="756.95" table:style-name="ce3">
            <text:p>756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55" table:style-name="ce5">
            <text:p>55</text:p>
          </table:table-cell>
          <table:table-cell office:value-type="string" table:style-name="ce6">
            <text:p>sisley_15</text:p>
          </table:table-cell>
          <table:table-cell office:value-type="float" office:value="712.98" table:style-name="ce3">
            <text:p>712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56" table:style-name="ce5">
            <text:p>56</text:p>
          </table:table-cell>
          <table:table-cell office:value-type="string" table:style-name="ce6">
            <text:p>sisley_16</text:p>
          </table:table-cell>
          <table:table-cell office:value-type="float" office:value="576" table:style-name="ce3">
            <text:p>57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57" table:style-name="ce5">
            <text:p>57</text:p>
          </table:table-cell>
          <table:table-cell office:value-type="string" table:style-name="ce6">
            <text:p>sisley_17</text:p>
          </table:table-cell>
          <table:table-cell office:value-type="float" office:value="783.7" table:style-name="ce3">
            <text:p>783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58" table:style-name="ce5">
            <text:p>58</text:p>
          </table:table-cell>
          <table:table-cell office:value-type="string" table:style-name="ce6">
            <text:p>sisley_18</text:p>
          </table:table-cell>
          <table:table-cell office:value-type="float" office:value="732.45" table:style-name="ce3">
            <text:p>732,4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59" table:style-name="ce5">
            <text:p>59</text:p>
          </table:table-cell>
          <table:table-cell office:value-type="string" table:style-name="ce6">
            <text:p>sisley_19</text:p>
          </table:table-cell>
          <table:table-cell office:value-type="float" office:value="710.54" table:style-name="ce3">
            <text:p>710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60" table:style-name="ce5">
            <text:p>60</text:p>
          </table:table-cell>
          <table:table-cell office:value-type="string" table:style-name="ce6">
            <text:p>sisley_20</text:p>
          </table:table-cell>
          <table:table-cell office:value-type="float" office:value="620.26" table:style-name="ce3">
            <text:p>620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61" table:style-name="ce5">
            <text:p>61</text:p>
          </table:table-cell>
          <table:table-cell office:value-type="string" table:style-name="ce6">
            <text:p>sisley_21</text:p>
          </table:table-cell>
          <table:table-cell office:value-type="float" office:value="826.22" table:style-name="ce3">
            <text:p>826,2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62" table:style-name="ce5">
            <text:p>62</text:p>
          </table:table-cell>
          <table:table-cell office:value-type="string" table:style-name="ce6">
            <text:p>sisley_22</text:p>
          </table:table-cell>
          <table:table-cell office:value-type="float" office:value="670.15" table:style-name="ce3">
            <text:p>670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63" table:style-name="ce5">
            <text:p>63</text:p>
          </table:table-cell>
          <table:table-cell office:value-type="string" table:style-name="ce6">
            <text:p>sisley_23</text:p>
          </table:table-cell>
          <table:table-cell office:value-type="float" office:value="803.08" table:style-name="ce3">
            <text:p>803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64" table:style-name="ce5">
            <text:p>64</text:p>
          </table:table-cell>
          <table:table-cell office:value-type="string" table:style-name="ce6">
            <text:p>sisley_24</text:p>
          </table:table-cell>
          <table:table-cell office:value-type="float" office:value="755.7" table:style-name="ce3">
            <text:p>755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65" table:style-name="ce5">
            <text:p>65</text:p>
          </table:table-cell>
          <table:table-cell office:value-type="string" table:style-name="ce6">
            <text:p>sisley_25</text:p>
          </table:table-cell>
          <table:table-cell office:value-type="float" office:value="539.27" table:style-name="ce3">
            <text:p>539,2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66" table:style-name="ce5">
            <text:p>66</text:p>
          </table:table-cell>
          <table:table-cell office:value-type="string" table:style-name="ce6">
            <text:p>sisley_26</text:p>
          </table:table-cell>
          <table:table-cell office:value-type="float" office:value="512.92999999999995" table:style-name="ce3">
            <text:p>512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67" table:style-name="ce5">
            <text:p>67</text:p>
          </table:table-cell>
          <table:table-cell office:value-type="string" table:style-name="ce6">
            <text:p>sisley_27</text:p>
          </table:table-cell>
          <table:table-cell office:value-type="float" office:value="792.38" table:style-name="ce3">
            <text:p>792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68" table:style-name="ce5">
            <text:p>68</text:p>
          </table:table-cell>
          <table:table-cell office:value-type="string" table:style-name="ce6">
            <text:p>sisley_28</text:p>
          </table:table-cell>
          <table:table-cell office:value-type="float" office:value="576.83000000000004" table:style-name="ce3">
            <text:p>576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69" table:style-name="ce5">
            <text:p>69</text:p>
          </table:table-cell>
          <table:table-cell office:value-type="string" table:style-name="ce6">
            <text:p>sisley_29</text:p>
          </table:table-cell>
          <table:table-cell office:value-type="float" office:value="938.27" table:style-name="ce3">
            <text:p>938,2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70" table:style-name="ce5">
            <text:p>70</text:p>
          </table:table-cell>
          <table:table-cell office:value-type="string" table:style-name="ce6">
            <text:p>sisley_30</text:p>
          </table:table-cell>
          <table:table-cell office:value-type="float" office:value="715.64" table:style-name="ce3">
            <text:p>715,6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float" office:value="71" table:style-name="ce5">
            <text:p>71</text:p>
          </table:table-cell>
          <table:table-cell office:value-type="string" table:style-name="ce6">
            <text:p>sisley_31</text:p>
          </table:table-cell>
          <table:table-cell office:value-type="float" office:value="1055.8499999999999" table:style-name="ce3">
            <text:p>1055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float" office:value="72" table:style-name="ce5">
            <text:p>72</text:p>
          </table:table-cell>
          <table:table-cell office:value-type="string" table:style-name="ce6">
            <text:p>sisley_32</text:p>
          </table:table-cell>
          <table:table-cell office:value-type="float" office:value="912.99" table:style-name="ce3">
            <text:p>912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float" office:value="73" table:style-name="ce5">
            <text:p>73</text:p>
          </table:table-cell>
          <table:table-cell office:value-type="string" table:style-name="ce6">
            <text:p>sisley_33</text:p>
          </table:table-cell>
          <table:table-cell office:value-type="float" office:value="956.76" table:style-name="ce3">
            <text:p>956,7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float" office:value="74" table:style-name="ce5">
            <text:p>74</text:p>
          </table:table-cell>
          <table:table-cell office:value-type="string" table:style-name="ce6">
            <text:p>sisley_34</text:p>
          </table:table-cell>
          <table:table-cell office:value-type="float" office:value="688.53" table:style-name="ce3">
            <text:p>688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float" office:value="75" table:style-name="ce5">
            <text:p>75</text:p>
          </table:table-cell>
          <table:table-cell office:value-type="string" table:style-name="ce6">
            <text:p>sisley_35</text:p>
          </table:table-cell>
          <table:table-cell office:value-type="float" office:value="807.21" table:style-name="ce3">
            <text:p>807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float" office:value="76" table:style-name="ce5">
            <text:p>76</text:p>
          </table:table-cell>
          <table:table-cell office:value-type="string" table:style-name="ce6">
            <text:p>sisley_36</text:p>
          </table:table-cell>
          <table:table-cell office:value-type="float" office:value="675.98" table:style-name="ce3">
            <text:p>675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float" office:value="77" table:style-name="ce5">
            <text:p>77</text:p>
          </table:table-cell>
          <table:table-cell office:value-type="string" table:style-name="ce6">
            <text:p>sisley_37</text:p>
          </table:table-cell>
          <table:table-cell office:value-type="float" office:value="731.24" table:style-name="ce3">
            <text:p>731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alice-neel_1900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78" table:style-name="ce5">
            <text:p>78</text:p>
          </table:table-cell>
          <table:table-cell office:value-type="string" table:style-name="ce6">
            <text:p>neel_1</text:p>
          </table:table-cell>
          <table:table-cell office:value-type="float" office:value="1391.5" table:style-name="ce3">
            <text:p>1391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79" table:style-name="ce5">
            <text:p>79</text:p>
          </table:table-cell>
          <table:table-cell office:value-type="string" table:style-name="ce6">
            <text:p>neel_2</text:p>
          </table:table-cell>
          <table:table-cell office:value-type="float" office:value="667.98" table:style-name="ce3">
            <text:p>667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80" table:style-name="ce5">
            <text:p>80</text:p>
          </table:table-cell>
          <table:table-cell office:value-type="string" table:style-name="ce6">
            <text:p>neel_3</text:p>
          </table:table-cell>
          <table:table-cell office:value-type="float" office:value="424.54" table:style-name="ce3">
            <text:p>424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81" table:style-name="ce5">
            <text:p>81</text:p>
          </table:table-cell>
          <table:table-cell office:value-type="string" table:style-name="ce6">
            <text:p>neel_4</text:p>
          </table:table-cell>
          <table:table-cell office:value-type="float" office:value="1137.74" table:style-name="ce3">
            <text:p>1137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82" table:style-name="ce5">
            <text:p>82</text:p>
          </table:table-cell>
          <table:table-cell office:value-type="string" table:style-name="ce6">
            <text:p>neel_5</text:p>
          </table:table-cell>
          <table:table-cell office:value-type="float" office:value="1262.97" table:style-name="ce3">
            <text:p>1262,9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83" table:style-name="ce5">
            <text:p>83</text:p>
          </table:table-cell>
          <table:table-cell office:value-type="string" table:style-name="ce6">
            <text:p>neel_6</text:p>
          </table:table-cell>
          <table:table-cell office:value-type="float" office:value="1298.46" table:style-name="ce3">
            <text:p>1298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84" table:style-name="ce5">
            <text:p>84</text:p>
          </table:table-cell>
          <table:table-cell office:value-type="string" table:style-name="ce6">
            <text:p>neel_7</text:p>
          </table:table-cell>
          <table:table-cell office:value-type="float" office:value="637.80999999999995" table:style-name="ce3">
            <text:p>637,8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85" table:style-name="ce5">
            <text:p>85</text:p>
          </table:table-cell>
          <table:table-cell office:value-type="string" table:style-name="ce6">
            <text:p>neel_8</text:p>
          </table:table-cell>
          <table:table-cell office:value-type="float" office:value="859.57" table:style-name="ce3">
            <text:p>859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86" table:style-name="ce5">
            <text:p>86</text:p>
          </table:table-cell>
          <table:table-cell office:value-type="string" table:style-name="ce6">
            <text:p>neel_9</text:p>
          </table:table-cell>
          <table:table-cell office:value-type="float" office:value="1891.06" table:style-name="ce3">
            <text:p>1891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87" table:style-name="ce5">
            <text:p>87</text:p>
          </table:table-cell>
          <table:table-cell office:value-type="string" table:style-name="ce6">
            <text:p>neel_10</text:p>
          </table:table-cell>
          <table:table-cell office:value-type="float" office:value="1023.28" table:style-name="ce3">
            <text:p>1023,2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88" table:style-name="ce5">
            <text:p>88</text:p>
          </table:table-cell>
          <table:table-cell office:value-type="string" table:style-name="ce6">
            <text:p>neel_11</text:p>
          </table:table-cell>
          <table:table-cell office:value-type="float" office:value="1247.3599999999999" table:style-name="ce3">
            <text:p>1247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89" table:style-name="ce5">
            <text:p>89</text:p>
          </table:table-cell>
          <table:table-cell office:value-type="string" table:style-name="ce6">
            <text:p>neel_12</text:p>
          </table:table-cell>
          <table:table-cell office:value-type="float" office:value="500.07" table:style-name="ce3">
            <text:p>500,0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90" table:style-name="ce5">
            <text:p>90</text:p>
          </table:table-cell>
          <table:table-cell office:value-type="string" table:style-name="ce6">
            <text:p>neel_13</text:p>
          </table:table-cell>
          <table:table-cell office:value-type="float" office:value="624.86" table:style-name="ce3">
            <text:p>624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91" table:style-name="ce5">
            <text:p>91</text:p>
          </table:table-cell>
          <table:table-cell office:value-type="string" table:style-name="ce6">
            <text:p>neel_14</text:p>
          </table:table-cell>
          <table:table-cell office:value-type="float" office:value="401.9" table:style-name="ce3">
            <text:p>401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92" table:style-name="ce5">
            <text:p>92</text:p>
          </table:table-cell>
          <table:table-cell office:value-type="string" table:style-name="ce6">
            <text:p>neel_15</text:p>
          </table:table-cell>
          <table:table-cell office:value-type="float" office:value="558.05999999999995" table:style-name="ce3">
            <text:p>558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93" table:style-name="ce5">
            <text:p>93</text:p>
          </table:table-cell>
          <table:table-cell office:value-type="string" table:style-name="ce6">
            <text:p>neel_16</text:p>
          </table:table-cell>
          <table:table-cell office:value-type="float" office:value="425.6" table:style-name="ce3">
            <text:p>425,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94" table:style-name="ce5">
            <text:p>94</text:p>
          </table:table-cell>
          <table:table-cell office:value-type="string" table:style-name="ce6">
            <text:p>neel_17</text:p>
          </table:table-cell>
          <table:table-cell office:value-type="float" office:value="312.95" table:style-name="ce3">
            <text:p>312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95" table:style-name="ce5">
            <text:p>95</text:p>
          </table:table-cell>
          <table:table-cell office:value-type="string" table:style-name="ce6">
            <text:p>neel_18</text:p>
          </table:table-cell>
          <table:table-cell office:value-type="float" office:value="605.44000000000005" table:style-name="ce3">
            <text:p>605,4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96" table:style-name="ce5">
            <text:p>96</text:p>
          </table:table-cell>
          <table:table-cell office:value-type="string" table:style-name="ce6">
            <text:p>neel_19</text:p>
          </table:table-cell>
          <table:table-cell office:value-type="float" office:value="299.60000000000002" table:style-name="ce3">
            <text:p>299,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97" table:style-name="ce5">
            <text:p>97</text:p>
          </table:table-cell>
          <table:table-cell office:value-type="string" table:style-name="ce6">
            <text:p>neel_20</text:p>
          </table:table-cell>
          <table:table-cell office:value-type="float" office:value="469.51" table:style-name="ce3">
            <text:p>469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98" table:style-name="ce5">
            <text:p>98</text:p>
          </table:table-cell>
          <table:table-cell office:value-type="string" table:style-name="ce6">
            <text:p>neel_21</text:p>
          </table:table-cell>
          <table:table-cell office:value-type="float" office:value="469.82" table:style-name="ce3">
            <text:p>469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99" table:style-name="ce5">
            <text:p>99</text:p>
          </table:table-cell>
          <table:table-cell office:value-type="string" table:style-name="ce6">
            <text:p>neel_22</text:p>
          </table:table-cell>
          <table:table-cell office:value-type="float" office:value="372.09" table:style-name="ce3">
            <text:p>372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100" table:style-name="ce5">
            <text:p>100</text:p>
          </table:table-cell>
          <table:table-cell office:value-type="string" table:style-name="ce6">
            <text:p>neel_23</text:p>
          </table:table-cell>
          <table:table-cell office:value-type="float" office:value="609.04" table:style-name="ce3">
            <text:p>609,0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101" table:style-name="ce5">
            <text:p>101</text:p>
          </table:table-cell>
          <table:table-cell office:value-type="string" table:style-name="ce6">
            <text:p>neel_24</text:p>
          </table:table-cell>
          <table:table-cell office:value-type="float" office:value="486.04" table:style-name="ce3">
            <text:p>486,0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102" table:style-name="ce5">
            <text:p>102</text:p>
          </table:table-cell>
          <table:table-cell office:value-type="string" table:style-name="ce6">
            <text:p>neel_25</text:p>
          </table:table-cell>
          <table:table-cell office:value-type="float" office:value="703.15" table:style-name="ce3">
            <text:p>703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103" table:style-name="ce5">
            <text:p>103</text:p>
          </table:table-cell>
          <table:table-cell office:value-type="string" table:style-name="ce6">
            <text:p>neel_26</text:p>
          </table:table-cell>
          <table:table-cell office:value-type="float" office:value="607.1" table:style-name="ce3">
            <text:p>607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104" table:style-name="ce5">
            <text:p>104</text:p>
          </table:table-cell>
          <table:table-cell office:value-type="string" table:style-name="ce6">
            <text:p>neel_27</text:p>
          </table:table-cell>
          <table:table-cell office:value-type="float" office:value="652.17999999999995" table:style-name="ce3">
            <text:p>652,1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105" table:style-name="ce5">
            <text:p>105</text:p>
          </table:table-cell>
          <table:table-cell office:value-type="string" table:style-name="ce6">
            <text:p>neel_28</text:p>
          </table:table-cell>
          <table:table-cell office:value-type="float" office:value="690.15" table:style-name="ce3">
            <text:p>690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106" table:style-name="ce5">
            <text:p>106</text:p>
          </table:table-cell>
          <table:table-cell office:value-type="string" table:style-name="ce6">
            <text:p>neel_29</text:p>
          </table:table-cell>
          <table:table-cell office:value-type="float" office:value="642.72" table:style-name="ce3">
            <text:p>642,7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107" table:style-name="ce5">
            <text:p>107</text:p>
          </table:table-cell>
          <table:table-cell office:value-type="string" table:style-name="ce6">
            <text:p>neel_30</text:p>
          </table:table-cell>
          <table:table-cell office:value-type="float" office:value="1150.18" table:style-name="ce3">
            <text:p>1150,1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float" office:value="108" table:style-name="ce5">
            <text:p>108</text:p>
          </table:table-cell>
          <table:table-cell office:value-type="string" table:style-name="ce6">
            <text:p>neel_31</text:p>
          </table:table-cell>
          <table:table-cell office:value-type="float" office:value="785.06" table:style-name="ce3">
            <text:p>785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float" office:value="109" table:style-name="ce5">
            <text:p>109</text:p>
          </table:table-cell>
          <table:table-cell office:value-type="string" table:style-name="ce6">
            <text:p>neel_32</text:p>
          </table:table-cell>
          <table:table-cell office:value-type="float" office:value="463.42" table:style-name="ce3">
            <text:p>463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float" office:value="110" table:style-name="ce5">
            <text:p>110</text:p>
          </table:table-cell>
          <table:table-cell office:value-type="string" table:style-name="ce6">
            <text:p>neel_33</text:p>
          </table:table-cell>
          <table:table-cell office:value-type="float" office:value="520.91999999999996" table:style-name="ce3">
            <text:p>520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amadeo-de-souza-cardoso_1887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111" table:style-name="ce5">
            <text:p>111</text:p>
          </table:table-cell>
          <table:table-cell office:value-type="string" table:style-name="ce6">
            <text:p>de_souza-cardoso_1</text:p>
          </table:table-cell>
          <table:table-cell office:value-type="float" office:value="612.59" table:style-name="ce3">
            <text:p>612,5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112" table:style-name="ce5">
            <text:p>112</text:p>
          </table:table-cell>
          <table:table-cell office:value-type="string" table:style-name="ce6">
            <text:p>de_souza-cardoso_2</text:p>
          </table:table-cell>
          <table:table-cell office:value-type="float" office:value="624.51" table:style-name="ce3">
            <text:p>624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113" table:style-name="ce5">
            <text:p>113</text:p>
          </table:table-cell>
          <table:table-cell office:value-type="string" table:style-name="ce6">
            <text:p>de_souza-cardoso_3</text:p>
          </table:table-cell>
          <table:table-cell office:value-type="float" office:value="480.26" table:style-name="ce3">
            <text:p>480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114" table:style-name="ce5">
            <text:p>114</text:p>
          </table:table-cell>
          <table:table-cell office:value-type="string" table:style-name="ce6">
            <text:p>de_souza-cardoso_4</text:p>
          </table:table-cell>
          <table:table-cell office:value-type="float" office:value="711.23" table:style-name="ce3">
            <text:p>711,2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115" table:style-name="ce5">
            <text:p>115</text:p>
          </table:table-cell>
          <table:table-cell office:value-type="string" table:style-name="ce6">
            <text:p>de_souza-cardoso_5</text:p>
          </table:table-cell>
          <table:table-cell office:value-type="float" office:value="540.12" table:style-name="ce3">
            <text:p>540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116" table:style-name="ce5">
            <text:p>116</text:p>
          </table:table-cell>
          <table:table-cell office:value-type="string" table:style-name="ce6">
            <text:p>de_souza-cardoso_6</text:p>
          </table:table-cell>
          <table:table-cell office:value-type="float" office:value="1111.6600000000001" table:style-name="ce3">
            <text:p>1111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117" table:style-name="ce5">
            <text:p>117</text:p>
          </table:table-cell>
          <table:table-cell office:value-type="string" table:style-name="ce6">
            <text:p>de_souza-cardoso_7</text:p>
          </table:table-cell>
          <table:table-cell office:value-type="float" office:value="1239.47" table:style-name="ce3">
            <text:p>1239,4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118" table:style-name="ce5">
            <text:p>118</text:p>
          </table:table-cell>
          <table:table-cell office:value-type="string" table:style-name="ce6">
            <text:p>de_souza-cardoso_8</text:p>
          </table:table-cell>
          <table:table-cell office:value-type="float" office:value="1025.75" table:style-name="ce3">
            <text:p>1025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119" table:style-name="ce5">
            <text:p>119</text:p>
          </table:table-cell>
          <table:table-cell office:value-type="string" table:style-name="ce6">
            <text:p>de_souza-cardoso_9</text:p>
          </table:table-cell>
          <table:table-cell office:value-type="float" office:value="703.46" table:style-name="ce3">
            <text:p>703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20" table:style-name="ce5">
            <text:p>120</text:p>
          </table:table-cell>
          <table:table-cell office:value-type="string" table:style-name="ce6">
            <text:p>de_souza-cardoso_10</text:p>
          </table:table-cell>
          <table:table-cell office:value-type="float" office:value="762.96" table:style-name="ce3">
            <text:p>762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121" table:style-name="ce5">
            <text:p>121</text:p>
          </table:table-cell>
          <table:table-cell office:value-type="string" table:style-name="ce6">
            <text:p>de_souza-cardoso_11</text:p>
          </table:table-cell>
          <table:table-cell office:value-type="float" office:value="716.46" table:style-name="ce3">
            <text:p>716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122" table:style-name="ce5">
            <text:p>122</text:p>
          </table:table-cell>
          <table:table-cell office:value-type="string" table:style-name="ce6">
            <text:p>de_souza-cardoso_12</text:p>
          </table:table-cell>
          <table:table-cell office:value-type="float" office:value="619.25" table:style-name="ce3">
            <text:p>619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123" table:style-name="ce5">
            <text:p>123</text:p>
          </table:table-cell>
          <table:table-cell office:value-type="string" table:style-name="ce6">
            <text:p>de_souza-cardoso_13</text:p>
          </table:table-cell>
          <table:table-cell office:value-type="float" office:value="774.47" table:style-name="ce3">
            <text:p>774,4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124" table:style-name="ce5">
            <text:p>124</text:p>
          </table:table-cell>
          <table:table-cell office:value-type="string" table:style-name="ce6">
            <text:p>de_souza-cardoso_14</text:p>
          </table:table-cell>
          <table:table-cell office:value-type="float" office:value="762.24" table:style-name="ce3">
            <text:p>762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125" table:style-name="ce5">
            <text:p>125</text:p>
          </table:table-cell>
          <table:table-cell office:value-type="string" table:style-name="ce6">
            <text:p>de_souza-cardoso_15</text:p>
          </table:table-cell>
          <table:table-cell office:value-type="float" office:value="601.4" table:style-name="ce3">
            <text:p>601,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126" table:style-name="ce5">
            <text:p>126</text:p>
          </table:table-cell>
          <table:table-cell office:value-type="string" table:style-name="ce6">
            <text:p>de_souza-cardoso_16</text:p>
          </table:table-cell>
          <table:table-cell office:value-type="float" office:value="1077.02" table:style-name="ce3">
            <text:p>1077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127" table:style-name="ce5">
            <text:p>127</text:p>
          </table:table-cell>
          <table:table-cell office:value-type="string" table:style-name="ce6">
            <text:p>de_souza-cardoso_17</text:p>
          </table:table-cell>
          <table:table-cell office:value-type="float" office:value="909.28" table:style-name="ce3">
            <text:p>909,2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128" table:style-name="ce5">
            <text:p>128</text:p>
          </table:table-cell>
          <table:table-cell office:value-type="string" table:style-name="ce6">
            <text:p>de_souza-cardoso_18</text:p>
          </table:table-cell>
          <table:table-cell office:value-type="float" office:value="632.1" table:style-name="ce3">
            <text:p>632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129" table:style-name="ce5">
            <text:p>129</text:p>
          </table:table-cell>
          <table:table-cell office:value-type="string" table:style-name="ce6">
            <text:p>de_souza-cardoso_19</text:p>
          </table:table-cell>
          <table:table-cell office:value-type="float" office:value="705.38" table:style-name="ce3">
            <text:p>705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130" table:style-name="ce5">
            <text:p>130</text:p>
          </table:table-cell>
          <table:table-cell office:value-type="string" table:style-name="ce6">
            <text:p>de_souza-cardoso_20</text:p>
          </table:table-cell>
          <table:table-cell office:value-type="float" office:value="1026.98" table:style-name="ce3">
            <text:p>1026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131" table:style-name="ce5">
            <text:p>131</text:p>
          </table:table-cell>
          <table:table-cell office:value-type="string" table:style-name="ce6">
            <text:p>de_souza-cardoso_21</text:p>
          </table:table-cell>
          <table:table-cell office:value-type="float" office:value="1075.95" table:style-name="ce3">
            <text:p>1075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132" table:style-name="ce5">
            <text:p>132</text:p>
          </table:table-cell>
          <table:table-cell office:value-type="string" table:style-name="ce6">
            <text:p>de_souza-cardoso_22</text:p>
          </table:table-cell>
          <table:table-cell office:value-type="float" office:value="1018.6" table:style-name="ce3">
            <text:p>1018,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133" table:style-name="ce5">
            <text:p>133</text:p>
          </table:table-cell>
          <table:table-cell office:value-type="string" table:style-name="ce6">
            <text:p>de_souza-cardoso_23</text:p>
          </table:table-cell>
          <table:table-cell office:value-type="float" office:value="714.77" table:style-name="ce3">
            <text:p>714,7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134" table:style-name="ce5">
            <text:p>134</text:p>
          </table:table-cell>
          <table:table-cell office:value-type="string" table:style-name="ce6">
            <text:p>de_souza-cardoso_24</text:p>
          </table:table-cell>
          <table:table-cell office:value-type="float" office:value="905.02" table:style-name="ce3">
            <text:p>905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135" table:style-name="ce5">
            <text:p>135</text:p>
          </table:table-cell>
          <table:table-cell office:value-type="string" table:style-name="ce6">
            <text:p>de_souza-cardoso_25</text:p>
          </table:table-cell>
          <table:table-cell office:value-type="float" office:value="752.12" table:style-name="ce3">
            <text:p>752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136" table:style-name="ce5">
            <text:p>136</text:p>
          </table:table-cell>
          <table:table-cell office:value-type="string" table:style-name="ce6">
            <text:p>de_souza-cardoso_26</text:p>
          </table:table-cell>
          <table:table-cell office:value-type="float" office:value="1324.14" table:style-name="ce3">
            <text:p>1324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137" table:style-name="ce5">
            <text:p>137</text:p>
          </table:table-cell>
          <table:table-cell office:value-type="string" table:style-name="ce6">
            <text:p>de_souza-cardoso_27</text:p>
          </table:table-cell>
          <table:table-cell office:value-type="float" office:value="1226.8599999999999" table:style-name="ce3">
            <text:p>1226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138" table:style-name="ce5">
            <text:p>138</text:p>
          </table:table-cell>
          <table:table-cell office:value-type="string" table:style-name="ce6">
            <text:p>de_souza-cardoso_28</text:p>
          </table:table-cell>
          <table:table-cell office:value-type="float" office:value="764.33" table:style-name="ce3">
            <text:p>764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139" table:style-name="ce5">
            <text:p>139</text:p>
          </table:table-cell>
          <table:table-cell office:value-type="string" table:style-name="ce6">
            <text:p>de_souza-cardoso_29</text:p>
          </table:table-cell>
          <table:table-cell office:value-type="float" office:value="529.91999999999996" table:style-name="ce3">
            <text:p>529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140" table:style-name="ce5">
            <text:p>140</text:p>
          </table:table-cell>
          <table:table-cell office:value-type="string" table:style-name="ce6">
            <text:p>de_souza-cardoso_30</text:p>
          </table:table-cell>
          <table:table-cell office:value-type="float" office:value="862.75" table:style-name="ce3">
            <text:p>862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amedeo-modigliani_1884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141" table:style-name="ce5">
            <text:p>141</text:p>
          </table:table-cell>
          <table:table-cell office:value-type="string" table:style-name="ce6">
            <text:p>modigliani_1</text:p>
          </table:table-cell>
          <table:table-cell office:value-type="float" office:value="437.91" table:style-name="ce3">
            <text:p>437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142" table:style-name="ce5">
            <text:p>142</text:p>
          </table:table-cell>
          <table:table-cell office:value-type="string" table:style-name="ce6">
            <text:p>modigliani_2</text:p>
          </table:table-cell>
          <table:table-cell office:value-type="float" office:value="483.83" table:style-name="ce3">
            <text:p>483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143" table:style-name="ce5">
            <text:p>143</text:p>
          </table:table-cell>
          <table:table-cell office:value-type="string" table:style-name="ce6">
            <text:p>modigliani_3</text:p>
          </table:table-cell>
          <table:table-cell office:value-type="float" office:value="537.46" table:style-name="ce3">
            <text:p>537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144" table:style-name="ce5">
            <text:p>144</text:p>
          </table:table-cell>
          <table:table-cell office:value-type="string" table:style-name="ce6">
            <text:p>modigliani_4</text:p>
          </table:table-cell>
          <table:table-cell office:value-type="float" office:value="553.09" table:style-name="ce3">
            <text:p>553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145" table:style-name="ce5">
            <text:p>145</text:p>
          </table:table-cell>
          <table:table-cell office:value-type="string" table:style-name="ce6">
            <text:p>modigliani_5</text:p>
          </table:table-cell>
          <table:table-cell office:value-type="float" office:value="665.48" table:style-name="ce3">
            <text:p>665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146" table:style-name="ce5">
            <text:p>146</text:p>
          </table:table-cell>
          <table:table-cell office:value-type="string" table:style-name="ce6">
            <text:p>modigliani_6</text:p>
          </table:table-cell>
          <table:table-cell office:value-type="float" office:value="767.67" table:style-name="ce3">
            <text:p>767,6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147" table:style-name="ce5">
            <text:p>147</text:p>
          </table:table-cell>
          <table:table-cell office:value-type="string" table:style-name="ce6">
            <text:p>modigliani_7</text:p>
          </table:table-cell>
          <table:table-cell office:value-type="float" office:value="634.74" table:style-name="ce3">
            <text:p>634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148" table:style-name="ce5">
            <text:p>148</text:p>
          </table:table-cell>
          <table:table-cell office:value-type="string" table:style-name="ce6">
            <text:p>modigliani_8</text:p>
          </table:table-cell>
          <table:table-cell office:value-type="float" office:value="492.55" table:style-name="ce3">
            <text:p>492,5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149" table:style-name="ce5">
            <text:p>149</text:p>
          </table:table-cell>
          <table:table-cell office:value-type="string" table:style-name="ce6">
            <text:p>modigliani_9</text:p>
          </table:table-cell>
          <table:table-cell office:value-type="float" office:value="587.89" table:style-name="ce3">
            <text:p>587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50" table:style-name="ce5">
            <text:p>150</text:p>
          </table:table-cell>
          <table:table-cell office:value-type="string" table:style-name="ce6">
            <text:p>modigliani_10</text:p>
          </table:table-cell>
          <table:table-cell office:value-type="float" office:value="1187.33" table:style-name="ce3">
            <text:p>1187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151" table:style-name="ce5">
            <text:p>151</text:p>
          </table:table-cell>
          <table:table-cell office:value-type="string" table:style-name="ce6">
            <text:p>modigliani_11</text:p>
          </table:table-cell>
          <table:table-cell office:value-type="float" office:value="336.71" table:style-name="ce3">
            <text:p>336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152" table:style-name="ce5">
            <text:p>152</text:p>
          </table:table-cell>
          <table:table-cell office:value-type="string" table:style-name="ce6">
            <text:p>modigliani_12</text:p>
          </table:table-cell>
          <table:table-cell office:value-type="float" office:value="462.5" table:style-name="ce3">
            <text:p>462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153" table:style-name="ce5">
            <text:p>153</text:p>
          </table:table-cell>
          <table:table-cell office:value-type="string" table:style-name="ce6">
            <text:p>modigliani_13</text:p>
          </table:table-cell>
          <table:table-cell office:value-type="float" office:value="407.52" table:style-name="ce3">
            <text:p>407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154" table:style-name="ce5">
            <text:p>154</text:p>
          </table:table-cell>
          <table:table-cell office:value-type="string" table:style-name="ce6">
            <text:p>modigliani_14</text:p>
          </table:table-cell>
          <table:table-cell office:value-type="float" office:value="416.2" table:style-name="ce3">
            <text:p>416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155" table:style-name="ce5">
            <text:p>155</text:p>
          </table:table-cell>
          <table:table-cell office:value-type="string" table:style-name="ce6">
            <text:p>modigliani_15</text:p>
          </table:table-cell>
          <table:table-cell office:value-type="float" office:value="375" table:style-name="ce3">
            <text:p>3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156" table:style-name="ce5">
            <text:p>156</text:p>
          </table:table-cell>
          <table:table-cell office:value-type="string" table:style-name="ce6">
            <text:p>modigliani_16</text:p>
          </table:table-cell>
          <table:table-cell office:value-type="float" office:value="429.95" table:style-name="ce3">
            <text:p>429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157" table:style-name="ce5">
            <text:p>157</text:p>
          </table:table-cell>
          <table:table-cell office:value-type="string" table:style-name="ce6">
            <text:p>modigliani_17</text:p>
          </table:table-cell>
          <table:table-cell office:value-type="float" office:value="385.51" table:style-name="ce3">
            <text:p>385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158" table:style-name="ce5">
            <text:p>158</text:p>
          </table:table-cell>
          <table:table-cell office:value-type="string" table:style-name="ce6">
            <text:p>modigliani_18</text:p>
          </table:table-cell>
          <table:table-cell office:value-type="float" office:value="604.39" table:style-name="ce3">
            <text:p>604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159" table:style-name="ce5">
            <text:p>159</text:p>
          </table:table-cell>
          <table:table-cell office:value-type="string" table:style-name="ce6">
            <text:p>modigliani_19</text:p>
          </table:table-cell>
          <table:table-cell office:value-type="float" office:value="401.98" table:style-name="ce3">
            <text:p>401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160" table:style-name="ce5">
            <text:p>160</text:p>
          </table:table-cell>
          <table:table-cell office:value-type="string" table:style-name="ce6">
            <text:p>modigliani_20</text:p>
          </table:table-cell>
          <table:table-cell office:value-type="float" office:value="472.98" table:style-name="ce3">
            <text:p>472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161" table:style-name="ce5">
            <text:p>161</text:p>
          </table:table-cell>
          <table:table-cell office:value-type="string" table:style-name="ce6">
            <text:p>modigliani_21</text:p>
          </table:table-cell>
          <table:table-cell office:value-type="float" office:value="553.99" table:style-name="ce3">
            <text:p>553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162" table:style-name="ce5">
            <text:p>162</text:p>
          </table:table-cell>
          <table:table-cell office:value-type="string" table:style-name="ce6">
            <text:p>modigliani_22</text:p>
          </table:table-cell>
          <table:table-cell office:value-type="float" office:value="723.64" table:style-name="ce3">
            <text:p>723,6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163" table:style-name="ce5">
            <text:p>163</text:p>
          </table:table-cell>
          <table:table-cell office:value-type="string" table:style-name="ce6">
            <text:p>modigliani_23</text:p>
          </table:table-cell>
          <table:table-cell office:value-type="float" office:value="1384.22" table:style-name="ce3">
            <text:p>1384,2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164" table:style-name="ce5">
            <text:p>164</text:p>
          </table:table-cell>
          <table:table-cell office:value-type="string" table:style-name="ce6">
            <text:p>modigliani_24</text:p>
          </table:table-cell>
          <table:table-cell office:value-type="float" office:value="641.39" table:style-name="ce3">
            <text:p>641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165" table:style-name="ce5">
            <text:p>165</text:p>
          </table:table-cell>
          <table:table-cell office:value-type="string" table:style-name="ce6">
            <text:p>modigliani_25</text:p>
          </table:table-cell>
          <table:table-cell office:value-type="float" office:value="637.82000000000005" table:style-name="ce3">
            <text:p>637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166" table:style-name="ce5">
            <text:p>166</text:p>
          </table:table-cell>
          <table:table-cell office:value-type="string" table:style-name="ce6">
            <text:p>modigliano_26</text:p>
          </table:table-cell>
          <table:table-cell office:value-type="float" office:value="665.47" table:style-name="ce3">
            <text:p>665,4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andy-warhol_1928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167" table:style-name="ce5">
            <text:p>167</text:p>
          </table:table-cell>
          <table:table-cell office:value-type="string" table:style-name="ce6">
            <text:p>warhol_1</text:p>
          </table:table-cell>
          <table:table-cell office:value-type="float" office:value="541.26" table:style-name="ce3">
            <text:p>541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168" table:style-name="ce5">
            <text:p>168</text:p>
          </table:table-cell>
          <table:table-cell office:value-type="string" table:style-name="ce6">
            <text:p>warhol_2</text:p>
          </table:table-cell>
          <table:table-cell office:value-type="float" office:value="493.54" table:style-name="ce3">
            <text:p>493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169" table:style-name="ce5">
            <text:p>169</text:p>
          </table:table-cell>
          <table:table-cell office:value-type="string" table:style-name="ce6">
            <text:p>warhol_3</text:p>
          </table:table-cell>
          <table:table-cell office:value-type="float" office:value="1042.7" table:style-name="ce3">
            <text:p>1042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170" table:style-name="ce5">
            <text:p>170</text:p>
          </table:table-cell>
          <table:table-cell office:value-type="string" table:style-name="ce6">
            <text:p>warhol_4</text:p>
          </table:table-cell>
          <table:table-cell office:value-type="float" office:value="351.82" table:style-name="ce3">
            <text:p>351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171" table:style-name="ce5">
            <text:p>171</text:p>
          </table:table-cell>
          <table:table-cell office:value-type="string" table:style-name="ce6">
            <text:p>warhol_5</text:p>
          </table:table-cell>
          <table:table-cell office:value-type="float" office:value="929.86" table:style-name="ce3">
            <text:p>929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172" table:style-name="ce5">
            <text:p>172</text:p>
          </table:table-cell>
          <table:table-cell office:value-type="string" table:style-name="ce6">
            <text:p>warhol_6</text:p>
          </table:table-cell>
          <table:table-cell office:value-type="float" office:value="677.32" table:style-name="ce3">
            <text:p>677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173" table:style-name="ce5">
            <text:p>173</text:p>
          </table:table-cell>
          <table:table-cell office:value-type="string" table:style-name="ce6">
            <text:p>warhol_7</text:p>
          </table:table-cell>
          <table:table-cell office:value-type="float" office:value="360.96" table:style-name="ce3">
            <text:p>360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174" table:style-name="ce5">
            <text:p>174</text:p>
          </table:table-cell>
          <table:table-cell office:value-type="string" table:style-name="ce6">
            <text:p>warhol_8</text:p>
          </table:table-cell>
          <table:table-cell office:value-type="float" office:value="1314.93" table:style-name="ce3">
            <text:p>1314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175" table:style-name="ce5">
            <text:p>175</text:p>
          </table:table-cell>
          <table:table-cell office:value-type="string" table:style-name="ce6">
            <text:p>warhol_9</text:p>
          </table:table-cell>
          <table:table-cell office:value-type="float" office:value="865.87" table:style-name="ce3">
            <text:p>865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76" table:style-name="ce5">
            <text:p>176</text:p>
          </table:table-cell>
          <table:table-cell office:value-type="string" table:style-name="ce6">
            <text:p>warhol_10</text:p>
          </table:table-cell>
          <table:table-cell office:value-type="float" office:value="565.35" table:style-name="ce3">
            <text:p>565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177" table:style-name="ce5">
            <text:p>177</text:p>
          </table:table-cell>
          <table:table-cell office:value-type="string" table:style-name="ce6">
            <text:p>warhol_11</text:p>
          </table:table-cell>
          <table:table-cell office:value-type="float" office:value="530" table:style-name="ce3">
            <text:p>530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178" table:style-name="ce5">
            <text:p>178</text:p>
          </table:table-cell>
          <table:table-cell office:value-type="string" table:style-name="ce6">
            <text:p>warhol_12</text:p>
          </table:table-cell>
          <table:table-cell office:value-type="float" office:value="569.25" table:style-name="ce3">
            <text:p>569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179" table:style-name="ce5">
            <text:p>179</text:p>
          </table:table-cell>
          <table:table-cell office:value-type="string" table:style-name="ce6">
            <text:p>warhol_13</text:p>
          </table:table-cell>
          <table:table-cell office:value-type="float" office:value="781.53" table:style-name="ce3">
            <text:p>781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180" table:style-name="ce5">
            <text:p>180</text:p>
          </table:table-cell>
          <table:table-cell office:value-type="string" table:style-name="ce6">
            <text:p>warhol_14</text:p>
          </table:table-cell>
          <table:table-cell office:value-type="float" office:value="645.58000000000004" table:style-name="ce3">
            <text:p>645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181" table:style-name="ce5">
            <text:p>181</text:p>
          </table:table-cell>
          <table:table-cell office:value-type="string" table:style-name="ce6">
            <text:p>warhol_15</text:p>
          </table:table-cell>
          <table:table-cell office:value-type="float" office:value="744.18" table:style-name="ce3">
            <text:p>744,1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182" table:style-name="ce5">
            <text:p>182</text:p>
          </table:table-cell>
          <table:table-cell office:value-type="string" table:style-name="ce6">
            <text:p>warhol_16</text:p>
          </table:table-cell>
          <table:table-cell office:value-type="float" office:value="1021.87" table:style-name="ce3">
            <text:p>1021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183" table:style-name="ce5">
            <text:p>183</text:p>
          </table:table-cell>
          <table:table-cell office:value-type="string" table:style-name="ce6">
            <text:p>warhol_17</text:p>
          </table:table-cell>
          <table:table-cell office:value-type="float" office:value="443.82" table:style-name="ce3">
            <text:p>443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184" table:style-name="ce5">
            <text:p>184</text:p>
          </table:table-cell>
          <table:table-cell office:value-type="string" table:style-name="ce6">
            <text:p>warhol_18</text:p>
          </table:table-cell>
          <table:table-cell office:value-type="float" office:value="957.37" table:style-name="ce3">
            <text:p>957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185" table:style-name="ce5">
            <text:p>185</text:p>
          </table:table-cell>
          <table:table-cell office:value-type="string" table:style-name="ce6">
            <text:p>warhol_19</text:p>
          </table:table-cell>
          <table:table-cell office:value-type="float" office:value="1069.98" table:style-name="ce3">
            <text:p>1069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186" table:style-name="ce5">
            <text:p>186</text:p>
          </table:table-cell>
          <table:table-cell office:value-type="string" table:style-name="ce6">
            <text:p>warhol_20</text:p>
          </table:table-cell>
          <table:table-cell office:value-type="float" office:value="925.67" table:style-name="ce3">
            <text:p>925,6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187" table:style-name="ce5">
            <text:p>187</text:p>
          </table:table-cell>
          <table:table-cell office:value-type="string" table:style-name="ce6">
            <text:p>warhol_21</text:p>
          </table:table-cell>
          <table:table-cell office:value-type="float" office:value="916.99" table:style-name="ce3">
            <text:p>916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188" table:style-name="ce5">
            <text:p>188</text:p>
          </table:table-cell>
          <table:table-cell office:value-type="string" table:style-name="ce6">
            <text:p>warhol_22</text:p>
          </table:table-cell>
          <table:table-cell office:value-type="float" office:value="675.24" table:style-name="ce3">
            <text:p>675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anna-eva-bergman_1909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189" table:style-name="ce5">
            <text:p>189</text:p>
          </table:table-cell>
          <table:table-cell office:value-type="string" table:style-name="ce6">
            <text:p>bergman_1</text:p>
          </table:table-cell>
          <table:table-cell office:value-type="float" office:value="561.30999999999995" table:style-name="ce3">
            <text:p>561,3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190" table:style-name="ce5">
            <text:p>190</text:p>
          </table:table-cell>
          <table:table-cell office:value-type="string" table:style-name="ce6">
            <text:p>bergman_2</text:p>
          </table:table-cell>
          <table:table-cell office:value-type="float" office:value="428.1" table:style-name="ce3">
            <text:p>428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191" table:style-name="ce5">
            <text:p>191</text:p>
          </table:table-cell>
          <table:table-cell office:value-type="string" table:style-name="ce6">
            <text:p>bergman_3</text:p>
          </table:table-cell>
          <table:table-cell office:value-type="float" office:value="248.07" table:style-name="ce3">
            <text:p>248,0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192" table:style-name="ce5">
            <text:p>192</text:p>
          </table:table-cell>
          <table:table-cell office:value-type="string" table:style-name="ce6">
            <text:p>bergman_4</text:p>
          </table:table-cell>
          <table:table-cell office:value-type="float" office:value="616.84" table:style-name="ce3">
            <text:p>616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193" table:style-name="ce5">
            <text:p>193</text:p>
          </table:table-cell>
          <table:table-cell office:value-type="string" table:style-name="ce6">
            <text:p>bergman_5</text:p>
          </table:table-cell>
          <table:table-cell office:value-type="float" office:value="376.63" table:style-name="ce3">
            <text:p>376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194" table:style-name="ce5">
            <text:p>194</text:p>
          </table:table-cell>
          <table:table-cell office:value-type="string" table:style-name="ce6">
            <text:p>bergman_6</text:p>
          </table:table-cell>
          <table:table-cell office:value-type="float" office:value="490.17" table:style-name="ce3">
            <text:p>490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195" table:style-name="ce5">
            <text:p>195</text:p>
          </table:table-cell>
          <table:table-cell office:value-type="string" table:style-name="ce6">
            <text:p>bergman_7</text:p>
          </table:table-cell>
          <table:table-cell office:value-type="float" office:value="541.30999999999995" table:style-name="ce3">
            <text:p>541,3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196" table:style-name="ce5">
            <text:p>196</text:p>
          </table:table-cell>
          <table:table-cell office:value-type="string" table:style-name="ce6">
            <text:p>bergman_8</text:p>
          </table:table-cell>
          <table:table-cell office:value-type="float" office:value="695.94" table:style-name="ce3">
            <text:p>695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197" table:style-name="ce5">
            <text:p>197</text:p>
          </table:table-cell>
          <table:table-cell office:value-type="string" table:style-name="ce6">
            <text:p>bergman_9</text:p>
          </table:table-cell>
          <table:table-cell office:value-type="float" office:value="606.33000000000004" table:style-name="ce3">
            <text:p>606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98" table:style-name="ce5">
            <text:p>198</text:p>
          </table:table-cell>
          <table:table-cell office:value-type="string" table:style-name="ce6">
            <text:p>bergman_10</text:p>
          </table:table-cell>
          <table:table-cell office:value-type="float" office:value="627.99" table:style-name="ce3">
            <text:p>627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199" table:style-name="ce5">
            <text:p>199</text:p>
          </table:table-cell>
          <table:table-cell office:value-type="string" table:style-name="ce6">
            <text:p>bergman_11</text:p>
          </table:table-cell>
          <table:table-cell office:value-type="float" office:value="507.64" table:style-name="ce3">
            <text:p>507,6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200" table:style-name="ce5">
            <text:p>200</text:p>
          </table:table-cell>
          <table:table-cell office:value-type="string" table:style-name="ce6">
            <text:p>bergman_12</text:p>
          </table:table-cell>
          <table:table-cell office:value-type="float" office:value="601.47" table:style-name="ce3">
            <text:p>601,4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201" table:style-name="ce5">
            <text:p>201</text:p>
          </table:table-cell>
          <table:table-cell office:value-type="string" table:style-name="ce6">
            <text:p>bergman_13</text:p>
          </table:table-cell>
          <table:table-cell office:value-type="float" office:value="414.82" table:style-name="ce3">
            <text:p>414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202" table:style-name="ce5">
            <text:p>202</text:p>
          </table:table-cell>
          <table:table-cell office:value-type="string" table:style-name="ce6">
            <text:p>bergman_14</text:p>
          </table:table-cell>
          <table:table-cell office:value-type="float" office:value="708.94" table:style-name="ce3">
            <text:p>708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203" table:style-name="ce5">
            <text:p>203</text:p>
          </table:table-cell>
          <table:table-cell office:value-type="string" table:style-name="ce6">
            <text:p>bergman_15</text:p>
          </table:table-cell>
          <table:table-cell office:value-type="float" office:value="289.77" table:style-name="ce3">
            <text:p>289,7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204" table:style-name="ce5">
            <text:p>204</text:p>
          </table:table-cell>
          <table:table-cell office:value-type="string" table:style-name="ce6">
            <text:p>bergman_16</text:p>
          </table:table-cell>
          <table:table-cell office:value-type="float" office:value="450.83" table:style-name="ce3">
            <text:p>450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205" table:style-name="ce5">
            <text:p>205</text:p>
          </table:table-cell>
          <table:table-cell office:value-type="string" table:style-name="ce6">
            <text:p>bergman_17</text:p>
          </table:table-cell>
          <table:table-cell office:value-type="float" office:value="587.27" table:style-name="ce3">
            <text:p>587,2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206" table:style-name="ce5">
            <text:p>206</text:p>
          </table:table-cell>
          <table:table-cell office:value-type="string" table:style-name="ce6">
            <text:p>bergman_18</text:p>
          </table:table-cell>
          <table:table-cell office:value-type="float" office:value="666.83" table:style-name="ce3">
            <text:p>666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207" table:style-name="ce5">
            <text:p>207</text:p>
          </table:table-cell>
          <table:table-cell office:value-type="string" table:style-name="ce6">
            <text:p>bergman_19</text:p>
          </table:table-cell>
          <table:table-cell office:value-type="float" office:value="641.92999999999995" table:style-name="ce3">
            <text:p>641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208" table:style-name="ce5">
            <text:p>208</text:p>
          </table:table-cell>
          <table:table-cell office:value-type="string" table:style-name="ce6">
            <text:p>bergman_20</text:p>
          </table:table-cell>
          <table:table-cell office:value-type="float" office:value="628.6" table:style-name="ce3">
            <text:p>628,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209" table:style-name="ce5">
            <text:p>209</text:p>
          </table:table-cell>
          <table:table-cell office:value-type="string" table:style-name="ce6">
            <text:p>bergman_21</text:p>
          </table:table-cell>
          <table:table-cell office:value-type="float" office:value="476.66" table:style-name="ce3">
            <text:p>476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210" table:style-name="ce5">
            <text:p>210</text:p>
          </table:table-cell>
          <table:table-cell office:value-type="string" table:style-name="ce6">
            <text:p>bergman_22</text:p>
          </table:table-cell>
          <table:table-cell office:value-type="float" office:value="582.39" table:style-name="ce3">
            <text:p>582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211" table:style-name="ce5">
            <text:p>211</text:p>
          </table:table-cell>
          <table:table-cell office:value-type="string" table:style-name="ce6">
            <text:p>bergman_23</text:p>
          </table:table-cell>
          <table:table-cell office:value-type="float" office:value="1882.88" table:style-name="ce3">
            <text:p>1882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212" table:style-name="ce5">
            <text:p>212</text:p>
          </table:table-cell>
          <table:table-cell office:value-type="string" table:style-name="ce6">
            <text:p>bergman_24</text:p>
          </table:table-cell>
          <table:table-cell office:value-type="float" office:value="457.09" table:style-name="ce3">
            <text:p>457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213" table:style-name="ce5">
            <text:p>213</text:p>
          </table:table-cell>
          <table:table-cell office:value-type="string" table:style-name="ce6">
            <text:p>bergman_25</text:p>
          </table:table-cell>
          <table:table-cell office:value-type="float" office:value="455.87" table:style-name="ce3">
            <text:p>455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214" table:style-name="ce5">
            <text:p>214</text:p>
          </table:table-cell>
          <table:table-cell office:value-type="string" table:style-name="ce6">
            <text:p>bergman_26</text:p>
          </table:table-cell>
          <table:table-cell office:value-type="float" office:value="673.44" table:style-name="ce3">
            <text:p>673,4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215" table:style-name="ce5">
            <text:p>215</text:p>
          </table:table-cell>
          <table:table-cell office:value-type="string" table:style-name="ce6">
            <text:p>bergman_27</text:p>
          </table:table-cell>
          <table:table-cell office:value-type="float" office:value="1372.84" table:style-name="ce3">
            <text:p>1372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216" table:style-name="ce5">
            <text:p>216</text:p>
          </table:table-cell>
          <table:table-cell office:value-type="string" table:style-name="ce6">
            <text:p>bergman_28</text:p>
          </table:table-cell>
          <table:table-cell office:value-type="float" office:value="1212.1199999999999" table:style-name="ce3">
            <text:p>1212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217" table:style-name="ce5">
            <text:p>217</text:p>
          </table:table-cell>
          <table:table-cell office:value-type="string" table:style-name="ce6">
            <text:p>bergman_29</text:p>
          </table:table-cell>
          <table:table-cell office:value-type="float" office:value="955.66" table:style-name="ce3">
            <text:p>955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218" table:style-name="ce5">
            <text:p>218</text:p>
          </table:table-cell>
          <table:table-cell office:value-type="string" table:style-name="ce6">
            <text:p>bergman_30</text:p>
          </table:table-cell>
          <table:table-cell office:value-type="float" office:value="383.95" table:style-name="ce3">
            <text:p>383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float" office:value="219" table:style-name="ce5">
            <text:p>219</text:p>
          </table:table-cell>
          <table:table-cell office:value-type="string" table:style-name="ce6">
            <text:p>bergman_31</text:p>
          </table:table-cell>
          <table:table-cell office:value-type="float" office:value="554.24" table:style-name="ce3">
            <text:p>554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float" office:value="220" table:style-name="ce5">
            <text:p>220</text:p>
          </table:table-cell>
          <table:table-cell office:value-type="string" table:style-name="ce6">
            <text:p>bergman_32</text:p>
          </table:table-cell>
          <table:table-cell office:value-type="float" office:value="784.78" table:style-name="ce3">
            <text:p>784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float" office:value="221" table:style-name="ce5">
            <text:p>221</text:p>
          </table:table-cell>
          <table:table-cell office:value-type="string" table:style-name="ce6">
            <text:p>bergman_33</text:p>
          </table:table-cell>
          <table:table-cell office:value-type="float" office:value="1385.33" table:style-name="ce3">
            <text:p>1385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float" office:value="222" table:style-name="ce5">
            <text:p>222</text:p>
          </table:table-cell>
          <table:table-cell office:value-type="string" table:style-name="ce6">
            <text:p>bergman_34</text:p>
          </table:table-cell>
          <table:table-cell office:value-type="float" office:value="830.48" table:style-name="ce3">
            <text:p>830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float" office:value="223" table:style-name="ce5">
            <text:p>223</text:p>
          </table:table-cell>
          <table:table-cell office:value-type="string" table:style-name="ce6">
            <text:p>bergman_35</text:p>
          </table:table-cell>
          <table:table-cell office:value-type="float" office:value="678.35" table:style-name="ce3">
            <text:p>678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float" office:value="224" table:style-name="ce5">
            <text:p>224</text:p>
          </table:table-cell>
          <table:table-cell office:value-type="string" table:style-name="ce6">
            <text:p>bergman_36</text:p>
          </table:table-cell>
          <table:table-cell office:value-type="float" office:value="750.3" table:style-name="ce3">
            <text:p>750,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float" office:value="225" table:style-name="ce5">
            <text:p>225</text:p>
          </table:table-cell>
          <table:table-cell office:value-type="string" table:style-name="ce6">
            <text:p>bergman_37</text:p>
          </table:table-cell>
          <table:table-cell office:value-type="float" office:value="1170.46" table:style-name="ce3">
            <text:p>1170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float" office:value="226" table:style-name="ce5">
            <text:p>226</text:p>
          </table:table-cell>
          <table:table-cell office:value-type="string" table:style-name="ce6">
            <text:p>bergman_38</text:p>
          </table:table-cell>
          <table:table-cell office:value-type="float" office:value="631.17999999999995" table:style-name="ce3">
            <text:p>631,1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float" office:value="227" table:style-name="ce5">
            <text:p>227</text:p>
          </table:table-cell>
          <table:table-cell office:value-type="string" table:style-name="ce6">
            <text:p>bergman_39</text:p>
          </table:table-cell>
          <table:table-cell office:value-type="float" office:value="587.92999999999995" table:style-name="ce3">
            <text:p>587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float" office:value="228" table:style-name="ce5">
            <text:p>228</text:p>
          </table:table-cell>
          <table:table-cell office:value-type="string" table:style-name="ce6">
            <text:p>bergman_40</text:p>
          </table:table-cell>
          <table:table-cell office:value-type="float" office:value="836.84" table:style-name="ce3">
            <text:p>836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float" office:value="229" table:style-name="ce5">
            <text:p>229</text:p>
          </table:table-cell>
          <table:table-cell office:value-type="string" table:style-name="ce6">
            <text:p>bergman_41</text:p>
          </table:table-cell>
          <table:table-cell office:value-type="float" office:value="941.55" table:style-name="ce3">
            <text:p>941,5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float" office:value="230" table:style-name="ce5">
            <text:p>230</text:p>
          </table:table-cell>
          <table:table-cell office:value-type="string" table:style-name="ce6">
            <text:p>bergman_42</text:p>
          </table:table-cell>
          <table:table-cell office:value-type="float" office:value="777.48" table:style-name="ce3">
            <text:p>777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float" office:value="231" table:style-name="ce5">
            <text:p>231</text:p>
          </table:table-cell>
          <table:table-cell office:value-type="string" table:style-name="ce6">
            <text:p>bergman_43</text:p>
          </table:table-cell>
          <table:table-cell office:value-type="float" office:value="438.92" table:style-name="ce3">
            <text:p>438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float" office:value="232" table:style-name="ce5">
            <text:p>232</text:p>
          </table:table-cell>
          <table:table-cell office:value-type="string" table:style-name="ce6">
            <text:p>bergman_44</text:p>
          </table:table-cell>
          <table:table-cell office:value-type="float" office:value="652.91" table:style-name="ce3">
            <text:p>652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float" office:value="233" table:style-name="ce5">
            <text:p>233</text:p>
          </table:table-cell>
          <table:table-cell office:value-type="string" table:style-name="ce6">
            <text:p>bergman_45</text:p>
          </table:table-cell>
          <table:table-cell office:value-type="float" office:value="272.14" table:style-name="ce3">
            <text:p>272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6" table:style-name="ce5">
            <text:p>46</text:p>
          </table:table-cell>
          <table:table-cell office:value-type="float" office:value="234" table:style-name="ce5">
            <text:p>234</text:p>
          </table:table-cell>
          <table:table-cell office:value-type="string" table:style-name="ce6">
            <text:p>bergman_46</text:p>
          </table:table-cell>
          <table:table-cell office:value-type="float" office:value="1693.56" table:style-name="ce3">
            <text:p>1693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7" table:style-name="ce5">
            <text:p>47</text:p>
          </table:table-cell>
          <table:table-cell office:value-type="float" office:value="235" table:style-name="ce5">
            <text:p>235</text:p>
          </table:table-cell>
          <table:table-cell office:value-type="string" table:style-name="ce6">
            <text:p>bergman_47</text:p>
          </table:table-cell>
          <table:table-cell office:value-type="float" office:value="426.02" table:style-name="ce3">
            <text:p>426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float" office:value="236" table:style-name="ce5">
            <text:p>236</text:p>
          </table:table-cell>
          <table:table-cell office:value-type="string" table:style-name="ce6">
            <text:p>bergman_48</text:p>
          </table:table-cell>
          <table:table-cell office:value-type="float" office:value="409.78" table:style-name="ce3">
            <text:p>409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9" table:style-name="ce5">
            <text:p>49</text:p>
          </table:table-cell>
          <table:table-cell office:value-type="float" office:value="237" table:style-name="ce5">
            <text:p>237</text:p>
          </table:table-cell>
          <table:table-cell office:value-type="string" table:style-name="ce6">
            <text:p>bergman_49</text:p>
          </table:table-cell>
          <table:table-cell office:value-type="float" office:value="493.58" table:style-name="ce3">
            <text:p>493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float" office:value="238" table:style-name="ce5">
            <text:p>238</text:p>
          </table:table-cell>
          <table:table-cell office:value-type="string" table:style-name="ce6">
            <text:p>bergman_50</text:p>
          </table:table-cell>
          <table:table-cell office:value-type="float" office:value="726.26" table:style-name="ce3">
            <text:p>726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1" table:style-name="ce5">
            <text:p>51</text:p>
          </table:table-cell>
          <table:table-cell office:value-type="float" office:value="239" table:style-name="ce5">
            <text:p>239</text:p>
          </table:table-cell>
          <table:table-cell office:value-type="string" table:style-name="ce6">
            <text:p>bergman_51</text:p>
          </table:table-cell>
          <table:table-cell office:value-type="float" office:value="1416.16" table:style-name="ce3">
            <text:p>1416,1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float" office:value="240" table:style-name="ce5">
            <text:p>240</text:p>
          </table:table-cell>
          <table:table-cell office:value-type="string" table:style-name="ce6">
            <text:p>bergman_52</text:p>
          </table:table-cell>
          <table:table-cell office:value-type="float" office:value="525.88" table:style-name="ce3">
            <text:p>525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anselm-kiefer_1945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241" table:style-name="ce5">
            <text:p>241</text:p>
          </table:table-cell>
          <table:table-cell office:value-type="string" table:style-name="ce6">
            <text:p>kiefer_1</text:p>
          </table:table-cell>
          <table:table-cell office:value-type="float" office:value="504.87" table:style-name="ce3">
            <text:p>504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242" table:style-name="ce5">
            <text:p>242</text:p>
          </table:table-cell>
          <table:table-cell office:value-type="string" table:style-name="ce6">
            <text:p>kiefer_2</text:p>
          </table:table-cell>
          <table:table-cell office:value-type="float" office:value="789.86" table:style-name="ce3">
            <text:p>789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243" table:style-name="ce5">
            <text:p>243</text:p>
          </table:table-cell>
          <table:table-cell office:value-type="string" table:style-name="ce6">
            <text:p>kiefer_3</text:p>
          </table:table-cell>
          <table:table-cell office:value-type="float" office:value="1211.73" table:style-name="ce3">
            <text:p>1211,7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244" table:style-name="ce5">
            <text:p>244</text:p>
          </table:table-cell>
          <table:table-cell office:value-type="string" table:style-name="ce6">
            <text:p>kiefer_4</text:p>
          </table:table-cell>
          <table:table-cell office:value-type="float" office:value="1191.73" table:style-name="ce3">
            <text:p>1191,7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245" table:style-name="ce5">
            <text:p>245</text:p>
          </table:table-cell>
          <table:table-cell office:value-type="string" table:style-name="ce6">
            <text:p>kiefer_5</text:p>
          </table:table-cell>
          <table:table-cell office:value-type="float" office:value="1771.16" table:style-name="ce3">
            <text:p>1771,1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246" table:style-name="ce5">
            <text:p>246</text:p>
          </table:table-cell>
          <table:table-cell office:value-type="string" table:style-name="ce6">
            <text:p>kiefer_6</text:p>
          </table:table-cell>
          <table:table-cell office:value-type="float" office:value="1174.53" table:style-name="ce3">
            <text:p>1174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247" table:style-name="ce5">
            <text:p>247</text:p>
          </table:table-cell>
          <table:table-cell office:value-type="string" table:style-name="ce6">
            <text:p>kiefer_7</text:p>
          </table:table-cell>
          <table:table-cell office:value-type="float" office:value="749.88" table:style-name="ce3">
            <text:p>749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248" table:style-name="ce5">
            <text:p>248</text:p>
          </table:table-cell>
          <table:table-cell office:value-type="string" table:style-name="ce6">
            <text:p>kiefer_8</text:p>
          </table:table-cell>
          <table:table-cell office:value-type="float" office:value="5944.63" table:style-name="ce3">
            <text:p>5944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249" table:style-name="ce5">
            <text:p>249</text:p>
          </table:table-cell>
          <table:table-cell office:value-type="string" table:style-name="ce6">
            <text:p>kiefer_9</text:p>
          </table:table-cell>
          <table:table-cell office:value-type="float" office:value="1849.34" table:style-name="ce3">
            <text:p>1849,3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250" table:style-name="ce5">
            <text:p>250</text:p>
          </table:table-cell>
          <table:table-cell office:value-type="string" table:style-name="ce6">
            <text:p>kiefer_10</text:p>
          </table:table-cell>
          <table:table-cell office:value-type="float" office:value="1096.6500000000001" table:style-name="ce3">
            <text:p>1096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51" table:style-name="ce5">
            <text:p>251</text:p>
          </table:table-cell>
          <table:table-cell office:value-type="string" table:style-name="ce6">
            <text:p>kiefer_11</text:p>
          </table:table-cell>
          <table:table-cell office:value-type="float" office:value="1638.9" table:style-name="ce3">
            <text:p>1638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252" table:style-name="ce5">
            <text:p>252</text:p>
          </table:table-cell>
          <table:table-cell office:value-type="string" table:style-name="ce6">
            <text:p>kiefer_12</text:p>
          </table:table-cell>
          <table:table-cell office:value-type="float" office:value="6398.22" table:style-name="ce3">
            <text:p>6398,2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253" table:style-name="ce5">
            <text:p>253</text:p>
          </table:table-cell>
          <table:table-cell office:value-type="string" table:style-name="ce6">
            <text:p>kiefer_13</text:p>
          </table:table-cell>
          <table:table-cell office:value-type="float" office:value="1644.8" table:style-name="ce3">
            <text:p>1644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254" table:style-name="ce5">
            <text:p>254</text:p>
          </table:table-cell>
          <table:table-cell office:value-type="string" table:style-name="ce6">
            <text:p>kiefer_14</text:p>
          </table:table-cell>
          <table:table-cell office:value-type="float" office:value="1511.99" table:style-name="ce3">
            <text:p>1511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255" table:style-name="ce5">
            <text:p>255</text:p>
          </table:table-cell>
          <table:table-cell office:value-type="string" table:style-name="ce6">
            <text:p>kiefer_15</text:p>
          </table:table-cell>
          <table:table-cell office:value-type="float" office:value="2039.12" table:style-name="ce3">
            <text:p>2039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256" table:style-name="ce5">
            <text:p>256</text:p>
          </table:table-cell>
          <table:table-cell office:value-type="string" table:style-name="ce6">
            <text:p>kiefer_16</text:p>
          </table:table-cell>
          <table:table-cell office:value-type="float" office:value="1624.04" table:style-name="ce3">
            <text:p>1624,0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257" table:style-name="ce5">
            <text:p>257</text:p>
          </table:table-cell>
          <table:table-cell office:value-type="string" table:style-name="ce6">
            <text:p>kiefer_17</text:p>
          </table:table-cell>
          <table:table-cell office:value-type="float" office:value="909.01" table:style-name="ce3">
            <text:p>909,0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258" table:style-name="ce5">
            <text:p>258</text:p>
          </table:table-cell>
          <table:table-cell office:value-type="string" table:style-name="ce6">
            <text:p>kiefer_18</text:p>
          </table:table-cell>
          <table:table-cell office:value-type="float" office:value="4073.19" table:style-name="ce3">
            <text:p>4073,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259" table:style-name="ce5">
            <text:p>259</text:p>
          </table:table-cell>
          <table:table-cell office:value-type="string" table:style-name="ce6">
            <text:p>kiefer_19</text:p>
          </table:table-cell>
          <table:table-cell office:value-type="float" office:value="882.29" table:style-name="ce3">
            <text:p>882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260" table:style-name="ce5">
            <text:p>260</text:p>
          </table:table-cell>
          <table:table-cell office:value-type="string" table:style-name="ce6">
            <text:p>kiefer_20</text:p>
          </table:table-cell>
          <table:table-cell office:value-type="float" office:value="1276.6099999999999" table:style-name="ce3">
            <text:p>1276,6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261" table:style-name="ce5">
            <text:p>261</text:p>
          </table:table-cell>
          <table:table-cell office:value-type="string" table:style-name="ce6">
            <text:p>kiefer_21</text:p>
          </table:table-cell>
          <table:table-cell office:value-type="float" office:value="1583.76" table:style-name="ce3">
            <text:p>1583,7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262" table:style-name="ce5">
            <text:p>262</text:p>
          </table:table-cell>
          <table:table-cell office:value-type="string" table:style-name="ce6">
            <text:p>kiefer_22</text:p>
          </table:table-cell>
          <table:table-cell office:value-type="float" office:value="1118.24" table:style-name="ce3">
            <text:p>1118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263" table:style-name="ce5">
            <text:p>263</text:p>
          </table:table-cell>
          <table:table-cell office:value-type="string" table:style-name="ce6">
            <text:p>kiefer_23</text:p>
          </table:table-cell>
          <table:table-cell office:value-type="float" office:value="818.69" table:style-name="ce3">
            <text:p>818,6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264" table:style-name="ce5">
            <text:p>264</text:p>
          </table:table-cell>
          <table:table-cell office:value-type="string" table:style-name="ce6">
            <text:p>kiefer_24</text:p>
          </table:table-cell>
          <table:table-cell office:value-type="float" office:value="1157.6600000000001" table:style-name="ce3">
            <text:p>1157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265" table:style-name="ce5">
            <text:p>265</text:p>
          </table:table-cell>
          <table:table-cell office:value-type="string" table:style-name="ce6">
            <text:p>kiefer_25</text:p>
          </table:table-cell>
          <table:table-cell office:value-type="float" office:value="1259.06" table:style-name="ce3">
            <text:p>1259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266" table:style-name="ce5">
            <text:p>266</text:p>
          </table:table-cell>
          <table:table-cell office:value-type="string" table:style-name="ce6">
            <text:p>kiefer_26</text:p>
          </table:table-cell>
          <table:table-cell office:value-type="float" office:value="983.89" table:style-name="ce3">
            <text:p>983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267" table:style-name="ce5">
            <text:p>267</text:p>
          </table:table-cell>
          <table:table-cell office:value-type="string" table:style-name="ce6">
            <text:p>kiefer_27</text:p>
          </table:table-cell>
          <table:table-cell office:value-type="float" office:value="949.57" table:style-name="ce3">
            <text:p>949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268" table:style-name="ce5">
            <text:p>268</text:p>
          </table:table-cell>
          <table:table-cell office:value-type="string" table:style-name="ce6">
            <text:p>kiefer_28</text:p>
          </table:table-cell>
          <table:table-cell office:value-type="float" office:value="4835.76" table:style-name="ce3">
            <text:p>4835,7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269" table:style-name="ce5">
            <text:p>269</text:p>
          </table:table-cell>
          <table:table-cell office:value-type="string" table:style-name="ce6">
            <text:p>kiefer_29</text:p>
          </table:table-cell>
          <table:table-cell office:value-type="float" office:value="5377.08" table:style-name="ce3">
            <text:p>5377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270" table:style-name="ce5">
            <text:p>270</text:p>
          </table:table-cell>
          <table:table-cell office:value-type="string" table:style-name="ce6">
            <text:p>kiefer_30</text:p>
          </table:table-cell>
          <table:table-cell office:value-type="float" office:value="9592.73" table:style-name="ce3">
            <text:p>9592,7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float" office:value="271" table:style-name="ce5">
            <text:p>271</text:p>
          </table:table-cell>
          <table:table-cell office:value-type="string" table:style-name="ce6">
            <text:p>kiefer_31</text:p>
          </table:table-cell>
          <table:table-cell office:value-type="float" office:value="5925.9" table:style-name="ce3">
            <text:p>5925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float" office:value="272" table:style-name="ce5">
            <text:p>272</text:p>
          </table:table-cell>
          <table:table-cell office:value-type="string" table:style-name="ce6">
            <text:p>kiefer_32</text:p>
          </table:table-cell>
          <table:table-cell office:value-type="float" office:value="5302.94" table:style-name="ce3">
            <text:p>5302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float" office:value="273" table:style-name="ce5">
            <text:p>273</text:p>
          </table:table-cell>
          <table:table-cell office:value-type="string" table:style-name="ce6">
            <text:p>kiefer_33</text:p>
          </table:table-cell>
          <table:table-cell office:value-type="float" office:value="1386.62" table:style-name="ce3">
            <text:p>1386,6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float" office:value="274" table:style-name="ce5">
            <text:p>274</text:p>
          </table:table-cell>
          <table:table-cell office:value-type="string" table:style-name="ce6">
            <text:p>kiefer_34</text:p>
          </table:table-cell>
          <table:table-cell office:value-type="float" office:value="1453.22" table:style-name="ce3">
            <text:p>1453,2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float" office:value="275" table:style-name="ce5">
            <text:p>275</text:p>
          </table:table-cell>
          <table:table-cell office:value-type="string" table:style-name="ce6">
            <text:p>kiefer_35</text:p>
          </table:table-cell>
          <table:table-cell office:value-type="float" office:value="1712.62" table:style-name="ce3">
            <text:p>1712,6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float" office:value="276" table:style-name="ce5">
            <text:p>276</text:p>
          </table:table-cell>
          <table:table-cell office:value-type="string" table:style-name="ce6">
            <text:p>kiefer_36</text:p>
          </table:table-cell>
          <table:table-cell office:value-type="float" office:value="1410.85" table:style-name="ce3">
            <text:p>1410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antoon-van-dyck_1599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277" table:style-name="ce5">
            <text:p>277</text:p>
          </table:table-cell>
          <table:table-cell office:value-type="string" table:style-name="ce6">
            <text:p>van-dyck_1</text:p>
          </table:table-cell>
          <table:table-cell office:value-type="float" office:value="756.33" table:style-name="ce3">
            <text:p>756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278" table:style-name="ce5">
            <text:p>278</text:p>
          </table:table-cell>
          <table:table-cell office:value-type="string" table:style-name="ce6">
            <text:p>van-dyck_2</text:p>
          </table:table-cell>
          <table:table-cell office:value-type="float" office:value="798.66" table:style-name="ce3">
            <text:p>798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279" table:style-name="ce5">
            <text:p>279</text:p>
          </table:table-cell>
          <table:table-cell office:value-type="string" table:style-name="ce6">
            <text:p>van-dyck_3</text:p>
          </table:table-cell>
          <table:table-cell office:value-type="float" office:value="502.03" table:style-name="ce3">
            <text:p>502,0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280" table:style-name="ce5">
            <text:p>280</text:p>
          </table:table-cell>
          <table:table-cell office:value-type="string" table:style-name="ce6">
            <text:p>van-dyck_4</text:p>
          </table:table-cell>
          <table:table-cell office:value-type="float" office:value="526.64" table:style-name="ce3">
            <text:p>526,6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281" table:style-name="ce5">
            <text:p>281</text:p>
          </table:table-cell>
          <table:table-cell office:value-type="string" table:style-name="ce6">
            <text:p>van-dyck_5</text:p>
          </table:table-cell>
          <table:table-cell office:value-type="float" office:value="543.79999999999995" table:style-name="ce3">
            <text:p>543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282" table:style-name="ce5">
            <text:p>282</text:p>
          </table:table-cell>
          <table:table-cell office:value-type="string" table:style-name="ce6">
            <text:p>van-dyck_6</text:p>
          </table:table-cell>
          <table:table-cell office:value-type="float" office:value="567.95000000000005" table:style-name="ce3">
            <text:p>567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283" table:style-name="ce5">
            <text:p>283</text:p>
          </table:table-cell>
          <table:table-cell office:value-type="string" table:style-name="ce6">
            <text:p>van-dyck_7</text:p>
          </table:table-cell>
          <table:table-cell office:value-type="float" office:value="814.36" table:style-name="ce3">
            <text:p>814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284" table:style-name="ce5">
            <text:p>284</text:p>
          </table:table-cell>
          <table:table-cell office:value-type="string" table:style-name="ce6">
            <text:p>van-dyck_8</text:p>
          </table:table-cell>
          <table:table-cell office:value-type="float" office:value="1501.14" table:style-name="ce3">
            <text:p>1501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285" table:style-name="ce5">
            <text:p>285</text:p>
          </table:table-cell>
          <table:table-cell office:value-type="string" table:style-name="ce6">
            <text:p>van-dyck_9</text:p>
          </table:table-cell>
          <table:table-cell office:value-type="float" office:value="578.91999999999996" table:style-name="ce3">
            <text:p>578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286" table:style-name="ce5">
            <text:p>286</text:p>
          </table:table-cell>
          <table:table-cell office:value-type="string" table:style-name="ce6">
            <text:p>van-dyck_10</text:p>
          </table:table-cell>
          <table:table-cell office:value-type="float" office:value="616.07000000000005" table:style-name="ce3">
            <text:p>616,0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87" table:style-name="ce5">
            <text:p>287</text:p>
          </table:table-cell>
          <table:table-cell office:value-type="string" table:style-name="ce6">
            <text:p>van-dyck_11</text:p>
          </table:table-cell>
          <table:table-cell office:value-type="float" office:value="648.73" table:style-name="ce3">
            <text:p>648,7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288" table:style-name="ce5">
            <text:p>288</text:p>
          </table:table-cell>
          <table:table-cell office:value-type="string" table:style-name="ce6">
            <text:p>van-dyck_12</text:p>
          </table:table-cell>
          <table:table-cell office:value-type="float" office:value="316.17" table:style-name="ce3">
            <text:p>316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289" table:style-name="ce5">
            <text:p>289</text:p>
          </table:table-cell>
          <table:table-cell office:value-type="string" table:style-name="ce6">
            <text:p>van-dyck_13</text:p>
          </table:table-cell>
          <table:table-cell office:value-type="float" office:value="292.08" table:style-name="ce3">
            <text:p>292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290" table:style-name="ce5">
            <text:p>290</text:p>
          </table:table-cell>
          <table:table-cell office:value-type="string" table:style-name="ce6">
            <text:p>van-dyck_14</text:p>
          </table:table-cell>
          <table:table-cell office:value-type="float" office:value="349.66" table:style-name="ce3">
            <text:p>349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291" table:style-name="ce5">
            <text:p>291</text:p>
          </table:table-cell>
          <table:table-cell office:value-type="string" table:style-name="ce6">
            <text:p>van-dyck_15</text:p>
          </table:table-cell>
          <table:table-cell office:value-type="float" office:value="711.97" table:style-name="ce3">
            <text:p>711,9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292" table:style-name="ce5">
            <text:p>292</text:p>
          </table:table-cell>
          <table:table-cell office:value-type="string" table:style-name="ce6">
            <text:p>van-dyck_16</text:p>
          </table:table-cell>
          <table:table-cell office:value-type="float" office:value="642.14" table:style-name="ce3">
            <text:p>642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293" table:style-name="ce5">
            <text:p>293</text:p>
          </table:table-cell>
          <table:table-cell office:value-type="string" table:style-name="ce6">
            <text:p>van-dyck_17</text:p>
          </table:table-cell>
          <table:table-cell office:value-type="float" office:value="532.64" table:style-name="ce3">
            <text:p>532,6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294" table:style-name="ce5">
            <text:p>294</text:p>
          </table:table-cell>
          <table:table-cell office:value-type="string" table:style-name="ce6">
            <text:p>van-dyck_18</text:p>
          </table:table-cell>
          <table:table-cell office:value-type="float" office:value="770.05" table:style-name="ce3">
            <text:p>770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arnold-bocklin_1827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295" table:style-name="ce5">
            <text:p>295</text:p>
          </table:table-cell>
          <table:table-cell office:value-type="string" table:style-name="ce6">
            <text:p>bocklin_1</text:p>
          </table:table-cell>
          <table:table-cell office:value-type="float" office:value="375.47" table:style-name="ce3">
            <text:p>375,4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296" table:style-name="ce5">
            <text:p>296</text:p>
          </table:table-cell>
          <table:table-cell office:value-type="string" table:style-name="ce6">
            <text:p>bocklin_2</text:p>
          </table:table-cell>
          <table:table-cell office:value-type="float" office:value="728.68" table:style-name="ce3">
            <text:p>728,6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297" table:style-name="ce5">
            <text:p>297</text:p>
          </table:table-cell>
          <table:table-cell office:value-type="string" table:style-name="ce6">
            <text:p>bocklin_3</text:p>
          </table:table-cell>
          <table:table-cell office:value-type="float" office:value="698.86" table:style-name="ce3">
            <text:p>698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298" table:style-name="ce5">
            <text:p>298</text:p>
          </table:table-cell>
          <table:table-cell office:value-type="string" table:style-name="ce6">
            <text:p>bocklin_4</text:p>
          </table:table-cell>
          <table:table-cell office:value-type="float" office:value="829.49" table:style-name="ce3">
            <text:p>829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299" table:style-name="ce5">
            <text:p>299</text:p>
          </table:table-cell>
          <table:table-cell office:value-type="string" table:style-name="ce6">
            <text:p>bocklin_5</text:p>
          </table:table-cell>
          <table:table-cell office:value-type="float" office:value="730.16" table:style-name="ce3">
            <text:p>730,1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300" table:style-name="ce5">
            <text:p>300</text:p>
          </table:table-cell>
          <table:table-cell office:value-type="string" table:style-name="ce6">
            <text:p>bocklin_6</text:p>
          </table:table-cell>
          <table:table-cell office:value-type="float" office:value="1076.48" table:style-name="ce3">
            <text:p>1076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301" table:style-name="ce5">
            <text:p>301</text:p>
          </table:table-cell>
          <table:table-cell office:value-type="string" table:style-name="ce6">
            <text:p>bocklin_7</text:p>
          </table:table-cell>
          <table:table-cell office:value-type="float" office:value="792.97" table:style-name="ce3">
            <text:p>792,9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auguste-renoir_1841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302" table:style-name="ce5">
            <text:p>302</text:p>
          </table:table-cell>
          <table:table-cell office:value-type="string" table:style-name="ce6">
            <text:p>renoir_1</text:p>
          </table:table-cell>
          <table:table-cell office:value-type="float" office:value="833.32" table:style-name="ce3">
            <text:p>833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303" table:style-name="ce5">
            <text:p>303</text:p>
          </table:table-cell>
          <table:table-cell office:value-type="string" table:style-name="ce6">
            <text:p>renoir_2</text:p>
          </table:table-cell>
          <table:table-cell office:value-type="float" office:value="1221.26" table:style-name="ce3">
            <text:p>1221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304" table:style-name="ce5">
            <text:p>304</text:p>
          </table:table-cell>
          <table:table-cell office:value-type="string" table:style-name="ce6">
            <text:p>renoir_3</text:p>
          </table:table-cell>
          <table:table-cell office:value-type="float" office:value="805.67" table:style-name="ce3">
            <text:p>805,6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305" table:style-name="ce5">
            <text:p>305</text:p>
          </table:table-cell>
          <table:table-cell office:value-type="string" table:style-name="ce6">
            <text:p>renoir_4</text:p>
          </table:table-cell>
          <table:table-cell office:value-type="float" office:value="1668.97" table:style-name="ce3">
            <text:p>1668,9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306" table:style-name="ce5">
            <text:p>306</text:p>
          </table:table-cell>
          <table:table-cell office:value-type="string" table:style-name="ce6">
            <text:p>renoir_5</text:p>
          </table:table-cell>
          <table:table-cell office:value-type="float" office:value="1724.38" table:style-name="ce3">
            <text:p>1724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307" table:style-name="ce5">
            <text:p>307</text:p>
          </table:table-cell>
          <table:table-cell office:value-type="string" table:style-name="ce6">
            <text:p>renoir_6</text:p>
          </table:table-cell>
          <table:table-cell office:value-type="float" office:value="415.31" table:style-name="ce3">
            <text:p>415,3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308" table:style-name="ce5">
            <text:p>308</text:p>
          </table:table-cell>
          <table:table-cell office:value-type="string" table:style-name="ce6">
            <text:p>renoir_7</text:p>
          </table:table-cell>
          <table:table-cell office:value-type="float" office:value="848.53" table:style-name="ce3">
            <text:p>848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309" table:style-name="ce5">
            <text:p>309</text:p>
          </table:table-cell>
          <table:table-cell office:value-type="string" table:style-name="ce6">
            <text:p>renoir_8</text:p>
          </table:table-cell>
          <table:table-cell office:value-type="float" office:value="852.25" table:style-name="ce3">
            <text:p>852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310" table:style-name="ce5">
            <text:p>310</text:p>
          </table:table-cell>
          <table:table-cell office:value-type="string" table:style-name="ce6">
            <text:p>renoir_9</text:p>
          </table:table-cell>
          <table:table-cell office:value-type="float" office:value="668.85" table:style-name="ce3">
            <text:p>668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311" table:style-name="ce5">
            <text:p>311</text:p>
          </table:table-cell>
          <table:table-cell office:value-type="string" table:style-name="ce6">
            <text:p>renoir_10</text:p>
          </table:table-cell>
          <table:table-cell office:value-type="float" office:value="967.01" table:style-name="ce3">
            <text:p>967,0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312" table:style-name="ce5">
            <text:p>312</text:p>
          </table:table-cell>
          <table:table-cell office:value-type="string" table:style-name="ce6">
            <text:p>renoir_11</text:p>
          </table:table-cell>
          <table:table-cell office:value-type="float" office:value="676.11" table:style-name="ce3">
            <text:p>676,1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313" table:style-name="ce5">
            <text:p>313</text:p>
          </table:table-cell>
          <table:table-cell office:value-type="string" table:style-name="ce6">
            <text:p>renoir_12</text:p>
          </table:table-cell>
          <table:table-cell office:value-type="float" office:value="1130.21" table:style-name="ce3">
            <text:p>1130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314" table:style-name="ce5">
            <text:p>314</text:p>
          </table:table-cell>
          <table:table-cell office:value-type="string" table:style-name="ce6">
            <text:p>renoir_13</text:p>
          </table:table-cell>
          <table:table-cell office:value-type="float" office:value="512.20000000000005" table:style-name="ce3">
            <text:p>512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315" table:style-name="ce5">
            <text:p>315</text:p>
          </table:table-cell>
          <table:table-cell office:value-type="string" table:style-name="ce6">
            <text:p>renoir_14</text:p>
          </table:table-cell>
          <table:table-cell office:value-type="float" office:value="612.5" table:style-name="ce3">
            <text:p>612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316" table:style-name="ce5">
            <text:p>316</text:p>
          </table:table-cell>
          <table:table-cell office:value-type="string" table:style-name="ce6">
            <text:p>renoir_15</text:p>
          </table:table-cell>
          <table:table-cell office:value-type="float" office:value="790.98" table:style-name="ce3">
            <text:p>790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317" table:style-name="ce5">
            <text:p>317</text:p>
          </table:table-cell>
          <table:table-cell office:value-type="string" table:style-name="ce6">
            <text:p>renoir_16</text:p>
          </table:table-cell>
          <table:table-cell office:value-type="float" office:value="640.37" table:style-name="ce3">
            <text:p>640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318" table:style-name="ce5">
            <text:p>318</text:p>
          </table:table-cell>
          <table:table-cell office:value-type="string" table:style-name="ce6">
            <text:p>renoir_17</text:p>
          </table:table-cell>
          <table:table-cell office:value-type="float" office:value="1026.51" table:style-name="ce3">
            <text:p>1026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319" table:style-name="ce5">
            <text:p>319</text:p>
          </table:table-cell>
          <table:table-cell office:value-type="string" table:style-name="ce6">
            <text:p>renoir_18</text:p>
          </table:table-cell>
          <table:table-cell office:value-type="float" office:value="522.41999999999996" table:style-name="ce3">
            <text:p>522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320" table:style-name="ce5">
            <text:p>320</text:p>
          </table:table-cell>
          <table:table-cell office:value-type="string" table:style-name="ce6">
            <text:p>renoir_19</text:p>
          </table:table-cell>
          <table:table-cell office:value-type="float" office:value="881.88" table:style-name="ce3">
            <text:p>881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321" table:style-name="ce5">
            <text:p>321</text:p>
          </table:table-cell>
          <table:table-cell office:value-type="string" table:style-name="ce6">
            <text:p>renoir_20</text:p>
          </table:table-cell>
          <table:table-cell office:value-type="float" office:value="756.99" table:style-name="ce3">
            <text:p>756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322" table:style-name="ce5">
            <text:p>322</text:p>
          </table:table-cell>
          <table:table-cell office:value-type="string" table:style-name="ce6">
            <text:p>renoir_21</text:p>
          </table:table-cell>
          <table:table-cell office:value-type="float" office:value="1378.42" table:style-name="ce3">
            <text:p>1378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august-macke_1887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323" table:style-name="ce5">
            <text:p>323</text:p>
          </table:table-cell>
          <table:table-cell office:value-type="string" table:style-name="ce6">
            <text:p>macke_1</text:p>
          </table:table-cell>
          <table:table-cell office:value-type="float" office:value="863.22" table:style-name="ce3">
            <text:p>863,2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324" table:style-name="ce5">
            <text:p>324</text:p>
          </table:table-cell>
          <table:table-cell office:value-type="string" table:style-name="ce6">
            <text:p>macke_2</text:p>
          </table:table-cell>
          <table:table-cell office:value-type="float" office:value="1364.56" table:style-name="ce3">
            <text:p>1364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325" table:style-name="ce5">
            <text:p>325</text:p>
          </table:table-cell>
          <table:table-cell office:value-type="string" table:style-name="ce6">
            <text:p>macke_3</text:p>
          </table:table-cell>
          <table:table-cell office:value-type="float" office:value="1524.02" table:style-name="ce3">
            <text:p>1524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326" table:style-name="ce5">
            <text:p>326</text:p>
          </table:table-cell>
          <table:table-cell office:value-type="string" table:style-name="ce6">
            <text:p>macke_4</text:p>
          </table:table-cell>
          <table:table-cell office:value-type="float" office:value="636.72" table:style-name="ce3">
            <text:p>636,7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327" table:style-name="ce5">
            <text:p>327</text:p>
          </table:table-cell>
          <table:table-cell office:value-type="string" table:style-name="ce6">
            <text:p>macke_5</text:p>
          </table:table-cell>
          <table:table-cell office:value-type="float" office:value="1054.3599999999999" table:style-name="ce3">
            <text:p>1054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328" table:style-name="ce5">
            <text:p>328</text:p>
          </table:table-cell>
          <table:table-cell office:value-type="string" table:style-name="ce6">
            <text:p>macke_6</text:p>
          </table:table-cell>
          <table:table-cell office:value-type="float" office:value="1107.7" table:style-name="ce3">
            <text:p>1107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329" table:style-name="ce5">
            <text:p>329</text:p>
          </table:table-cell>
          <table:table-cell office:value-type="string" table:style-name="ce6">
            <text:p>macke_7</text:p>
          </table:table-cell>
          <table:table-cell office:value-type="float" office:value="1242.3599999999999" table:style-name="ce3">
            <text:p>1242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330" table:style-name="ce5">
            <text:p>330</text:p>
          </table:table-cell>
          <table:table-cell office:value-type="string" table:style-name="ce6">
            <text:p>macke_8</text:p>
          </table:table-cell>
          <table:table-cell office:value-type="float" office:value="822.16" table:style-name="ce3">
            <text:p>822,1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331" table:style-name="ce5">
            <text:p>331</text:p>
          </table:table-cell>
          <table:table-cell office:value-type="string" table:style-name="ce6">
            <text:p>macke_9</text:p>
          </table:table-cell>
          <table:table-cell office:value-type="float" office:value="1115.51" table:style-name="ce3">
            <text:p>1115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332" table:style-name="ce5">
            <text:p>332</text:p>
          </table:table-cell>
          <table:table-cell office:value-type="string" table:style-name="ce6">
            <text:p>macke_10</text:p>
          </table:table-cell>
          <table:table-cell office:value-type="float" office:value="1289.24" table:style-name="ce3">
            <text:p>1289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333" table:style-name="ce5">
            <text:p>333</text:p>
          </table:table-cell>
          <table:table-cell office:value-type="string" table:style-name="ce6">
            <text:p>macke_11</text:p>
          </table:table-cell>
          <table:table-cell office:value-type="float" office:value="1117.3" table:style-name="ce3">
            <text:p>1117,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334" table:style-name="ce5">
            <text:p>334</text:p>
          </table:table-cell>
          <table:table-cell office:value-type="string" table:style-name="ce6">
            <text:p>macke_12</text:p>
          </table:table-cell>
          <table:table-cell office:value-type="float" office:value="1008.95" table:style-name="ce3">
            <text:p>1008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335" table:style-name="ce5">
            <text:p>335</text:p>
          </table:table-cell>
          <table:table-cell office:value-type="string" table:style-name="ce6">
            <text:p>macke_13</text:p>
          </table:table-cell>
          <table:table-cell office:value-type="float" office:value="1589.09" table:style-name="ce3">
            <text:p>1589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336" table:style-name="ce5">
            <text:p>336</text:p>
          </table:table-cell>
          <table:table-cell office:value-type="string" table:style-name="ce6">
            <text:p>macke_14</text:p>
          </table:table-cell>
          <table:table-cell office:value-type="float" office:value="914.26" table:style-name="ce3">
            <text:p>914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337" table:style-name="ce5">
            <text:p>337</text:p>
          </table:table-cell>
          <table:table-cell office:value-type="string" table:style-name="ce6">
            <text:p>macke_15</text:p>
          </table:table-cell>
          <table:table-cell office:value-type="float" office:value="1533.03" table:style-name="ce3">
            <text:p>1533,0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338" table:style-name="ce5">
            <text:p>338</text:p>
          </table:table-cell>
          <table:table-cell office:value-type="string" table:style-name="ce6">
            <text:p>macke_16</text:p>
          </table:table-cell>
          <table:table-cell office:value-type="float" office:value="818.67" table:style-name="ce3">
            <text:p>818,6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339" table:style-name="ce5">
            <text:p>339</text:p>
          </table:table-cell>
          <table:table-cell office:value-type="string" table:style-name="ce6">
            <text:p>macke_17</text:p>
          </table:table-cell>
          <table:table-cell office:value-type="float" office:value="864.31" table:style-name="ce3">
            <text:p>864,3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340" table:style-name="ce5">
            <text:p>340</text:p>
          </table:table-cell>
          <table:table-cell office:value-type="string" table:style-name="ce6">
            <text:p>macke_18</text:p>
          </table:table-cell>
          <table:table-cell office:value-type="float" office:value="1141.69" table:style-name="ce3">
            <text:p>1141,6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berthe-morisot_1841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341" table:style-name="ce5">
            <text:p>341</text:p>
          </table:table-cell>
          <table:table-cell office:value-type="string" table:style-name="ce6">
            <text:p>morisot_1</text:p>
          </table:table-cell>
          <table:table-cell office:value-type="float" office:value="984.07" table:style-name="ce3">
            <text:p>984,0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342" table:style-name="ce5">
            <text:p>342</text:p>
          </table:table-cell>
          <table:table-cell office:value-type="string" table:style-name="ce6">
            <text:p>morisot_2</text:p>
          </table:table-cell>
          <table:table-cell office:value-type="float" office:value="791.62" table:style-name="ce3">
            <text:p>791,6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343" table:style-name="ce5">
            <text:p>343</text:p>
          </table:table-cell>
          <table:table-cell office:value-type="string" table:style-name="ce6">
            <text:p>morisot_3</text:p>
          </table:table-cell>
          <table:table-cell office:value-type="float" office:value="1176.21" table:style-name="ce3">
            <text:p>1176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344" table:style-name="ce5">
            <text:p>344</text:p>
          </table:table-cell>
          <table:table-cell office:value-type="string" table:style-name="ce6">
            <text:p>morisot_4</text:p>
          </table:table-cell>
          <table:table-cell office:value-type="float" office:value="1029.97" table:style-name="ce3">
            <text:p>1029,9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345" table:style-name="ce5">
            <text:p>345</text:p>
          </table:table-cell>
          <table:table-cell office:value-type="string" table:style-name="ce6">
            <text:p>morisot_5</text:p>
          </table:table-cell>
          <table:table-cell office:value-type="float" office:value="1059.49" table:style-name="ce3">
            <text:p>1059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346" table:style-name="ce5">
            <text:p>346</text:p>
          </table:table-cell>
          <table:table-cell office:value-type="string" table:style-name="ce6">
            <text:p>morisot_6</text:p>
          </table:table-cell>
          <table:table-cell office:value-type="float" office:value="583.97" table:style-name="ce3">
            <text:p>583,9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347" table:style-name="ce5">
            <text:p>347</text:p>
          </table:table-cell>
          <table:table-cell office:value-type="string" table:style-name="ce6">
            <text:p>morisot_7</text:p>
          </table:table-cell>
          <table:table-cell office:value-type="float" office:value="1163.7" table:style-name="ce3">
            <text:p>1163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348" table:style-name="ce5">
            <text:p>348</text:p>
          </table:table-cell>
          <table:table-cell office:value-type="string" table:style-name="ce6">
            <text:p>morisot_8</text:p>
          </table:table-cell>
          <table:table-cell office:value-type="float" office:value="1563.64" table:style-name="ce3">
            <text:p>1563,6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349" table:style-name="ce5">
            <text:p>349</text:p>
          </table:table-cell>
          <table:table-cell office:value-type="string" table:style-name="ce6">
            <text:p>morisot_9</text:p>
          </table:table-cell>
          <table:table-cell office:value-type="float" office:value="1059.6400000000001" table:style-name="ce3">
            <text:p>1059,6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350" table:style-name="ce5">
            <text:p>350</text:p>
          </table:table-cell>
          <table:table-cell office:value-type="string" table:style-name="ce6">
            <text:p>morisot_10</text:p>
          </table:table-cell>
          <table:table-cell office:value-type="float" office:value="975.37" table:style-name="ce3">
            <text:p>975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351" table:style-name="ce5">
            <text:p>351</text:p>
          </table:table-cell>
          <table:table-cell office:value-type="string" table:style-name="ce6">
            <text:p>morisot_11</text:p>
          </table:table-cell>
          <table:table-cell office:value-type="float" office:value="1103.8599999999999" table:style-name="ce3">
            <text:p>1103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352" table:style-name="ce5">
            <text:p>352</text:p>
          </table:table-cell>
          <table:table-cell office:value-type="string" table:style-name="ce6">
            <text:p>morisot_12</text:p>
          </table:table-cell>
          <table:table-cell office:value-type="float" office:value="525.27" table:style-name="ce3">
            <text:p>525,2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353" table:style-name="ce5">
            <text:p>353</text:p>
          </table:table-cell>
          <table:table-cell office:value-type="string" table:style-name="ce6">
            <text:p>morisot_13</text:p>
          </table:table-cell>
          <table:table-cell office:value-type="float" office:value="1058.53" table:style-name="ce3">
            <text:p>1058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354" table:style-name="ce5">
            <text:p>354</text:p>
          </table:table-cell>
          <table:table-cell office:value-type="string" table:style-name="ce6">
            <text:p>morisot_14</text:p>
          </table:table-cell>
          <table:table-cell office:value-type="float" office:value="976.19" table:style-name="ce3">
            <text:p>976,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355" table:style-name="ce5">
            <text:p>355</text:p>
          </table:table-cell>
          <table:table-cell office:value-type="string" table:style-name="ce6">
            <text:p>morisot_15</text:p>
          </table:table-cell>
          <table:table-cell office:value-type="float" office:value="826.99" table:style-name="ce3">
            <text:p>826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356" table:style-name="ce5">
            <text:p>356</text:p>
          </table:table-cell>
          <table:table-cell office:value-type="string" table:style-name="ce6">
            <text:p>morisot_16</text:p>
          </table:table-cell>
          <table:table-cell office:value-type="float" office:value="1173.53" table:style-name="ce3">
            <text:p>1173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357" table:style-name="ce5">
            <text:p>357</text:p>
          </table:table-cell>
          <table:table-cell office:value-type="string" table:style-name="ce6">
            <text:p>morisot_17</text:p>
          </table:table-cell>
          <table:table-cell office:value-type="float" office:value="1161.3499999999999" table:style-name="ce3">
            <text:p>1161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358" table:style-name="ce5">
            <text:p>358</text:p>
          </table:table-cell>
          <table:table-cell office:value-type="string" table:style-name="ce6">
            <text:p>morisot_18</text:p>
          </table:table-cell>
          <table:table-cell office:value-type="float" office:value="1227.7" table:style-name="ce3">
            <text:p>1227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359" table:style-name="ce5">
            <text:p>359</text:p>
          </table:table-cell>
          <table:table-cell office:value-type="string" table:style-name="ce6">
            <text:p>morisot_19</text:p>
          </table:table-cell>
          <table:table-cell office:value-type="float" office:value="986.27" table:style-name="ce3">
            <text:p>986,2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360" table:style-name="ce5">
            <text:p>360</text:p>
          </table:table-cell>
          <table:table-cell office:value-type="string" table:style-name="ce6">
            <text:p>morisot_20</text:p>
          </table:table-cell>
          <table:table-cell office:value-type="float" office:value="1179.9100000000001" table:style-name="ce3">
            <text:p>1179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361" table:style-name="ce5">
            <text:p>361</text:p>
          </table:table-cell>
          <table:table-cell office:value-type="string" table:style-name="ce6">
            <text:p>morisot_21</text:p>
          </table:table-cell>
          <table:table-cell office:value-type="float" office:value="914.08" table:style-name="ce3">
            <text:p>914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362" table:style-name="ce5">
            <text:p>362</text:p>
          </table:table-cell>
          <table:table-cell office:value-type="string" table:style-name="ce6">
            <text:p>morisot_22</text:p>
          </table:table-cell>
          <table:table-cell office:value-type="float" office:value="1555.19" table:style-name="ce3">
            <text:p>1555,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363" table:style-name="ce5">
            <text:p>363</text:p>
          </table:table-cell>
          <table:table-cell office:value-type="string" table:style-name="ce6">
            <text:p>morisot_23</text:p>
          </table:table-cell>
          <table:table-cell office:value-type="float" office:value="1068.69" table:style-name="ce3">
            <text:p>1068,6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364" table:style-name="ce5">
            <text:p>364</text:p>
          </table:table-cell>
          <table:table-cell office:value-type="string" table:style-name="ce6">
            <text:p>morisot_24</text:p>
          </table:table-cell>
          <table:table-cell office:value-type="float" office:value="1204.98" table:style-name="ce3">
            <text:p>1204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365" table:style-name="ce5">
            <text:p>365</text:p>
          </table:table-cell>
          <table:table-cell office:value-type="string" table:style-name="ce6">
            <text:p>morisot_25</text:p>
          </table:table-cell>
          <table:table-cell office:value-type="float" office:value="1336.12" table:style-name="ce3">
            <text:p>1336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366" table:style-name="ce5">
            <text:p>366</text:p>
          </table:table-cell>
          <table:table-cell office:value-type="string" table:style-name="ce6">
            <text:p>morisot_26</text:p>
          </table:table-cell>
          <table:table-cell office:value-type="float" office:value="826.23" table:style-name="ce3">
            <text:p>826,2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367" table:style-name="ce5">
            <text:p>367</text:p>
          </table:table-cell>
          <table:table-cell office:value-type="string" table:style-name="ce6">
            <text:p>morisot_27</text:p>
          </table:table-cell>
          <table:table-cell office:value-type="float" office:value="260.75" table:style-name="ce3">
            <text:p>260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368" table:style-name="ce5">
            <text:p>368</text:p>
          </table:table-cell>
          <table:table-cell office:value-type="string" table:style-name="ce6">
            <text:p>morisot_28</text:p>
          </table:table-cell>
          <table:table-cell office:value-type="float" office:value="999.33" table:style-name="ce3">
            <text:p>999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369" table:style-name="ce5">
            <text:p>369</text:p>
          </table:table-cell>
          <table:table-cell office:value-type="string" table:style-name="ce6">
            <text:p>morisot_29</text:p>
          </table:table-cell>
          <table:table-cell office:value-type="float" office:value="980.54" table:style-name="ce3">
            <text:p>980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370" table:style-name="ce5">
            <text:p>370</text:p>
          </table:table-cell>
          <table:table-cell office:value-type="string" table:style-name="ce6">
            <text:p>morisot_30</text:p>
          </table:table-cell>
          <table:table-cell office:value-type="float" office:value="921.79" table:style-name="ce3">
            <text:p>921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float" office:value="371" table:style-name="ce5">
            <text:p>371</text:p>
          </table:table-cell>
          <table:table-cell office:value-type="string" table:style-name="ce6">
            <text:p>morisot_31</text:p>
          </table:table-cell>
          <table:table-cell office:value-type="float" office:value="1405.02" table:style-name="ce3">
            <text:p>1405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float" office:value="372" table:style-name="ce5">
            <text:p>372</text:p>
          </table:table-cell>
          <table:table-cell office:value-type="string" table:style-name="ce6">
            <text:p>morisot_32</text:p>
          </table:table-cell>
          <table:table-cell office:value-type="float" office:value="1367.28" table:style-name="ce3">
            <text:p>1367,2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float" office:value="373" table:style-name="ce5">
            <text:p>373</text:p>
          </table:table-cell>
          <table:table-cell office:value-type="string" table:style-name="ce6">
            <text:p>morisot_33</text:p>
          </table:table-cell>
          <table:table-cell office:value-type="float" office:value="991.52" table:style-name="ce3">
            <text:p>991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float" office:value="374" table:style-name="ce5">
            <text:p>374</text:p>
          </table:table-cell>
          <table:table-cell office:value-type="string" table:style-name="ce6">
            <text:p>morisot_34</text:p>
          </table:table-cell>
          <table:table-cell office:value-type="float" office:value="1159.68" table:style-name="ce3">
            <text:p>1159,6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float" office:value="375" table:style-name="ce5">
            <text:p>375</text:p>
          </table:table-cell>
          <table:table-cell office:value-type="string" table:style-name="ce6">
            <text:p>morisot_35</text:p>
          </table:table-cell>
          <table:table-cell office:value-type="float" office:value="1045.74" table:style-name="ce3">
            <text:p>1045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float" office:value="376" table:style-name="ce5">
            <text:p>376</text:p>
          </table:table-cell>
          <table:table-cell office:value-type="string" table:style-name="ce6">
            <text:p>morisot_36</text:p>
          </table:table-cell>
          <table:table-cell office:value-type="float" office:value="947.71" table:style-name="ce3">
            <text:p>947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float" office:value="377" table:style-name="ce5">
            <text:p>377</text:p>
          </table:table-cell>
          <table:table-cell office:value-type="string" table:style-name="ce6">
            <text:p>morisot_37</text:p>
          </table:table-cell>
          <table:table-cell office:value-type="float" office:value="1032.82" table:style-name="ce3">
            <text:p>1032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float" office:value="378" table:style-name="ce5">
            <text:p>378</text:p>
          </table:table-cell>
          <table:table-cell office:value-type="string" table:style-name="ce6">
            <text:p>morisot_38</text:p>
          </table:table-cell>
          <table:table-cell office:value-type="float" office:value="917.38" table:style-name="ce3">
            <text:p>917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chaim-soutine_1893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379" table:style-name="ce5">
            <text:p>379</text:p>
          </table:table-cell>
          <table:table-cell office:value-type="string" table:style-name="ce6">
            <text:p>soutine_1</text:p>
          </table:table-cell>
          <table:table-cell office:value-type="float" office:value="937.67" table:style-name="ce3">
            <text:p>937,6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380" table:style-name="ce5">
            <text:p>380</text:p>
          </table:table-cell>
          <table:table-cell office:value-type="string" table:style-name="ce6">
            <text:p>soutine_2</text:p>
          </table:table-cell>
          <table:table-cell office:value-type="float" office:value="988.09" table:style-name="ce3">
            <text:p>988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381" table:style-name="ce5">
            <text:p>381</text:p>
          </table:table-cell>
          <table:table-cell office:value-type="string" table:style-name="ce6">
            <text:p>soutine_3</text:p>
          </table:table-cell>
          <table:table-cell office:value-type="float" office:value="786.59" table:style-name="ce3">
            <text:p>786,5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382" table:style-name="ce5">
            <text:p>382</text:p>
          </table:table-cell>
          <table:table-cell office:value-type="string" table:style-name="ce6">
            <text:p>soutine_4</text:p>
          </table:table-cell>
          <table:table-cell office:value-type="float" office:value="1212.3399999999999" table:style-name="ce3">
            <text:p>1212,3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383" table:style-name="ce5">
            <text:p>383</text:p>
          </table:table-cell>
          <table:table-cell office:value-type="string" table:style-name="ce6">
            <text:p>soutine_5</text:p>
          </table:table-cell>
          <table:table-cell office:value-type="float" office:value="960.99" table:style-name="ce3">
            <text:p>960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384" table:style-name="ce5">
            <text:p>384</text:p>
          </table:table-cell>
          <table:table-cell office:value-type="string" table:style-name="ce6">
            <text:p>soutine_6</text:p>
          </table:table-cell>
          <table:table-cell office:value-type="float" office:value="1453.39" table:style-name="ce3">
            <text:p>1453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385" table:style-name="ce5">
            <text:p>385</text:p>
          </table:table-cell>
          <table:table-cell office:value-type="string" table:style-name="ce6">
            <text:p>soutine_7</text:p>
          </table:table-cell>
          <table:table-cell office:value-type="float" office:value="1992.61" table:style-name="ce3">
            <text:p>1992,6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386" table:style-name="ce5">
            <text:p>386</text:p>
          </table:table-cell>
          <table:table-cell office:value-type="string" table:style-name="ce6">
            <text:p>soutine_8</text:p>
          </table:table-cell>
          <table:table-cell office:value-type="float" office:value="1612.74" table:style-name="ce3">
            <text:p>1612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387" table:style-name="ce5">
            <text:p>387</text:p>
          </table:table-cell>
          <table:table-cell office:value-type="string" table:style-name="ce6">
            <text:p>soutine_9</text:p>
          </table:table-cell>
          <table:table-cell office:value-type="float" office:value="1772.29" table:style-name="ce3">
            <text:p>1772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388" table:style-name="ce5">
            <text:p>388</text:p>
          </table:table-cell>
          <table:table-cell office:value-type="string" table:style-name="ce6">
            <text:p>soutine_10</text:p>
          </table:table-cell>
          <table:table-cell office:value-type="float" office:value="1596.59" table:style-name="ce3">
            <text:p>1596,5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389" table:style-name="ce5">
            <text:p>389</text:p>
          </table:table-cell>
          <table:table-cell office:value-type="string" table:style-name="ce6">
            <text:p>soutine_11</text:p>
          </table:table-cell>
          <table:table-cell office:value-type="float" office:value="809.1" table:style-name="ce3">
            <text:p>809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390" table:style-name="ce5">
            <text:p>390</text:p>
          </table:table-cell>
          <table:table-cell office:value-type="string" table:style-name="ce6">
            <text:p>soutine_12</text:p>
          </table:table-cell>
          <table:table-cell office:value-type="float" office:value="664.74" table:style-name="ce3">
            <text:p>664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391" table:style-name="ce5">
            <text:p>391</text:p>
          </table:table-cell>
          <table:table-cell office:value-type="string" table:style-name="ce6">
            <text:p>soutine_13</text:p>
          </table:table-cell>
          <table:table-cell office:value-type="float" office:value="908.24" table:style-name="ce3">
            <text:p>908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392" table:style-name="ce5">
            <text:p>392</text:p>
          </table:table-cell>
          <table:table-cell office:value-type="string" table:style-name="ce6">
            <text:p>soutine_14</text:p>
          </table:table-cell>
          <table:table-cell office:value-type="float" office:value="1150.25" table:style-name="ce3">
            <text:p>1150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393" table:style-name="ce5">
            <text:p>393</text:p>
          </table:table-cell>
          <table:table-cell office:value-type="string" table:style-name="ce6">
            <text:p>soutine_15</text:p>
          </table:table-cell>
          <table:table-cell office:value-type="float" office:value="1662.51" table:style-name="ce3">
            <text:p>1662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394" table:style-name="ce5">
            <text:p>394</text:p>
          </table:table-cell>
          <table:table-cell office:value-type="string" table:style-name="ce6">
            <text:p>soutine_16</text:p>
          </table:table-cell>
          <table:table-cell office:value-type="float" office:value="995.65" table:style-name="ce3">
            <text:p>995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395" table:style-name="ce5">
            <text:p>395</text:p>
          </table:table-cell>
          <table:table-cell office:value-type="string" table:style-name="ce6">
            <text:p>soutine_17</text:p>
          </table:table-cell>
          <table:table-cell office:value-type="float" office:value="1232.8800000000001" table:style-name="ce3">
            <text:p>1232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396" table:style-name="ce5">
            <text:p>396</text:p>
          </table:table-cell>
          <table:table-cell office:value-type="string" table:style-name="ce6">
            <text:p>soutine_18</text:p>
          </table:table-cell>
          <table:table-cell office:value-type="float" office:value="982.47" table:style-name="ce3">
            <text:p>982,4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397" table:style-name="ce5">
            <text:p>397</text:p>
          </table:table-cell>
          <table:table-cell office:value-type="string" table:style-name="ce6">
            <text:p>soutine_19</text:p>
          </table:table-cell>
          <table:table-cell office:value-type="float" office:value="783.59" table:style-name="ce3">
            <text:p>783,5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398" table:style-name="ce5">
            <text:p>398</text:p>
          </table:table-cell>
          <table:table-cell office:value-type="string" table:style-name="ce6">
            <text:p>soutine_20</text:p>
          </table:table-cell>
          <table:table-cell office:value-type="float" office:value="1658.83" table:style-name="ce3">
            <text:p>1658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399" table:style-name="ce5">
            <text:p>399</text:p>
          </table:table-cell>
          <table:table-cell office:value-type="string" table:style-name="ce6">
            <text:p>soutine_21</text:p>
          </table:table-cell>
          <table:table-cell office:value-type="float" office:value="602.41" table:style-name="ce3">
            <text:p>602,4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400" table:style-name="ce5">
            <text:p>400</text:p>
          </table:table-cell>
          <table:table-cell office:value-type="string" table:style-name="ce6">
            <text:p>soutine_22</text:p>
          </table:table-cell>
          <table:table-cell office:value-type="float" office:value="520.58000000000004" table:style-name="ce3">
            <text:p>520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401" table:style-name="ce5">
            <text:p>401</text:p>
          </table:table-cell>
          <table:table-cell office:value-type="string" table:style-name="ce6">
            <text:p>soutine_23</text:p>
          </table:table-cell>
          <table:table-cell office:value-type="float" office:value="535.66" table:style-name="ce3">
            <text:p>535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402" table:style-name="ce5">
            <text:p>402</text:p>
          </table:table-cell>
          <table:table-cell office:value-type="string" table:style-name="ce6">
            <text:p>soutine_24</text:p>
          </table:table-cell>
          <table:table-cell office:value-type="float" office:value="1092.46" table:style-name="ce3">
            <text:p>1092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charles-camoin_1879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403" table:style-name="ce5">
            <text:p>403</text:p>
          </table:table-cell>
          <table:table-cell office:value-type="string" table:style-name="ce6">
            <text:p>charles-camoin_1</text:p>
          </table:table-cell>
          <table:table-cell office:value-type="float" office:value="1231.05" table:style-name="ce3">
            <text:p>1231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404" table:style-name="ce5">
            <text:p>404</text:p>
          </table:table-cell>
          <table:table-cell office:value-type="string" table:style-name="ce6">
            <text:p>charles-camoin_2</text:p>
          </table:table-cell>
          <table:table-cell office:value-type="float" office:value="1158.57" table:style-name="ce3">
            <text:p>1158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405" table:style-name="ce5">
            <text:p>405</text:p>
          </table:table-cell>
          <table:table-cell office:value-type="string" table:style-name="ce6">
            <text:p>charles-camoin_3</text:p>
          </table:table-cell>
          <table:table-cell office:value-type="float" office:value="856.26" table:style-name="ce3">
            <text:p>856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406" table:style-name="ce5">
            <text:p>406</text:p>
          </table:table-cell>
          <table:table-cell office:value-type="string" table:style-name="ce6">
            <text:p>charles-camoin_4</text:p>
          </table:table-cell>
          <table:table-cell office:value-type="float" office:value="1046.1300000000001" table:style-name="ce3">
            <text:p>1046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407" table:style-name="ce5">
            <text:p>407</text:p>
          </table:table-cell>
          <table:table-cell office:value-type="string" table:style-name="ce6">
            <text:p>charles-camoin_5</text:p>
          </table:table-cell>
          <table:table-cell office:value-type="float" office:value="692.82" table:style-name="ce3">
            <text:p>692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408" table:style-name="ce5">
            <text:p>408</text:p>
          </table:table-cell>
          <table:table-cell office:value-type="string" table:style-name="ce6">
            <text:p>charles-camoin_6</text:p>
          </table:table-cell>
          <table:table-cell office:value-type="float" office:value="652.20000000000005" table:style-name="ce3">
            <text:p>652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409" table:style-name="ce5">
            <text:p>409</text:p>
          </table:table-cell>
          <table:table-cell office:value-type="string" table:style-name="ce6">
            <text:p>charles-camoin_7</text:p>
          </table:table-cell>
          <table:table-cell office:value-type="float" office:value="728.57" table:style-name="ce3">
            <text:p>728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410" table:style-name="ce5">
            <text:p>410</text:p>
          </table:table-cell>
          <table:table-cell office:value-type="string" table:style-name="ce6">
            <text:p>charles-camoin_8</text:p>
          </table:table-cell>
          <table:table-cell office:value-type="float" office:value="761.96" table:style-name="ce3">
            <text:p>761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411" table:style-name="ce5">
            <text:p>411</text:p>
          </table:table-cell>
          <table:table-cell office:value-type="string" table:style-name="ce6">
            <text:p>charles-camoin_9</text:p>
          </table:table-cell>
          <table:table-cell office:value-type="float" office:value="1588.02" table:style-name="ce3">
            <text:p>1588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412" table:style-name="ce5">
            <text:p>412</text:p>
          </table:table-cell>
          <table:table-cell office:value-type="string" table:style-name="ce6">
            <text:p>charles-camoin_10</text:p>
          </table:table-cell>
          <table:table-cell office:value-type="float" office:value="983.27" table:style-name="ce3">
            <text:p>983,2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413" table:style-name="ce5">
            <text:p>413</text:p>
          </table:table-cell>
          <table:table-cell office:value-type="string" table:style-name="ce6">
            <text:p>charles-camoin_11</text:p>
          </table:table-cell>
          <table:table-cell office:value-type="float" office:value="682.95" table:style-name="ce3">
            <text:p>682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414" table:style-name="ce5">
            <text:p>414</text:p>
          </table:table-cell>
          <table:table-cell office:value-type="string" table:style-name="ce6">
            <text:p>charles-camoin_12</text:p>
          </table:table-cell>
          <table:table-cell office:value-type="float" office:value="619.15" table:style-name="ce3">
            <text:p>619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415" table:style-name="ce5">
            <text:p>415</text:p>
          </table:table-cell>
          <table:table-cell office:value-type="string" table:style-name="ce6">
            <text:p>charles-camoin_13</text:p>
          </table:table-cell>
          <table:table-cell office:value-type="float" office:value="773.77" table:style-name="ce3">
            <text:p>773,7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416" table:style-name="ce5">
            <text:p>416</text:p>
          </table:table-cell>
          <table:table-cell office:value-type="string" table:style-name="ce6">
            <text:p>charles-camoin_14</text:p>
          </table:table-cell>
          <table:table-cell office:value-type="float" office:value="752.67" table:style-name="ce3">
            <text:p>752,6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417" table:style-name="ce5">
            <text:p>417</text:p>
          </table:table-cell>
          <table:table-cell office:value-type="string" table:style-name="ce6">
            <text:p>charles-camoin_15</text:p>
          </table:table-cell>
          <table:table-cell office:value-type="float" office:value="672.14" table:style-name="ce3">
            <text:p>672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418" table:style-name="ce5">
            <text:p>418</text:p>
          </table:table-cell>
          <table:table-cell office:value-type="string" table:style-name="ce6">
            <text:p>charles-camoin_16</text:p>
          </table:table-cell>
          <table:table-cell office:value-type="float" office:value="1146.75" table:style-name="ce3">
            <text:p>1146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419" table:style-name="ce5">
            <text:p>419</text:p>
          </table:table-cell>
          <table:table-cell office:value-type="string" table:style-name="ce6">
            <text:p>charles-camoin_17</text:p>
          </table:table-cell>
          <table:table-cell office:value-type="float" office:value="455.8" table:style-name="ce3">
            <text:p>455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420" table:style-name="ce5">
            <text:p>420</text:p>
          </table:table-cell>
          <table:table-cell office:value-type="string" table:style-name="ce6">
            <text:p>charles-camoin_18</text:p>
          </table:table-cell>
          <table:table-cell office:value-type="float" office:value="16.63" table:style-name="ce3">
            <text:p>16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421" table:style-name="ce5">
            <text:p>421</text:p>
          </table:table-cell>
          <table:table-cell office:value-type="string" table:style-name="ce6">
            <text:p>charles-camoin_19</text:p>
          </table:table-cell>
          <table:table-cell office:value-type="float" office:value="13.63" table:style-name="ce3">
            <text:p>13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422" table:style-name="ce5">
            <text:p>422</text:p>
          </table:table-cell>
          <table:table-cell office:value-type="string" table:style-name="ce6">
            <text:p>charles-camoin_20</text:p>
          </table:table-cell>
          <table:table-cell office:value-type="float" office:value="1175.3" table:style-name="ce3">
            <text:p>1175,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423" table:style-name="ce5">
            <text:p>423</text:p>
          </table:table-cell>
          <table:table-cell office:value-type="string" table:style-name="ce6">
            <text:p>charles-camoin_21</text:p>
          </table:table-cell>
          <table:table-cell office:value-type="float" office:value="575.39" table:style-name="ce3">
            <text:p>575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424" table:style-name="ce5">
            <text:p>424</text:p>
          </table:table-cell>
          <table:table-cell office:value-type="string" table:style-name="ce6">
            <text:p>charles-camoin_22</text:p>
          </table:table-cell>
          <table:table-cell office:value-type="float" office:value="1094.33" table:style-name="ce3">
            <text:p>1094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425" table:style-name="ce5">
            <text:p>425</text:p>
          </table:table-cell>
          <table:table-cell office:value-type="string" table:style-name="ce6">
            <text:p>charles-camoin_23</text:p>
          </table:table-cell>
          <table:table-cell office:value-type="float" office:value="611.05999999999995" table:style-name="ce3">
            <text:p>611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426" table:style-name="ce5">
            <text:p>426</text:p>
          </table:table-cell>
          <table:table-cell office:value-type="string" table:style-name="ce6">
            <text:p>charles-camoin_24</text:p>
          </table:table-cell>
          <table:table-cell office:value-type="float" office:value="644.71" table:style-name="ce3">
            <text:p>644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427" table:style-name="ce5">
            <text:p>427</text:p>
          </table:table-cell>
          <table:table-cell office:value-type="string" table:style-name="ce6">
            <text:p>charles-camoin_25</text:p>
          </table:table-cell>
          <table:table-cell office:value-type="float" office:value="21.79" table:style-name="ce3">
            <text:p>21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428" table:style-name="ce5">
            <text:p>428</text:p>
          </table:table-cell>
          <table:table-cell office:value-type="string" table:style-name="ce6">
            <text:p>charles-camoin_26</text:p>
          </table:table-cell>
          <table:table-cell office:value-type="float" office:value="834.52" table:style-name="ce3">
            <text:p>834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429" table:style-name="ce5">
            <text:p>429</text:p>
          </table:table-cell>
          <table:table-cell office:value-type="string" table:style-name="ce6">
            <text:p>charles-camoin_27</text:p>
          </table:table-cell>
          <table:table-cell office:value-type="float" office:value="518.94000000000005" table:style-name="ce3">
            <text:p>518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430" table:style-name="ce5">
            <text:p>430</text:p>
          </table:table-cell>
          <table:table-cell office:value-type="string" table:style-name="ce6">
            <text:p>charles-camoin_28</text:p>
          </table:table-cell>
          <table:table-cell office:value-type="float" office:value="594.20000000000005" table:style-name="ce3">
            <text:p>594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431" table:style-name="ce5">
            <text:p>431</text:p>
          </table:table-cell>
          <table:table-cell office:value-type="string" table:style-name="ce6">
            <text:p>charles-camoin_29</text:p>
          </table:table-cell>
          <table:table-cell office:value-type="float" office:value="888.22" table:style-name="ce3">
            <text:p>888,2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432" table:style-name="ce5">
            <text:p>432</text:p>
          </table:table-cell>
          <table:table-cell office:value-type="string" table:style-name="ce6">
            <text:p>charles-camoin_30</text:p>
          </table:table-cell>
          <table:table-cell office:value-type="float" office:value="1089.76" table:style-name="ce3">
            <text:p>1089,7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claude-monet_1840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433" table:style-name="ce5">
            <text:p>433</text:p>
          </table:table-cell>
          <table:table-cell office:value-type="string" table:style-name="ce6">
            <text:p>monet_1</text:p>
          </table:table-cell>
          <table:table-cell office:value-type="float" office:value="713.58" table:style-name="ce3">
            <text:p>713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434" table:style-name="ce5">
            <text:p>434</text:p>
          </table:table-cell>
          <table:table-cell office:value-type="string" table:style-name="ce6">
            <text:p>monet_2</text:p>
          </table:table-cell>
          <table:table-cell office:value-type="float" office:value="653.78" table:style-name="ce3">
            <text:p>653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435" table:style-name="ce5">
            <text:p>435</text:p>
          </table:table-cell>
          <table:table-cell office:value-type="string" table:style-name="ce6">
            <text:p>monet_3</text:p>
          </table:table-cell>
          <table:table-cell office:value-type="float" office:value="668.21" table:style-name="ce3">
            <text:p>668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436" table:style-name="ce5">
            <text:p>436</text:p>
          </table:table-cell>
          <table:table-cell office:value-type="string" table:style-name="ce6">
            <text:p>monet_4</text:p>
          </table:table-cell>
          <table:table-cell office:value-type="float" office:value="1038.4000000000001" table:style-name="ce3">
            <text:p>1038,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437" table:style-name="ce5">
            <text:p>437</text:p>
          </table:table-cell>
          <table:table-cell office:value-type="string" table:style-name="ce6">
            <text:p>monet_5</text:p>
          </table:table-cell>
          <table:table-cell office:value-type="float" office:value="707.59" table:style-name="ce3">
            <text:p>707,5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438" table:style-name="ce5">
            <text:p>438</text:p>
          </table:table-cell>
          <table:table-cell office:value-type="string" table:style-name="ce6">
            <text:p>monet_6</text:p>
          </table:table-cell>
          <table:table-cell office:value-type="float" office:value="1430.93" table:style-name="ce3">
            <text:p>1430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439" table:style-name="ce5">
            <text:p>439</text:p>
          </table:table-cell>
          <table:table-cell office:value-type="string" table:style-name="ce6">
            <text:p>monet_7</text:p>
          </table:table-cell>
          <table:table-cell office:value-type="float" office:value="1000.64" table:style-name="ce3">
            <text:p>1000,6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440" table:style-name="ce5">
            <text:p>440</text:p>
          </table:table-cell>
          <table:table-cell office:value-type="string" table:style-name="ce6">
            <text:p>monet_8</text:p>
          </table:table-cell>
          <table:table-cell office:value-type="float" office:value="637.5" table:style-name="ce3">
            <text:p>637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441" table:style-name="ce5">
            <text:p>441</text:p>
          </table:table-cell>
          <table:table-cell office:value-type="string" table:style-name="ce6">
            <text:p>monet_9</text:p>
          </table:table-cell>
          <table:table-cell office:value-type="float" office:value="706.63" table:style-name="ce3">
            <text:p>706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442" table:style-name="ce5">
            <text:p>442</text:p>
          </table:table-cell>
          <table:table-cell office:value-type="string" table:style-name="ce6">
            <text:p>monet_10</text:p>
          </table:table-cell>
          <table:table-cell office:value-type="float" office:value="675.8" table:style-name="ce3">
            <text:p>675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443" table:style-name="ce5">
            <text:p>443</text:p>
          </table:table-cell>
          <table:table-cell office:value-type="string" table:style-name="ce6">
            <text:p>monet_11</text:p>
          </table:table-cell>
          <table:table-cell office:value-type="float" office:value="844.05" table:style-name="ce3">
            <text:p>844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444" table:style-name="ce5">
            <text:p>444</text:p>
          </table:table-cell>
          <table:table-cell office:value-type="string" table:style-name="ce6">
            <text:p>monet_12</text:p>
          </table:table-cell>
          <table:table-cell office:value-type="float" office:value="775.45" table:style-name="ce3">
            <text:p>775,4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445" table:style-name="ce5">
            <text:p>445</text:p>
          </table:table-cell>
          <table:table-cell office:value-type="string" table:style-name="ce6">
            <text:p>monet_13</text:p>
          </table:table-cell>
          <table:table-cell office:value-type="float" office:value="597.95000000000005" table:style-name="ce3">
            <text:p>597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446" table:style-name="ce5">
            <text:p>446</text:p>
          </table:table-cell>
          <table:table-cell office:value-type="string" table:style-name="ce6">
            <text:p>monet_14</text:p>
          </table:table-cell>
          <table:table-cell office:value-type="float" office:value="1285.93" table:style-name="ce3">
            <text:p>1285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447" table:style-name="ce5">
            <text:p>447</text:p>
          </table:table-cell>
          <table:table-cell office:value-type="string" table:style-name="ce6">
            <text:p>monet_15</text:p>
          </table:table-cell>
          <table:table-cell office:value-type="float" office:value="415.96" table:style-name="ce3">
            <text:p>415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448" table:style-name="ce5">
            <text:p>448</text:p>
          </table:table-cell>
          <table:table-cell office:value-type="string" table:style-name="ce6">
            <text:p>monet_16</text:p>
          </table:table-cell>
          <table:table-cell office:value-type="float" office:value="667.02" table:style-name="ce3">
            <text:p>667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449" table:style-name="ce5">
            <text:p>449</text:p>
          </table:table-cell>
          <table:table-cell office:value-type="string" table:style-name="ce6">
            <text:p>monet_17</text:p>
          </table:table-cell>
          <table:table-cell office:value-type="float" office:value="1280.1199999999999" table:style-name="ce3">
            <text:p>1280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450" table:style-name="ce5">
            <text:p>450</text:p>
          </table:table-cell>
          <table:table-cell office:value-type="string" table:style-name="ce6">
            <text:p>monet_18</text:p>
          </table:table-cell>
          <table:table-cell office:value-type="float" office:value="855.98" table:style-name="ce3">
            <text:p>855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451" table:style-name="ce5">
            <text:p>451</text:p>
          </table:table-cell>
          <table:table-cell office:value-type="string" table:style-name="ce6">
            <text:p>monet_19</text:p>
          </table:table-cell>
          <table:table-cell office:value-type="float" office:value="686.76" table:style-name="ce3">
            <text:p>686,7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452" table:style-name="ce5">
            <text:p>452</text:p>
          </table:table-cell>
          <table:table-cell office:value-type="string" table:style-name="ce6">
            <text:p>monet_20</text:p>
          </table:table-cell>
          <table:table-cell office:value-type="float" office:value="737.16" table:style-name="ce3">
            <text:p>737,1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453" table:style-name="ce5">
            <text:p>453</text:p>
          </table:table-cell>
          <table:table-cell office:value-type="string" table:style-name="ce6">
            <text:p>monet_21</text:p>
          </table:table-cell>
          <table:table-cell office:value-type="float" office:value="953.74" table:style-name="ce3">
            <text:p>953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454" table:style-name="ce5">
            <text:p>454</text:p>
          </table:table-cell>
          <table:table-cell office:value-type="string" table:style-name="ce6">
            <text:p>monet_22</text:p>
          </table:table-cell>
          <table:table-cell office:value-type="float" office:value="1258.1099999999999" table:style-name="ce3">
            <text:p>1258,1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455" table:style-name="ce5">
            <text:p>455</text:p>
          </table:table-cell>
          <table:table-cell office:value-type="string" table:style-name="ce6">
            <text:p>monet_23</text:p>
          </table:table-cell>
          <table:table-cell office:value-type="float" office:value="1351.52" table:style-name="ce3">
            <text:p>1351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456" table:style-name="ce5">
            <text:p>456</text:p>
          </table:table-cell>
          <table:table-cell office:value-type="string" table:style-name="ce6">
            <text:p>monet_24</text:p>
          </table:table-cell>
          <table:table-cell office:value-type="float" office:value="810.17" table:style-name="ce3">
            <text:p>810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457" table:style-name="ce5">
            <text:p>457</text:p>
          </table:table-cell>
          <table:table-cell office:value-type="string" table:style-name="ce6">
            <text:p>monet_25</text:p>
          </table:table-cell>
          <table:table-cell office:value-type="float" office:value="1530.92" table:style-name="ce3">
            <text:p>1530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458" table:style-name="ce5">
            <text:p>458</text:p>
          </table:table-cell>
          <table:table-cell office:value-type="string" table:style-name="ce6">
            <text:p>monet_26</text:p>
          </table:table-cell>
          <table:table-cell office:value-type="float" office:value="1396.51" table:style-name="ce3">
            <text:p>1396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459" table:style-name="ce5">
            <text:p>459</text:p>
          </table:table-cell>
          <table:table-cell office:value-type="string" table:style-name="ce6">
            <text:p>monet_27</text:p>
          </table:table-cell>
          <table:table-cell office:value-type="float" office:value="996.25" table:style-name="ce3">
            <text:p>996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460" table:style-name="ce5">
            <text:p>460</text:p>
          </table:table-cell>
          <table:table-cell office:value-type="string" table:style-name="ce6">
            <text:p>monet_28</text:p>
          </table:table-cell>
          <table:table-cell office:value-type="float" office:value="837.14" table:style-name="ce3">
            <text:p>837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461" table:style-name="ce5">
            <text:p>461</text:p>
          </table:table-cell>
          <table:table-cell office:value-type="string" table:style-name="ce6">
            <text:p>monet_29</text:p>
          </table:table-cell>
          <table:table-cell office:value-type="float" office:value="1498.62" table:style-name="ce3">
            <text:p>1498,6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462" table:style-name="ce5">
            <text:p>462</text:p>
          </table:table-cell>
          <table:table-cell office:value-type="string" table:style-name="ce6">
            <text:p>monet_30</text:p>
          </table:table-cell>
          <table:table-cell office:value-type="float" office:value="1089.0899999999999" table:style-name="ce3">
            <text:p>1089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float" office:value="463" table:style-name="ce5">
            <text:p>463</text:p>
          </table:table-cell>
          <table:table-cell office:value-type="string" table:style-name="ce6">
            <text:p>monet_31</text:p>
          </table:table-cell>
          <table:table-cell office:value-type="float" office:value="1065.77" table:style-name="ce3">
            <text:p>1065,7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float" office:value="464" table:style-name="ce5">
            <text:p>464</text:p>
          </table:table-cell>
          <table:table-cell office:value-type="string" table:style-name="ce6">
            <text:p>monet_32</text:p>
          </table:table-cell>
          <table:table-cell office:value-type="float" office:value="644.32000000000005" table:style-name="ce3">
            <text:p>644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float" office:value="465" table:style-name="ce5">
            <text:p>465</text:p>
          </table:table-cell>
          <table:table-cell office:value-type="string" table:style-name="ce6">
            <text:p>monet_33</text:p>
          </table:table-cell>
          <table:table-cell office:value-type="float" office:value="990.57" table:style-name="ce3">
            <text:p>990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float" office:value="466" table:style-name="ce5">
            <text:p>466</text:p>
          </table:table-cell>
          <table:table-cell office:value-type="string" table:style-name="ce6">
            <text:p>monet_34</text:p>
          </table:table-cell>
          <table:table-cell office:value-type="float" office:value="731.48" table:style-name="ce3">
            <text:p>731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float" office:value="467" table:style-name="ce5">
            <text:p>467</text:p>
          </table:table-cell>
          <table:table-cell office:value-type="string" table:style-name="ce6">
            <text:p>monet_35</text:p>
          </table:table-cell>
          <table:table-cell office:value-type="float" office:value="821.09" table:style-name="ce3">
            <text:p>821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float" office:value="468" table:style-name="ce5">
            <text:p>468</text:p>
          </table:table-cell>
          <table:table-cell office:value-type="string" table:style-name="ce6">
            <text:p>monet_36</text:p>
          </table:table-cell>
          <table:table-cell office:value-type="float" office:value="754.14" table:style-name="ce3">
            <text:p>754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float" office:value="469" table:style-name="ce5">
            <text:p>469</text:p>
          </table:table-cell>
          <table:table-cell office:value-type="string" table:style-name="ce6">
            <text:p>monet_37</text:p>
          </table:table-cell>
          <table:table-cell office:value-type="float" office:value="639.4" table:style-name="ce3">
            <text:p>639,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float" office:value="470" table:style-name="ce5">
            <text:p>470</text:p>
          </table:table-cell>
          <table:table-cell office:value-type="string" table:style-name="ce6">
            <text:p>monet_38</text:p>
          </table:table-cell>
          <table:table-cell office:value-type="float" office:value="1730.17" table:style-name="ce3">
            <text:p>1730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float" office:value="471" table:style-name="ce5">
            <text:p>471</text:p>
          </table:table-cell>
          <table:table-cell office:value-type="string" table:style-name="ce6">
            <text:p>monet_39</text:p>
          </table:table-cell>
          <table:table-cell office:value-type="float" office:value="412.9" table:style-name="ce3">
            <text:p>412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float" office:value="472" table:style-name="ce5">
            <text:p>472</text:p>
          </table:table-cell>
          <table:table-cell office:value-type="string" table:style-name="ce6">
            <text:p>monet_40</text:p>
          </table:table-cell>
          <table:table-cell office:value-type="float" office:value="525.01" table:style-name="ce3">
            <text:p>525,0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float" office:value="473" table:style-name="ce5">
            <text:p>473</text:p>
          </table:table-cell>
          <table:table-cell office:value-type="string" table:style-name="ce6">
            <text:p>monet_41</text:p>
          </table:table-cell>
          <table:table-cell office:value-type="float" office:value="1246.81" table:style-name="ce3">
            <text:p>1246,8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float" office:value="474" table:style-name="ce5">
            <text:p>474</text:p>
          </table:table-cell>
          <table:table-cell office:value-type="string" table:style-name="ce6">
            <text:p>monet_42</text:p>
          </table:table-cell>
          <table:table-cell office:value-type="float" office:value="1147.95" table:style-name="ce3">
            <text:p>1147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float" office:value="475" table:style-name="ce5">
            <text:p>475</text:p>
          </table:table-cell>
          <table:table-cell office:value-type="string" table:style-name="ce6">
            <text:p>monet_43</text:p>
          </table:table-cell>
          <table:table-cell office:value-type="float" office:value="965.55" table:style-name="ce3">
            <text:p>965,5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float" office:value="476" table:style-name="ce5">
            <text:p>476</text:p>
          </table:table-cell>
          <table:table-cell office:value-type="string" table:style-name="ce6">
            <text:p>monet_44</text:p>
          </table:table-cell>
          <table:table-cell office:value-type="float" office:value="1211.1600000000001" table:style-name="ce3">
            <text:p>1211,1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float" office:value="477" table:style-name="ce5">
            <text:p>477</text:p>
          </table:table-cell>
          <table:table-cell office:value-type="string" table:style-name="ce6">
            <text:p>monet_45</text:p>
          </table:table-cell>
          <table:table-cell office:value-type="float" office:value="1670.78" table:style-name="ce3">
            <text:p>1670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6" table:style-name="ce5">
            <text:p>46</text:p>
          </table:table-cell>
          <table:table-cell office:value-type="float" office:value="478" table:style-name="ce5">
            <text:p>478</text:p>
          </table:table-cell>
          <table:table-cell office:value-type="string" table:style-name="ce6">
            <text:p>monet_46</text:p>
          </table:table-cell>
          <table:table-cell office:value-type="float" office:value="505.38" table:style-name="ce3">
            <text:p>505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7" table:style-name="ce5">
            <text:p>47</text:p>
          </table:table-cell>
          <table:table-cell office:value-type="float" office:value="479" table:style-name="ce5">
            <text:p>479</text:p>
          </table:table-cell>
          <table:table-cell office:value-type="string" table:style-name="ce6">
            <text:p>monet_47</text:p>
          </table:table-cell>
          <table:table-cell office:value-type="float" office:value="1185.76" table:style-name="ce3">
            <text:p>1185,7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float" office:value="480" table:style-name="ce5">
            <text:p>480</text:p>
          </table:table-cell>
          <table:table-cell office:value-type="string" table:style-name="ce6">
            <text:p>monet_48</text:p>
          </table:table-cell>
          <table:table-cell office:value-type="float" office:value="1611.11" table:style-name="ce3">
            <text:p>1611,1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9" table:style-name="ce5">
            <text:p>49</text:p>
          </table:table-cell>
          <table:table-cell office:value-type="float" office:value="481" table:style-name="ce5">
            <text:p>481</text:p>
          </table:table-cell>
          <table:table-cell office:value-type="string" table:style-name="ce6">
            <text:p>monet_49</text:p>
          </table:table-cell>
          <table:table-cell office:value-type="float" office:value="1727.96" table:style-name="ce3">
            <text:p>1727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float" office:value="482" table:style-name="ce5">
            <text:p>482</text:p>
          </table:table-cell>
          <table:table-cell office:value-type="string" table:style-name="ce6">
            <text:p>monet_50</text:p>
          </table:table-cell>
          <table:table-cell office:value-type="float" office:value="2219.71" table:style-name="ce3">
            <text:p>2219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1" table:style-name="ce5">
            <text:p>51</text:p>
          </table:table-cell>
          <table:table-cell office:value-type="float" office:value="483" table:style-name="ce5">
            <text:p>483</text:p>
          </table:table-cell>
          <table:table-cell office:value-type="string" table:style-name="ce6">
            <text:p>monet_51</text:p>
          </table:table-cell>
          <table:table-cell office:value-type="float" office:value="1134.02" table:style-name="ce3">
            <text:p>1134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float" office:value="484" table:style-name="ce5">
            <text:p>484</text:p>
          </table:table-cell>
          <table:table-cell office:value-type="string" table:style-name="ce6">
            <text:p>monet_52</text:p>
          </table:table-cell>
          <table:table-cell office:value-type="float" office:value="1752.12" table:style-name="ce3">
            <text:p>1752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float" office:value="485" table:style-name="ce5">
            <text:p>485</text:p>
          </table:table-cell>
          <table:table-cell office:value-type="string" table:style-name="ce6">
            <text:p>monet_53</text:p>
          </table:table-cell>
          <table:table-cell office:value-type="float" office:value="1447.29" table:style-name="ce3">
            <text:p>1447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float" office:value="486" table:style-name="ce5">
            <text:p>486</text:p>
          </table:table-cell>
          <table:table-cell office:value-type="string" table:style-name="ce6">
            <text:p>monet_54</text:p>
          </table:table-cell>
          <table:table-cell office:value-type="float" office:value="824.25" table:style-name="ce3">
            <text:p>824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cy-twombly_1928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487" table:style-name="ce5">
            <text:p>487</text:p>
          </table:table-cell>
          <table:table-cell office:value-type="string" table:style-name="ce6">
            <text:p>twombly_1</text:p>
          </table:table-cell>
          <table:table-cell office:value-type="float" office:value="916.25" table:style-name="ce3">
            <text:p>916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488" table:style-name="ce5">
            <text:p>488</text:p>
          </table:table-cell>
          <table:table-cell office:value-type="string" table:style-name="ce6">
            <text:p>twombly_2</text:p>
          </table:table-cell>
          <table:table-cell office:value-type="float" office:value="734.21" table:style-name="ce3">
            <text:p>734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489" table:style-name="ce5">
            <text:p>489</text:p>
          </table:table-cell>
          <table:table-cell office:value-type="string" table:style-name="ce6">
            <text:p>twombly_3</text:p>
          </table:table-cell>
          <table:table-cell office:value-type="float" office:value="724.43" table:style-name="ce3">
            <text:p>724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490" table:style-name="ce5">
            <text:p>490</text:p>
          </table:table-cell>
          <table:table-cell office:value-type="string" table:style-name="ce6">
            <text:p>twombly_4</text:p>
          </table:table-cell>
          <table:table-cell office:value-type="float" office:value="1032.1500000000001" table:style-name="ce3">
            <text:p>1032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491" table:style-name="ce5">
            <text:p>491</text:p>
          </table:table-cell>
          <table:table-cell office:value-type="string" table:style-name="ce6">
            <text:p>twombly_5</text:p>
          </table:table-cell>
          <table:table-cell office:value-type="float" office:value="268.01" table:style-name="ce3">
            <text:p>268,0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492" table:style-name="ce5">
            <text:p>492</text:p>
          </table:table-cell>
          <table:table-cell office:value-type="string" table:style-name="ce6">
            <text:p>twombly_6</text:p>
          </table:table-cell>
          <table:table-cell office:value-type="float" office:value="696.05" table:style-name="ce3">
            <text:p>696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493" table:style-name="ce5">
            <text:p>493</text:p>
          </table:table-cell>
          <table:table-cell office:value-type="string" table:style-name="ce6">
            <text:p>twombly_7</text:p>
          </table:table-cell>
          <table:table-cell office:value-type="float" office:value="384.54" table:style-name="ce3">
            <text:p>384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494" table:style-name="ce5">
            <text:p>494</text:p>
          </table:table-cell>
          <table:table-cell office:value-type="string" table:style-name="ce6">
            <text:p>twombly_8</text:p>
          </table:table-cell>
          <table:table-cell office:value-type="float" office:value="797.26" table:style-name="ce3">
            <text:p>797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edouard-manet_1832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495" table:style-name="ce5">
            <text:p>495</text:p>
          </table:table-cell>
          <table:table-cell office:value-type="string" table:style-name="ce6">
            <text:p>manet_1</text:p>
          </table:table-cell>
          <table:table-cell office:value-type="float" office:value="883.55" table:style-name="ce3">
            <text:p>883,5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496" table:style-name="ce5">
            <text:p>496</text:p>
          </table:table-cell>
          <table:table-cell office:value-type="string" table:style-name="ce6">
            <text:p>manet_2</text:p>
          </table:table-cell>
          <table:table-cell office:value-type="float" office:value="687.8" table:style-name="ce3">
            <text:p>687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497" table:style-name="ce5">
            <text:p>497</text:p>
          </table:table-cell>
          <table:table-cell office:value-type="string" table:style-name="ce6">
            <text:p>manet_3</text:p>
          </table:table-cell>
          <table:table-cell office:value-type="float" office:value="785.99" table:style-name="ce3">
            <text:p>785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498" table:style-name="ce5">
            <text:p>498</text:p>
          </table:table-cell>
          <table:table-cell office:value-type="string" table:style-name="ce6">
            <text:p>manet_4</text:p>
          </table:table-cell>
          <table:table-cell office:value-type="float" office:value="637.91999999999996" table:style-name="ce3">
            <text:p>637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499" table:style-name="ce5">
            <text:p>499</text:p>
          </table:table-cell>
          <table:table-cell office:value-type="string" table:style-name="ce6">
            <text:p>manet_5</text:p>
          </table:table-cell>
          <table:table-cell office:value-type="float" office:value="774.33" table:style-name="ce3">
            <text:p>774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500" table:style-name="ce5">
            <text:p>500</text:p>
          </table:table-cell>
          <table:table-cell office:value-type="string" table:style-name="ce6">
            <text:p>manet_6</text:p>
          </table:table-cell>
          <table:table-cell office:value-type="float" office:value="850.73" table:style-name="ce3">
            <text:p>850,7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501" table:style-name="ce5">
            <text:p>501</text:p>
          </table:table-cell>
          <table:table-cell office:value-type="string" table:style-name="ce6">
            <text:p>manet_7</text:p>
          </table:table-cell>
          <table:table-cell office:value-type="float" office:value="818.75" table:style-name="ce3">
            <text:p>818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502" table:style-name="ce5">
            <text:p>502</text:p>
          </table:table-cell>
          <table:table-cell office:value-type="string" table:style-name="ce6">
            <text:p>manet_8</text:p>
          </table:table-cell>
          <table:table-cell office:value-type="float" office:value="1027.33" table:style-name="ce3">
            <text:p>1027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503" table:style-name="ce5">
            <text:p>503</text:p>
          </table:table-cell>
          <table:table-cell office:value-type="string" table:style-name="ce6">
            <text:p>manet_9</text:p>
          </table:table-cell>
          <table:table-cell office:value-type="float" office:value="702.31" table:style-name="ce3">
            <text:p>702,3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504" table:style-name="ce5">
            <text:p>504</text:p>
          </table:table-cell>
          <table:table-cell office:value-type="string" table:style-name="ce6">
            <text:p>manet_10</text:p>
          </table:table-cell>
          <table:table-cell office:value-type="float" office:value="452.19" table:style-name="ce3">
            <text:p>452,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505" table:style-name="ce5">
            <text:p>505</text:p>
          </table:table-cell>
          <table:table-cell office:value-type="string" table:style-name="ce6">
            <text:p>manet_11</text:p>
          </table:table-cell>
          <table:table-cell office:value-type="float" office:value="463.69" table:style-name="ce3">
            <text:p>463,6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506" table:style-name="ce5">
            <text:p>506</text:p>
          </table:table-cell>
          <table:table-cell office:value-type="string" table:style-name="ce6">
            <text:p>manet_12</text:p>
          </table:table-cell>
          <table:table-cell office:value-type="float" office:value="750.49" table:style-name="ce3">
            <text:p>750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507" table:style-name="ce5">
            <text:p>507</text:p>
          </table:table-cell>
          <table:table-cell office:value-type="string" table:style-name="ce6">
            <text:p>manet_13</text:p>
          </table:table-cell>
          <table:table-cell office:value-type="float" office:value="961.31" table:style-name="ce3">
            <text:p>961,3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508" table:style-name="ce5">
            <text:p>508</text:p>
          </table:table-cell>
          <table:table-cell office:value-type="string" table:style-name="ce6">
            <text:p>manet_14</text:p>
          </table:table-cell>
          <table:table-cell office:value-type="float" office:value="534.71" table:style-name="ce3">
            <text:p>534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509" table:style-name="ce5">
            <text:p>509</text:p>
          </table:table-cell>
          <table:table-cell office:value-type="string" table:style-name="ce6">
            <text:p>manet_15</text:p>
          </table:table-cell>
          <table:table-cell office:value-type="float" office:value="950.03" table:style-name="ce3">
            <text:p>950,0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510" table:style-name="ce5">
            <text:p>510</text:p>
          </table:table-cell>
          <table:table-cell office:value-type="string" table:style-name="ce6">
            <text:p>manet_16</text:p>
          </table:table-cell>
          <table:table-cell office:value-type="float" office:value="1091.5899999999999" table:style-name="ce3">
            <text:p>1091,5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511" table:style-name="ce5">
            <text:p>511</text:p>
          </table:table-cell>
          <table:table-cell office:value-type="string" table:style-name="ce6">
            <text:p>manet_17</text:p>
          </table:table-cell>
          <table:table-cell office:value-type="float" office:value="765.04" table:style-name="ce3">
            <text:p>765,0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512" table:style-name="ce5">
            <text:p>512</text:p>
          </table:table-cell>
          <table:table-cell office:value-type="string" table:style-name="ce6">
            <text:p>manet_18</text:p>
          </table:table-cell>
          <table:table-cell office:value-type="float" office:value="686.53" table:style-name="ce3">
            <text:p>686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513" table:style-name="ce5">
            <text:p>513</text:p>
          </table:table-cell>
          <table:table-cell office:value-type="string" table:style-name="ce6">
            <text:p>manet_19</text:p>
          </table:table-cell>
          <table:table-cell office:value-type="float" office:value="684.58" table:style-name="ce3">
            <text:p>684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514" table:style-name="ce5">
            <text:p>514</text:p>
          </table:table-cell>
          <table:table-cell office:value-type="string" table:style-name="ce6">
            <text:p>manet_20</text:p>
          </table:table-cell>
          <table:table-cell office:value-type="float" office:value="924.05" table:style-name="ce3">
            <text:p>924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515" table:style-name="ce5">
            <text:p>515</text:p>
          </table:table-cell>
          <table:table-cell office:value-type="string" table:style-name="ce6">
            <text:p>manet_21</text:p>
          </table:table-cell>
          <table:table-cell office:value-type="float" office:value="653.89" table:style-name="ce3">
            <text:p>653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edvard-munch_1863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516" table:style-name="ce5">
            <text:p>516</text:p>
          </table:table-cell>
          <table:table-cell office:value-type="string" table:style-name="ce6">
            <text:p>munch_1</text:p>
          </table:table-cell>
          <table:table-cell office:value-type="float" office:value="537.91" table:style-name="ce3">
            <text:p>537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517" table:style-name="ce5">
            <text:p>517</text:p>
          </table:table-cell>
          <table:table-cell office:value-type="string" table:style-name="ce6">
            <text:p>munch_2</text:p>
          </table:table-cell>
          <table:table-cell office:value-type="float" office:value="767.82" table:style-name="ce3">
            <text:p>767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518" table:style-name="ce5">
            <text:p>518</text:p>
          </table:table-cell>
          <table:table-cell office:value-type="string" table:style-name="ce6">
            <text:p>munch_3</text:p>
          </table:table-cell>
          <table:table-cell office:value-type="float" office:value="828.6" table:style-name="ce3">
            <text:p>828,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519" table:style-name="ce5">
            <text:p>519</text:p>
          </table:table-cell>
          <table:table-cell office:value-type="string" table:style-name="ce6">
            <text:p>munch_4</text:p>
          </table:table-cell>
          <table:table-cell office:value-type="float" office:value="535.86" table:style-name="ce3">
            <text:p>535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520" table:style-name="ce5">
            <text:p>520</text:p>
          </table:table-cell>
          <table:table-cell office:value-type="string" table:style-name="ce6">
            <text:p>munch_5</text:p>
          </table:table-cell>
          <table:table-cell office:value-type="float" office:value="737.81" table:style-name="ce3">
            <text:p>737,8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521" table:style-name="ce5">
            <text:p>521</text:p>
          </table:table-cell>
          <table:table-cell office:value-type="string" table:style-name="ce6">
            <text:p>munch_6</text:p>
          </table:table-cell>
          <table:table-cell office:value-type="float" office:value="1099.82" table:style-name="ce3">
            <text:p>1099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522" table:style-name="ce5">
            <text:p>522</text:p>
          </table:table-cell>
          <table:table-cell office:value-type="string" table:style-name="ce6">
            <text:p>munch_7</text:p>
          </table:table-cell>
          <table:table-cell office:value-type="float" office:value="412.07" table:style-name="ce3">
            <text:p>412,0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523" table:style-name="ce5">
            <text:p>523</text:p>
          </table:table-cell>
          <table:table-cell office:value-type="string" table:style-name="ce6">
            <text:p>munch_8</text:p>
          </table:table-cell>
          <table:table-cell office:value-type="float" office:value="451.46" table:style-name="ce3">
            <text:p>451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524" table:style-name="ce5">
            <text:p>524</text:p>
          </table:table-cell>
          <table:table-cell office:value-type="string" table:style-name="ce6">
            <text:p>munch_9</text:p>
          </table:table-cell>
          <table:table-cell office:value-type="float" office:value="659.19" table:style-name="ce3">
            <text:p>659,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525" table:style-name="ce5">
            <text:p>525</text:p>
          </table:table-cell>
          <table:table-cell office:value-type="string" table:style-name="ce6">
            <text:p>munch_10</text:p>
          </table:table-cell>
          <table:table-cell office:value-type="float" office:value="557.61" table:style-name="ce3">
            <text:p>557,6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526" table:style-name="ce5">
            <text:p>526</text:p>
          </table:table-cell>
          <table:table-cell office:value-type="string" table:style-name="ce6">
            <text:p>munch_11</text:p>
          </table:table-cell>
          <table:table-cell office:value-type="float" office:value="540.51" table:style-name="ce3">
            <text:p>540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527" table:style-name="ce5">
            <text:p>527</text:p>
          </table:table-cell>
          <table:table-cell office:value-type="string" table:style-name="ce6">
            <text:p>munch_12</text:p>
          </table:table-cell>
          <table:table-cell office:value-type="float" office:value="889.16" table:style-name="ce3">
            <text:p>889,1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528" table:style-name="ce5">
            <text:p>528</text:p>
          </table:table-cell>
          <table:table-cell office:value-type="string" table:style-name="ce6">
            <text:p>munch_13</text:p>
          </table:table-cell>
          <table:table-cell office:value-type="float" office:value="687.56" table:style-name="ce3">
            <text:p>687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529" table:style-name="ce5">
            <text:p>529</text:p>
          </table:table-cell>
          <table:table-cell office:value-type="string" table:style-name="ce6">
            <text:p>munch_14</text:p>
          </table:table-cell>
          <table:table-cell office:value-type="float" office:value="1171.3800000000001" table:style-name="ce3">
            <text:p>1171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530" table:style-name="ce5">
            <text:p>530</text:p>
          </table:table-cell>
          <table:table-cell office:value-type="string" table:style-name="ce6">
            <text:p>munch_15</text:p>
          </table:table-cell>
          <table:table-cell office:value-type="float" office:value="746.84" table:style-name="ce3">
            <text:p>746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531" table:style-name="ce5">
            <text:p>531</text:p>
          </table:table-cell>
          <table:table-cell office:value-type="string" table:style-name="ce6">
            <text:p>munch_16</text:p>
          </table:table-cell>
          <table:table-cell office:value-type="float" office:value="491.45" table:style-name="ce3">
            <text:p>491,4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532" table:style-name="ce5">
            <text:p>532</text:p>
          </table:table-cell>
          <table:table-cell office:value-type="string" table:style-name="ce6">
            <text:p>munch_17</text:p>
          </table:table-cell>
          <table:table-cell office:value-type="float" office:value="600.33000000000004" table:style-name="ce3">
            <text:p>600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533" table:style-name="ce5">
            <text:p>533</text:p>
          </table:table-cell>
          <table:table-cell office:value-type="string" table:style-name="ce6">
            <text:p>munch_18</text:p>
          </table:table-cell>
          <table:table-cell office:value-type="float" office:value="639.27" table:style-name="ce3">
            <text:p>639,2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534" table:style-name="ce5">
            <text:p>534</text:p>
          </table:table-cell>
          <table:table-cell office:value-type="string" table:style-name="ce6">
            <text:p>munch_19</text:p>
          </table:table-cell>
          <table:table-cell office:value-type="float" office:value="759.07" table:style-name="ce3">
            <text:p>759,0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535" table:style-name="ce5">
            <text:p>535</text:p>
          </table:table-cell>
          <table:table-cell office:value-type="string" table:style-name="ce6">
            <text:p>munch_20</text:p>
          </table:table-cell>
          <table:table-cell office:value-type="float" office:value="339.64" table:style-name="ce3">
            <text:p>339,6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536" table:style-name="ce5">
            <text:p>536</text:p>
          </table:table-cell>
          <table:table-cell office:value-type="string" table:style-name="ce6">
            <text:p>munch_21</text:p>
          </table:table-cell>
          <table:table-cell office:value-type="float" office:value="992.13" table:style-name="ce3">
            <text:p>992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537" table:style-name="ce5">
            <text:p>537</text:p>
          </table:table-cell>
          <table:table-cell office:value-type="string" table:style-name="ce6">
            <text:p>munch_22</text:p>
          </table:table-cell>
          <table:table-cell office:value-type="float" office:value="1021.49" table:style-name="ce3">
            <text:p>1021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538" table:style-name="ce5">
            <text:p>538</text:p>
          </table:table-cell>
          <table:table-cell office:value-type="string" table:style-name="ce6">
            <text:p>munch_23</text:p>
          </table:table-cell>
          <table:table-cell office:value-type="float" office:value="1028.76" table:style-name="ce3">
            <text:p>1028,7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539" table:style-name="ce5">
            <text:p>539</text:p>
          </table:table-cell>
          <table:table-cell office:value-type="string" table:style-name="ce6">
            <text:p>munch_24</text:p>
          </table:table-cell>
          <table:table-cell office:value-type="float" office:value="788.12" table:style-name="ce3">
            <text:p>788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540" table:style-name="ce5">
            <text:p>540</text:p>
          </table:table-cell>
          <table:table-cell office:value-type="string" table:style-name="ce6">
            <text:p>munch_25</text:p>
          </table:table-cell>
          <table:table-cell office:value-type="float" office:value="1002.75" table:style-name="ce3">
            <text:p>1002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541" table:style-name="ce5">
            <text:p>541</text:p>
          </table:table-cell>
          <table:table-cell office:value-type="string" table:style-name="ce6">
            <text:p>munch_26</text:p>
          </table:table-cell>
          <table:table-cell office:value-type="float" office:value="659.28" table:style-name="ce3">
            <text:p>659,2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542" table:style-name="ce5">
            <text:p>542</text:p>
          </table:table-cell>
          <table:table-cell office:value-type="string" table:style-name="ce6">
            <text:p>munch_27</text:p>
          </table:table-cell>
          <table:table-cell office:value-type="float" office:value="1061.1300000000001" table:style-name="ce3">
            <text:p>1061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543" table:style-name="ce5">
            <text:p>543</text:p>
          </table:table-cell>
          <table:table-cell office:value-type="string" table:style-name="ce6">
            <text:p>munch_28</text:p>
          </table:table-cell>
          <table:table-cell office:value-type="float" office:value="464.23" table:style-name="ce3">
            <text:p>464,2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544" table:style-name="ce5">
            <text:p>544</text:p>
          </table:table-cell>
          <table:table-cell office:value-type="string" table:style-name="ce6">
            <text:p>munch_29</text:p>
          </table:table-cell>
          <table:table-cell office:value-type="float" office:value="657.38" table:style-name="ce3">
            <text:p>657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545" table:style-name="ce5">
            <text:p>545</text:p>
          </table:table-cell>
          <table:table-cell office:value-type="string" table:style-name="ce6">
            <text:p>munch_30</text:p>
          </table:table-cell>
          <table:table-cell office:value-type="float" office:value="999.76" table:style-name="ce3">
            <text:p>999,7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float" office:value="546" table:style-name="ce5">
            <text:p>546</text:p>
          </table:table-cell>
          <table:table-cell office:value-type="string" table:style-name="ce6">
            <text:p>munch_31</text:p>
          </table:table-cell>
          <table:table-cell office:value-type="float" office:value="871.78" table:style-name="ce3">
            <text:p>871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float" office:value="547" table:style-name="ce5">
            <text:p>547</text:p>
          </table:table-cell>
          <table:table-cell office:value-type="string" table:style-name="ce6">
            <text:p>munch_32</text:p>
          </table:table-cell>
          <table:table-cell office:value-type="float" office:value="716.64" table:style-name="ce3">
            <text:p>716,6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float" office:value="548" table:style-name="ce5">
            <text:p>548</text:p>
          </table:table-cell>
          <table:table-cell office:value-type="string" table:style-name="ce6">
            <text:p>munch_33</text:p>
          </table:table-cell>
          <table:table-cell office:value-type="float" office:value="443.74" table:style-name="ce3">
            <text:p>443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float" office:value="549" table:style-name="ce5">
            <text:p>549</text:p>
          </table:table-cell>
          <table:table-cell office:value-type="string" table:style-name="ce6">
            <text:p>munch_34</text:p>
          </table:table-cell>
          <table:table-cell office:value-type="float" office:value="1188.76" table:style-name="ce3">
            <text:p>1188,7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elisabeth-vigee-le-brun_1755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550" table:style-name="ce5">
            <text:p>550</text:p>
          </table:table-cell>
          <table:table-cell office:value-type="string" table:style-name="ce6">
            <text:p>viger-lebrun_1</text:p>
          </table:table-cell>
          <table:table-cell office:value-type="float" office:value="495.78" table:style-name="ce3">
            <text:p>495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551" table:style-name="ce5">
            <text:p>551</text:p>
          </table:table-cell>
          <table:table-cell office:value-type="string" table:style-name="ce6">
            <text:p>viger-lebrun_2</text:p>
          </table:table-cell>
          <table:table-cell office:value-type="float" office:value="812.28" table:style-name="ce3">
            <text:p>812,2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552" table:style-name="ce5">
            <text:p>552</text:p>
          </table:table-cell>
          <table:table-cell office:value-type="string" table:style-name="ce6">
            <text:p>viger-lebrun_3</text:p>
          </table:table-cell>
          <table:table-cell office:value-type="float" office:value="713.66" table:style-name="ce3">
            <text:p>713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553" table:style-name="ce5">
            <text:p>553</text:p>
          </table:table-cell>
          <table:table-cell office:value-type="string" table:style-name="ce6">
            <text:p>viger-lebrun_4</text:p>
          </table:table-cell>
          <table:table-cell office:value-type="float" office:value="587.71" table:style-name="ce3">
            <text:p>587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554" table:style-name="ce5">
            <text:p>554</text:p>
          </table:table-cell>
          <table:table-cell office:value-type="string" table:style-name="ce6">
            <text:p>viger-lebrun_5</text:p>
          </table:table-cell>
          <table:table-cell office:value-type="float" office:value="640.69000000000005" table:style-name="ce3">
            <text:p>640,6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555" table:style-name="ce5">
            <text:p>555</text:p>
          </table:table-cell>
          <table:table-cell office:value-type="string" table:style-name="ce6">
            <text:p>viger-lebrun_6</text:p>
          </table:table-cell>
          <table:table-cell office:value-type="float" office:value="692.23" table:style-name="ce3">
            <text:p>692,2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556" table:style-name="ce5">
            <text:p>556</text:p>
          </table:table-cell>
          <table:table-cell office:value-type="string" table:style-name="ce6">
            <text:p>viger-lebrun_7</text:p>
          </table:table-cell>
          <table:table-cell office:value-type="float" office:value="403.41" table:style-name="ce3">
            <text:p>403,4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557" table:style-name="ce5">
            <text:p>557</text:p>
          </table:table-cell>
          <table:table-cell office:value-type="string" table:style-name="ce6">
            <text:p>viger-lebrun_8</text:p>
          </table:table-cell>
          <table:table-cell office:value-type="float" office:value="390.92" table:style-name="ce3">
            <text:p>390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558" table:style-name="ce5">
            <text:p>558</text:p>
          </table:table-cell>
          <table:table-cell office:value-type="string" table:style-name="ce6">
            <text:p>viger-lebrun_9</text:p>
          </table:table-cell>
          <table:table-cell office:value-type="float" office:value="473.67" table:style-name="ce3">
            <text:p>473,6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559" table:style-name="ce5">
            <text:p>559</text:p>
          </table:table-cell>
          <table:table-cell office:value-type="string" table:style-name="ce6">
            <text:p>viger-lebrun_10</text:p>
          </table:table-cell>
          <table:table-cell office:value-type="float" office:value="431.86" table:style-name="ce3">
            <text:p>431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560" table:style-name="ce5">
            <text:p>560</text:p>
          </table:table-cell>
          <table:table-cell office:value-type="string" table:style-name="ce6">
            <text:p>viger-lebrun_11</text:p>
          </table:table-cell>
          <table:table-cell office:value-type="float" office:value="547.67999999999995" table:style-name="ce3">
            <text:p>547,6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561" table:style-name="ce5">
            <text:p>561</text:p>
          </table:table-cell>
          <table:table-cell office:value-type="string" table:style-name="ce6">
            <text:p>viger-lebrun_12</text:p>
          </table:table-cell>
          <table:table-cell office:value-type="float" office:value="747.72" table:style-name="ce3">
            <text:p>747,7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562" table:style-name="ce5">
            <text:p>562</text:p>
          </table:table-cell>
          <table:table-cell office:value-type="string" table:style-name="ce6">
            <text:p>viger-lebrun_13</text:p>
          </table:table-cell>
          <table:table-cell office:value-type="float" office:value="913.84" table:style-name="ce3">
            <text:p>913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eugene-delacroix_1798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563" table:style-name="ce5">
            <text:p>563</text:p>
          </table:table-cell>
          <table:table-cell office:value-type="string" table:style-name="ce6">
            <text:p>delacroix_1</text:p>
          </table:table-cell>
          <table:table-cell office:value-type="float" office:value="722.92" table:style-name="ce3">
            <text:p>722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564" table:style-name="ce5">
            <text:p>564</text:p>
          </table:table-cell>
          <table:table-cell office:value-type="string" table:style-name="ce6">
            <text:p>delacroix_2</text:p>
          </table:table-cell>
          <table:table-cell office:value-type="float" office:value="845.75" table:style-name="ce3">
            <text:p>845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565" table:style-name="ce5">
            <text:p>565</text:p>
          </table:table-cell>
          <table:table-cell office:value-type="string" table:style-name="ce6">
            <text:p>delacroix_3</text:p>
          </table:table-cell>
          <table:table-cell office:value-type="float" office:value="1137.83" table:style-name="ce3">
            <text:p>1137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566" table:style-name="ce5">
            <text:p>566</text:p>
          </table:table-cell>
          <table:table-cell office:value-type="string" table:style-name="ce6">
            <text:p>delacroix_4</text:p>
          </table:table-cell>
          <table:table-cell office:value-type="float" office:value="966.91" table:style-name="ce3">
            <text:p>966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567" table:style-name="ce5">
            <text:p>567</text:p>
          </table:table-cell>
          <table:table-cell office:value-type="string" table:style-name="ce6">
            <text:p>delacroix_5</text:p>
          </table:table-cell>
          <table:table-cell office:value-type="float" office:value="855.84" table:style-name="ce3">
            <text:p>855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568" table:style-name="ce5">
            <text:p>568</text:p>
          </table:table-cell>
          <table:table-cell office:value-type="string" table:style-name="ce6">
            <text:p>delacroix_6</text:p>
          </table:table-cell>
          <table:table-cell office:value-type="float" office:value="540.22" table:style-name="ce3">
            <text:p>540,2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569" table:style-name="ce5">
            <text:p>569</text:p>
          </table:table-cell>
          <table:table-cell office:value-type="string" table:style-name="ce6">
            <text:p>delacroix_7</text:p>
          </table:table-cell>
          <table:table-cell office:value-type="float" office:value="822.37" table:style-name="ce3">
            <text:p>822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570" table:style-name="ce5">
            <text:p>570</text:p>
          </table:table-cell>
          <table:table-cell office:value-type="string" table:style-name="ce6">
            <text:p>delacroix_8</text:p>
          </table:table-cell>
          <table:table-cell office:value-type="float" office:value="490.68" table:style-name="ce3">
            <text:p>490,6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571" table:style-name="ce5">
            <text:p>571</text:p>
          </table:table-cell>
          <table:table-cell office:value-type="string" table:style-name="ce6">
            <text:p>delacroix_9</text:p>
          </table:table-cell>
          <table:table-cell office:value-type="float" office:value="1175.7" table:style-name="ce3">
            <text:p>1175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572" table:style-name="ce5">
            <text:p>572</text:p>
          </table:table-cell>
          <table:table-cell office:value-type="string" table:style-name="ce6">
            <text:p>delacroix_10</text:p>
          </table:table-cell>
          <table:table-cell office:value-type="float" office:value="1084.53" table:style-name="ce3">
            <text:p>1084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573" table:style-name="ce5">
            <text:p>573</text:p>
          </table:table-cell>
          <table:table-cell office:value-type="string" table:style-name="ce6">
            <text:p>delacroix_11</text:p>
          </table:table-cell>
          <table:table-cell office:value-type="float" office:value="1645.51" table:style-name="ce3">
            <text:p>1645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574" table:style-name="ce5">
            <text:p>574</text:p>
          </table:table-cell>
          <table:table-cell office:value-type="string" table:style-name="ce6">
            <text:p>delacroix_12</text:p>
          </table:table-cell>
          <table:table-cell office:value-type="float" office:value="693.25" table:style-name="ce3">
            <text:p>693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575" table:style-name="ce5">
            <text:p>575</text:p>
          </table:table-cell>
          <table:table-cell office:value-type="string" table:style-name="ce6">
            <text:p>delacroix_13</text:p>
          </table:table-cell>
          <table:table-cell office:value-type="float" office:value="659.27" table:style-name="ce3">
            <text:p>659,2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576" table:style-name="ce5">
            <text:p>576</text:p>
          </table:table-cell>
          <table:table-cell office:value-type="string" table:style-name="ce6">
            <text:p>delacroix_14</text:p>
          </table:table-cell>
          <table:table-cell office:value-type="float" office:value="1217.58" table:style-name="ce3">
            <text:p>1217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577" table:style-name="ce5">
            <text:p>577</text:p>
          </table:table-cell>
          <table:table-cell office:value-type="string" table:style-name="ce6">
            <text:p>delacroix_15</text:p>
          </table:table-cell>
          <table:table-cell office:value-type="float" office:value="1403.05" table:style-name="ce3">
            <text:p>1403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578" table:style-name="ce5">
            <text:p>578</text:p>
          </table:table-cell>
          <table:table-cell office:value-type="string" table:style-name="ce6">
            <text:p>delacroix_16</text:p>
          </table:table-cell>
          <table:table-cell office:value-type="float" office:value="683" table:style-name="ce3">
            <text:p>6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579" table:style-name="ce5">
            <text:p>579</text:p>
          </table:table-cell>
          <table:table-cell office:value-type="string" table:style-name="ce6">
            <text:p>delacroix_17</text:p>
          </table:table-cell>
          <table:table-cell office:value-type="float" office:value="1100.33" table:style-name="ce3">
            <text:p>1100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580" table:style-name="ce5">
            <text:p>580</text:p>
          </table:table-cell>
          <table:table-cell office:value-type="string" table:style-name="ce6">
            <text:p>delacroix_18</text:p>
          </table:table-cell>
          <table:table-cell office:value-type="float" office:value="663.44" table:style-name="ce3">
            <text:p>663,4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581" table:style-name="ce5">
            <text:p>581</text:p>
          </table:table-cell>
          <table:table-cell office:value-type="string" table:style-name="ce6">
            <text:p>delacroix_19</text:p>
          </table:table-cell>
          <table:table-cell office:value-type="float" office:value="1086.44" table:style-name="ce3">
            <text:p>1086,4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582" table:style-name="ce5">
            <text:p>582</text:p>
          </table:table-cell>
          <table:table-cell office:value-type="string" table:style-name="ce6">
            <text:p>delacroix_20</text:p>
          </table:table-cell>
          <table:table-cell office:value-type="float" office:value="652.32000000000005" table:style-name="ce3">
            <text:p>652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583" table:style-name="ce5">
            <text:p>583</text:p>
          </table:table-cell>
          <table:table-cell office:value-type="string" table:style-name="ce6">
            <text:p>delacroix_21</text:p>
          </table:table-cell>
          <table:table-cell office:value-type="float" office:value="547.66" table:style-name="ce3">
            <text:p>547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584" table:style-name="ce5">
            <text:p>584</text:p>
          </table:table-cell>
          <table:table-cell office:value-type="string" table:style-name="ce6">
            <text:p>delacroix_22</text:p>
          </table:table-cell>
          <table:table-cell office:value-type="float" office:value="613.14" table:style-name="ce3">
            <text:p>613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585" table:style-name="ce5">
            <text:p>585</text:p>
          </table:table-cell>
          <table:table-cell office:value-type="string" table:style-name="ce6">
            <text:p>delacroix_23</text:p>
          </table:table-cell>
          <table:table-cell office:value-type="float" office:value="1174.04" table:style-name="ce3">
            <text:p>1174,0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586" table:style-name="ce5">
            <text:p>586</text:p>
          </table:table-cell>
          <table:table-cell office:value-type="string" table:style-name="ce6">
            <text:p>delacroix_24</text:p>
          </table:table-cell>
          <table:table-cell office:value-type="float" office:value="546.77" table:style-name="ce3">
            <text:p>546,7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587" table:style-name="ce5">
            <text:p>587</text:p>
          </table:table-cell>
          <table:table-cell office:value-type="string" table:style-name="ce6">
            <text:p>delacroix_25</text:p>
          </table:table-cell>
          <table:table-cell office:value-type="float" office:value="640.63" table:style-name="ce3">
            <text:p>640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588" table:style-name="ce5">
            <text:p>588</text:p>
          </table:table-cell>
          <table:table-cell office:value-type="string" table:style-name="ce6">
            <text:p>delacroix_26</text:p>
          </table:table-cell>
          <table:table-cell office:value-type="float" office:value="1126.96" table:style-name="ce3">
            <text:p>1126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589" table:style-name="ce5">
            <text:p>589</text:p>
          </table:table-cell>
          <table:table-cell office:value-type="string" table:style-name="ce6">
            <text:p>delacroix_27</text:p>
          </table:table-cell>
          <table:table-cell office:value-type="float" office:value="1044.4100000000001" table:style-name="ce3">
            <text:p>1044,4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eugene-leroy_1910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590" table:style-name="ce5">
            <text:p>590</text:p>
          </table:table-cell>
          <table:table-cell office:value-type="string" table:style-name="ce6">
            <text:p>leroy_1</text:p>
          </table:table-cell>
          <table:table-cell office:value-type="float" office:value="2115.73" table:style-name="ce3">
            <text:p>2115,7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591" table:style-name="ce5">
            <text:p>591</text:p>
          </table:table-cell>
          <table:table-cell office:value-type="string" table:style-name="ce6">
            <text:p>leroy_2</text:p>
          </table:table-cell>
          <table:table-cell office:value-type="float" office:value="1552.8" table:style-name="ce3">
            <text:p>1552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592" table:style-name="ce5">
            <text:p>592</text:p>
          </table:table-cell>
          <table:table-cell office:value-type="string" table:style-name="ce6">
            <text:p>leroy_3</text:p>
          </table:table-cell>
          <table:table-cell office:value-type="float" office:value="1579.87" table:style-name="ce3">
            <text:p>1579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593" table:style-name="ce5">
            <text:p>593</text:p>
          </table:table-cell>
          <table:table-cell office:value-type="string" table:style-name="ce6">
            <text:p>leroy_4</text:p>
          </table:table-cell>
          <table:table-cell office:value-type="float" office:value="2106.1" table:style-name="ce3">
            <text:p>2106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594" table:style-name="ce5">
            <text:p>594</text:p>
          </table:table-cell>
          <table:table-cell office:value-type="string" table:style-name="ce6">
            <text:p>leroy_5</text:p>
          </table:table-cell>
          <table:table-cell office:value-type="float" office:value="1853.37" table:style-name="ce3">
            <text:p>1853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595" table:style-name="ce5">
            <text:p>595</text:p>
          </table:table-cell>
          <table:table-cell office:value-type="string" table:style-name="ce6">
            <text:p>leroy_6</text:p>
          </table:table-cell>
          <table:table-cell office:value-type="float" office:value="1541.85" table:style-name="ce3">
            <text:p>1541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596" table:style-name="ce5">
            <text:p>596</text:p>
          </table:table-cell>
          <table:table-cell office:value-type="string" table:style-name="ce6">
            <text:p>leroy_7</text:p>
          </table:table-cell>
          <table:table-cell office:value-type="float" office:value="1896.56" table:style-name="ce3">
            <text:p>1896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597" table:style-name="ce5">
            <text:p>597</text:p>
          </table:table-cell>
          <table:table-cell office:value-type="string" table:style-name="ce6">
            <text:p>leroy_8</text:p>
          </table:table-cell>
          <table:table-cell office:value-type="float" office:value="1704.17" table:style-name="ce3">
            <text:p>1704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598" table:style-name="ce5">
            <text:p>598</text:p>
          </table:table-cell>
          <table:table-cell office:value-type="string" table:style-name="ce6">
            <text:p>leroy_9</text:p>
          </table:table-cell>
          <table:table-cell office:value-type="float" office:value="1461.76" table:style-name="ce3">
            <text:p>1461,7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599" table:style-name="ce5">
            <text:p>599</text:p>
          </table:table-cell>
          <table:table-cell office:value-type="string" table:style-name="ce6">
            <text:p>leroy_10</text:p>
          </table:table-cell>
          <table:table-cell office:value-type="float" office:value="963.29" table:style-name="ce3">
            <text:p>963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600" table:style-name="ce5">
            <text:p>600</text:p>
          </table:table-cell>
          <table:table-cell office:value-type="string" table:style-name="ce6">
            <text:p>leroy_11</text:p>
          </table:table-cell>
          <table:table-cell office:value-type="float" office:value="2007.45" table:style-name="ce3">
            <text:p>2007,4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601" table:style-name="ce5">
            <text:p>601</text:p>
          </table:table-cell>
          <table:table-cell office:value-type="string" table:style-name="ce6">
            <text:p>leroy_12</text:p>
          </table:table-cell>
          <table:table-cell office:value-type="float" office:value="1957.68" table:style-name="ce3">
            <text:p>1957,6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602" table:style-name="ce5">
            <text:p>602</text:p>
          </table:table-cell>
          <table:table-cell office:value-type="string" table:style-name="ce6">
            <text:p>leroy_13</text:p>
          </table:table-cell>
          <table:table-cell office:value-type="float" office:value="1978.82" table:style-name="ce3">
            <text:p>1978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603" table:style-name="ce5">
            <text:p>603</text:p>
          </table:table-cell>
          <table:table-cell office:value-type="string" table:style-name="ce6">
            <text:p>leroy_14</text:p>
          </table:table-cell>
          <table:table-cell office:value-type="float" office:value="1820.49" table:style-name="ce3">
            <text:p>1820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604" table:style-name="ce5">
            <text:p>604</text:p>
          </table:table-cell>
          <table:table-cell office:value-type="string" table:style-name="ce6">
            <text:p>leroy_15</text:p>
          </table:table-cell>
          <table:table-cell office:value-type="float" office:value="864.1" table:style-name="ce3">
            <text:p>864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605" table:style-name="ce5">
            <text:p>605</text:p>
          </table:table-cell>
          <table:table-cell office:value-type="string" table:style-name="ce6">
            <text:p>leroy_16</text:p>
          </table:table-cell>
          <table:table-cell office:value-type="float" office:value="1773.85" table:style-name="ce3">
            <text:p>1773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606" table:style-name="ce5">
            <text:p>606</text:p>
          </table:table-cell>
          <table:table-cell office:value-type="string" table:style-name="ce6">
            <text:p>leroy_17</text:p>
          </table:table-cell>
          <table:table-cell office:value-type="float" office:value="1748.97" table:style-name="ce3">
            <text:p>1748,9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607" table:style-name="ce5">
            <text:p>607</text:p>
          </table:table-cell>
          <table:table-cell office:value-type="string" table:style-name="ce6">
            <text:p>leroy_18</text:p>
          </table:table-cell>
          <table:table-cell office:value-type="float" office:value="2028.08" table:style-name="ce3">
            <text:p>2028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608" table:style-name="ce5">
            <text:p>608</text:p>
          </table:table-cell>
          <table:table-cell office:value-type="string" table:style-name="ce6">
            <text:p>leroy_19</text:p>
          </table:table-cell>
          <table:table-cell office:value-type="float" office:value="1153.9100000000001" table:style-name="ce3">
            <text:p>1153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609" table:style-name="ce5">
            <text:p>609</text:p>
          </table:table-cell>
          <table:table-cell office:value-type="string" table:style-name="ce6">
            <text:p>leroy_20</text:p>
          </table:table-cell>
          <table:table-cell office:value-type="float" office:value="1264.57" table:style-name="ce3">
            <text:p>1264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610" table:style-name="ce5">
            <text:p>610</text:p>
          </table:table-cell>
          <table:table-cell office:value-type="string" table:style-name="ce6">
            <text:p>leroy_21</text:p>
          </table:table-cell>
          <table:table-cell office:value-type="float" office:value="1860.25" table:style-name="ce3">
            <text:p>1860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611" table:style-name="ce5">
            <text:p>611</text:p>
          </table:table-cell>
          <table:table-cell office:value-type="string" table:style-name="ce6">
            <text:p>leroy_22</text:p>
          </table:table-cell>
          <table:table-cell office:value-type="float" office:value="2005.9" table:style-name="ce3">
            <text:p>2005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612" table:style-name="ce5">
            <text:p>612</text:p>
          </table:table-cell>
          <table:table-cell office:value-type="string" table:style-name="ce6">
            <text:p>leroy_23</text:p>
          </table:table-cell>
          <table:table-cell office:value-type="float" office:value="1530.78" table:style-name="ce3">
            <text:p>1530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613" table:style-name="ce5">
            <text:p>613</text:p>
          </table:table-cell>
          <table:table-cell office:value-type="string" table:style-name="ce6">
            <text:p>leroy_24</text:p>
          </table:table-cell>
          <table:table-cell office:value-type="float" office:value="1515.32" table:style-name="ce3">
            <text:p>1515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614" table:style-name="ce5">
            <text:p>614</text:p>
          </table:table-cell>
          <table:table-cell office:value-type="string" table:style-name="ce6">
            <text:p>leroy_25</text:p>
          </table:table-cell>
          <table:table-cell office:value-type="float" office:value="1889.08" table:style-name="ce3">
            <text:p>1889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615" table:style-name="ce5">
            <text:p>615</text:p>
          </table:table-cell>
          <table:table-cell office:value-type="string" table:style-name="ce6">
            <text:p>leroy_26</text:p>
          </table:table-cell>
          <table:table-cell office:value-type="float" office:value="1980.68" table:style-name="ce3">
            <text:p>1980,6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616" table:style-name="ce5">
            <text:p>616</text:p>
          </table:table-cell>
          <table:table-cell office:value-type="string" table:style-name="ce6">
            <text:p>leroy_27</text:p>
          </table:table-cell>
          <table:table-cell office:value-type="float" office:value="1671.16" table:style-name="ce3">
            <text:p>1671,1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617" table:style-name="ce5">
            <text:p>617</text:p>
          </table:table-cell>
          <table:table-cell office:value-type="string" table:style-name="ce6">
            <text:p>leroy_28</text:p>
          </table:table-cell>
          <table:table-cell office:value-type="float" office:value="1528.84" table:style-name="ce3">
            <text:p>1528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618" table:style-name="ce5">
            <text:p>618</text:p>
          </table:table-cell>
          <table:table-cell office:value-type="string" table:style-name="ce6">
            <text:p>leroy_29</text:p>
          </table:table-cell>
          <table:table-cell office:value-type="float" office:value="1884.27" table:style-name="ce3">
            <text:p>1884,2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619" table:style-name="ce5">
            <text:p>619</text:p>
          </table:table-cell>
          <table:table-cell office:value-type="string" table:style-name="ce6">
            <text:p>leroy_30</text:p>
          </table:table-cell>
          <table:table-cell office:value-type="float" office:value="1595.43" table:style-name="ce3">
            <text:p>1595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faith-ringgold_1930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620" table:style-name="ce5">
            <text:p>620</text:p>
          </table:table-cell>
          <table:table-cell office:value-type="string" table:style-name="ce6">
            <text:p>ringgold_1</text:p>
          </table:table-cell>
          <table:table-cell office:value-type="float" office:value="1000.44" table:style-name="ce3">
            <text:p>1000,4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621" table:style-name="ce5">
            <text:p>621</text:p>
          </table:table-cell>
          <table:table-cell office:value-type="string" table:style-name="ce6">
            <text:p>ringgold_2</text:p>
          </table:table-cell>
          <table:table-cell office:value-type="float" office:value="304.5" table:style-name="ce3">
            <text:p>304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622" table:style-name="ce5">
            <text:p>622</text:p>
          </table:table-cell>
          <table:table-cell office:value-type="string" table:style-name="ce6">
            <text:p>ringgold_3</text:p>
          </table:table-cell>
          <table:table-cell office:value-type="float" office:value="1178.32" table:style-name="ce3">
            <text:p>1178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623" table:style-name="ce5">
            <text:p>623</text:p>
          </table:table-cell>
          <table:table-cell office:value-type="string" table:style-name="ce6">
            <text:p>ringgold_4</text:p>
          </table:table-cell>
          <table:table-cell office:value-type="float" office:value="936.89" table:style-name="ce3">
            <text:p>936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624" table:style-name="ce5">
            <text:p>624</text:p>
          </table:table-cell>
          <table:table-cell office:value-type="string" table:style-name="ce6">
            <text:p>ringgold_5</text:p>
          </table:table-cell>
          <table:table-cell office:value-type="float" office:value="1207.8499999999999" table:style-name="ce3">
            <text:p>1207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625" table:style-name="ce5">
            <text:p>625</text:p>
          </table:table-cell>
          <table:table-cell office:value-type="string" table:style-name="ce6">
            <text:p>ringgold_6</text:p>
          </table:table-cell>
          <table:table-cell office:value-type="float" office:value="534.23" table:style-name="ce3">
            <text:p>534,2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626" table:style-name="ce5">
            <text:p>626</text:p>
          </table:table-cell>
          <table:table-cell office:value-type="string" table:style-name="ce6">
            <text:p>ringgold_7</text:p>
          </table:table-cell>
          <table:table-cell office:value-type="float" office:value="1372" table:style-name="ce3">
            <text:p>137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627" table:style-name="ce5">
            <text:p>627</text:p>
          </table:table-cell>
          <table:table-cell office:value-type="string" table:style-name="ce6">
            <text:p>ringgold_8</text:p>
          </table:table-cell>
          <table:table-cell office:value-type="float" office:value="1230.83" table:style-name="ce3">
            <text:p>1230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628" table:style-name="ce5">
            <text:p>628</text:p>
          </table:table-cell>
          <table:table-cell office:value-type="string" table:style-name="ce6">
            <text:p>ringgold_9</text:p>
          </table:table-cell>
          <table:table-cell office:value-type="float" office:value="1379.27" table:style-name="ce3">
            <text:p>1379,2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629" table:style-name="ce5">
            <text:p>629</text:p>
          </table:table-cell>
          <table:table-cell office:value-type="string" table:style-name="ce6">
            <text:p>ringgold_10</text:p>
          </table:table-cell>
          <table:table-cell office:value-type="float" office:value="966.46" table:style-name="ce3">
            <text:p>966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630" table:style-name="ce5">
            <text:p>630</text:p>
          </table:table-cell>
          <table:table-cell office:value-type="string" table:style-name="ce6">
            <text:p>ringgold_11</text:p>
          </table:table-cell>
          <table:table-cell office:value-type="float" office:value="1131.58" table:style-name="ce3">
            <text:p>1131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631" table:style-name="ce5">
            <text:p>631</text:p>
          </table:table-cell>
          <table:table-cell office:value-type="string" table:style-name="ce6">
            <text:p>ringgold_12</text:p>
          </table:table-cell>
          <table:table-cell office:value-type="float" office:value="1021.49" table:style-name="ce3">
            <text:p>1021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632" table:style-name="ce5">
            <text:p>632</text:p>
          </table:table-cell>
          <table:table-cell office:value-type="string" table:style-name="ce6">
            <text:p>ringgold_13</text:p>
          </table:table-cell>
          <table:table-cell office:value-type="float" office:value="1503.96" table:style-name="ce3">
            <text:p>1503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633" table:style-name="ce5">
            <text:p>633</text:p>
          </table:table-cell>
          <table:table-cell office:value-type="string" table:style-name="ce6">
            <text:p>ringgold_14</text:p>
          </table:table-cell>
          <table:table-cell office:value-type="float" office:value="626.69000000000005" table:style-name="ce3">
            <text:p>626,6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634" table:style-name="ce5">
            <text:p>634</text:p>
          </table:table-cell>
          <table:table-cell office:value-type="string" table:style-name="ce6">
            <text:p>ringgold_15</text:p>
          </table:table-cell>
          <table:table-cell office:value-type="float" office:value="504.77" table:style-name="ce3">
            <text:p>504,7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635" table:style-name="ce5">
            <text:p>635</text:p>
          </table:table-cell>
          <table:table-cell office:value-type="string" table:style-name="ce6">
            <text:p>ringgold_16</text:p>
          </table:table-cell>
          <table:table-cell office:value-type="float" office:value="664.54" table:style-name="ce3">
            <text:p>664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636" table:style-name="ce5">
            <text:p>636</text:p>
          </table:table-cell>
          <table:table-cell office:value-type="string" table:style-name="ce6">
            <text:p>ringgold_17</text:p>
          </table:table-cell>
          <table:table-cell office:value-type="float" office:value="935.8" table:style-name="ce3">
            <text:p>935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637" table:style-name="ce5">
            <text:p>637</text:p>
          </table:table-cell>
          <table:table-cell office:value-type="string" table:style-name="ce6">
            <text:p>ringgold_18</text:p>
          </table:table-cell>
          <table:table-cell office:value-type="float" office:value="708.28" table:style-name="ce3">
            <text:p>708,2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638" table:style-name="ce5">
            <text:p>638</text:p>
          </table:table-cell>
          <table:table-cell office:value-type="string" table:style-name="ce6">
            <text:p>ringgold_19</text:p>
          </table:table-cell>
          <table:table-cell office:value-type="float" office:value="476.89" table:style-name="ce3">
            <text:p>476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639" table:style-name="ce5">
            <text:p>639</text:p>
          </table:table-cell>
          <table:table-cell office:value-type="string" table:style-name="ce6">
            <text:p>ringgold_20</text:p>
          </table:table-cell>
          <table:table-cell office:value-type="float" office:value="461.45" table:style-name="ce3">
            <text:p>461,4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640" table:style-name="ce5">
            <text:p>640</text:p>
          </table:table-cell>
          <table:table-cell office:value-type="string" table:style-name="ce6">
            <text:p>ringgold_21</text:p>
          </table:table-cell>
          <table:table-cell office:value-type="float" office:value="498.26" table:style-name="ce3">
            <text:p>498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641" table:style-name="ce5">
            <text:p>641</text:p>
          </table:table-cell>
          <table:table-cell office:value-type="string" table:style-name="ce6">
            <text:p>ringgold_22</text:p>
          </table:table-cell>
          <table:table-cell office:value-type="float" office:value="463.31" table:style-name="ce3">
            <text:p>463,3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642" table:style-name="ce5">
            <text:p>642</text:p>
          </table:table-cell>
          <table:table-cell office:value-type="string" table:style-name="ce6">
            <text:p>ringgold_23</text:p>
          </table:table-cell>
          <table:table-cell office:value-type="float" office:value="342.59" table:style-name="ce3">
            <text:p>342,5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643" table:style-name="ce5">
            <text:p>643</text:p>
          </table:table-cell>
          <table:table-cell office:value-type="string" table:style-name="ce6">
            <text:p>ringgold_24</text:p>
          </table:table-cell>
          <table:table-cell office:value-type="float" office:value="905.48" table:style-name="ce3">
            <text:p>905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644" table:style-name="ce5">
            <text:p>644</text:p>
          </table:table-cell>
          <table:table-cell office:value-type="string" table:style-name="ce6">
            <text:p>ringgold_25</text:p>
          </table:table-cell>
          <table:table-cell office:value-type="float" office:value="697.02" table:style-name="ce3">
            <text:p>697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645" table:style-name="ce5">
            <text:p>645</text:p>
          </table:table-cell>
          <table:table-cell office:value-type="string" table:style-name="ce6">
            <text:p>ringgold_26</text:p>
          </table:table-cell>
          <table:table-cell office:value-type="float" office:value="1129.6600000000001" table:style-name="ce3">
            <text:p>1129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646" table:style-name="ce5">
            <text:p>646</text:p>
          </table:table-cell>
          <table:table-cell office:value-type="string" table:style-name="ce6">
            <text:p>ringgold_27</text:p>
          </table:table-cell>
          <table:table-cell office:value-type="float" office:value="543.80999999999995" table:style-name="ce3">
            <text:p>543,8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647" table:style-name="ce5">
            <text:p>647</text:p>
          </table:table-cell>
          <table:table-cell office:value-type="string" table:style-name="ce6">
            <text:p>ringgold_28</text:p>
          </table:table-cell>
          <table:table-cell office:value-type="float" office:value="433.57" table:style-name="ce3">
            <text:p>433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648" table:style-name="ce5">
            <text:p>648</text:p>
          </table:table-cell>
          <table:table-cell office:value-type="string" table:style-name="ce6">
            <text:p>ringgold_29</text:p>
          </table:table-cell>
          <table:table-cell office:value-type="float" office:value="479.79" table:style-name="ce3">
            <text:p>479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649" table:style-name="ce5">
            <text:p>649</text:p>
          </table:table-cell>
          <table:table-cell office:value-type="string" table:style-name="ce6">
            <text:p>ringgold_30</text:p>
          </table:table-cell>
          <table:table-cell office:value-type="float" office:value="1507.64" table:style-name="ce3">
            <text:p>1507,6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float" office:value="650" table:style-name="ce5">
            <text:p>650</text:p>
          </table:table-cell>
          <table:table-cell office:value-type="string" table:style-name="ce6">
            <text:p>ringgold_31</text:p>
          </table:table-cell>
          <table:table-cell office:value-type="float" office:value="795.29" table:style-name="ce3">
            <text:p>795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float" office:value="651" table:style-name="ce5">
            <text:p>651</text:p>
          </table:table-cell>
          <table:table-cell office:value-type="string" table:style-name="ce6">
            <text:p>ringgold_32</text:p>
          </table:table-cell>
          <table:table-cell office:value-type="float" office:value="691.61" table:style-name="ce3">
            <text:p>691,6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fernand-leger_1881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652" table:style-name="ce5">
            <text:p>652</text:p>
          </table:table-cell>
          <table:table-cell office:value-type="string" table:style-name="ce6">
            <text:p>leger_1</text:p>
          </table:table-cell>
          <table:table-cell office:value-type="float" office:value="737.36" table:style-name="ce3">
            <text:p>737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653" table:style-name="ce5">
            <text:p>653</text:p>
          </table:table-cell>
          <table:table-cell office:value-type="string" table:style-name="ce6">
            <text:p>leger_2</text:p>
          </table:table-cell>
          <table:table-cell office:value-type="float" office:value="858.62" table:style-name="ce3">
            <text:p>858,6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654" table:style-name="ce5">
            <text:p>654</text:p>
          </table:table-cell>
          <table:table-cell office:value-type="string" table:style-name="ce6">
            <text:p>leger_3</text:p>
          </table:table-cell>
          <table:table-cell office:value-type="float" office:value="1426.85" table:style-name="ce3">
            <text:p>1426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655" table:style-name="ce5">
            <text:p>655</text:p>
          </table:table-cell>
          <table:table-cell office:value-type="string" table:style-name="ce6">
            <text:p>leger_4</text:p>
          </table:table-cell>
          <table:table-cell office:value-type="float" office:value="1569.85" table:style-name="ce3">
            <text:p>1569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656" table:style-name="ce5">
            <text:p>656</text:p>
          </table:table-cell>
          <table:table-cell office:value-type="string" table:style-name="ce6">
            <text:p>leger_5</text:p>
          </table:table-cell>
          <table:table-cell office:value-type="float" office:value="859.38" table:style-name="ce3">
            <text:p>859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657" table:style-name="ce5">
            <text:p>657</text:p>
          </table:table-cell>
          <table:table-cell office:value-type="string" table:style-name="ce6">
            <text:p>leger_6</text:p>
          </table:table-cell>
          <table:table-cell office:value-type="float" office:value="790.5" table:style-name="ce3">
            <text:p>790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658" table:style-name="ce5">
            <text:p>658</text:p>
          </table:table-cell>
          <table:table-cell office:value-type="string" table:style-name="ce6">
            <text:p>leger_7</text:p>
          </table:table-cell>
          <table:table-cell office:value-type="float" office:value="746.58" table:style-name="ce3">
            <text:p>746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659" table:style-name="ce5">
            <text:p>659</text:p>
          </table:table-cell>
          <table:table-cell office:value-type="string" table:style-name="ce6">
            <text:p>leger_8</text:p>
          </table:table-cell>
          <table:table-cell office:value-type="float" office:value="533.17999999999995" table:style-name="ce3">
            <text:p>533,1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660" table:style-name="ce5">
            <text:p>660</text:p>
          </table:table-cell>
          <table:table-cell office:value-type="string" table:style-name="ce6">
            <text:p>leger_9</text:p>
          </table:table-cell>
          <table:table-cell office:value-type="float" office:value="504.94" table:style-name="ce3">
            <text:p>504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661" table:style-name="ce5">
            <text:p>661</text:p>
          </table:table-cell>
          <table:table-cell office:value-type="string" table:style-name="ce6">
            <text:p>leger_10</text:p>
          </table:table-cell>
          <table:table-cell office:value-type="float" office:value="706.81" table:style-name="ce3">
            <text:p>706,8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662" table:style-name="ce5">
            <text:p>662</text:p>
          </table:table-cell>
          <table:table-cell office:value-type="string" table:style-name="ce6">
            <text:p>leger_11</text:p>
          </table:table-cell>
          <table:table-cell office:value-type="float" office:value="348.23" table:style-name="ce3">
            <text:p>348,2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663" table:style-name="ce5">
            <text:p>663</text:p>
          </table:table-cell>
          <table:table-cell office:value-type="string" table:style-name="ce6">
            <text:p>leger_12</text:p>
          </table:table-cell>
          <table:table-cell office:value-type="float" office:value="524.95000000000005" table:style-name="ce3">
            <text:p>524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664" table:style-name="ce5">
            <text:p>664</text:p>
          </table:table-cell>
          <table:table-cell office:value-type="string" table:style-name="ce6">
            <text:p>leger_13</text:p>
          </table:table-cell>
          <table:table-cell office:value-type="float" office:value="574.83000000000004" table:style-name="ce3">
            <text:p>574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665" table:style-name="ce5">
            <text:p>665</text:p>
          </table:table-cell>
          <table:table-cell office:value-type="string" table:style-name="ce6">
            <text:p>leger_14</text:p>
          </table:table-cell>
          <table:table-cell office:value-type="float" office:value="626.24" table:style-name="ce3">
            <text:p>626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666" table:style-name="ce5">
            <text:p>666</text:p>
          </table:table-cell>
          <table:table-cell office:value-type="string" table:style-name="ce6">
            <text:p>leger_15</text:p>
          </table:table-cell>
          <table:table-cell office:value-type="float" office:value="961.72" table:style-name="ce3">
            <text:p>961,7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667" table:style-name="ce5">
            <text:p>667</text:p>
          </table:table-cell>
          <table:table-cell office:value-type="string" table:style-name="ce6">
            <text:p>leger-16</text:p>
          </table:table-cell>
          <table:table-cell office:value-type="float" office:value="539.87" table:style-name="ce3">
            <text:p>539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francis-bacon_1909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668" table:style-name="ce5">
            <text:p>668</text:p>
          </table:table-cell>
          <table:table-cell office:value-type="string" table:style-name="ce6">
            <text:p>bacon_1</text:p>
          </table:table-cell>
          <table:table-cell office:value-type="float" office:value="335.7" table:style-name="ce3">
            <text:p>335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669" table:style-name="ce5">
            <text:p>669</text:p>
          </table:table-cell>
          <table:table-cell office:value-type="string" table:style-name="ce6">
            <text:p>bacon_2</text:p>
          </table:table-cell>
          <table:table-cell office:value-type="float" office:value="396.45" table:style-name="ce3">
            <text:p>396,4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670" table:style-name="ce5">
            <text:p>670</text:p>
          </table:table-cell>
          <table:table-cell office:value-type="string" table:style-name="ce6">
            <text:p>bacon_3</text:p>
          </table:table-cell>
          <table:table-cell office:value-type="float" office:value="450.48" table:style-name="ce3">
            <text:p>450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671" table:style-name="ce5">
            <text:p>671</text:p>
          </table:table-cell>
          <table:table-cell office:value-type="string" table:style-name="ce6">
            <text:p>bacon_4</text:p>
          </table:table-cell>
          <table:table-cell office:value-type="float" office:value="550.41999999999996" table:style-name="ce3">
            <text:p>550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672" table:style-name="ce5">
            <text:p>672</text:p>
          </table:table-cell>
          <table:table-cell office:value-type="string" table:style-name="ce6">
            <text:p>bacon_5</text:p>
          </table:table-cell>
          <table:table-cell office:value-type="float" office:value="800.18" table:style-name="ce3">
            <text:p>800,1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673" table:style-name="ce5">
            <text:p>673</text:p>
          </table:table-cell>
          <table:table-cell office:value-type="string" table:style-name="ce6">
            <text:p>bacon_6</text:p>
          </table:table-cell>
          <table:table-cell office:value-type="float" office:value="582.20000000000005" table:style-name="ce3">
            <text:p>582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674" table:style-name="ce5">
            <text:p>674</text:p>
          </table:table-cell>
          <table:table-cell office:value-type="string" table:style-name="ce6">
            <text:p>bacon_7</text:p>
          </table:table-cell>
          <table:table-cell office:value-type="float" office:value="408.7" table:style-name="ce3">
            <text:p>408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675" table:style-name="ce5">
            <text:p>675</text:p>
          </table:table-cell>
          <table:table-cell office:value-type="string" table:style-name="ce6">
            <text:p>bacon_8</text:p>
          </table:table-cell>
          <table:table-cell office:value-type="float" office:value="1280.82" table:style-name="ce3">
            <text:p>1280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676" table:style-name="ce5">
            <text:p>676</text:p>
          </table:table-cell>
          <table:table-cell office:value-type="string" table:style-name="ce6">
            <text:p>bacon_9</text:p>
          </table:table-cell>
          <table:table-cell office:value-type="float" office:value="410.93" table:style-name="ce3">
            <text:p>410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677" table:style-name="ce5">
            <text:p>677</text:p>
          </table:table-cell>
          <table:table-cell office:value-type="string" table:style-name="ce6">
            <text:p>bacon_10</text:p>
          </table:table-cell>
          <table:table-cell office:value-type="float" office:value="428.52" table:style-name="ce3">
            <text:p>428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678" table:style-name="ce5">
            <text:p>678</text:p>
          </table:table-cell>
          <table:table-cell office:value-type="string" table:style-name="ce6">
            <text:p>bacon_11</text:p>
          </table:table-cell>
          <table:table-cell office:value-type="float" office:value="418.47" table:style-name="ce3">
            <text:p>418,4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679" table:style-name="ce5">
            <text:p>679</text:p>
          </table:table-cell>
          <table:table-cell office:value-type="string" table:style-name="ce6">
            <text:p>bacon_12</text:p>
          </table:table-cell>
          <table:table-cell office:value-type="float" office:value="577.41999999999996" table:style-name="ce3">
            <text:p>577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680" table:style-name="ce5">
            <text:p>680</text:p>
          </table:table-cell>
          <table:table-cell office:value-type="string" table:style-name="ce6">
            <text:p>bacon_13</text:p>
          </table:table-cell>
          <table:table-cell office:value-type="float" office:value="407.37" table:style-name="ce3">
            <text:p>407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681" table:style-name="ce5">
            <text:p>681</text:p>
          </table:table-cell>
          <table:table-cell office:value-type="string" table:style-name="ce6">
            <text:p>bacon_14</text:p>
          </table:table-cell>
          <table:table-cell office:value-type="float" office:value="1189.3900000000001" table:style-name="ce3">
            <text:p>1189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682" table:style-name="ce5">
            <text:p>682</text:p>
          </table:table-cell>
          <table:table-cell office:value-type="string" table:style-name="ce6">
            <text:p>bacon_15</text:p>
          </table:table-cell>
          <table:table-cell office:value-type="float" office:value="228.12" table:style-name="ce3">
            <text:p>228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683" table:style-name="ce5">
            <text:p>683</text:p>
          </table:table-cell>
          <table:table-cell office:value-type="string" table:style-name="ce6">
            <text:p>bacon_16</text:p>
          </table:table-cell>
          <table:table-cell office:value-type="float" office:value="255.52" table:style-name="ce3">
            <text:p>255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684" table:style-name="ce5">
            <text:p>684</text:p>
          </table:table-cell>
          <table:table-cell office:value-type="string" table:style-name="ce6">
            <text:p>bacon_17</text:p>
          </table:table-cell>
          <table:table-cell office:value-type="float" office:value="364.7" table:style-name="ce3">
            <text:p>364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685" table:style-name="ce5">
            <text:p>685</text:p>
          </table:table-cell>
          <table:table-cell office:value-type="string" table:style-name="ce6">
            <text:p>bacon_18</text:p>
          </table:table-cell>
          <table:table-cell office:value-type="float" office:value="345.75" table:style-name="ce3">
            <text:p>345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686" table:style-name="ce5">
            <text:p>686</text:p>
          </table:table-cell>
          <table:table-cell office:value-type="string" table:style-name="ce6">
            <text:p>bacon_19</text:p>
          </table:table-cell>
          <table:table-cell office:value-type="float" office:value="265.14999999999998" table:style-name="ce3">
            <text:p>265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687" table:style-name="ce5">
            <text:p>687</text:p>
          </table:table-cell>
          <table:table-cell office:value-type="string" table:style-name="ce6">
            <text:p>bacon_20</text:p>
          </table:table-cell>
          <table:table-cell office:value-type="float" office:value="367.88" table:style-name="ce3">
            <text:p>367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688" table:style-name="ce5">
            <text:p>688</text:p>
          </table:table-cell>
          <table:table-cell office:value-type="string" table:style-name="ce6">
            <text:p>bacon_21</text:p>
          </table:table-cell>
          <table:table-cell office:value-type="float" office:value="375.27" table:style-name="ce3">
            <text:p>375,2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689" table:style-name="ce5">
            <text:p>689</text:p>
          </table:table-cell>
          <table:table-cell office:value-type="string" table:style-name="ce6">
            <text:p>bacon_22</text:p>
          </table:table-cell>
          <table:table-cell office:value-type="float" office:value="563.97" table:style-name="ce3">
            <text:p>563,9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690" table:style-name="ce5">
            <text:p>690</text:p>
          </table:table-cell>
          <table:table-cell office:value-type="string" table:style-name="ce6">
            <text:p>bacon_23</text:p>
          </table:table-cell>
          <table:table-cell office:value-type="float" office:value="364.82" table:style-name="ce3">
            <text:p>364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691" table:style-name="ce5">
            <text:p>691</text:p>
          </table:table-cell>
          <table:table-cell office:value-type="string" table:style-name="ce6">
            <text:p>bacon_24</text:p>
          </table:table-cell>
          <table:table-cell office:value-type="float" office:value="553.79999999999995" table:style-name="ce3">
            <text:p>553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692" table:style-name="ce5">
            <text:p>692</text:p>
          </table:table-cell>
          <table:table-cell office:value-type="string" table:style-name="ce6">
            <text:p>bacon_25</text:p>
          </table:table-cell>
          <table:table-cell office:value-type="float" office:value="544.4" table:style-name="ce3">
            <text:p>544,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693" table:style-name="ce5">
            <text:p>693</text:p>
          </table:table-cell>
          <table:table-cell office:value-type="string" table:style-name="ce6">
            <text:p>bacon_26</text:p>
          </table:table-cell>
          <table:table-cell office:value-type="float" office:value="344.4" table:style-name="ce3">
            <text:p>344,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694" table:style-name="ce5">
            <text:p>694</text:p>
          </table:table-cell>
          <table:table-cell office:value-type="string" table:style-name="ce6">
            <text:p>bacon_27</text:p>
          </table:table-cell>
          <table:table-cell office:value-type="float" office:value="322.14" table:style-name="ce3">
            <text:p>322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695" table:style-name="ce5">
            <text:p>695</text:p>
          </table:table-cell>
          <table:table-cell office:value-type="string" table:style-name="ce6">
            <text:p>bacon_28</text:p>
          </table:table-cell>
          <table:table-cell office:value-type="float" office:value="498.39" table:style-name="ce3">
            <text:p>498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696" table:style-name="ce5">
            <text:p>696</text:p>
          </table:table-cell>
          <table:table-cell office:value-type="string" table:style-name="ce6">
            <text:p>bacon_29</text:p>
          </table:table-cell>
          <table:table-cell office:value-type="float" office:value="615.94000000000005" table:style-name="ce3">
            <text:p>615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697" table:style-name="ce5">
            <text:p>697</text:p>
          </table:table-cell>
          <table:table-cell office:value-type="string" table:style-name="ce6">
            <text:p>bacon_30</text:p>
          </table:table-cell>
          <table:table-cell office:value-type="float" office:value="730.14" table:style-name="ce3">
            <text:p>730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float" office:value="698" table:style-name="ce5">
            <text:p>698</text:p>
          </table:table-cell>
          <table:table-cell office:value-type="string" table:style-name="ce6">
            <text:p>bacon_31</text:p>
          </table:table-cell>
          <table:table-cell office:value-type="float" office:value="391.73" table:style-name="ce3">
            <text:p>391,7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float" office:value="699" table:style-name="ce5">
            <text:p>699</text:p>
          </table:table-cell>
          <table:table-cell office:value-type="string" table:style-name="ce6">
            <text:p>bacon_32</text:p>
          </table:table-cell>
          <table:table-cell office:value-type="float" office:value="458.36" table:style-name="ce3">
            <text:p>458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float" office:value="700" table:style-name="ce5">
            <text:p>700</text:p>
          </table:table-cell>
          <table:table-cell office:value-type="string" table:style-name="ce6">
            <text:p>bacon_33</text:p>
          </table:table-cell>
          <table:table-cell office:value-type="float" office:value="283.87" table:style-name="ce3">
            <text:p>283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float" office:value="701" table:style-name="ce5">
            <text:p>701</text:p>
          </table:table-cell>
          <table:table-cell office:value-type="string" table:style-name="ce6">
            <text:p>bacon_34</text:p>
          </table:table-cell>
          <table:table-cell office:value-type="float" office:value="1241.3800000000001" table:style-name="ce3">
            <text:p>1241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float" office:value="702" table:style-name="ce5">
            <text:p>702</text:p>
          </table:table-cell>
          <table:table-cell office:value-type="string" table:style-name="ce6">
            <text:p>bacon_35</text:p>
          </table:table-cell>
          <table:table-cell office:value-type="float" office:value="1073.25" table:style-name="ce3">
            <text:p>1073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float" office:value="703" table:style-name="ce5">
            <text:p>703</text:p>
          </table:table-cell>
          <table:table-cell office:value-type="string" table:style-name="ce6">
            <text:p>bacon_36</text:p>
          </table:table-cell>
          <table:table-cell office:value-type="float" office:value="633.17999999999995" table:style-name="ce3">
            <text:p>633,1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float" office:value="704" table:style-name="ce5">
            <text:p>704</text:p>
          </table:table-cell>
          <table:table-cell office:value-type="string" table:style-name="ce6">
            <text:p>bacon_37</text:p>
          </table:table-cell>
          <table:table-cell office:value-type="float" office:value="434.79" table:style-name="ce3">
            <text:p>434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float" office:value="705" table:style-name="ce5">
            <text:p>705</text:p>
          </table:table-cell>
          <table:table-cell office:value-type="string" table:style-name="ce6">
            <text:p>bacon_38</text:p>
          </table:table-cell>
          <table:table-cell office:value-type="float" office:value="493.67" table:style-name="ce3">
            <text:p>493,6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float" office:value="706" table:style-name="ce5">
            <text:p>706</text:p>
          </table:table-cell>
          <table:table-cell office:value-type="string" table:style-name="ce6">
            <text:p>bacon_39</text:p>
          </table:table-cell>
          <table:table-cell office:value-type="float" office:value="405.65" table:style-name="ce3">
            <text:p>405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float" office:value="707" table:style-name="ce5">
            <text:p>707</text:p>
          </table:table-cell>
          <table:table-cell office:value-type="string" table:style-name="ce6">
            <text:p>bacon_40</text:p>
          </table:table-cell>
          <table:table-cell office:value-type="float" office:value="732.41" table:style-name="ce3">
            <text:p>732,4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float" office:value="708" table:style-name="ce5">
            <text:p>708</text:p>
          </table:table-cell>
          <table:table-cell office:value-type="string" table:style-name="ce6">
            <text:p>bacon_41</text:p>
          </table:table-cell>
          <table:table-cell office:value-type="float" office:value="848.11" table:style-name="ce3">
            <text:p>848,1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float" office:value="709" table:style-name="ce5">
            <text:p>709</text:p>
          </table:table-cell>
          <table:table-cell office:value-type="string" table:style-name="ce6">
            <text:p>bacon_42</text:p>
          </table:table-cell>
          <table:table-cell office:value-type="float" office:value="476.98" table:style-name="ce3">
            <text:p>476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float" office:value="710" table:style-name="ce5">
            <text:p>710</text:p>
          </table:table-cell>
          <table:table-cell office:value-type="string" table:style-name="ce6">
            <text:p>bacon_43</text:p>
          </table:table-cell>
          <table:table-cell office:value-type="float" office:value="474.56" table:style-name="ce3">
            <text:p>474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francisco-de-goya_1746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711" table:style-name="ce5">
            <text:p>711</text:p>
          </table:table-cell>
          <table:table-cell office:value-type="string" table:style-name="ce6">
            <text:p>goya_1</text:p>
          </table:table-cell>
          <table:table-cell office:value-type="float" office:value="638.29999999999995" table:style-name="ce3">
            <text:p>638,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712" table:style-name="ce5">
            <text:p>712</text:p>
          </table:table-cell>
          <table:table-cell office:value-type="string" table:style-name="ce6">
            <text:p>goya_2</text:p>
          </table:table-cell>
          <table:table-cell office:value-type="float" office:value="480.75" table:style-name="ce3">
            <text:p>480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713" table:style-name="ce5">
            <text:p>713</text:p>
          </table:table-cell>
          <table:table-cell office:value-type="string" table:style-name="ce6">
            <text:p>goya_3</text:p>
          </table:table-cell>
          <table:table-cell office:value-type="float" office:value="849.39" table:style-name="ce3">
            <text:p>849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714" table:style-name="ce5">
            <text:p>714</text:p>
          </table:table-cell>
          <table:table-cell office:value-type="string" table:style-name="ce6">
            <text:p>goya_4</text:p>
          </table:table-cell>
          <table:table-cell office:value-type="float" office:value="697.12" table:style-name="ce3">
            <text:p>697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715" table:style-name="ce5">
            <text:p>715</text:p>
          </table:table-cell>
          <table:table-cell office:value-type="string" table:style-name="ce6">
            <text:p>goya_5</text:p>
          </table:table-cell>
          <table:table-cell office:value-type="float" office:value="523.39" table:style-name="ce3">
            <text:p>523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716" table:style-name="ce5">
            <text:p>716</text:p>
          </table:table-cell>
          <table:table-cell office:value-type="string" table:style-name="ce6">
            <text:p>goya_6</text:p>
          </table:table-cell>
          <table:table-cell office:value-type="float" office:value="607.92999999999995" table:style-name="ce3">
            <text:p>607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717" table:style-name="ce5">
            <text:p>717</text:p>
          </table:table-cell>
          <table:table-cell office:value-type="string" table:style-name="ce6">
            <text:p>goya_7</text:p>
          </table:table-cell>
          <table:table-cell office:value-type="float" office:value="478.52" table:style-name="ce3">
            <text:p>478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718" table:style-name="ce5">
            <text:p>718</text:p>
          </table:table-cell>
          <table:table-cell office:value-type="string" table:style-name="ce6">
            <text:p>goya_8</text:p>
          </table:table-cell>
          <table:table-cell office:value-type="float" office:value="310.08" table:style-name="ce3">
            <text:p>310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719" table:style-name="ce5">
            <text:p>719</text:p>
          </table:table-cell>
          <table:table-cell office:value-type="string" table:style-name="ce6">
            <text:p>goya_9</text:p>
          </table:table-cell>
          <table:table-cell office:value-type="float" office:value="498.92" table:style-name="ce3">
            <text:p>498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720" table:style-name="ce5">
            <text:p>720</text:p>
          </table:table-cell>
          <table:table-cell office:value-type="string" table:style-name="ce6">
            <text:p>goya_10</text:p>
          </table:table-cell>
          <table:table-cell office:value-type="float" office:value="617.39" table:style-name="ce3">
            <text:p>617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721" table:style-name="ce5">
            <text:p>721</text:p>
          </table:table-cell>
          <table:table-cell office:value-type="string" table:style-name="ce6">
            <text:p>goya_11</text:p>
          </table:table-cell>
          <table:table-cell office:value-type="float" office:value="481.73" table:style-name="ce3">
            <text:p>481,7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722" table:style-name="ce5">
            <text:p>722</text:p>
          </table:table-cell>
          <table:table-cell office:value-type="string" table:style-name="ce6">
            <text:p>goya_12</text:p>
          </table:table-cell>
          <table:table-cell office:value-type="float" office:value="517.79" table:style-name="ce3">
            <text:p>517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723" table:style-name="ce5">
            <text:p>723</text:p>
          </table:table-cell>
          <table:table-cell office:value-type="string" table:style-name="ce6">
            <text:p>goya_13</text:p>
          </table:table-cell>
          <table:table-cell office:value-type="float" office:value="653.79" table:style-name="ce3">
            <text:p>653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724" table:style-name="ce5">
            <text:p>724</text:p>
          </table:table-cell>
          <table:table-cell office:value-type="string" table:style-name="ce6">
            <text:p>goya_14</text:p>
          </table:table-cell>
          <table:table-cell office:value-type="float" office:value="804.41" table:style-name="ce3">
            <text:p>804,4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725" table:style-name="ce5">
            <text:p>725</text:p>
          </table:table-cell>
          <table:table-cell office:value-type="string" table:style-name="ce6">
            <text:p>goya_15</text:p>
          </table:table-cell>
          <table:table-cell office:value-type="float" office:value="954.72" table:style-name="ce3">
            <text:p>954,7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726" table:style-name="ce5">
            <text:p>726</text:p>
          </table:table-cell>
          <table:table-cell office:value-type="string" table:style-name="ce6">
            <text:p>goya_16</text:p>
          </table:table-cell>
          <table:table-cell office:value-type="float" office:value="859.54" table:style-name="ce3">
            <text:p>859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727" table:style-name="ce5">
            <text:p>727</text:p>
          </table:table-cell>
          <table:table-cell office:value-type="string" table:style-name="ce6">
            <text:p>goya_17</text:p>
          </table:table-cell>
          <table:table-cell office:value-type="float" office:value="620.5" table:style-name="ce3">
            <text:p>620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728" table:style-name="ce5">
            <text:p>728</text:p>
          </table:table-cell>
          <table:table-cell office:value-type="string" table:style-name="ce6">
            <text:p>goya_18</text:p>
          </table:table-cell>
          <table:table-cell office:value-type="float" office:value="1063.8599999999999" table:style-name="ce3">
            <text:p>1063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franz-marc_1880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729" table:style-name="ce5">
            <text:p>729</text:p>
          </table:table-cell>
          <table:table-cell office:value-type="string" table:style-name="ce6">
            <text:p>marc_1</text:p>
          </table:table-cell>
          <table:table-cell office:value-type="float" office:value="853.28" table:style-name="ce3">
            <text:p>853,2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730" table:style-name="ce5">
            <text:p>730</text:p>
          </table:table-cell>
          <table:table-cell office:value-type="string" table:style-name="ce6">
            <text:p>marc_2</text:p>
          </table:table-cell>
          <table:table-cell office:value-type="float" office:value="981.29" table:style-name="ce3">
            <text:p>981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731" table:style-name="ce5">
            <text:p>731</text:p>
          </table:table-cell>
          <table:table-cell office:value-type="string" table:style-name="ce6">
            <text:p>marc_3</text:p>
          </table:table-cell>
          <table:table-cell office:value-type="float" office:value="1029.94" table:style-name="ce3">
            <text:p>1029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732" table:style-name="ce5">
            <text:p>732</text:p>
          </table:table-cell>
          <table:table-cell office:value-type="string" table:style-name="ce6">
            <text:p>marc_4</text:p>
          </table:table-cell>
          <table:table-cell office:value-type="float" office:value="975.84" table:style-name="ce3">
            <text:p>975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733" table:style-name="ce5">
            <text:p>733</text:p>
          </table:table-cell>
          <table:table-cell office:value-type="string" table:style-name="ce6">
            <text:p>marc_5</text:p>
          </table:table-cell>
          <table:table-cell office:value-type="float" office:value="1547.91" table:style-name="ce3">
            <text:p>1547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734" table:style-name="ce5">
            <text:p>734</text:p>
          </table:table-cell>
          <table:table-cell office:value-type="string" table:style-name="ce6">
            <text:p>marc_6</text:p>
          </table:table-cell>
          <table:table-cell office:value-type="float" office:value="986.15" table:style-name="ce3">
            <text:p>986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735" table:style-name="ce5">
            <text:p>735</text:p>
          </table:table-cell>
          <table:table-cell office:value-type="string" table:style-name="ce6">
            <text:p>marc_7</text:p>
          </table:table-cell>
          <table:table-cell office:value-type="float" office:value="586.16" table:style-name="ce3">
            <text:p>586,1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736" table:style-name="ce5">
            <text:p>736</text:p>
          </table:table-cell>
          <table:table-cell office:value-type="string" table:style-name="ce6">
            <text:p>marc_8</text:p>
          </table:table-cell>
          <table:table-cell office:value-type="float" office:value="757.34" table:style-name="ce3">
            <text:p>757,3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737" table:style-name="ce5">
            <text:p>737</text:p>
          </table:table-cell>
          <table:table-cell office:value-type="string" table:style-name="ce6">
            <text:p>marc_9</text:p>
          </table:table-cell>
          <table:table-cell office:value-type="float" office:value="80.3" table:style-name="ce3">
            <text:p>80,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738" table:style-name="ce5">
            <text:p>738</text:p>
          </table:table-cell>
          <table:table-cell office:value-type="string" table:style-name="ce6">
            <text:p>marc_10</text:p>
          </table:table-cell>
          <table:table-cell office:value-type="float" office:value="616.01" table:style-name="ce3">
            <text:p>616,0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739" table:style-name="ce5">
            <text:p>739</text:p>
          </table:table-cell>
          <table:table-cell office:value-type="string" table:style-name="ce6">
            <text:p>marc_11</text:p>
          </table:table-cell>
          <table:table-cell office:value-type="float" office:value="1074.98" table:style-name="ce3">
            <text:p>1074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740" table:style-name="ce5">
            <text:p>740</text:p>
          </table:table-cell>
          <table:table-cell office:value-type="string" table:style-name="ce6">
            <text:p>marc_12</text:p>
          </table:table-cell>
          <table:table-cell office:value-type="float" office:value="845.63" table:style-name="ce3">
            <text:p>845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741" table:style-name="ce5">
            <text:p>741</text:p>
          </table:table-cell>
          <table:table-cell office:value-type="string" table:style-name="ce6">
            <text:p>marc_13</text:p>
          </table:table-cell>
          <table:table-cell office:value-type="float" office:value="772.94" table:style-name="ce3">
            <text:p>772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742" table:style-name="ce5">
            <text:p>742</text:p>
          </table:table-cell>
          <table:table-cell office:value-type="string" table:style-name="ce6">
            <text:p>marc_14</text:p>
          </table:table-cell>
          <table:table-cell office:value-type="float" office:value="1466.14" table:style-name="ce3">
            <text:p>1466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743" table:style-name="ce5">
            <text:p>743</text:p>
          </table:table-cell>
          <table:table-cell office:value-type="string" table:style-name="ce6">
            <text:p>marc_15</text:p>
          </table:table-cell>
          <table:table-cell office:value-type="float" office:value="1022.1" table:style-name="ce3">
            <text:p>1022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744" table:style-name="ce5">
            <text:p>744</text:p>
          </table:table-cell>
          <table:table-cell office:value-type="string" table:style-name="ce6">
            <text:p>marc_16</text:p>
          </table:table-cell>
          <table:table-cell office:value-type="float" office:value="2021.7" table:style-name="ce3">
            <text:p>2021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745" table:style-name="ce5">
            <text:p>745</text:p>
          </table:table-cell>
          <table:table-cell office:value-type="string" table:style-name="ce6">
            <text:p>marc_17</text:p>
          </table:table-cell>
          <table:table-cell office:value-type="float" office:value="2083.5100000000002" table:style-name="ce3">
            <text:p>2083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georg-baselitz_1938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746" table:style-name="ce5">
            <text:p>746</text:p>
          </table:table-cell>
          <table:table-cell office:value-type="string" table:style-name="ce6">
            <text:p>baselitz_1</text:p>
          </table:table-cell>
          <table:table-cell office:value-type="float" office:value="741.21" table:style-name="ce3">
            <text:p>741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747" table:style-name="ce5">
            <text:p>747</text:p>
          </table:table-cell>
          <table:table-cell office:value-type="string" table:style-name="ce6">
            <text:p>baselitz_2</text:p>
          </table:table-cell>
          <table:table-cell office:value-type="float" office:value="558.5" table:style-name="ce3">
            <text:p>558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748" table:style-name="ce5">
            <text:p>748</text:p>
          </table:table-cell>
          <table:table-cell office:value-type="string" table:style-name="ce6">
            <text:p>baselitz_3</text:p>
          </table:table-cell>
          <table:table-cell office:value-type="float" office:value="953.52" table:style-name="ce3">
            <text:p>953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749" table:style-name="ce5">
            <text:p>749</text:p>
          </table:table-cell>
          <table:table-cell office:value-type="string" table:style-name="ce6">
            <text:p>baselitz_4</text:p>
          </table:table-cell>
          <table:table-cell office:value-type="float" office:value="805.83" table:style-name="ce3">
            <text:p>805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750" table:style-name="ce5">
            <text:p>750</text:p>
          </table:table-cell>
          <table:table-cell office:value-type="string" table:style-name="ce6">
            <text:p>baselitz_5</text:p>
          </table:table-cell>
          <table:table-cell office:value-type="float" office:value="866.28" table:style-name="ce3">
            <text:p>866,2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751" table:style-name="ce5">
            <text:p>751</text:p>
          </table:table-cell>
          <table:table-cell office:value-type="string" table:style-name="ce6">
            <text:p>baselitz_6</text:p>
          </table:table-cell>
          <table:table-cell office:value-type="float" office:value="578.29" table:style-name="ce3">
            <text:p>578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752" table:style-name="ce5">
            <text:p>752</text:p>
          </table:table-cell>
          <table:table-cell office:value-type="string" table:style-name="ce6">
            <text:p>baselitz_7</text:p>
          </table:table-cell>
          <table:table-cell office:value-type="float" office:value="995.15" table:style-name="ce3">
            <text:p>995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753" table:style-name="ce5">
            <text:p>753</text:p>
          </table:table-cell>
          <table:table-cell office:value-type="string" table:style-name="ce6">
            <text:p>baselitz_8</text:p>
          </table:table-cell>
          <table:table-cell office:value-type="float" office:value="670.9" table:style-name="ce3">
            <text:p>670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754" table:style-name="ce5">
            <text:p>754</text:p>
          </table:table-cell>
          <table:table-cell office:value-type="string" table:style-name="ce6">
            <text:p>baselitz_9</text:p>
          </table:table-cell>
          <table:table-cell office:value-type="float" office:value="557.89" table:style-name="ce3">
            <text:p>557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755" table:style-name="ce5">
            <text:p>755</text:p>
          </table:table-cell>
          <table:table-cell office:value-type="string" table:style-name="ce6">
            <text:p>baselitz_10</text:p>
          </table:table-cell>
          <table:table-cell office:value-type="float" office:value="1531.97" table:style-name="ce3">
            <text:p>1531,9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756" table:style-name="ce5">
            <text:p>756</text:p>
          </table:table-cell>
          <table:table-cell office:value-type="string" table:style-name="ce6">
            <text:p>baselitz_11</text:p>
          </table:table-cell>
          <table:table-cell office:value-type="float" office:value="562.91" table:style-name="ce3">
            <text:p>562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757" table:style-name="ce5">
            <text:p>757</text:p>
          </table:table-cell>
          <table:table-cell office:value-type="string" table:style-name="ce6">
            <text:p>baselitz_12</text:p>
          </table:table-cell>
          <table:table-cell office:value-type="float" office:value="926.1" table:style-name="ce3">
            <text:p>926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758" table:style-name="ce5">
            <text:p>758</text:p>
          </table:table-cell>
          <table:table-cell office:value-type="string" table:style-name="ce6">
            <text:p>baselitz_13</text:p>
          </table:table-cell>
          <table:table-cell office:value-type="float" office:value="727.9" table:style-name="ce3">
            <text:p>727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759" table:style-name="ce5">
            <text:p>759</text:p>
          </table:table-cell>
          <table:table-cell office:value-type="string" table:style-name="ce6">
            <text:p>baselitz_14</text:p>
          </table:table-cell>
          <table:table-cell office:value-type="float" office:value="1072.4000000000001" table:style-name="ce3">
            <text:p>1072,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760" table:style-name="ce5">
            <text:p>760</text:p>
          </table:table-cell>
          <table:table-cell office:value-type="string" table:style-name="ce6">
            <text:p>baselitz_15</text:p>
          </table:table-cell>
          <table:table-cell office:value-type="float" office:value="820.27" table:style-name="ce3">
            <text:p>820,2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761" table:style-name="ce5">
            <text:p>761</text:p>
          </table:table-cell>
          <table:table-cell office:value-type="string" table:style-name="ce6">
            <text:p>baselitz_16</text:p>
          </table:table-cell>
          <table:table-cell office:value-type="float" office:value="666.91" table:style-name="ce3">
            <text:p>666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762" table:style-name="ce5">
            <text:p>762</text:p>
          </table:table-cell>
          <table:table-cell office:value-type="string" table:style-name="ce6">
            <text:p>baselitz_17</text:p>
          </table:table-cell>
          <table:table-cell office:value-type="float" office:value="797.34" table:style-name="ce3">
            <text:p>797,3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763" table:style-name="ce5">
            <text:p>763</text:p>
          </table:table-cell>
          <table:table-cell office:value-type="string" table:style-name="ce6">
            <text:p>baselitz_18</text:p>
          </table:table-cell>
          <table:table-cell office:value-type="float" office:value="942.39" table:style-name="ce3">
            <text:p>942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764" table:style-name="ce5">
            <text:p>764</text:p>
          </table:table-cell>
          <table:table-cell office:value-type="string" table:style-name="ce6">
            <text:p>baselitz_19</text:p>
          </table:table-cell>
          <table:table-cell office:value-type="float" office:value="1072.1600000000001" table:style-name="ce3">
            <text:p>1072,1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765" table:style-name="ce5">
            <text:p>765</text:p>
          </table:table-cell>
          <table:table-cell office:value-type="string" table:style-name="ce6">
            <text:p>baselitz_20</text:p>
          </table:table-cell>
          <table:table-cell office:value-type="float" office:value="792.85" table:style-name="ce3">
            <text:p>792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766" table:style-name="ce5">
            <text:p>766</text:p>
          </table:table-cell>
          <table:table-cell office:value-type="string" table:style-name="ce6">
            <text:p>baselitz_21</text:p>
          </table:table-cell>
          <table:table-cell office:value-type="float" office:value="837.76" table:style-name="ce3">
            <text:p>837,7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767" table:style-name="ce5">
            <text:p>767</text:p>
          </table:table-cell>
          <table:table-cell office:value-type="string" table:style-name="ce6">
            <text:p>baselitz_22</text:p>
          </table:table-cell>
          <table:table-cell office:value-type="float" office:value="631.13" table:style-name="ce3">
            <text:p>631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768" table:style-name="ce5">
            <text:p>768</text:p>
          </table:table-cell>
          <table:table-cell office:value-type="string" table:style-name="ce6">
            <text:p>baselitz_23</text:p>
          </table:table-cell>
          <table:table-cell office:value-type="float" office:value="642.34" table:style-name="ce3">
            <text:p>642,3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769" table:style-name="ce5">
            <text:p>769</text:p>
          </table:table-cell>
          <table:table-cell office:value-type="string" table:style-name="ce6">
            <text:p>baselitz_24</text:p>
          </table:table-cell>
          <table:table-cell office:value-type="float" office:value="850.33" table:style-name="ce3">
            <text:p>850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770" table:style-name="ce5">
            <text:p>770</text:p>
          </table:table-cell>
          <table:table-cell office:value-type="string" table:style-name="ce6">
            <text:p>baselitz_25</text:p>
          </table:table-cell>
          <table:table-cell office:value-type="float" office:value="970.98" table:style-name="ce3">
            <text:p>970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771" table:style-name="ce5">
            <text:p>771</text:p>
          </table:table-cell>
          <table:table-cell office:value-type="string" table:style-name="ce6">
            <text:p>baselitz_26</text:p>
          </table:table-cell>
          <table:table-cell office:value-type="float" office:value="981.08" table:style-name="ce3">
            <text:p>981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772" table:style-name="ce5">
            <text:p>772</text:p>
          </table:table-cell>
          <table:table-cell office:value-type="string" table:style-name="ce6">
            <text:p>baselitz_27</text:p>
          </table:table-cell>
          <table:table-cell office:value-type="float" office:value="1253.22" table:style-name="ce3">
            <text:p>1253,2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773" table:style-name="ce5">
            <text:p>773</text:p>
          </table:table-cell>
          <table:table-cell office:value-type="string" table:style-name="ce6">
            <text:p>baselitz_28</text:p>
          </table:table-cell>
          <table:table-cell office:value-type="float" office:value="923.84" table:style-name="ce3">
            <text:p>923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774" table:style-name="ce5">
            <text:p>774</text:p>
          </table:table-cell>
          <table:table-cell office:value-type="string" table:style-name="ce6">
            <text:p>baselitz_29</text:p>
          </table:table-cell>
          <table:table-cell office:value-type="float" office:value="1576.12" table:style-name="ce3">
            <text:p>1576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775" table:style-name="ce5">
            <text:p>775</text:p>
          </table:table-cell>
          <table:table-cell office:value-type="string" table:style-name="ce6">
            <text:p>baselitz_30</text:p>
          </table:table-cell>
          <table:table-cell office:value-type="float" office:value="1496.57" table:style-name="ce3">
            <text:p>1496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float" office:value="776" table:style-name="ce5">
            <text:p>776</text:p>
          </table:table-cell>
          <table:table-cell office:value-type="string" table:style-name="ce6">
            <text:p>baselitz_31</text:p>
          </table:table-cell>
          <table:table-cell office:value-type="float" office:value="1248.1400000000001" table:style-name="ce3">
            <text:p>1248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float" office:value="777" table:style-name="ce5">
            <text:p>777</text:p>
          </table:table-cell>
          <table:table-cell office:value-type="string" table:style-name="ce6">
            <text:p>baselitz_32</text:p>
          </table:table-cell>
          <table:table-cell office:value-type="float" office:value="1132.6600000000001" table:style-name="ce3">
            <text:p>1132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georges-braque_1882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778" table:style-name="ce5">
            <text:p>778</text:p>
          </table:table-cell>
          <table:table-cell office:value-type="string" table:style-name="ce6">
            <text:p>braque_1</text:p>
          </table:table-cell>
          <table:table-cell office:value-type="float" office:value="632.04" table:style-name="ce3">
            <text:p>632,0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779" table:style-name="ce5">
            <text:p>779</text:p>
          </table:table-cell>
          <table:table-cell office:value-type="string" table:style-name="ce6">
            <text:p>braque_2</text:p>
          </table:table-cell>
          <table:table-cell office:value-type="float" office:value="1053.23" table:style-name="ce3">
            <text:p>1053,2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780" table:style-name="ce5">
            <text:p>780</text:p>
          </table:table-cell>
          <table:table-cell office:value-type="string" table:style-name="ce6">
            <text:p>braque_3</text:p>
          </table:table-cell>
          <table:table-cell office:value-type="float" office:value="1032.24" table:style-name="ce3">
            <text:p>1032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781" table:style-name="ce5">
            <text:p>781</text:p>
          </table:table-cell>
          <table:table-cell office:value-type="string" table:style-name="ce6">
            <text:p>braque_4</text:p>
          </table:table-cell>
          <table:table-cell office:value-type="float" office:value="1185.6099999999999" table:style-name="ce3">
            <text:p>1185,6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782" table:style-name="ce5">
            <text:p>782</text:p>
          </table:table-cell>
          <table:table-cell office:value-type="string" table:style-name="ce6">
            <text:p>braque_5</text:p>
          </table:table-cell>
          <table:table-cell office:value-type="float" office:value="1327.97" table:style-name="ce3">
            <text:p>1327,9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783" table:style-name="ce5">
            <text:p>783</text:p>
          </table:table-cell>
          <table:table-cell office:value-type="string" table:style-name="ce6">
            <text:p>braque_6</text:p>
          </table:table-cell>
          <table:table-cell office:value-type="float" office:value="559.87" table:style-name="ce3">
            <text:p>559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784" table:style-name="ce5">
            <text:p>784</text:p>
          </table:table-cell>
          <table:table-cell office:value-type="string" table:style-name="ce6">
            <text:p>braque_7</text:p>
          </table:table-cell>
          <table:table-cell office:value-type="float" office:value="995.75" table:style-name="ce3">
            <text:p>995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785" table:style-name="ce5">
            <text:p>785</text:p>
          </table:table-cell>
          <table:table-cell office:value-type="string" table:style-name="ce6">
            <text:p>braque_8</text:p>
          </table:table-cell>
          <table:table-cell office:value-type="float" office:value="773.62" table:style-name="ce3">
            <text:p>773,6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786" table:style-name="ce5">
            <text:p>786</text:p>
          </table:table-cell>
          <table:table-cell office:value-type="string" table:style-name="ce6">
            <text:p>braque_9</text:p>
          </table:table-cell>
          <table:table-cell office:value-type="float" office:value="838.48" table:style-name="ce3">
            <text:p>838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787" table:style-name="ce5">
            <text:p>787</text:p>
          </table:table-cell>
          <table:table-cell office:value-type="string" table:style-name="ce6">
            <text:p>braque_10</text:p>
          </table:table-cell>
          <table:table-cell office:value-type="float" office:value="830.09" table:style-name="ce3">
            <text:p>830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788" table:style-name="ce5">
            <text:p>788</text:p>
          </table:table-cell>
          <table:table-cell office:value-type="string" table:style-name="ce6">
            <text:p>braque_11</text:p>
          </table:table-cell>
          <table:table-cell office:value-type="float" office:value="1002.08" table:style-name="ce3">
            <text:p>1002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789" table:style-name="ce5">
            <text:p>789</text:p>
          </table:table-cell>
          <table:table-cell office:value-type="string" table:style-name="ce6">
            <text:p>braque_12</text:p>
          </table:table-cell>
          <table:table-cell office:value-type="float" office:value="690.31" table:style-name="ce3">
            <text:p>690,3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790" table:style-name="ce5">
            <text:p>790</text:p>
          </table:table-cell>
          <table:table-cell office:value-type="string" table:style-name="ce6">
            <text:p>braque_13</text:p>
          </table:table-cell>
          <table:table-cell office:value-type="float" office:value="484.98" table:style-name="ce3">
            <text:p>484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791" table:style-name="ce5">
            <text:p>791</text:p>
          </table:table-cell>
          <table:table-cell office:value-type="string" table:style-name="ce6">
            <text:p>braque_14</text:p>
          </table:table-cell>
          <table:table-cell office:value-type="float" office:value="884.2" table:style-name="ce3">
            <text:p>884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792" table:style-name="ce5">
            <text:p>792</text:p>
          </table:table-cell>
          <table:table-cell office:value-type="string" table:style-name="ce6">
            <text:p>braque_15</text:p>
          </table:table-cell>
          <table:table-cell office:value-type="float" office:value="932.74" table:style-name="ce3">
            <text:p>932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793" table:style-name="ce5">
            <text:p>793</text:p>
          </table:table-cell>
          <table:table-cell office:value-type="string" table:style-name="ce6">
            <text:p>braque_16</text:p>
          </table:table-cell>
          <table:table-cell office:value-type="float" office:value="401.13" table:style-name="ce3">
            <text:p>401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794" table:style-name="ce5">
            <text:p>794</text:p>
          </table:table-cell>
          <table:table-cell office:value-type="string" table:style-name="ce6">
            <text:p>braque_17</text:p>
          </table:table-cell>
          <table:table-cell office:value-type="float" office:value="979.35" table:style-name="ce3">
            <text:p>979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795" table:style-name="ce5">
            <text:p>795</text:p>
          </table:table-cell>
          <table:table-cell office:value-type="string" table:style-name="ce6">
            <text:p>braque_18</text:p>
          </table:table-cell>
          <table:table-cell office:value-type="float" office:value="513.78" table:style-name="ce3">
            <text:p>513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796" table:style-name="ce5">
            <text:p>796</text:p>
          </table:table-cell>
          <table:table-cell office:value-type="string" table:style-name="ce6">
            <text:p>braque_19</text:p>
          </table:table-cell>
          <table:table-cell office:value-type="float" office:value="654.25" table:style-name="ce3">
            <text:p>654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797" table:style-name="ce5">
            <text:p>797</text:p>
          </table:table-cell>
          <table:table-cell office:value-type="string" table:style-name="ce6">
            <text:p>braque_20</text:p>
          </table:table-cell>
          <table:table-cell office:value-type="float" office:value="1019.01" table:style-name="ce3">
            <text:p>1019,0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798" table:style-name="ce5">
            <text:p>798</text:p>
          </table:table-cell>
          <table:table-cell office:value-type="string" table:style-name="ce6">
            <text:p>braque_21</text:p>
          </table:table-cell>
          <table:table-cell office:value-type="float" office:value="849.74" table:style-name="ce3">
            <text:p>849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799" table:style-name="ce5">
            <text:p>799</text:p>
          </table:table-cell>
          <table:table-cell office:value-type="string" table:style-name="ce6">
            <text:p>braque_22</text:p>
          </table:table-cell>
          <table:table-cell office:value-type="float" office:value="662.88" table:style-name="ce3">
            <text:p>662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gerard-fromanger_1939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800" table:style-name="ce5">
            <text:p>800</text:p>
          </table:table-cell>
          <table:table-cell office:value-type="string" table:style-name="ce6">
            <text:p>fromanger_1</text:p>
          </table:table-cell>
          <table:table-cell office:value-type="float" office:value="586.4" table:style-name="ce3">
            <text:p>586,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801" table:style-name="ce5">
            <text:p>801</text:p>
          </table:table-cell>
          <table:table-cell office:value-type="string" table:style-name="ce6">
            <text:p>fromanger_2</text:p>
          </table:table-cell>
          <table:table-cell office:value-type="float" office:value="546.09" table:style-name="ce3">
            <text:p>546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802" table:style-name="ce5">
            <text:p>802</text:p>
          </table:table-cell>
          <table:table-cell office:value-type="string" table:style-name="ce6">
            <text:p>fromanger_3</text:p>
          </table:table-cell>
          <table:table-cell office:value-type="float" office:value="720.49" table:style-name="ce3">
            <text:p>720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803" table:style-name="ce5">
            <text:p>803</text:p>
          </table:table-cell>
          <table:table-cell office:value-type="string" table:style-name="ce6">
            <text:p>fromanger_4</text:p>
          </table:table-cell>
          <table:table-cell office:value-type="float" office:value="930.7" table:style-name="ce3">
            <text:p>930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804" table:style-name="ce5">
            <text:p>804</text:p>
          </table:table-cell>
          <table:table-cell office:value-type="string" table:style-name="ce6">
            <text:p>fromanger_5</text:p>
          </table:table-cell>
          <table:table-cell office:value-type="float" office:value="413.31" table:style-name="ce3">
            <text:p>413,3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805" table:style-name="ce5">
            <text:p>805</text:p>
          </table:table-cell>
          <table:table-cell office:value-type="string" table:style-name="ce6">
            <text:p>fromanger_6</text:p>
          </table:table-cell>
          <table:table-cell office:value-type="float" office:value="1259.8699999999999" table:style-name="ce3">
            <text:p>1259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806" table:style-name="ce5">
            <text:p>806</text:p>
          </table:table-cell>
          <table:table-cell office:value-type="string" table:style-name="ce6">
            <text:p>fromanger_7</text:p>
          </table:table-cell>
          <table:table-cell office:value-type="float" office:value="2082.98" table:style-name="ce3">
            <text:p>2082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807" table:style-name="ce5">
            <text:p>807</text:p>
          </table:table-cell>
          <table:table-cell office:value-type="string" table:style-name="ce6">
            <text:p>fromanger_8</text:p>
          </table:table-cell>
          <table:table-cell office:value-type="float" office:value="760.95" table:style-name="ce3">
            <text:p>760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808" table:style-name="ce5">
            <text:p>808</text:p>
          </table:table-cell>
          <table:table-cell office:value-type="string" table:style-name="ce6">
            <text:p>fromanger_9</text:p>
          </table:table-cell>
          <table:table-cell office:value-type="float" office:value="918.37" table:style-name="ce3">
            <text:p>918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809" table:style-name="ce5">
            <text:p>809</text:p>
          </table:table-cell>
          <table:table-cell office:value-type="string" table:style-name="ce6">
            <text:p>fromanger_10</text:p>
          </table:table-cell>
          <table:table-cell office:value-type="float" office:value="750.34" table:style-name="ce3">
            <text:p>750,3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810" table:style-name="ce5">
            <text:p>810</text:p>
          </table:table-cell>
          <table:table-cell office:value-type="string" table:style-name="ce6">
            <text:p>fromanger_11</text:p>
          </table:table-cell>
          <table:table-cell office:value-type="float" office:value="760.69" table:style-name="ce3">
            <text:p>760,6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811" table:style-name="ce5">
            <text:p>811</text:p>
          </table:table-cell>
          <table:table-cell office:value-type="string" table:style-name="ce6">
            <text:p>fromanger_12</text:p>
          </table:table-cell>
          <table:table-cell office:value-type="float" office:value="771.05" table:style-name="ce3">
            <text:p>771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812" table:style-name="ce5">
            <text:p>812</text:p>
          </table:table-cell>
          <table:table-cell office:value-type="string" table:style-name="ce6">
            <text:p>fromanger_13</text:p>
          </table:table-cell>
          <table:table-cell office:value-type="float" office:value="692.06" table:style-name="ce3">
            <text:p>692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813" table:style-name="ce5">
            <text:p>813</text:p>
          </table:table-cell>
          <table:table-cell office:value-type="string" table:style-name="ce6">
            <text:p>fromanger_14</text:p>
          </table:table-cell>
          <table:table-cell office:value-type="float" office:value="907.22" table:style-name="ce3">
            <text:p>907,2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814" table:style-name="ce5">
            <text:p>814</text:p>
          </table:table-cell>
          <table:table-cell office:value-type="string" table:style-name="ce6">
            <text:p>fromanger_15</text:p>
          </table:table-cell>
          <table:table-cell office:value-type="float" office:value="703.91" table:style-name="ce3">
            <text:p>703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815" table:style-name="ce5">
            <text:p>815</text:p>
          </table:table-cell>
          <table:table-cell office:value-type="string" table:style-name="ce6">
            <text:p>fromanger_16</text:p>
          </table:table-cell>
          <table:table-cell office:value-type="float" office:value="849.32" table:style-name="ce3">
            <text:p>849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816" table:style-name="ce5">
            <text:p>816</text:p>
          </table:table-cell>
          <table:table-cell office:value-type="string" table:style-name="ce6">
            <text:p>fromanger_17</text:p>
          </table:table-cell>
          <table:table-cell office:value-type="float" office:value="1141.77" table:style-name="ce3">
            <text:p>1141,7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817" table:style-name="ce5">
            <text:p>817</text:p>
          </table:table-cell>
          <table:table-cell office:value-type="string" table:style-name="ce6">
            <text:p>fromanger_18</text:p>
          </table:table-cell>
          <table:table-cell office:value-type="float" office:value="844.58" table:style-name="ce3">
            <text:p>844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818" table:style-name="ce5">
            <text:p>818</text:p>
          </table:table-cell>
          <table:table-cell office:value-type="string" table:style-name="ce6">
            <text:p>fromanger_19</text:p>
          </table:table-cell>
          <table:table-cell office:value-type="float" office:value="642.54999999999995" table:style-name="ce3">
            <text:p>642,5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819" table:style-name="ce5">
            <text:p>819</text:p>
          </table:table-cell>
          <table:table-cell office:value-type="string" table:style-name="ce6">
            <text:p>fromanger_20</text:p>
          </table:table-cell>
          <table:table-cell office:value-type="float" office:value="665.62" table:style-name="ce3">
            <text:p>665,6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820" table:style-name="ce5">
            <text:p>820</text:p>
          </table:table-cell>
          <table:table-cell office:value-type="string" table:style-name="ce6">
            <text:p>fromanger_21</text:p>
          </table:table-cell>
          <table:table-cell office:value-type="float" office:value="300.23" table:style-name="ce3">
            <text:p>300,2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821" table:style-name="ce5">
            <text:p>821</text:p>
          </table:table-cell>
          <table:table-cell office:value-type="string" table:style-name="ce6">
            <text:p>fromanger_22</text:p>
          </table:table-cell>
          <table:table-cell office:value-type="float" office:value="1343.44" table:style-name="ce3">
            <text:p>1343,4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822" table:style-name="ce5">
            <text:p>822</text:p>
          </table:table-cell>
          <table:table-cell office:value-type="string" table:style-name="ce6">
            <text:p>fromanger_23</text:p>
          </table:table-cell>
          <table:table-cell office:value-type="float" office:value="972.86" table:style-name="ce3">
            <text:p>972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823" table:style-name="ce5">
            <text:p>823</text:p>
          </table:table-cell>
          <table:table-cell office:value-type="string" table:style-name="ce6">
            <text:p>fromanger_24</text:p>
          </table:table-cell>
          <table:table-cell office:value-type="float" office:value="699.63" table:style-name="ce3">
            <text:p>699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824" table:style-name="ce5">
            <text:p>824</text:p>
          </table:table-cell>
          <table:table-cell office:value-type="string" table:style-name="ce6">
            <text:p>fromanger_25</text:p>
          </table:table-cell>
          <table:table-cell office:value-type="float" office:value="278.16000000000003" table:style-name="ce3">
            <text:p>278,1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825" table:style-name="ce5">
            <text:p>825</text:p>
          </table:table-cell>
          <table:table-cell office:value-type="string" table:style-name="ce6">
            <text:p>fromanger_26</text:p>
          </table:table-cell>
          <table:table-cell office:value-type="float" office:value="151.12" table:style-name="ce3">
            <text:p>151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826" table:style-name="ce5">
            <text:p>826</text:p>
          </table:table-cell>
          <table:table-cell office:value-type="string" table:style-name="ce6">
            <text:p>fromanger_27</text:p>
          </table:table-cell>
          <table:table-cell office:value-type="float" office:value="436" table:style-name="ce3">
            <text:p>4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827" table:style-name="ce5">
            <text:p>827</text:p>
          </table:table-cell>
          <table:table-cell office:value-type="string" table:style-name="ce6">
            <text:p>fromanger_28</text:p>
          </table:table-cell>
          <table:table-cell office:value-type="float" office:value="904.76" table:style-name="ce3">
            <text:p>904,7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828" table:style-name="ce5">
            <text:p>828</text:p>
          </table:table-cell>
          <table:table-cell office:value-type="string" table:style-name="ce6">
            <text:p>fromanger_29</text:p>
          </table:table-cell>
          <table:table-cell office:value-type="float" office:value="1826.71" table:style-name="ce3">
            <text:p>1826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gerard-garouste_1946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829" table:style-name="ce5">
            <text:p>829</text:p>
          </table:table-cell>
          <table:table-cell office:value-type="string" table:style-name="ce6">
            <text:p>garouste_1</text:p>
          </table:table-cell>
          <table:table-cell office:value-type="float" office:value="602.85" table:style-name="ce3">
            <text:p>602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830" table:style-name="ce5">
            <text:p>830</text:p>
          </table:table-cell>
          <table:table-cell office:value-type="string" table:style-name="ce6">
            <text:p>garouste_2</text:p>
          </table:table-cell>
          <table:table-cell office:value-type="float" office:value="561.54" table:style-name="ce3">
            <text:p>561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831" table:style-name="ce5">
            <text:p>831</text:p>
          </table:table-cell>
          <table:table-cell office:value-type="string" table:style-name="ce6">
            <text:p>garouste_3</text:p>
          </table:table-cell>
          <table:table-cell office:value-type="float" office:value="764.28" table:style-name="ce3">
            <text:p>764,2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832" table:style-name="ce5">
            <text:p>832</text:p>
          </table:table-cell>
          <table:table-cell office:value-type="string" table:style-name="ce6">
            <text:p>garouste_4</text:p>
          </table:table-cell>
          <table:table-cell office:value-type="float" office:value="770.65" table:style-name="ce3">
            <text:p>770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833" table:style-name="ce5">
            <text:p>833</text:p>
          </table:table-cell>
          <table:table-cell office:value-type="string" table:style-name="ce6">
            <text:p>garouste_5</text:p>
          </table:table-cell>
          <table:table-cell office:value-type="float" office:value="989.17" table:style-name="ce3">
            <text:p>989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834" table:style-name="ce5">
            <text:p>834</text:p>
          </table:table-cell>
          <table:table-cell office:value-type="string" table:style-name="ce6">
            <text:p>garouste_6</text:p>
          </table:table-cell>
          <table:table-cell office:value-type="float" office:value="462.43" table:style-name="ce3">
            <text:p>462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835" table:style-name="ce5">
            <text:p>835</text:p>
          </table:table-cell>
          <table:table-cell office:value-type="string" table:style-name="ce6">
            <text:p>garouste_7</text:p>
          </table:table-cell>
          <table:table-cell office:value-type="float" office:value="800.53" table:style-name="ce3">
            <text:p>800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836" table:style-name="ce5">
            <text:p>836</text:p>
          </table:table-cell>
          <table:table-cell office:value-type="string" table:style-name="ce6">
            <text:p>garouste_8</text:p>
          </table:table-cell>
          <table:table-cell office:value-type="float" office:value="656.32" table:style-name="ce3">
            <text:p>656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837" table:style-name="ce5">
            <text:p>837</text:p>
          </table:table-cell>
          <table:table-cell office:value-type="string" table:style-name="ce6">
            <text:p>garouste_9</text:p>
          </table:table-cell>
          <table:table-cell office:value-type="float" office:value="818.76" table:style-name="ce3">
            <text:p>818,7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838" table:style-name="ce5">
            <text:p>838</text:p>
          </table:table-cell>
          <table:table-cell office:value-type="string" table:style-name="ce6">
            <text:p>garouste_10</text:p>
          </table:table-cell>
          <table:table-cell office:value-type="float" office:value="848.2" table:style-name="ce3">
            <text:p>848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839" table:style-name="ce5">
            <text:p>839</text:p>
          </table:table-cell>
          <table:table-cell office:value-type="string" table:style-name="ce6">
            <text:p>garouste_11</text:p>
          </table:table-cell>
          <table:table-cell office:value-type="float" office:value="991.79" table:style-name="ce3">
            <text:p>991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840" table:style-name="ce5">
            <text:p>840</text:p>
          </table:table-cell>
          <table:table-cell office:value-type="string" table:style-name="ce6">
            <text:p>garouste_12</text:p>
          </table:table-cell>
          <table:table-cell office:value-type="float" office:value="650.97" table:style-name="ce3">
            <text:p>650,9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841" table:style-name="ce5">
            <text:p>841</text:p>
          </table:table-cell>
          <table:table-cell office:value-type="string" table:style-name="ce6">
            <text:p>garouste_13</text:p>
          </table:table-cell>
          <table:table-cell office:value-type="float" office:value="649.5" table:style-name="ce3">
            <text:p>649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842" table:style-name="ce5">
            <text:p>842</text:p>
          </table:table-cell>
          <table:table-cell office:value-type="string" table:style-name="ce6">
            <text:p>garouste_14</text:p>
          </table:table-cell>
          <table:table-cell office:value-type="float" office:value="664.89" table:style-name="ce3">
            <text:p>664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843" table:style-name="ce5">
            <text:p>843</text:p>
          </table:table-cell>
          <table:table-cell office:value-type="string" table:style-name="ce6">
            <text:p>garouste_15</text:p>
          </table:table-cell>
          <table:table-cell office:value-type="float" office:value="1205.1500000000001" table:style-name="ce3">
            <text:p>1205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844" table:style-name="ce5">
            <text:p>844</text:p>
          </table:table-cell>
          <table:table-cell office:value-type="string" table:style-name="ce6">
            <text:p>garouste_16</text:p>
          </table:table-cell>
          <table:table-cell office:value-type="float" office:value="687.1" table:style-name="ce3">
            <text:p>687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845" table:style-name="ce5">
            <text:p>845</text:p>
          </table:table-cell>
          <table:table-cell office:value-type="string" table:style-name="ce6">
            <text:p>garouste_17</text:p>
          </table:table-cell>
          <table:table-cell office:value-type="float" office:value="896.4" table:style-name="ce3">
            <text:p>896,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846" table:style-name="ce5">
            <text:p>846</text:p>
          </table:table-cell>
          <table:table-cell office:value-type="string" table:style-name="ce6">
            <text:p>garouste_18</text:p>
          </table:table-cell>
          <table:table-cell office:value-type="float" office:value="889.87" table:style-name="ce3">
            <text:p>889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847" table:style-name="ce5">
            <text:p>847</text:p>
          </table:table-cell>
          <table:table-cell office:value-type="string" table:style-name="ce6">
            <text:p>garouste_19</text:p>
          </table:table-cell>
          <table:table-cell office:value-type="float" office:value="941.24" table:style-name="ce3">
            <text:p>941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848" table:style-name="ce5">
            <text:p>848</text:p>
          </table:table-cell>
          <table:table-cell office:value-type="string" table:style-name="ce6">
            <text:p>garouste_20</text:p>
          </table:table-cell>
          <table:table-cell office:value-type="float" office:value="670.33" table:style-name="ce3">
            <text:p>670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849" table:style-name="ce5">
            <text:p>849</text:p>
          </table:table-cell>
          <table:table-cell office:value-type="string" table:style-name="ce6">
            <text:p>garouste_21</text:p>
          </table:table-cell>
          <table:table-cell office:value-type="float" office:value="604.57000000000005" table:style-name="ce3">
            <text:p>604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850" table:style-name="ce5">
            <text:p>850</text:p>
          </table:table-cell>
          <table:table-cell office:value-type="string" table:style-name="ce6">
            <text:p>garouste_22</text:p>
          </table:table-cell>
          <table:table-cell office:value-type="float" office:value="640.98" table:style-name="ce3">
            <text:p>640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851" table:style-name="ce5">
            <text:p>851</text:p>
          </table:table-cell>
          <table:table-cell office:value-type="string" table:style-name="ce6">
            <text:p>garouste_23</text:p>
          </table:table-cell>
          <table:table-cell office:value-type="float" office:value="640.98" table:style-name="ce3">
            <text:p>640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852" table:style-name="ce5">
            <text:p>852</text:p>
          </table:table-cell>
          <table:table-cell office:value-type="string" table:style-name="ce6">
            <text:p>garouste_24</text:p>
          </table:table-cell>
          <table:table-cell office:value-type="float" office:value="837.55" table:style-name="ce3">
            <text:p>837,5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853" table:style-name="ce5">
            <text:p>853</text:p>
          </table:table-cell>
          <table:table-cell office:value-type="string" table:style-name="ce6">
            <text:p>garouste_25</text:p>
          </table:table-cell>
          <table:table-cell office:value-type="float" office:value="676.22" table:style-name="ce3">
            <text:p>676,2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854" table:style-name="ce5">
            <text:p>854</text:p>
          </table:table-cell>
          <table:table-cell office:value-type="string" table:style-name="ce6">
            <text:p>garouste_26</text:p>
          </table:table-cell>
          <table:table-cell office:value-type="float" office:value="642.4" table:style-name="ce3">
            <text:p>642,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855" table:style-name="ce5">
            <text:p>855</text:p>
          </table:table-cell>
          <table:table-cell office:value-type="string" table:style-name="ce6">
            <text:p>garouste_27</text:p>
          </table:table-cell>
          <table:table-cell office:value-type="float" office:value="699.1" table:style-name="ce3">
            <text:p>699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856" table:style-name="ce5">
            <text:p>856</text:p>
          </table:table-cell>
          <table:table-cell office:value-type="string" table:style-name="ce6">
            <text:p>garouste_28</text:p>
          </table:table-cell>
          <table:table-cell office:value-type="float" office:value="830.32" table:style-name="ce3">
            <text:p>830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857" table:style-name="ce5">
            <text:p>857</text:p>
          </table:table-cell>
          <table:table-cell office:value-type="string" table:style-name="ce6">
            <text:p>garouste_29</text:p>
          </table:table-cell>
          <table:table-cell office:value-type="float" office:value="564.58000000000004" table:style-name="ce3">
            <text:p>564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858" table:style-name="ce5">
            <text:p>858</text:p>
          </table:table-cell>
          <table:table-cell office:value-type="string" table:style-name="ce6">
            <text:p>garouste_30</text:p>
          </table:table-cell>
          <table:table-cell office:value-type="float" office:value="575.66" table:style-name="ce3">
            <text:p>575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giorgio-de-chirico_1886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859" table:style-name="ce5">
            <text:p>859</text:p>
          </table:table-cell>
          <table:table-cell office:value-type="string" table:style-name="ce6">
            <text:p>chirico_1</text:p>
          </table:table-cell>
          <table:table-cell office:value-type="float" office:value="1131.43" table:style-name="ce3">
            <text:p>1131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860" table:style-name="ce5">
            <text:p>860</text:p>
          </table:table-cell>
          <table:table-cell office:value-type="string" table:style-name="ce6">
            <text:p>chirico_2</text:p>
          </table:table-cell>
          <table:table-cell office:value-type="float" office:value="1206.19" table:style-name="ce3">
            <text:p>1206,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861" table:style-name="ce5">
            <text:p>861</text:p>
          </table:table-cell>
          <table:table-cell office:value-type="string" table:style-name="ce6">
            <text:p>chirico_3</text:p>
          </table:table-cell>
          <table:table-cell office:value-type="float" office:value="848.56" table:style-name="ce3">
            <text:p>848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862" table:style-name="ce5">
            <text:p>862</text:p>
          </table:table-cell>
          <table:table-cell office:value-type="string" table:style-name="ce6">
            <text:p>chirico_4</text:p>
          </table:table-cell>
          <table:table-cell office:value-type="float" office:value="984.15" table:style-name="ce3">
            <text:p>984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863" table:style-name="ce5">
            <text:p>863</text:p>
          </table:table-cell>
          <table:table-cell office:value-type="string" table:style-name="ce6">
            <text:p>chirico_5</text:p>
          </table:table-cell>
          <table:table-cell office:value-type="float" office:value="890" table:style-name="ce3">
            <text:p>890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864" table:style-name="ce5">
            <text:p>864</text:p>
          </table:table-cell>
          <table:table-cell office:value-type="string" table:style-name="ce6">
            <text:p>chirico_6</text:p>
          </table:table-cell>
          <table:table-cell office:value-type="float" office:value="1000.06" table:style-name="ce3">
            <text:p>1000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865" table:style-name="ce5">
            <text:p>865</text:p>
          </table:table-cell>
          <table:table-cell office:value-type="string" table:style-name="ce6">
            <text:p>chirico_7</text:p>
          </table:table-cell>
          <table:table-cell office:value-type="float" office:value="203.27" table:style-name="ce3">
            <text:p>203,2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866" table:style-name="ce5">
            <text:p>866</text:p>
          </table:table-cell>
          <table:table-cell office:value-type="string" table:style-name="ce6">
            <text:p>chirico_8</text:p>
          </table:table-cell>
          <table:table-cell office:value-type="float" office:value="295.51" table:style-name="ce3">
            <text:p>295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giovanni-boldini_1842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867" table:style-name="ce5">
            <text:p>867</text:p>
          </table:table-cell>
          <table:table-cell office:value-type="string" table:style-name="ce6">
            <text:p>boldini_1</text:p>
          </table:table-cell>
          <table:table-cell office:value-type="float" office:value="727.43" table:style-name="ce3">
            <text:p>727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868" table:style-name="ce5">
            <text:p>868</text:p>
          </table:table-cell>
          <table:table-cell office:value-type="string" table:style-name="ce6">
            <text:p>boldini_2</text:p>
          </table:table-cell>
          <table:table-cell office:value-type="float" office:value="1090.94" table:style-name="ce3">
            <text:p>1090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869" table:style-name="ce5">
            <text:p>869</text:p>
          </table:table-cell>
          <table:table-cell office:value-type="string" table:style-name="ce6">
            <text:p>boldini_3</text:p>
          </table:table-cell>
          <table:table-cell office:value-type="float" office:value="1323.06" table:style-name="ce3">
            <text:p>1323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870" table:style-name="ce5">
            <text:p>870</text:p>
          </table:table-cell>
          <table:table-cell office:value-type="string" table:style-name="ce6">
            <text:p>boldini_4</text:p>
          </table:table-cell>
          <table:table-cell office:value-type="float" office:value="1064.8" table:style-name="ce3">
            <text:p>1064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871" table:style-name="ce5">
            <text:p>871</text:p>
          </table:table-cell>
          <table:table-cell office:value-type="string" table:style-name="ce6">
            <text:p>boldini_5</text:p>
          </table:table-cell>
          <table:table-cell office:value-type="float" office:value="1097.4100000000001" table:style-name="ce3">
            <text:p>1097,4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872" table:style-name="ce5">
            <text:p>872</text:p>
          </table:table-cell>
          <table:table-cell office:value-type="string" table:style-name="ce6">
            <text:p>boldini_6</text:p>
          </table:table-cell>
          <table:table-cell office:value-type="float" office:value="517.67999999999995" table:style-name="ce3">
            <text:p>517,6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873" table:style-name="ce5">
            <text:p>873</text:p>
          </table:table-cell>
          <table:table-cell office:value-type="string" table:style-name="ce6">
            <text:p>boldini_7</text:p>
          </table:table-cell>
          <table:table-cell office:value-type="float" office:value="702.82" table:style-name="ce3">
            <text:p>702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874" table:style-name="ce5">
            <text:p>874</text:p>
          </table:table-cell>
          <table:table-cell office:value-type="string" table:style-name="ce6">
            <text:p>boldini_8</text:p>
          </table:table-cell>
          <table:table-cell office:value-type="float" office:value="1122.3699999999999" table:style-name="ce3">
            <text:p>1122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875" table:style-name="ce5">
            <text:p>875</text:p>
          </table:table-cell>
          <table:table-cell office:value-type="string" table:style-name="ce6">
            <text:p>boldini_9</text:p>
          </table:table-cell>
          <table:table-cell office:value-type="float" office:value="1271.74" table:style-name="ce3">
            <text:p>1271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876" table:style-name="ce5">
            <text:p>876</text:p>
          </table:table-cell>
          <table:table-cell office:value-type="string" table:style-name="ce6">
            <text:p>boldini_10</text:p>
          </table:table-cell>
          <table:table-cell office:value-type="float" office:value="883.14" table:style-name="ce3">
            <text:p>883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877" table:style-name="ce5">
            <text:p>877</text:p>
          </table:table-cell>
          <table:table-cell office:value-type="string" table:style-name="ce6">
            <text:p>boldini_11</text:p>
          </table:table-cell>
          <table:table-cell office:value-type="float" office:value="438.13" table:style-name="ce3">
            <text:p>438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878" table:style-name="ce5">
            <text:p>878</text:p>
          </table:table-cell>
          <table:table-cell office:value-type="string" table:style-name="ce6">
            <text:p>boldini_12</text:p>
          </table:table-cell>
          <table:table-cell office:value-type="float" office:value="586.41999999999996" table:style-name="ce3">
            <text:p>586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879" table:style-name="ce5">
            <text:p>879</text:p>
          </table:table-cell>
          <table:table-cell office:value-type="string" table:style-name="ce6">
            <text:p>boldini_13</text:p>
          </table:table-cell>
          <table:table-cell office:value-type="float" office:value="989.75" table:style-name="ce3">
            <text:p>989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880" table:style-name="ce5">
            <text:p>880</text:p>
          </table:table-cell>
          <table:table-cell office:value-type="string" table:style-name="ce6">
            <text:p>boldini_14</text:p>
          </table:table-cell>
          <table:table-cell office:value-type="float" office:value="772.1" table:style-name="ce3">
            <text:p>772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881" table:style-name="ce5">
            <text:p>881</text:p>
          </table:table-cell>
          <table:table-cell office:value-type="string" table:style-name="ce6">
            <text:p>boldini_15</text:p>
          </table:table-cell>
          <table:table-cell office:value-type="float" office:value="850.15" table:style-name="ce3">
            <text:p>850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882" table:style-name="ce5">
            <text:p>882</text:p>
          </table:table-cell>
          <table:table-cell office:value-type="string" table:style-name="ce6">
            <text:p>boldini_16</text:p>
          </table:table-cell>
          <table:table-cell office:value-type="float" office:value="488.22" table:style-name="ce3">
            <text:p>488,2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883" table:style-name="ce5">
            <text:p>883</text:p>
          </table:table-cell>
          <table:table-cell office:value-type="string" table:style-name="ce6">
            <text:p>boldini_17</text:p>
          </table:table-cell>
          <table:table-cell office:value-type="float" office:value="546.75" table:style-name="ce3">
            <text:p>546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884" table:style-name="ce5">
            <text:p>884</text:p>
          </table:table-cell>
          <table:table-cell office:value-type="string" table:style-name="ce6">
            <text:p>boldini_18</text:p>
          </table:table-cell>
          <table:table-cell office:value-type="float" office:value="590.42999999999995" table:style-name="ce3">
            <text:p>590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885" table:style-name="ce5">
            <text:p>885</text:p>
          </table:table-cell>
          <table:table-cell office:value-type="string" table:style-name="ce6">
            <text:p>boldini_19</text:p>
          </table:table-cell>
          <table:table-cell office:value-type="float" office:value="566.69000000000005" table:style-name="ce3">
            <text:p>566,6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886" table:style-name="ce5">
            <text:p>886</text:p>
          </table:table-cell>
          <table:table-cell office:value-type="string" table:style-name="ce6">
            <text:p>boldini_20</text:p>
          </table:table-cell>
          <table:table-cell office:value-type="float" office:value="370.62" table:style-name="ce3">
            <text:p>370,6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887" table:style-name="ce5">
            <text:p>887</text:p>
          </table:table-cell>
          <table:table-cell office:value-type="string" table:style-name="ce6">
            <text:p>boldini_21</text:p>
          </table:table-cell>
          <table:table-cell office:value-type="float" office:value="792.89" table:style-name="ce3">
            <text:p>792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888" table:style-name="ce5">
            <text:p>888</text:p>
          </table:table-cell>
          <table:table-cell office:value-type="string" table:style-name="ce6">
            <text:p>boldini_22</text:p>
          </table:table-cell>
          <table:table-cell office:value-type="float" office:value="750.92" table:style-name="ce3">
            <text:p>750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889" table:style-name="ce5">
            <text:p>889</text:p>
          </table:table-cell>
          <table:table-cell office:value-type="string" table:style-name="ce6">
            <text:p>boldini_23</text:p>
          </table:table-cell>
          <table:table-cell office:value-type="float" office:value="1326.29" table:style-name="ce3">
            <text:p>1326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890" table:style-name="ce5">
            <text:p>890</text:p>
          </table:table-cell>
          <table:table-cell office:value-type="string" table:style-name="ce6">
            <text:p>boldini_24</text:p>
          </table:table-cell>
          <table:table-cell office:value-type="float" office:value="894.79" table:style-name="ce3">
            <text:p>894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891" table:style-name="ce5">
            <text:p>891</text:p>
          </table:table-cell>
          <table:table-cell office:value-type="string" table:style-name="ce6">
            <text:p>boldini_25</text:p>
          </table:table-cell>
          <table:table-cell office:value-type="float" office:value="1305.33" table:style-name="ce3">
            <text:p>1305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892" table:style-name="ce5">
            <text:p>892</text:p>
          </table:table-cell>
          <table:table-cell office:value-type="string" table:style-name="ce6">
            <text:p>boldini_26</text:p>
          </table:table-cell>
          <table:table-cell office:value-type="float" office:value="814.04" table:style-name="ce3">
            <text:p>814,0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893" table:style-name="ce5">
            <text:p>893</text:p>
          </table:table-cell>
          <table:table-cell office:value-type="string" table:style-name="ce6">
            <text:p>boldini_27</text:p>
          </table:table-cell>
          <table:table-cell office:value-type="float" office:value="734.26" table:style-name="ce3">
            <text:p>734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894" table:style-name="ce5">
            <text:p>894</text:p>
          </table:table-cell>
          <table:table-cell office:value-type="string" table:style-name="ce6">
            <text:p>boldini_28</text:p>
          </table:table-cell>
          <table:table-cell office:value-type="float" office:value="507.79" table:style-name="ce3">
            <text:p>507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895" table:style-name="ce5">
            <text:p>895</text:p>
          </table:table-cell>
          <table:table-cell office:value-type="string" table:style-name="ce6">
            <text:p>boldini_29</text:p>
          </table:table-cell>
          <table:table-cell office:value-type="float" office:value="1000.2" table:style-name="ce3">
            <text:p>1000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896" table:style-name="ce5">
            <text:p>896</text:p>
          </table:table-cell>
          <table:table-cell office:value-type="string" table:style-name="ce6">
            <text:p>boldini_30</text:p>
          </table:table-cell>
          <table:table-cell office:value-type="float" office:value="582.58000000000004" table:style-name="ce3">
            <text:p>582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float" office:value="897" table:style-name="ce5">
            <text:p>897</text:p>
          </table:table-cell>
          <table:table-cell office:value-type="string" table:style-name="ce6">
            <text:p>boldini_31</text:p>
          </table:table-cell>
          <table:table-cell office:value-type="float" office:value="1187.9000000000001" table:style-name="ce3">
            <text:p>1187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float" office:value="898" table:style-name="ce5">
            <text:p>898</text:p>
          </table:table-cell>
          <table:table-cell office:value-type="string" table:style-name="ce6">
            <text:p>boldini_32</text:p>
          </table:table-cell>
          <table:table-cell office:value-type="float" office:value="1215.6600000000001" table:style-name="ce3">
            <text:p>1215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float" office:value="899" table:style-name="ce5">
            <text:p>899</text:p>
          </table:table-cell>
          <table:table-cell office:value-type="string" table:style-name="ce6">
            <text:p>boldini_33</text:p>
          </table:table-cell>
          <table:table-cell office:value-type="float" office:value="503.06" table:style-name="ce3">
            <text:p>503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float" office:value="900" table:style-name="ce5">
            <text:p>900</text:p>
          </table:table-cell>
          <table:table-cell office:value-type="string" table:style-name="ce6">
            <text:p>boldini_34</text:p>
          </table:table-cell>
          <table:table-cell office:value-type="float" office:value="479.41" table:style-name="ce3">
            <text:p>479,4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float" office:value="901" table:style-name="ce5">
            <text:p>901</text:p>
          </table:table-cell>
          <table:table-cell office:value-type="string" table:style-name="ce6">
            <text:p>boldini_35</text:p>
          </table:table-cell>
          <table:table-cell office:value-type="float" office:value="587.58000000000004" table:style-name="ce3">
            <text:p>587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float" office:value="902" table:style-name="ce5">
            <text:p>902</text:p>
          </table:table-cell>
          <table:table-cell office:value-type="string" table:style-name="ce6">
            <text:p>boldini_36</text:p>
          </table:table-cell>
          <table:table-cell office:value-type="float" office:value="460.98" table:style-name="ce3">
            <text:p>460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float" office:value="903" table:style-name="ce5">
            <text:p>903</text:p>
          </table:table-cell>
          <table:table-cell office:value-type="string" table:style-name="ce6">
            <text:p>boldini_37</text:p>
          </table:table-cell>
          <table:table-cell office:value-type="float" office:value="1380.3" table:style-name="ce3">
            <text:p>1380,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float" office:value="904" table:style-name="ce5">
            <text:p>904</text:p>
          </table:table-cell>
          <table:table-cell office:value-type="string" table:style-name="ce6">
            <text:p>boldini_38</text:p>
          </table:table-cell>
          <table:table-cell office:value-type="float" office:value="949.01" table:style-name="ce3">
            <text:p>949,0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float" office:value="905" table:style-name="ce5">
            <text:p>905</text:p>
          </table:table-cell>
          <table:table-cell office:value-type="string" table:style-name="ce6">
            <text:p>boldini_39</text:p>
          </table:table-cell>
          <table:table-cell office:value-type="float" office:value="701.79" table:style-name="ce3">
            <text:p>701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greco_1541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906" table:style-name="ce5">
            <text:p>906</text:p>
          </table:table-cell>
          <table:table-cell office:value-type="string" table:style-name="ce6">
            <text:p>greco_1</text:p>
          </table:table-cell>
          <table:table-cell office:value-type="float" office:value="836.74" table:style-name="ce3">
            <text:p>836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907" table:style-name="ce5">
            <text:p>907</text:p>
          </table:table-cell>
          <table:table-cell office:value-type="string" table:style-name="ce6">
            <text:p>greco_2</text:p>
          </table:table-cell>
          <table:table-cell office:value-type="float" office:value="1062.5899999999999" table:style-name="ce3">
            <text:p>1062,5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908" table:style-name="ce5">
            <text:p>908</text:p>
          </table:table-cell>
          <table:table-cell office:value-type="string" table:style-name="ce6">
            <text:p>greco_3</text:p>
          </table:table-cell>
          <table:table-cell office:value-type="float" office:value="705.82" table:style-name="ce3">
            <text:p>705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909" table:style-name="ce5">
            <text:p>909</text:p>
          </table:table-cell>
          <table:table-cell office:value-type="string" table:style-name="ce6">
            <text:p>greco_4</text:p>
          </table:table-cell>
          <table:table-cell office:value-type="float" office:value="453.84" table:style-name="ce3">
            <text:p>453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910" table:style-name="ce5">
            <text:p>910</text:p>
          </table:table-cell>
          <table:table-cell office:value-type="string" table:style-name="ce6">
            <text:p>greco_5</text:p>
          </table:table-cell>
          <table:table-cell office:value-type="float" office:value="653.91" table:style-name="ce3">
            <text:p>653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911" table:style-name="ce5">
            <text:p>911</text:p>
          </table:table-cell>
          <table:table-cell office:value-type="string" table:style-name="ce6">
            <text:p>greco_6</text:p>
          </table:table-cell>
          <table:table-cell office:value-type="float" office:value="1137.49" table:style-name="ce3">
            <text:p>1137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912" table:style-name="ce5">
            <text:p>912</text:p>
          </table:table-cell>
          <table:table-cell office:value-type="string" table:style-name="ce6">
            <text:p>greco_7</text:p>
          </table:table-cell>
          <table:table-cell office:value-type="float" office:value="1165.49" table:style-name="ce3">
            <text:p>1165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913" table:style-name="ce5">
            <text:p>913</text:p>
          </table:table-cell>
          <table:table-cell office:value-type="string" table:style-name="ce6">
            <text:p>greco_8</text:p>
          </table:table-cell>
          <table:table-cell office:value-type="float" office:value="826.69" table:style-name="ce3">
            <text:p>826,6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914" table:style-name="ce5">
            <text:p>914</text:p>
          </table:table-cell>
          <table:table-cell office:value-type="string" table:style-name="ce6">
            <text:p>greco_9</text:p>
          </table:table-cell>
          <table:table-cell office:value-type="float" office:value="453.35" table:style-name="ce3">
            <text:p>453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915" table:style-name="ce5">
            <text:p>915</text:p>
          </table:table-cell>
          <table:table-cell office:value-type="string" table:style-name="ce6">
            <text:p>greco_10</text:p>
          </table:table-cell>
          <table:table-cell office:value-type="float" office:value="649.58000000000004" table:style-name="ce3">
            <text:p>649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916" table:style-name="ce5">
            <text:p>916</text:p>
          </table:table-cell>
          <table:table-cell office:value-type="string" table:style-name="ce6">
            <text:p>greco_11</text:p>
          </table:table-cell>
          <table:table-cell office:value-type="float" office:value="937.59" table:style-name="ce3">
            <text:p>937,5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917" table:style-name="ce5">
            <text:p>917</text:p>
          </table:table-cell>
          <table:table-cell office:value-type="string" table:style-name="ce6">
            <text:p>greco_12</text:p>
          </table:table-cell>
          <table:table-cell office:value-type="float" office:value="864.24" table:style-name="ce3">
            <text:p>864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918" table:style-name="ce5">
            <text:p>918</text:p>
          </table:table-cell>
          <table:table-cell office:value-type="string" table:style-name="ce6">
            <text:p>greco_13</text:p>
          </table:table-cell>
          <table:table-cell office:value-type="float" office:value="1032.6199999999999" table:style-name="ce3">
            <text:p>1032,6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919" table:style-name="ce5">
            <text:p>919</text:p>
          </table:table-cell>
          <table:table-cell office:value-type="string" table:style-name="ce6">
            <text:p>greco_14</text:p>
          </table:table-cell>
          <table:table-cell office:value-type="float" office:value="1295.75" table:style-name="ce3">
            <text:p>1295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920" table:style-name="ce5">
            <text:p>920</text:p>
          </table:table-cell>
          <table:table-cell office:value-type="string" table:style-name="ce6">
            <text:p>greco_15</text:p>
          </table:table-cell>
          <table:table-cell office:value-type="float" office:value="746.83" table:style-name="ce3">
            <text:p>746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921" table:style-name="ce5">
            <text:p>921</text:p>
          </table:table-cell>
          <table:table-cell office:value-type="string" table:style-name="ce6">
            <text:p>greco_16</text:p>
          </table:table-cell>
          <table:table-cell office:value-type="float" office:value="1114.98" table:style-name="ce3">
            <text:p>1114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922" table:style-name="ce5">
            <text:p>922</text:p>
          </table:table-cell>
          <table:table-cell office:value-type="string" table:style-name="ce6">
            <text:p>greco_17</text:p>
          </table:table-cell>
          <table:table-cell office:value-type="float" office:value="669.17" table:style-name="ce3">
            <text:p>669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923" table:style-name="ce5">
            <text:p>923</text:p>
          </table:table-cell>
          <table:table-cell office:value-type="string" table:style-name="ce6">
            <text:p>greco_18</text:p>
          </table:table-cell>
          <table:table-cell office:value-type="float" office:value="674.61" table:style-name="ce3">
            <text:p>674,6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924" table:style-name="ce5">
            <text:p>924</text:p>
          </table:table-cell>
          <table:table-cell office:value-type="string" table:style-name="ce6">
            <text:p>greco_19</text:p>
          </table:table-cell>
          <table:table-cell office:value-type="float" office:value="1169.26" table:style-name="ce3">
            <text:p>1169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925" table:style-name="ce5">
            <text:p>925</text:p>
          </table:table-cell>
          <table:table-cell office:value-type="string" table:style-name="ce6">
            <text:p>greco_20</text:p>
          </table:table-cell>
          <table:table-cell office:value-type="float" office:value="745.78" table:style-name="ce3">
            <text:p>745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926" table:style-name="ce5">
            <text:p>926</text:p>
          </table:table-cell>
          <table:table-cell office:value-type="string" table:style-name="ce6">
            <text:p>greco_21</text:p>
          </table:table-cell>
          <table:table-cell office:value-type="float" office:value="987.68" table:style-name="ce3">
            <text:p>987,6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927" table:style-name="ce5">
            <text:p>927</text:p>
          </table:table-cell>
          <table:table-cell office:value-type="string" table:style-name="ce6">
            <text:p>greco_22</text:p>
          </table:table-cell>
          <table:table-cell office:value-type="float" office:value="1142.6600000000001" table:style-name="ce3">
            <text:p>1142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928" table:style-name="ce5">
            <text:p>928</text:p>
          </table:table-cell>
          <table:table-cell office:value-type="string" table:style-name="ce6">
            <text:p>greco_23</text:p>
          </table:table-cell>
          <table:table-cell office:value-type="float" office:value="732.36" table:style-name="ce3">
            <text:p>732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929" table:style-name="ce5">
            <text:p>929</text:p>
          </table:table-cell>
          <table:table-cell office:value-type="string" table:style-name="ce6">
            <text:p>greco_24</text:p>
          </table:table-cell>
          <table:table-cell office:value-type="float" office:value="1100.1199999999999" table:style-name="ce3">
            <text:p>1100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930" table:style-name="ce5">
            <text:p>930</text:p>
          </table:table-cell>
          <table:table-cell office:value-type="string" table:style-name="ce6">
            <text:p>greco_25</text:p>
          </table:table-cell>
          <table:table-cell office:value-type="float" office:value="683.53" table:style-name="ce3">
            <text:p>683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931" table:style-name="ce5">
            <text:p>931</text:p>
          </table:table-cell>
          <table:table-cell office:value-type="string" table:style-name="ce6">
            <text:p>greco_26</text:p>
          </table:table-cell>
          <table:table-cell office:value-type="float" office:value="1014.72" table:style-name="ce3">
            <text:p>1014,7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932" table:style-name="ce5">
            <text:p>932</text:p>
          </table:table-cell>
          <table:table-cell office:value-type="string" table:style-name="ce6">
            <text:p>greco_27</text:p>
          </table:table-cell>
          <table:table-cell office:value-type="float" office:value="861.72" table:style-name="ce3">
            <text:p>861,7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933" table:style-name="ce5">
            <text:p>933</text:p>
          </table:table-cell>
          <table:table-cell office:value-type="string" table:style-name="ce6">
            <text:p>greco_28</text:p>
          </table:table-cell>
          <table:table-cell office:value-type="float" office:value="906.66" table:style-name="ce3">
            <text:p>906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934" table:style-name="ce5">
            <text:p>934</text:p>
          </table:table-cell>
          <table:table-cell office:value-type="string" table:style-name="ce6">
            <text:p>greco_29</text:p>
          </table:table-cell>
          <table:table-cell office:value-type="float" office:value="602.75" table:style-name="ce3">
            <text:p>602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935" table:style-name="ce5">
            <text:p>935</text:p>
          </table:table-cell>
          <table:table-cell office:value-type="string" table:style-name="ce6">
            <text:p>greco_30</text:p>
          </table:table-cell>
          <table:table-cell office:value-type="float" office:value="699.74" table:style-name="ce3">
            <text:p>699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float" office:value="936" table:style-name="ce5">
            <text:p>936</text:p>
          </table:table-cell>
          <table:table-cell office:value-type="string" table:style-name="ce6">
            <text:p>greco_31</text:p>
          </table:table-cell>
          <table:table-cell office:value-type="float" office:value="1012.1" table:style-name="ce3">
            <text:p>1012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float" office:value="937" table:style-name="ce5">
            <text:p>937</text:p>
          </table:table-cell>
          <table:table-cell office:value-type="string" table:style-name="ce6">
            <text:p>greco_32</text:p>
          </table:table-cell>
          <table:table-cell office:value-type="float" office:value="511.89" table:style-name="ce3">
            <text:p>511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float" office:value="938" table:style-name="ce5">
            <text:p>938</text:p>
          </table:table-cell>
          <table:table-cell office:value-type="string" table:style-name="ce6">
            <text:p>greco_33</text:p>
          </table:table-cell>
          <table:table-cell office:value-type="float" office:value="1165.32" table:style-name="ce3">
            <text:p>1165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float" office:value="939" table:style-name="ce5">
            <text:p>939</text:p>
          </table:table-cell>
          <table:table-cell office:value-type="string" table:style-name="ce6">
            <text:p>greco_35</text:p>
          </table:table-cell>
          <table:table-cell office:value-type="float" office:value="459.78" table:style-name="ce3">
            <text:p>459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float" office:value="940" table:style-name="ce5">
            <text:p>940</text:p>
          </table:table-cell>
          <table:table-cell office:value-type="string" table:style-name="ce6">
            <text:p>greco-34</text:p>
          </table:table-cell>
          <table:table-cell office:value-type="float" office:value="475.85" table:style-name="ce3">
            <text:p>475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gustave-courbet_1819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941" table:style-name="ce5">
            <text:p>941</text:p>
          </table:table-cell>
          <table:table-cell office:value-type="string" table:style-name="ce6">
            <text:p>courbet_1</text:p>
          </table:table-cell>
          <table:table-cell office:value-type="float" office:value="697.04" table:style-name="ce3">
            <text:p>697,0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942" table:style-name="ce5">
            <text:p>942</text:p>
          </table:table-cell>
          <table:table-cell office:value-type="string" table:style-name="ce6">
            <text:p>courbet_2</text:p>
          </table:table-cell>
          <table:table-cell office:value-type="float" office:value="723.87" table:style-name="ce3">
            <text:p>723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943" table:style-name="ce5">
            <text:p>943</text:p>
          </table:table-cell>
          <table:table-cell office:value-type="string" table:style-name="ce6">
            <text:p>courbet_3</text:p>
          </table:table-cell>
          <table:table-cell office:value-type="float" office:value="625.23" table:style-name="ce3">
            <text:p>625,2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944" table:style-name="ce5">
            <text:p>944</text:p>
          </table:table-cell>
          <table:table-cell office:value-type="string" table:style-name="ce6">
            <text:p>courbet_4</text:p>
          </table:table-cell>
          <table:table-cell office:value-type="float" office:value="712.01" table:style-name="ce3">
            <text:p>712,0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945" table:style-name="ce5">
            <text:p>945</text:p>
          </table:table-cell>
          <table:table-cell office:value-type="string" table:style-name="ce6">
            <text:p>courbet_5</text:p>
          </table:table-cell>
          <table:table-cell office:value-type="float" office:value="525.05999999999995" table:style-name="ce3">
            <text:p>525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946" table:style-name="ce5">
            <text:p>946</text:p>
          </table:table-cell>
          <table:table-cell office:value-type="string" table:style-name="ce6">
            <text:p>courbet_6</text:p>
          </table:table-cell>
          <table:table-cell office:value-type="float" office:value="791.96" table:style-name="ce3">
            <text:p>791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947" table:style-name="ce5">
            <text:p>947</text:p>
          </table:table-cell>
          <table:table-cell office:value-type="string" table:style-name="ce6">
            <text:p>courbet_7</text:p>
          </table:table-cell>
          <table:table-cell office:value-type="float" office:value="786.48" table:style-name="ce3">
            <text:p>786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948" table:style-name="ce5">
            <text:p>948</text:p>
          </table:table-cell>
          <table:table-cell office:value-type="string" table:style-name="ce6">
            <text:p>courbet_8</text:p>
          </table:table-cell>
          <table:table-cell office:value-type="float" office:value="432.73" table:style-name="ce3">
            <text:p>432,7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949" table:style-name="ce5">
            <text:p>949</text:p>
          </table:table-cell>
          <table:table-cell office:value-type="string" table:style-name="ce6">
            <text:p>courbet_9</text:p>
          </table:table-cell>
          <table:table-cell office:value-type="float" office:value="858.58" table:style-name="ce3">
            <text:p>858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950" table:style-name="ce5">
            <text:p>950</text:p>
          </table:table-cell>
          <table:table-cell office:value-type="string" table:style-name="ce6">
            <text:p>courbet_10</text:p>
          </table:table-cell>
          <table:table-cell office:value-type="float" office:value="465.53" table:style-name="ce3">
            <text:p>465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951" table:style-name="ce5">
            <text:p>951</text:p>
          </table:table-cell>
          <table:table-cell office:value-type="string" table:style-name="ce6">
            <text:p>courbet_11</text:p>
          </table:table-cell>
          <table:table-cell office:value-type="float" office:value="1124.68" table:style-name="ce3">
            <text:p>1124,6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952" table:style-name="ce5">
            <text:p>952</text:p>
          </table:table-cell>
          <table:table-cell office:value-type="string" table:style-name="ce6">
            <text:p>courbet_12</text:p>
          </table:table-cell>
          <table:table-cell office:value-type="float" office:value="487.36" table:style-name="ce3">
            <text:p>487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953" table:style-name="ce5">
            <text:p>953</text:p>
          </table:table-cell>
          <table:table-cell office:value-type="string" table:style-name="ce6">
            <text:p>courbet_13</text:p>
          </table:table-cell>
          <table:table-cell office:value-type="float" office:value="868.47" table:style-name="ce3">
            <text:p>868,4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954" table:style-name="ce5">
            <text:p>954</text:p>
          </table:table-cell>
          <table:table-cell office:value-type="string" table:style-name="ce6">
            <text:p>courbet_14</text:p>
          </table:table-cell>
          <table:table-cell office:value-type="float" office:value="585.13" table:style-name="ce3">
            <text:p>585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955" table:style-name="ce5">
            <text:p>955</text:p>
          </table:table-cell>
          <table:table-cell office:value-type="string" table:style-name="ce6">
            <text:p>courbet_15</text:p>
          </table:table-cell>
          <table:table-cell office:value-type="float" office:value="723.15" table:style-name="ce3">
            <text:p>723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956" table:style-name="ce5">
            <text:p>956</text:p>
          </table:table-cell>
          <table:table-cell office:value-type="string" table:style-name="ce6">
            <text:p>courbet_16</text:p>
          </table:table-cell>
          <table:table-cell office:value-type="float" office:value="582.94000000000005" table:style-name="ce3">
            <text:p>582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957" table:style-name="ce5">
            <text:p>957</text:p>
          </table:table-cell>
          <table:table-cell office:value-type="string" table:style-name="ce6">
            <text:p>courbet_17</text:p>
          </table:table-cell>
          <table:table-cell office:value-type="float" office:value="1439.97" table:style-name="ce3">
            <text:p>1439,9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958" table:style-name="ce5">
            <text:p>958</text:p>
          </table:table-cell>
          <table:table-cell office:value-type="string" table:style-name="ce6">
            <text:p>courbet_18</text:p>
          </table:table-cell>
          <table:table-cell office:value-type="float" office:value="874.63" table:style-name="ce3">
            <text:p>874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959" table:style-name="ce5">
            <text:p>959</text:p>
          </table:table-cell>
          <table:table-cell office:value-type="string" table:style-name="ce6">
            <text:p>courbet_19</text:p>
          </table:table-cell>
          <table:table-cell office:value-type="float" office:value="393.57" table:style-name="ce3">
            <text:p>393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960" table:style-name="ce5">
            <text:p>960</text:p>
          </table:table-cell>
          <table:table-cell office:value-type="string" table:style-name="ce6">
            <text:p>courbet_20</text:p>
          </table:table-cell>
          <table:table-cell office:value-type="float" office:value="359.3" table:style-name="ce3">
            <text:p>359,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961" table:style-name="ce5">
            <text:p>961</text:p>
          </table:table-cell>
          <table:table-cell office:value-type="string" table:style-name="ce6">
            <text:p>courbet_21</text:p>
          </table:table-cell>
          <table:table-cell office:value-type="float" office:value="891.38" table:style-name="ce3">
            <text:p>891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962" table:style-name="ce5">
            <text:p>962</text:p>
          </table:table-cell>
          <table:table-cell office:value-type="string" table:style-name="ce6">
            <text:p>courbet_22</text:p>
          </table:table-cell>
          <table:table-cell office:value-type="float" office:value="582.41" table:style-name="ce3">
            <text:p>582,4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963" table:style-name="ce5">
            <text:p>963</text:p>
          </table:table-cell>
          <table:table-cell office:value-type="string" table:style-name="ce6">
            <text:p>courbet_23</text:p>
          </table:table-cell>
          <table:table-cell office:value-type="float" office:value="398.89" table:style-name="ce3">
            <text:p>398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hans-hartung_1904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964" table:style-name="ce5">
            <text:p>964</text:p>
          </table:table-cell>
          <table:table-cell office:value-type="string" table:style-name="ce6">
            <text:p>hartung_1</text:p>
          </table:table-cell>
          <table:table-cell office:value-type="float" office:value="915.87" table:style-name="ce3">
            <text:p>915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965" table:style-name="ce5">
            <text:p>965</text:p>
          </table:table-cell>
          <table:table-cell office:value-type="string" table:style-name="ce6">
            <text:p>hartung_2</text:p>
          </table:table-cell>
          <table:table-cell office:value-type="float" office:value="1652.32" table:style-name="ce3">
            <text:p>1652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966" table:style-name="ce5">
            <text:p>966</text:p>
          </table:table-cell>
          <table:table-cell office:value-type="string" table:style-name="ce6">
            <text:p>hartung_3</text:p>
          </table:table-cell>
          <table:table-cell office:value-type="float" office:value="957.56" table:style-name="ce3">
            <text:p>957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967" table:style-name="ce5">
            <text:p>967</text:p>
          </table:table-cell>
          <table:table-cell office:value-type="string" table:style-name="ce6">
            <text:p>hartung_4</text:p>
          </table:table-cell>
          <table:table-cell office:value-type="float" office:value="959.03" table:style-name="ce3">
            <text:p>959,0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968" table:style-name="ce5">
            <text:p>968</text:p>
          </table:table-cell>
          <table:table-cell office:value-type="string" table:style-name="ce6">
            <text:p>hartung_5</text:p>
          </table:table-cell>
          <table:table-cell office:value-type="float" office:value="1549.5" table:style-name="ce3">
            <text:p>1549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969" table:style-name="ce5">
            <text:p>969</text:p>
          </table:table-cell>
          <table:table-cell office:value-type="string" table:style-name="ce6">
            <text:p>hartung_6</text:p>
          </table:table-cell>
          <table:table-cell office:value-type="float" office:value="541.49" table:style-name="ce3">
            <text:p>541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970" table:style-name="ce5">
            <text:p>970</text:p>
          </table:table-cell>
          <table:table-cell office:value-type="string" table:style-name="ce6">
            <text:p>hartung_7</text:p>
          </table:table-cell>
          <table:table-cell office:value-type="float" office:value="491.89" table:style-name="ce3">
            <text:p>491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971" table:style-name="ce5">
            <text:p>971</text:p>
          </table:table-cell>
          <table:table-cell office:value-type="string" table:style-name="ce6">
            <text:p>hartung_8</text:p>
          </table:table-cell>
          <table:table-cell office:value-type="float" office:value="743.08" table:style-name="ce3">
            <text:p>743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972" table:style-name="ce5">
            <text:p>972</text:p>
          </table:table-cell>
          <table:table-cell office:value-type="string" table:style-name="ce6">
            <text:p>hartung_9</text:p>
          </table:table-cell>
          <table:table-cell office:value-type="float" office:value="479.6" table:style-name="ce3">
            <text:p>479,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973" table:style-name="ce5">
            <text:p>973</text:p>
          </table:table-cell>
          <table:table-cell office:value-type="string" table:style-name="ce6">
            <text:p>hartung_10</text:p>
          </table:table-cell>
          <table:table-cell office:value-type="float" office:value="497.26" table:style-name="ce3">
            <text:p>497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974" table:style-name="ce5">
            <text:p>974</text:p>
          </table:table-cell>
          <table:table-cell office:value-type="string" table:style-name="ce6">
            <text:p>hartung_11</text:p>
          </table:table-cell>
          <table:table-cell office:value-type="float" office:value="1769.29" table:style-name="ce3">
            <text:p>1769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975" table:style-name="ce5">
            <text:p>975</text:p>
          </table:table-cell>
          <table:table-cell office:value-type="string" table:style-name="ce6">
            <text:p>hartung_12</text:p>
          </table:table-cell>
          <table:table-cell office:value-type="float" office:value="878.11" table:style-name="ce3">
            <text:p>878,1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976" table:style-name="ce5">
            <text:p>976</text:p>
          </table:table-cell>
          <table:table-cell office:value-type="string" table:style-name="ce6">
            <text:p>hartung_13</text:p>
          </table:table-cell>
          <table:table-cell office:value-type="float" office:value="939.54" table:style-name="ce3">
            <text:p>939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977" table:style-name="ce5">
            <text:p>977</text:p>
          </table:table-cell>
          <table:table-cell office:value-type="string" table:style-name="ce6">
            <text:p>hartung_14</text:p>
          </table:table-cell>
          <table:table-cell office:value-type="float" office:value="953.81" table:style-name="ce3">
            <text:p>953,8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978" table:style-name="ce5">
            <text:p>978</text:p>
          </table:table-cell>
          <table:table-cell office:value-type="string" table:style-name="ce6">
            <text:p>hartung_15</text:p>
          </table:table-cell>
          <table:table-cell office:value-type="float" office:value="346.78" table:style-name="ce3">
            <text:p>346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979" table:style-name="ce5">
            <text:p>979</text:p>
          </table:table-cell>
          <table:table-cell office:value-type="string" table:style-name="ce6">
            <text:p>hartung_16</text:p>
          </table:table-cell>
          <table:table-cell office:value-type="float" office:value="371.44" table:style-name="ce3">
            <text:p>371,4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980" table:style-name="ce5">
            <text:p>980</text:p>
          </table:table-cell>
          <table:table-cell office:value-type="string" table:style-name="ce6">
            <text:p>hartung_17</text:p>
          </table:table-cell>
          <table:table-cell office:value-type="float" office:value="635.13" table:style-name="ce3">
            <text:p>635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981" table:style-name="ce5">
            <text:p>981</text:p>
          </table:table-cell>
          <table:table-cell office:value-type="string" table:style-name="ce6">
            <text:p>hartung_18</text:p>
          </table:table-cell>
          <table:table-cell office:value-type="float" office:value="929.87" table:style-name="ce3">
            <text:p>929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982" table:style-name="ce5">
            <text:p>982</text:p>
          </table:table-cell>
          <table:table-cell office:value-type="string" table:style-name="ce6">
            <text:p>hartung_19</text:p>
          </table:table-cell>
          <table:table-cell office:value-type="float" office:value="879.2" table:style-name="ce3">
            <text:p>879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983" table:style-name="ce5">
            <text:p>983</text:p>
          </table:table-cell>
          <table:table-cell office:value-type="string" table:style-name="ce6">
            <text:p>hartung_20</text:p>
          </table:table-cell>
          <table:table-cell office:value-type="float" office:value="1733.02" table:style-name="ce3">
            <text:p>1733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984" table:style-name="ce5">
            <text:p>984</text:p>
          </table:table-cell>
          <table:table-cell office:value-type="string" table:style-name="ce6">
            <text:p>hartung_21</text:p>
          </table:table-cell>
          <table:table-cell office:value-type="float" office:value="475.33" table:style-name="ce3">
            <text:p>475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985" table:style-name="ce5">
            <text:p>985</text:p>
          </table:table-cell>
          <table:table-cell office:value-type="string" table:style-name="ce6">
            <text:p>hartung_22</text:p>
          </table:table-cell>
          <table:table-cell office:value-type="float" office:value="1997.06" table:style-name="ce3">
            <text:p>1997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986" table:style-name="ce5">
            <text:p>986</text:p>
          </table:table-cell>
          <table:table-cell office:value-type="string" table:style-name="ce6">
            <text:p>hartung_23</text:p>
          </table:table-cell>
          <table:table-cell office:value-type="float" office:value="444.17" table:style-name="ce3">
            <text:p>444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987" table:style-name="ce5">
            <text:p>987</text:p>
          </table:table-cell>
          <table:table-cell office:value-type="string" table:style-name="ce6">
            <text:p>hartung_24</text:p>
          </table:table-cell>
          <table:table-cell office:value-type="float" office:value="1049.78" table:style-name="ce3">
            <text:p>1049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988" table:style-name="ce5">
            <text:p>988</text:p>
          </table:table-cell>
          <table:table-cell office:value-type="string" table:style-name="ce6">
            <text:p>hartung_25</text:p>
          </table:table-cell>
          <table:table-cell office:value-type="float" office:value="1964.88" table:style-name="ce3">
            <text:p>1964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989" table:style-name="ce5">
            <text:p>989</text:p>
          </table:table-cell>
          <table:table-cell office:value-type="string" table:style-name="ce6">
            <text:p>hartung_26</text:p>
          </table:table-cell>
          <table:table-cell office:value-type="float" office:value="275.98" table:style-name="ce3">
            <text:p>275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990" table:style-name="ce5">
            <text:p>990</text:p>
          </table:table-cell>
          <table:table-cell office:value-type="string" table:style-name="ce6">
            <text:p>hartung_27</text:p>
          </table:table-cell>
          <table:table-cell office:value-type="float" office:value="905.01" table:style-name="ce3">
            <text:p>905,0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991" table:style-name="ce5">
            <text:p>991</text:p>
          </table:table-cell>
          <table:table-cell office:value-type="string" table:style-name="ce6">
            <text:p>hartung_28</text:p>
          </table:table-cell>
          <table:table-cell office:value-type="float" office:value="1193.05" table:style-name="ce3">
            <text:p>1193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992" table:style-name="ce5">
            <text:p>992</text:p>
          </table:table-cell>
          <table:table-cell office:value-type="string" table:style-name="ce6">
            <text:p>hartung_29</text:p>
          </table:table-cell>
          <table:table-cell office:value-type="float" office:value="1424.74" table:style-name="ce3">
            <text:p>1424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993" table:style-name="ce5">
            <text:p>993</text:p>
          </table:table-cell>
          <table:table-cell office:value-type="string" table:style-name="ce6">
            <text:p>hartung_30</text:p>
          </table:table-cell>
          <table:table-cell office:value-type="float" office:value="507.8" table:style-name="ce3">
            <text:p>507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float" office:value="994" table:style-name="ce5">
            <text:p>994</text:p>
          </table:table-cell>
          <table:table-cell office:value-type="string" table:style-name="ce6">
            <text:p>hartung_31</text:p>
          </table:table-cell>
          <table:table-cell office:value-type="float" office:value="1952.75" table:style-name="ce3">
            <text:p>1952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hans-memling_1440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995" table:style-name="ce5">
            <text:p>995</text:p>
          </table:table-cell>
          <table:table-cell office:value-type="string" table:style-name="ce6">
            <text:p>memling_1</text:p>
          </table:table-cell>
          <table:table-cell office:value-type="float" office:value="1362.24" table:style-name="ce3">
            <text:p>1362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996" table:style-name="ce5">
            <text:p>996</text:p>
          </table:table-cell>
          <table:table-cell office:value-type="string" table:style-name="ce6">
            <text:p>memling_2</text:p>
          </table:table-cell>
          <table:table-cell office:value-type="float" office:value="992.82" table:style-name="ce3">
            <text:p>992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997" table:style-name="ce5">
            <text:p>997</text:p>
          </table:table-cell>
          <table:table-cell office:value-type="string" table:style-name="ce6">
            <text:p>memling_3</text:p>
          </table:table-cell>
          <table:table-cell office:value-type="float" office:value="825.75" table:style-name="ce3">
            <text:p>825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998" table:style-name="ce5">
            <text:p>998</text:p>
          </table:table-cell>
          <table:table-cell office:value-type="string" table:style-name="ce6">
            <text:p>memling_4</text:p>
          </table:table-cell>
          <table:table-cell office:value-type="float" office:value="993.93" table:style-name="ce3">
            <text:p>993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999" table:style-name="ce5">
            <text:p>999</text:p>
          </table:table-cell>
          <table:table-cell office:value-type="string" table:style-name="ce6">
            <text:p>memling_5</text:p>
          </table:table-cell>
          <table:table-cell office:value-type="float" office:value="928.65" table:style-name="ce3">
            <text:p>928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000</text:p>
          </table:table-cell>
          <table:table-cell office:value-type="string" table:style-name="ce6">
            <text:p>memling_6</text:p>
          </table:table-cell>
          <table:table-cell office:value-type="float" office:value="1189.6500000000001" table:style-name="ce3">
            <text:p>1189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001</text:p>
          </table:table-cell>
          <table:table-cell office:value-type="string" table:style-name="ce6">
            <text:p>memling_7</text:p>
          </table:table-cell>
          <table:table-cell office:value-type="float" office:value="186.04" table:style-name="ce3">
            <text:p>186,0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002</text:p>
          </table:table-cell>
          <table:table-cell office:value-type="string" table:style-name="ce6">
            <text:p>memling_8</text:p>
          </table:table-cell>
          <table:table-cell office:value-type="float" office:value="119.94" table:style-name="ce3">
            <text:p>119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003</text:p>
          </table:table-cell>
          <table:table-cell office:value-type="string" table:style-name="ce6">
            <text:p>memling_9</text:p>
          </table:table-cell>
          <table:table-cell office:value-type="float" office:value="159.58000000000001" table:style-name="ce3">
            <text:p>159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004</text:p>
          </table:table-cell>
          <table:table-cell office:value-type="string" table:style-name="ce6">
            <text:p>memling_10</text:p>
          </table:table-cell>
          <table:table-cell office:value-type="float" office:value="214.54" table:style-name="ce3">
            <text:p>214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henri-de-toulouse-lautrec_1864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005</text:p>
          </table:table-cell>
          <table:table-cell office:value-type="string" table:style-name="ce6">
            <text:p>toulouse-lautrec_1</text:p>
          </table:table-cell>
          <table:table-cell office:value-type="float" office:value="562.79" table:style-name="ce3">
            <text:p>562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006</text:p>
          </table:table-cell>
          <table:table-cell office:value-type="string" table:style-name="ce6">
            <text:p>toulouse-lautrec_2</text:p>
          </table:table-cell>
          <table:table-cell office:value-type="float" office:value="537.41999999999996" table:style-name="ce3">
            <text:p>537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007</text:p>
          </table:table-cell>
          <table:table-cell office:value-type="string" table:style-name="ce6">
            <text:p>toulouse-lautrec_3</text:p>
          </table:table-cell>
          <table:table-cell office:value-type="float" office:value="446.62" table:style-name="ce3">
            <text:p>446,6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008</text:p>
          </table:table-cell>
          <table:table-cell office:value-type="string" table:style-name="ce6">
            <text:p>toulouse-lautrec_4</text:p>
          </table:table-cell>
          <table:table-cell office:value-type="float" office:value="1236.22" table:style-name="ce3">
            <text:p>1236,2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009</text:p>
          </table:table-cell>
          <table:table-cell office:value-type="string" table:style-name="ce6">
            <text:p>toulouse-lautrec_5</text:p>
          </table:table-cell>
          <table:table-cell office:value-type="float" office:value="660.11" table:style-name="ce3">
            <text:p>660,1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010</text:p>
          </table:table-cell>
          <table:table-cell office:value-type="string" table:style-name="ce6">
            <text:p>toulouse-lautrec_6</text:p>
          </table:table-cell>
          <table:table-cell office:value-type="float" office:value="535.80999999999995" table:style-name="ce3">
            <text:p>535,8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011</text:p>
          </table:table-cell>
          <table:table-cell office:value-type="string" table:style-name="ce6">
            <text:p>toulouse-lautrec_7</text:p>
          </table:table-cell>
          <table:table-cell office:value-type="float" office:value="716.38" table:style-name="ce3">
            <text:p>716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012</text:p>
          </table:table-cell>
          <table:table-cell office:value-type="string" table:style-name="ce6">
            <text:p>toulouse-lautrec_8</text:p>
          </table:table-cell>
          <table:table-cell office:value-type="float" office:value="895.66" table:style-name="ce3">
            <text:p>895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013</text:p>
          </table:table-cell>
          <table:table-cell office:value-type="string" table:style-name="ce6">
            <text:p>toulouse-lautrec_9</text:p>
          </table:table-cell>
          <table:table-cell office:value-type="float" office:value="1208.2" table:style-name="ce3">
            <text:p>1208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014</text:p>
          </table:table-cell>
          <table:table-cell office:value-type="string" table:style-name="ce6">
            <text:p>toulouse-lautrec_10</text:p>
          </table:table-cell>
          <table:table-cell office:value-type="float" office:value="1019.02" table:style-name="ce3">
            <text:p>1019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015</text:p>
          </table:table-cell>
          <table:table-cell office:value-type="string" table:style-name="ce6">
            <text:p>toulouse-lautrec_11</text:p>
          </table:table-cell>
          <table:table-cell office:value-type="float" office:value="689.32" table:style-name="ce3">
            <text:p>689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016</text:p>
          </table:table-cell>
          <table:table-cell office:value-type="string" table:style-name="ce6">
            <text:p>toulouse-lautrec_12</text:p>
          </table:table-cell>
          <table:table-cell office:value-type="float" office:value="697.2" table:style-name="ce3">
            <text:p>697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017</text:p>
          </table:table-cell>
          <table:table-cell office:value-type="string" table:style-name="ce6">
            <text:p>toulouse-lautrec_13</text:p>
          </table:table-cell>
          <table:table-cell office:value-type="float" office:value="1254.3" table:style-name="ce3">
            <text:p>1254,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018</text:p>
          </table:table-cell>
          <table:table-cell office:value-type="string" table:style-name="ce6">
            <text:p>toulouse-lautrec_14</text:p>
          </table:table-cell>
          <table:table-cell office:value-type="float" office:value="984.7" table:style-name="ce3">
            <text:p>984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019</text:p>
          </table:table-cell>
          <table:table-cell office:value-type="string" table:style-name="ce6">
            <text:p>toulouse-lautrec_15</text:p>
          </table:table-cell>
          <table:table-cell office:value-type="float" office:value="766.18" table:style-name="ce3">
            <text:p>766,1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020</text:p>
          </table:table-cell>
          <table:table-cell office:value-type="string" table:style-name="ce6">
            <text:p>toulouse-lautrec_16</text:p>
          </table:table-cell>
          <table:table-cell office:value-type="float" office:value="658.37" table:style-name="ce3">
            <text:p>658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1021</text:p>
          </table:table-cell>
          <table:table-cell office:value-type="string" table:style-name="ce6">
            <text:p>toulouse-lautrec_17</text:p>
          </table:table-cell>
          <table:table-cell office:value-type="float" office:value="779.97" table:style-name="ce3">
            <text:p>779,9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1022</text:p>
          </table:table-cell>
          <table:table-cell office:value-type="string" table:style-name="ce6">
            <text:p>toulouse-lautrec_18</text:p>
          </table:table-cell>
          <table:table-cell office:value-type="float" office:value="841.7" table:style-name="ce3">
            <text:p>841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1023</text:p>
          </table:table-cell>
          <table:table-cell office:value-type="string" table:style-name="ce6">
            <text:p>toulouse-lautrec_19</text:p>
          </table:table-cell>
          <table:table-cell office:value-type="float" office:value="618.14" table:style-name="ce3">
            <text:p>618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1024</text:p>
          </table:table-cell>
          <table:table-cell office:value-type="string" table:style-name="ce6">
            <text:p>toulouse-lautrec_20</text:p>
          </table:table-cell>
          <table:table-cell office:value-type="float" office:value="898.59" table:style-name="ce3">
            <text:p>898,5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1025</text:p>
          </table:table-cell>
          <table:table-cell office:value-type="string" table:style-name="ce6">
            <text:p>toulouse-lautrec_21</text:p>
          </table:table-cell>
          <table:table-cell office:value-type="float" office:value="599.5" table:style-name="ce3">
            <text:p>599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1026</text:p>
          </table:table-cell>
          <table:table-cell office:value-type="string" table:style-name="ce6">
            <text:p>toulouse-lautrec_22</text:p>
          </table:table-cell>
          <table:table-cell office:value-type="float" office:value="723.66" table:style-name="ce3">
            <text:p>723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1027</text:p>
          </table:table-cell>
          <table:table-cell office:value-type="string" table:style-name="ce6">
            <text:p>toulouse-lautrec_23</text:p>
          </table:table-cell>
          <table:table-cell office:value-type="float" office:value="959.79" table:style-name="ce3">
            <text:p>959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1028</text:p>
          </table:table-cell>
          <table:table-cell office:value-type="string" table:style-name="ce6">
            <text:p>toulouse-lautrec_24</text:p>
          </table:table-cell>
          <table:table-cell office:value-type="float" office:value="1570.51" table:style-name="ce3">
            <text:p>1570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1029</text:p>
          </table:table-cell>
          <table:table-cell office:value-type="string" table:style-name="ce6">
            <text:p>toulouse-lautrec_25</text:p>
          </table:table-cell>
          <table:table-cell office:value-type="float" office:value="1096.29" table:style-name="ce3">
            <text:p>1096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1030</text:p>
          </table:table-cell>
          <table:table-cell office:value-type="string" table:style-name="ce6">
            <text:p>toulouse-lautrec_26</text:p>
          </table:table-cell>
          <table:table-cell office:value-type="float" office:value="1314.91" table:style-name="ce3">
            <text:p>1314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1031</text:p>
          </table:table-cell>
          <table:table-cell office:value-type="string" table:style-name="ce6">
            <text:p>toulouse-lautrec_27</text:p>
          </table:table-cell>
          <table:table-cell office:value-type="float" office:value="1574.49" table:style-name="ce3">
            <text:p>1574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1032</text:p>
          </table:table-cell>
          <table:table-cell office:value-type="string" table:style-name="ce6">
            <text:p>toulouse-lautrec_28</text:p>
          </table:table-cell>
          <table:table-cell office:value-type="float" office:value="1007.88" table:style-name="ce3">
            <text:p>1007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1033</text:p>
          </table:table-cell>
          <table:table-cell office:value-type="string" table:style-name="ce6">
            <text:p>toulouse-lautrec_29</text:p>
          </table:table-cell>
          <table:table-cell office:value-type="float" office:value="650.09" table:style-name="ce3">
            <text:p>650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1034</text:p>
          </table:table-cell>
          <table:table-cell office:value-type="string" table:style-name="ce6">
            <text:p>toulouse-lautrec_30</text:p>
          </table:table-cell>
          <table:table-cell office:value-type="float" office:value="458.28" table:style-name="ce3">
            <text:p>458,2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00001035</text:p>
          </table:table-cell>
          <table:table-cell office:value-type="string" table:style-name="ce6">
            <text:p>toulouse-lautrec_31</text:p>
          </table:table-cell>
          <table:table-cell office:value-type="float" office:value="721.98" table:style-name="ce3">
            <text:p>721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00001036</text:p>
          </table:table-cell>
          <table:table-cell office:value-type="string" table:style-name="ce6">
            <text:p>toulouse-lautrec_32</text:p>
          </table:table-cell>
          <table:table-cell office:value-type="float" office:value="719.05" table:style-name="ce3">
            <text:p>719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5">
            <text:p>00001037</text:p>
          </table:table-cell>
          <table:table-cell office:value-type="string" table:style-name="ce6">
            <text:p>toulouse-lautrec_33</text:p>
          </table:table-cell>
          <table:table-cell office:value-type="float" office:value="879.87" table:style-name="ce3">
            <text:p>879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5">
            <text:p>00001038</text:p>
          </table:table-cell>
          <table:table-cell office:value-type="string" table:style-name="ce6">
            <text:p>toulouse-lautrec_34</text:p>
          </table:table-cell>
          <table:table-cell office:value-type="float" office:value="628.65" table:style-name="ce3">
            <text:p>628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5">
            <text:p>00001039</text:p>
          </table:table-cell>
          <table:table-cell office:value-type="string" table:style-name="ce6">
            <text:p>toulouse-lautrec_35</text:p>
          </table:table-cell>
          <table:table-cell office:value-type="float" office:value="915.26" table:style-name="ce3">
            <text:p>915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5">
            <text:p>00001040</text:p>
          </table:table-cell>
          <table:table-cell office:value-type="string" table:style-name="ce6">
            <text:p>toulouse-lautrec_36</text:p>
          </table:table-cell>
          <table:table-cell office:value-type="float" office:value="798.37" table:style-name="ce3">
            <text:p>798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string" table:style-name="ce5">
            <text:p>00001041</text:p>
          </table:table-cell>
          <table:table-cell office:value-type="string" table:style-name="ce6">
            <text:p>toulouse-lautrec_37</text:p>
          </table:table-cell>
          <table:table-cell office:value-type="float" office:value="915.25" table:style-name="ce3">
            <text:p>915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5">
            <text:p>00001042</text:p>
          </table:table-cell>
          <table:table-cell office:value-type="string" table:style-name="ce6">
            <text:p>toulouse-lautrec_38</text:p>
          </table:table-cell>
          <table:table-cell office:value-type="float" office:value="621.80999999999995" table:style-name="ce3">
            <text:p>621,8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5">
            <text:p>00001043</text:p>
          </table:table-cell>
          <table:table-cell office:value-type="string" table:style-name="ce6">
            <text:p>toulouse-lautrec_39</text:p>
          </table:table-cell>
          <table:table-cell office:value-type="float" office:value="801.35" table:style-name="ce3">
            <text:p>801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5">
            <text:p>00001044</text:p>
          </table:table-cell>
          <table:table-cell office:value-type="string" table:style-name="ce6">
            <text:p>toulouse-lautrec_40</text:p>
          </table:table-cell>
          <table:table-cell office:value-type="float" office:value="774.92" table:style-name="ce3">
            <text:p>774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string" table:style-name="ce5">
            <text:p>00001045</text:p>
          </table:table-cell>
          <table:table-cell office:value-type="string" table:style-name="ce6">
            <text:p>toulouse-lautrec_41</text:p>
          </table:table-cell>
          <table:table-cell office:value-type="float" office:value="659.25" table:style-name="ce3">
            <text:p>659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henri-matisse_1869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046</text:p>
          </table:table-cell>
          <table:table-cell office:value-type="string" table:style-name="ce6">
            <text:p>matisse_1</text:p>
          </table:table-cell>
          <table:table-cell office:value-type="float" office:value="1022.08" table:style-name="ce3">
            <text:p>1022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047</text:p>
          </table:table-cell>
          <table:table-cell office:value-type="string" table:style-name="ce6">
            <text:p>matisse_2</text:p>
          </table:table-cell>
          <table:table-cell office:value-type="float" office:value="1269.1500000000001" table:style-name="ce3">
            <text:p>1269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048</text:p>
          </table:table-cell>
          <table:table-cell office:value-type="string" table:style-name="ce6">
            <text:p>matisse_3</text:p>
          </table:table-cell>
          <table:table-cell office:value-type="float" office:value="839.16" table:style-name="ce3">
            <text:p>839,1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049</text:p>
          </table:table-cell>
          <table:table-cell office:value-type="string" table:style-name="ce6">
            <text:p>matisse_4</text:p>
          </table:table-cell>
          <table:table-cell office:value-type="float" office:value="808.36" table:style-name="ce3">
            <text:p>808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050</text:p>
          </table:table-cell>
          <table:table-cell office:value-type="string" table:style-name="ce6">
            <text:p>matisse_5</text:p>
          </table:table-cell>
          <table:table-cell office:value-type="float" office:value="962.03" table:style-name="ce3">
            <text:p>962,0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051</text:p>
          </table:table-cell>
          <table:table-cell office:value-type="string" table:style-name="ce6">
            <text:p>matisse_6</text:p>
          </table:table-cell>
          <table:table-cell office:value-type="float" office:value="1035.3" table:style-name="ce3">
            <text:p>1035,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052</text:p>
          </table:table-cell>
          <table:table-cell office:value-type="string" table:style-name="ce6">
            <text:p>matisse_7</text:p>
          </table:table-cell>
          <table:table-cell office:value-type="float" office:value="907.22" table:style-name="ce3">
            <text:p>907,2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053</text:p>
          </table:table-cell>
          <table:table-cell office:value-type="string" table:style-name="ce6">
            <text:p>matisse_8</text:p>
          </table:table-cell>
          <table:table-cell office:value-type="float" office:value="940.84" table:style-name="ce3">
            <text:p>940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054</text:p>
          </table:table-cell>
          <table:table-cell office:value-type="string" table:style-name="ce6">
            <text:p>matisse_9</text:p>
          </table:table-cell>
          <table:table-cell office:value-type="float" office:value="889.96" table:style-name="ce3">
            <text:p>889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055</text:p>
          </table:table-cell>
          <table:table-cell office:value-type="string" table:style-name="ce6">
            <text:p>matisse_10</text:p>
          </table:table-cell>
          <table:table-cell office:value-type="float" office:value="740.83" table:style-name="ce3">
            <text:p>740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056</text:p>
          </table:table-cell>
          <table:table-cell office:value-type="string" table:style-name="ce6">
            <text:p>matisse_11</text:p>
          </table:table-cell>
          <table:table-cell office:value-type="float" office:value="729.27" table:style-name="ce3">
            <text:p>729,2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057</text:p>
          </table:table-cell>
          <table:table-cell office:value-type="string" table:style-name="ce6">
            <text:p>matisse_12</text:p>
          </table:table-cell>
          <table:table-cell office:value-type="float" office:value="857.42" table:style-name="ce3">
            <text:p>857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058</text:p>
          </table:table-cell>
          <table:table-cell office:value-type="string" table:style-name="ce6">
            <text:p>matisse_13</text:p>
          </table:table-cell>
          <table:table-cell office:value-type="float" office:value="892.51" table:style-name="ce3">
            <text:p>892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059</text:p>
          </table:table-cell>
          <table:table-cell office:value-type="string" table:style-name="ce6">
            <text:p>matisse_14</text:p>
          </table:table-cell>
          <table:table-cell office:value-type="float" office:value="885.38" table:style-name="ce3">
            <text:p>885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060</text:p>
          </table:table-cell>
          <table:table-cell office:value-type="string" table:style-name="ce6">
            <text:p>matisse_15</text:p>
          </table:table-cell>
          <table:table-cell office:value-type="float" office:value="738.99" table:style-name="ce3">
            <text:p>738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061</text:p>
          </table:table-cell>
          <table:table-cell office:value-type="string" table:style-name="ce6">
            <text:p>matisse_16</text:p>
          </table:table-cell>
          <table:table-cell office:value-type="float" office:value="620.61" table:style-name="ce3">
            <text:p>620,6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1062</text:p>
          </table:table-cell>
          <table:table-cell office:value-type="string" table:style-name="ce6">
            <text:p>matisse_17</text:p>
          </table:table-cell>
          <table:table-cell office:value-type="float" office:value="824.91" table:style-name="ce3">
            <text:p>824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1063</text:p>
          </table:table-cell>
          <table:table-cell office:value-type="string" table:style-name="ce6">
            <text:p>matisse_18</text:p>
          </table:table-cell>
          <table:table-cell office:value-type="float" office:value="703.22" table:style-name="ce3">
            <text:p>703,2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1064</text:p>
          </table:table-cell>
          <table:table-cell office:value-type="string" table:style-name="ce6">
            <text:p>matisse_19</text:p>
          </table:table-cell>
          <table:table-cell office:value-type="float" office:value="884.05" table:style-name="ce3">
            <text:p>884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1065</text:p>
          </table:table-cell>
          <table:table-cell office:value-type="string" table:style-name="ce6">
            <text:p>matisse_20</text:p>
          </table:table-cell>
          <table:table-cell office:value-type="float" office:value="447.85" table:style-name="ce3">
            <text:p>447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1066</text:p>
          </table:table-cell>
          <table:table-cell office:value-type="string" table:style-name="ce6">
            <text:p>matisse_21</text:p>
          </table:table-cell>
          <table:table-cell office:value-type="float" office:value="677.99" table:style-name="ce3">
            <text:p>677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1067</text:p>
          </table:table-cell>
          <table:table-cell office:value-type="string" table:style-name="ce6">
            <text:p>matisse_22</text:p>
          </table:table-cell>
          <table:table-cell office:value-type="float" office:value="868.82" table:style-name="ce3">
            <text:p>868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1068</text:p>
          </table:table-cell>
          <table:table-cell office:value-type="string" table:style-name="ce6">
            <text:p>matisse_23</text:p>
          </table:table-cell>
          <table:table-cell office:value-type="float" office:value="729.23" table:style-name="ce3">
            <text:p>729,2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1069</text:p>
          </table:table-cell>
          <table:table-cell office:value-type="string" table:style-name="ce6">
            <text:p>matisse_24</text:p>
          </table:table-cell>
          <table:table-cell office:value-type="float" office:value="1058.46" table:style-name="ce3">
            <text:p>1058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1070</text:p>
          </table:table-cell>
          <table:table-cell office:value-type="string" table:style-name="ce6">
            <text:p>matisse_25</text:p>
          </table:table-cell>
          <table:table-cell office:value-type="float" office:value="571.5" table:style-name="ce3">
            <text:p>571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1071</text:p>
          </table:table-cell>
          <table:table-cell office:value-type="string" table:style-name="ce6">
            <text:p>matisse_26</text:p>
          </table:table-cell>
          <table:table-cell office:value-type="float" office:value="947.69" table:style-name="ce3">
            <text:p>947,6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1072</text:p>
          </table:table-cell>
          <table:table-cell office:value-type="string" table:style-name="ce6">
            <text:p>matisse_27</text:p>
          </table:table-cell>
          <table:table-cell office:value-type="float" office:value="661.73" table:style-name="ce3">
            <text:p>661,7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1073</text:p>
          </table:table-cell>
          <table:table-cell office:value-type="string" table:style-name="ce6">
            <text:p>matisse_28</text:p>
          </table:table-cell>
          <table:table-cell office:value-type="float" office:value="617.65" table:style-name="ce3">
            <text:p>617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1074</text:p>
          </table:table-cell>
          <table:table-cell office:value-type="string" table:style-name="ce6">
            <text:p>matisse_29</text:p>
          </table:table-cell>
          <table:table-cell office:value-type="float" office:value="648.29999999999995" table:style-name="ce3">
            <text:p>648,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1075</text:p>
          </table:table-cell>
          <table:table-cell office:value-type="string" table:style-name="ce6">
            <text:p>matisse_30</text:p>
          </table:table-cell>
          <table:table-cell office:value-type="float" office:value="778.45" table:style-name="ce3">
            <text:p>778,4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00001076</text:p>
          </table:table-cell>
          <table:table-cell office:value-type="string" table:style-name="ce6">
            <text:p>matisse_31</text:p>
          </table:table-cell>
          <table:table-cell office:value-type="float" office:value="708.31" table:style-name="ce3">
            <text:p>708,3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00001077</text:p>
          </table:table-cell>
          <table:table-cell office:value-type="string" table:style-name="ce6">
            <text:p>matisse_32</text:p>
          </table:table-cell>
          <table:table-cell office:value-type="float" office:value="675.71" table:style-name="ce3">
            <text:p>675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5">
            <text:p>00001078</text:p>
          </table:table-cell>
          <table:table-cell office:value-type="string" table:style-name="ce6">
            <text:p>matisse_33</text:p>
          </table:table-cell>
          <table:table-cell office:value-type="float" office:value="1223.46" table:style-name="ce3">
            <text:p>1223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5">
            <text:p>00001079</text:p>
          </table:table-cell>
          <table:table-cell office:value-type="string" table:style-name="ce6">
            <text:p>matisse_34</text:p>
          </table:table-cell>
          <table:table-cell office:value-type="float" office:value="1055.2" table:style-name="ce3">
            <text:p>1055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5">
            <text:p>00001080</text:p>
          </table:table-cell>
          <table:table-cell office:value-type="string" table:style-name="ce6">
            <text:p>matisse_35</text:p>
          </table:table-cell>
          <table:table-cell office:value-type="float" office:value="933.79" table:style-name="ce3">
            <text:p>933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5">
            <text:p>00001081</text:p>
          </table:table-cell>
          <table:table-cell office:value-type="string" table:style-name="ce6">
            <text:p>matisse_36</text:p>
          </table:table-cell>
          <table:table-cell office:value-type="float" office:value="1426.8" table:style-name="ce3">
            <text:p>1426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string" table:style-name="ce5">
            <text:p>00001082</text:p>
          </table:table-cell>
          <table:table-cell office:value-type="string" table:style-name="ce6">
            <text:p>matisse_37</text:p>
          </table:table-cell>
          <table:table-cell office:value-type="float" office:value="779.08" table:style-name="ce3">
            <text:p>779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5">
            <text:p>00001083</text:p>
          </table:table-cell>
          <table:table-cell office:value-type="string" table:style-name="ce6">
            <text:p>matisse_38</text:p>
          </table:table-cell>
          <table:table-cell office:value-type="float" office:value="989.96" table:style-name="ce3">
            <text:p>989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5">
            <text:p>00001084</text:p>
          </table:table-cell>
          <table:table-cell office:value-type="string" table:style-name="ce6">
            <text:p>matisse_39</text:p>
          </table:table-cell>
          <table:table-cell office:value-type="float" office:value="886.71" table:style-name="ce3">
            <text:p>886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hubert-robert_1733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085</text:p>
          </table:table-cell>
          <table:table-cell office:value-type="string" table:style-name="ce6">
            <text:p>robert_1</text:p>
          </table:table-cell>
          <table:table-cell office:value-type="float" office:value="535.24" table:style-name="ce3">
            <text:p>535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086</text:p>
          </table:table-cell>
          <table:table-cell office:value-type="string" table:style-name="ce6">
            <text:p>robert_2</text:p>
          </table:table-cell>
          <table:table-cell office:value-type="float" office:value="516.67999999999995" table:style-name="ce3">
            <text:p>516,6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087</text:p>
          </table:table-cell>
          <table:table-cell office:value-type="string" table:style-name="ce6">
            <text:p>robert_3</text:p>
          </table:table-cell>
          <table:table-cell office:value-type="float" office:value="1752.52" table:style-name="ce3">
            <text:p>1752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088</text:p>
          </table:table-cell>
          <table:table-cell office:value-type="string" table:style-name="ce6">
            <text:p>robert_4</text:p>
          </table:table-cell>
          <table:table-cell office:value-type="float" office:value="516.94000000000005" table:style-name="ce3">
            <text:p>516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089</text:p>
          </table:table-cell>
          <table:table-cell office:value-type="string" table:style-name="ce6">
            <text:p>robert_5</text:p>
          </table:table-cell>
          <table:table-cell office:value-type="float" office:value="590.45000000000005" table:style-name="ce3">
            <text:p>590,4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090</text:p>
          </table:table-cell>
          <table:table-cell office:value-type="string" table:style-name="ce6">
            <text:p>robert_6</text:p>
          </table:table-cell>
          <table:table-cell office:value-type="float" office:value="282.63" table:style-name="ce3">
            <text:p>282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091</text:p>
          </table:table-cell>
          <table:table-cell office:value-type="string" table:style-name="ce6">
            <text:p>robert_7</text:p>
          </table:table-cell>
          <table:table-cell office:value-type="float" office:value="228.79" table:style-name="ce3">
            <text:p>228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092</text:p>
          </table:table-cell>
          <table:table-cell office:value-type="string" table:style-name="ce6">
            <text:p>robert_8</text:p>
          </table:table-cell>
          <table:table-cell office:value-type="float" office:value="388.43" table:style-name="ce3">
            <text:p>388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jacques-louis-david_1748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093</text:p>
          </table:table-cell>
          <table:table-cell office:value-type="string" table:style-name="ce6">
            <text:p>david_1</text:p>
          </table:table-cell>
          <table:table-cell office:value-type="float" office:value="679.46" table:style-name="ce3">
            <text:p>679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094</text:p>
          </table:table-cell>
          <table:table-cell office:value-type="string" table:style-name="ce6">
            <text:p>david_2</text:p>
          </table:table-cell>
          <table:table-cell office:value-type="float" office:value="457.18" table:style-name="ce3">
            <text:p>457,1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095</text:p>
          </table:table-cell>
          <table:table-cell office:value-type="string" table:style-name="ce6">
            <text:p>david_3</text:p>
          </table:table-cell>
          <table:table-cell office:value-type="float" office:value="463.64" table:style-name="ce3">
            <text:p>463,6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096</text:p>
          </table:table-cell>
          <table:table-cell office:value-type="string" table:style-name="ce6">
            <text:p>david_4</text:p>
          </table:table-cell>
          <table:table-cell office:value-type="float" office:value="659" table:style-name="ce3">
            <text:p>65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097</text:p>
          </table:table-cell>
          <table:table-cell office:value-type="string" table:style-name="ce6">
            <text:p>david_5</text:p>
          </table:table-cell>
          <table:table-cell office:value-type="float" office:value="685.18" table:style-name="ce3">
            <text:p>685,1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098</text:p>
          </table:table-cell>
          <table:table-cell office:value-type="string" table:style-name="ce6">
            <text:p>david_6</text:p>
          </table:table-cell>
          <table:table-cell office:value-type="float" office:value="560.86" table:style-name="ce3">
            <text:p>560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099</text:p>
          </table:table-cell>
          <table:table-cell office:value-type="string" table:style-name="ce6">
            <text:p>david_7</text:p>
          </table:table-cell>
          <table:table-cell office:value-type="float" office:value="522.28" table:style-name="ce3">
            <text:p>522,2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100</text:p>
          </table:table-cell>
          <table:table-cell office:value-type="string" table:style-name="ce6">
            <text:p>david_8</text:p>
          </table:table-cell>
          <table:table-cell office:value-type="float" office:value="757.52" table:style-name="ce3">
            <text:p>757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101</text:p>
          </table:table-cell>
          <table:table-cell office:value-type="string" table:style-name="ce6">
            <text:p>david_9</text:p>
          </table:table-cell>
          <table:table-cell office:value-type="float" office:value="717.75" table:style-name="ce3">
            <text:p>717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102</text:p>
          </table:table-cell>
          <table:table-cell office:value-type="string" table:style-name="ce6">
            <text:p>david_10</text:p>
          </table:table-cell>
          <table:table-cell office:value-type="float" office:value="572.73" table:style-name="ce3">
            <text:p>572,7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103</text:p>
          </table:table-cell>
          <table:table-cell office:value-type="string" table:style-name="ce6">
            <text:p>david_11</text:p>
          </table:table-cell>
          <table:table-cell office:value-type="float" office:value="814.83" table:style-name="ce3">
            <text:p>814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104</text:p>
          </table:table-cell>
          <table:table-cell office:value-type="string" table:style-name="ce6">
            <text:p>david_12</text:p>
          </table:table-cell>
          <table:table-cell office:value-type="float" office:value="959.07" table:style-name="ce3">
            <text:p>959,0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105</text:p>
          </table:table-cell>
          <table:table-cell office:value-type="string" table:style-name="ce6">
            <text:p>david_13</text:p>
          </table:table-cell>
          <table:table-cell office:value-type="float" office:value="1007.45" table:style-name="ce3">
            <text:p>1007,4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106</text:p>
          </table:table-cell>
          <table:table-cell office:value-type="string" table:style-name="ce6">
            <text:p>david_14</text:p>
          </table:table-cell>
          <table:table-cell office:value-type="float" office:value="731.86" table:style-name="ce3">
            <text:p>731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107</text:p>
          </table:table-cell>
          <table:table-cell office:value-type="string" table:style-name="ce6">
            <text:p>david_15</text:p>
          </table:table-cell>
          <table:table-cell office:value-type="float" office:value="584.53" table:style-name="ce3">
            <text:p>584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108</text:p>
          </table:table-cell>
          <table:table-cell office:value-type="string" table:style-name="ce6">
            <text:p>david_16</text:p>
          </table:table-cell>
          <table:table-cell office:value-type="float" office:value="1004.09" table:style-name="ce3">
            <text:p>1004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1109</text:p>
          </table:table-cell>
          <table:table-cell office:value-type="string" table:style-name="ce6">
            <text:p>david_17</text:p>
          </table:table-cell>
          <table:table-cell office:value-type="float" office:value="450.6" table:style-name="ce3">
            <text:p>450,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1110</text:p>
          </table:table-cell>
          <table:table-cell office:value-type="string" table:style-name="ce6">
            <text:p>david_18</text:p>
          </table:table-cell>
          <table:table-cell office:value-type="float" office:value="548.07000000000005" table:style-name="ce3">
            <text:p>548,0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1111</text:p>
          </table:table-cell>
          <table:table-cell office:value-type="string" table:style-name="ce6">
            <text:p>david_19</text:p>
          </table:table-cell>
          <table:table-cell office:value-type="float" office:value="915.46" table:style-name="ce3">
            <text:p>915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1112</text:p>
          </table:table-cell>
          <table:table-cell office:value-type="string" table:style-name="ce6">
            <text:p>david_20</text:p>
          </table:table-cell>
          <table:table-cell office:value-type="float" office:value="476.92" table:style-name="ce3">
            <text:p>476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1113</text:p>
          </table:table-cell>
          <table:table-cell office:value-type="string" table:style-name="ce6">
            <text:p>david_21</text:p>
          </table:table-cell>
          <table:table-cell office:value-type="float" office:value="687.09" table:style-name="ce3">
            <text:p>687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1114</text:p>
          </table:table-cell>
          <table:table-cell office:value-type="string" table:style-name="ce6">
            <text:p>david_22</text:p>
          </table:table-cell>
          <table:table-cell office:value-type="float" office:value="568.42999999999995" table:style-name="ce3">
            <text:p>568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james-ensor_1860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115</text:p>
          </table:table-cell>
          <table:table-cell office:value-type="string" table:style-name="ce6">
            <text:p>ensor_1</text:p>
          </table:table-cell>
          <table:table-cell office:value-type="float" office:value="767.36" table:style-name="ce3">
            <text:p>767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116</text:p>
          </table:table-cell>
          <table:table-cell office:value-type="string" table:style-name="ce6">
            <text:p>ensor_2</text:p>
          </table:table-cell>
          <table:table-cell office:value-type="float" office:value="978.47" table:style-name="ce3">
            <text:p>978,4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117</text:p>
          </table:table-cell>
          <table:table-cell office:value-type="string" table:style-name="ce6">
            <text:p>ensor_3</text:p>
          </table:table-cell>
          <table:table-cell office:value-type="float" office:value="951.11" table:style-name="ce3">
            <text:p>951,1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118</text:p>
          </table:table-cell>
          <table:table-cell office:value-type="string" table:style-name="ce6">
            <text:p>ensor_4</text:p>
          </table:table-cell>
          <table:table-cell office:value-type="float" office:value="673.34" table:style-name="ce3">
            <text:p>673,3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119</text:p>
          </table:table-cell>
          <table:table-cell office:value-type="string" table:style-name="ce6">
            <text:p>ensor_5</text:p>
          </table:table-cell>
          <table:table-cell office:value-type="float" office:value="748.6" table:style-name="ce3">
            <text:p>748,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120</text:p>
          </table:table-cell>
          <table:table-cell office:value-type="string" table:style-name="ce6">
            <text:p>ensor_6</text:p>
          </table:table-cell>
          <table:table-cell office:value-type="float" office:value="940.65" table:style-name="ce3">
            <text:p>940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121</text:p>
          </table:table-cell>
          <table:table-cell office:value-type="string" table:style-name="ce6">
            <text:p>ensor_7</text:p>
          </table:table-cell>
          <table:table-cell office:value-type="float" office:value="890.84" table:style-name="ce3">
            <text:p>890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122</text:p>
          </table:table-cell>
          <table:table-cell office:value-type="string" table:style-name="ce6">
            <text:p>ensor_8</text:p>
          </table:table-cell>
          <table:table-cell office:value-type="float" office:value="1088.6500000000001" table:style-name="ce3">
            <text:p>1088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123</text:p>
          </table:table-cell>
          <table:table-cell office:value-type="string" table:style-name="ce6">
            <text:p>ensor_9</text:p>
          </table:table-cell>
          <table:table-cell office:value-type="float" office:value="796.46" table:style-name="ce3">
            <text:p>796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124</text:p>
          </table:table-cell>
          <table:table-cell office:value-type="string" table:style-name="ce6">
            <text:p>ensor_10</text:p>
          </table:table-cell>
          <table:table-cell office:value-type="float" office:value="1082.75" table:style-name="ce3">
            <text:p>1082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125</text:p>
          </table:table-cell>
          <table:table-cell office:value-type="string" table:style-name="ce6">
            <text:p>ensor_11</text:p>
          </table:table-cell>
          <table:table-cell office:value-type="float" office:value="863.54" table:style-name="ce3">
            <text:p>863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126</text:p>
          </table:table-cell>
          <table:table-cell office:value-type="string" table:style-name="ce6">
            <text:p>ensor_12</text:p>
          </table:table-cell>
          <table:table-cell office:value-type="float" office:value="1219.5999999999999" table:style-name="ce3">
            <text:p>1219,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james-tissot_1836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127</text:p>
          </table:table-cell>
          <table:table-cell office:value-type="string" table:style-name="ce6">
            <text:p>tissot_1</text:p>
          </table:table-cell>
          <table:table-cell office:value-type="float" office:value="886.8" table:style-name="ce3">
            <text:p>886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128</text:p>
          </table:table-cell>
          <table:table-cell office:value-type="string" table:style-name="ce6">
            <text:p>tissot_2</text:p>
          </table:table-cell>
          <table:table-cell office:value-type="float" office:value="840.04" table:style-name="ce3">
            <text:p>840,0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129</text:p>
          </table:table-cell>
          <table:table-cell office:value-type="string" table:style-name="ce6">
            <text:p>tissot_3</text:p>
          </table:table-cell>
          <table:table-cell office:value-type="float" office:value="1086.5899999999999" table:style-name="ce3">
            <text:p>1086,5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130</text:p>
          </table:table-cell>
          <table:table-cell office:value-type="string" table:style-name="ce6">
            <text:p>tissot_4</text:p>
          </table:table-cell>
          <table:table-cell office:value-type="float" office:value="525.45000000000005" table:style-name="ce3">
            <text:p>525,4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131</text:p>
          </table:table-cell>
          <table:table-cell office:value-type="string" table:style-name="ce6">
            <text:p>tissot_5</text:p>
          </table:table-cell>
          <table:table-cell office:value-type="float" office:value="865.7" table:style-name="ce3">
            <text:p>865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132</text:p>
          </table:table-cell>
          <table:table-cell office:value-type="string" table:style-name="ce6">
            <text:p>tissot_6</text:p>
          </table:table-cell>
          <table:table-cell office:value-type="float" office:value="1064.54" table:style-name="ce3">
            <text:p>1064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133</text:p>
          </table:table-cell>
          <table:table-cell office:value-type="string" table:style-name="ce6">
            <text:p>tissot_7</text:p>
          </table:table-cell>
          <table:table-cell office:value-type="float" office:value="648.84" table:style-name="ce3">
            <text:p>648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134</text:p>
          </table:table-cell>
          <table:table-cell office:value-type="string" table:style-name="ce6">
            <text:p>tissot_8</text:p>
          </table:table-cell>
          <table:table-cell office:value-type="float" office:value="540.13" table:style-name="ce3">
            <text:p>540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135</text:p>
          </table:table-cell>
          <table:table-cell office:value-type="string" table:style-name="ce6">
            <text:p>tissot_9</text:p>
          </table:table-cell>
          <table:table-cell office:value-type="float" office:value="619" table:style-name="ce3">
            <text:p>6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136</text:p>
          </table:table-cell>
          <table:table-cell office:value-type="string" table:style-name="ce6">
            <text:p>tissot_10</text:p>
          </table:table-cell>
          <table:table-cell office:value-type="float" office:value="699.51" table:style-name="ce3">
            <text:p>699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137</text:p>
          </table:table-cell>
          <table:table-cell office:value-type="string" table:style-name="ce6">
            <text:p>tissot_11</text:p>
          </table:table-cell>
          <table:table-cell office:value-type="float" office:value="576.29999999999995" table:style-name="ce3">
            <text:p>576,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138</text:p>
          </table:table-cell>
          <table:table-cell office:value-type="string" table:style-name="ce6">
            <text:p>tissot_12</text:p>
          </table:table-cell>
          <table:table-cell office:value-type="float" office:value="504.69" table:style-name="ce3">
            <text:p>504,6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139</text:p>
          </table:table-cell>
          <table:table-cell office:value-type="string" table:style-name="ce6">
            <text:p>tissot_13</text:p>
          </table:table-cell>
          <table:table-cell office:value-type="float" office:value="749.38" table:style-name="ce3">
            <text:p>749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140</text:p>
          </table:table-cell>
          <table:table-cell office:value-type="string" table:style-name="ce6">
            <text:p>tissot_14</text:p>
          </table:table-cell>
          <table:table-cell office:value-type="float" office:value="757.58" table:style-name="ce3">
            <text:p>757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141</text:p>
          </table:table-cell>
          <table:table-cell office:value-type="string" table:style-name="ce6">
            <text:p>tissot_15</text:p>
          </table:table-cell>
          <table:table-cell office:value-type="float" office:value="499.94" table:style-name="ce3">
            <text:p>499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142</text:p>
          </table:table-cell>
          <table:table-cell office:value-type="string" table:style-name="ce6">
            <text:p>tissot_16</text:p>
          </table:table-cell>
          <table:table-cell office:value-type="float" office:value="532.39" table:style-name="ce3">
            <text:p>532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1143</text:p>
          </table:table-cell>
          <table:table-cell office:value-type="string" table:style-name="ce6">
            <text:p>tissot_17</text:p>
          </table:table-cell>
          <table:table-cell office:value-type="float" office:value="791.54" table:style-name="ce3">
            <text:p>791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1144</text:p>
          </table:table-cell>
          <table:table-cell office:value-type="string" table:style-name="ce6">
            <text:p>tissot_18</text:p>
          </table:table-cell>
          <table:table-cell office:value-type="float" office:value="788.15" table:style-name="ce3">
            <text:p>788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1145</text:p>
          </table:table-cell>
          <table:table-cell office:value-type="string" table:style-name="ce6">
            <text:p>tissot_19</text:p>
          </table:table-cell>
          <table:table-cell office:value-type="float" office:value="747.41" table:style-name="ce3">
            <text:p>747,4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1146</text:p>
          </table:table-cell>
          <table:table-cell office:value-type="string" table:style-name="ce6">
            <text:p>tissot_20</text:p>
          </table:table-cell>
          <table:table-cell office:value-type="float" office:value="982.64" table:style-name="ce3">
            <text:p>982,6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1147</text:p>
          </table:table-cell>
          <table:table-cell office:value-type="string" table:style-name="ce6">
            <text:p>tissot_21</text:p>
          </table:table-cell>
          <table:table-cell office:value-type="float" office:value="623.52" table:style-name="ce3">
            <text:p>623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1148</text:p>
          </table:table-cell>
          <table:table-cell office:value-type="string" table:style-name="ce6">
            <text:p>tissot_22</text:p>
          </table:table-cell>
          <table:table-cell office:value-type="float" office:value="858.54" table:style-name="ce3">
            <text:p>858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1149</text:p>
          </table:table-cell>
          <table:table-cell office:value-type="string" table:style-name="ce6">
            <text:p>tissot_23</text:p>
          </table:table-cell>
          <table:table-cell office:value-type="float" office:value="833.1" table:style-name="ce3">
            <text:p>833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1150</text:p>
          </table:table-cell>
          <table:table-cell office:value-type="string" table:style-name="ce6">
            <text:p>tissot_24</text:p>
          </table:table-cell>
          <table:table-cell office:value-type="float" office:value="920.85" table:style-name="ce3">
            <text:p>920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1151</text:p>
          </table:table-cell>
          <table:table-cell office:value-type="string" table:style-name="ce6">
            <text:p>tissot_25</text:p>
          </table:table-cell>
          <table:table-cell office:value-type="float" office:value="1046.08" table:style-name="ce3">
            <text:p>1046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1152</text:p>
          </table:table-cell>
          <table:table-cell office:value-type="string" table:style-name="ce6">
            <text:p>tissot_26</text:p>
          </table:table-cell>
          <table:table-cell office:value-type="float" office:value="555.83000000000004" table:style-name="ce3">
            <text:p>555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1153</text:p>
          </table:table-cell>
          <table:table-cell office:value-type="string" table:style-name="ce6">
            <text:p>tissot_27</text:p>
          </table:table-cell>
          <table:table-cell office:value-type="float" office:value="826.59" table:style-name="ce3">
            <text:p>826,5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1154</text:p>
          </table:table-cell>
          <table:table-cell office:value-type="string" table:style-name="ce6">
            <text:p>tissot_28</text:p>
          </table:table-cell>
          <table:table-cell office:value-type="float" office:value="704.52" table:style-name="ce3">
            <text:p>704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1155</text:p>
          </table:table-cell>
          <table:table-cell office:value-type="string" table:style-name="ce6">
            <text:p>tissot_29</text:p>
          </table:table-cell>
          <table:table-cell office:value-type="float" office:value="1166.58" table:style-name="ce3">
            <text:p>1166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1156</text:p>
          </table:table-cell>
          <table:table-cell office:value-type="string" table:style-name="ce6">
            <text:p>tissot_30</text:p>
          </table:table-cell>
          <table:table-cell office:value-type="float" office:value="701" table:style-name="ce3">
            <text:p>70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james-whistler_1834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157</text:p>
          </table:table-cell>
          <table:table-cell office:value-type="string" table:style-name="ce6">
            <text:p>20_permanents_orsay_184</text:p>
          </table:table-cell>
          <table:table-cell office:value-type="float" office:value="730.98" table:style-name="ce3">
            <text:p>730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158</text:p>
          </table:table-cell>
          <table:table-cell office:value-type="string" table:style-name="ce6">
            <text:p>whistler_1</text:p>
          </table:table-cell>
          <table:table-cell office:value-type="float" office:value="526.62" table:style-name="ce3">
            <text:p>526,6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159</text:p>
          </table:table-cell>
          <table:table-cell office:value-type="string" table:style-name="ce6">
            <text:p>whistler_2</text:p>
          </table:table-cell>
          <table:table-cell office:value-type="float" office:value="910.59" table:style-name="ce3">
            <text:p>910,5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160</text:p>
          </table:table-cell>
          <table:table-cell office:value-type="string" table:style-name="ce6">
            <text:p>whistler_3</text:p>
          </table:table-cell>
          <table:table-cell office:value-type="float" office:value="1014.98" table:style-name="ce3">
            <text:p>1014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161</text:p>
          </table:table-cell>
          <table:table-cell office:value-type="string" table:style-name="ce6">
            <text:p>whistler_4</text:p>
          </table:table-cell>
          <table:table-cell office:value-type="float" office:value="961.85" table:style-name="ce3">
            <text:p>961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162</text:p>
          </table:table-cell>
          <table:table-cell office:value-type="string" table:style-name="ce6">
            <text:p>whistler_5</text:p>
          </table:table-cell>
          <table:table-cell office:value-type="float" office:value="1251.9000000000001" table:style-name="ce3">
            <text:p>1251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163</text:p>
          </table:table-cell>
          <table:table-cell office:value-type="string" table:style-name="ce6">
            <text:p>whistler_6</text:p>
          </table:table-cell>
          <table:table-cell office:value-type="float" office:value="1150.51" table:style-name="ce3">
            <text:p>1150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164</text:p>
          </table:table-cell>
          <table:table-cell office:value-type="string" table:style-name="ce6">
            <text:p>whistler_7</text:p>
          </table:table-cell>
          <table:table-cell office:value-type="float" office:value="1641.38" table:style-name="ce3">
            <text:p>1641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165</text:p>
          </table:table-cell>
          <table:table-cell office:value-type="string" table:style-name="ce6">
            <text:p>whistler_8</text:p>
          </table:table-cell>
          <table:table-cell office:value-type="float" office:value="653.95000000000005" table:style-name="ce3">
            <text:p>653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166</text:p>
          </table:table-cell>
          <table:table-cell office:value-type="string" table:style-name="ce6">
            <text:p>whistler_9</text:p>
          </table:table-cell>
          <table:table-cell office:value-type="float" office:value="643.66" table:style-name="ce3">
            <text:p>643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167</text:p>
          </table:table-cell>
          <table:table-cell office:value-type="string" table:style-name="ce6">
            <text:p>whistler_10</text:p>
          </table:table-cell>
          <table:table-cell office:value-type="float" office:value="733.81" table:style-name="ce3">
            <text:p>733,8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168</text:p>
          </table:table-cell>
          <table:table-cell office:value-type="string" table:style-name="ce6">
            <text:p>whistler_11</text:p>
          </table:table-cell>
          <table:table-cell office:value-type="float" office:value="565.4" table:style-name="ce3">
            <text:p>565,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169</text:p>
          </table:table-cell>
          <table:table-cell office:value-type="string" table:style-name="ce6">
            <text:p>whistler_12</text:p>
          </table:table-cell>
          <table:table-cell office:value-type="float" office:value="444.89" table:style-name="ce3">
            <text:p>444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170</text:p>
          </table:table-cell>
          <table:table-cell office:value-type="string" table:style-name="ce6">
            <text:p>whistler_13</text:p>
          </table:table-cell>
          <table:table-cell office:value-type="float" office:value="630.70000000000005" table:style-name="ce3">
            <text:p>630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171</text:p>
          </table:table-cell>
          <table:table-cell office:value-type="string" table:style-name="ce6">
            <text:p>whistler_14</text:p>
          </table:table-cell>
          <table:table-cell office:value-type="float" office:value="702.78" table:style-name="ce3">
            <text:p>702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172</text:p>
          </table:table-cell>
          <table:table-cell office:value-type="string" table:style-name="ce6">
            <text:p>whistler_15</text:p>
          </table:table-cell>
          <table:table-cell office:value-type="float" office:value="595.95000000000005" table:style-name="ce3">
            <text:p>595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jean-auguste-ingres_1780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173</text:p>
          </table:table-cell>
          <table:table-cell office:value-type="string" table:style-name="ce6">
            <text:p>ingres_1</text:p>
          </table:table-cell>
          <table:table-cell office:value-type="float" office:value="748.83" table:style-name="ce3">
            <text:p>748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174</text:p>
          </table:table-cell>
          <table:table-cell office:value-type="string" table:style-name="ce6">
            <text:p>ingres_2</text:p>
          </table:table-cell>
          <table:table-cell office:value-type="float" office:value="588.6" table:style-name="ce3">
            <text:p>588,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175</text:p>
          </table:table-cell>
          <table:table-cell office:value-type="string" table:style-name="ce6">
            <text:p>ingres_3</text:p>
          </table:table-cell>
          <table:table-cell office:value-type="float" office:value="930.79" table:style-name="ce3">
            <text:p>930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176</text:p>
          </table:table-cell>
          <table:table-cell office:value-type="string" table:style-name="ce6">
            <text:p>ingres_4</text:p>
          </table:table-cell>
          <table:table-cell office:value-type="float" office:value="567.74" table:style-name="ce3">
            <text:p>567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177</text:p>
          </table:table-cell>
          <table:table-cell office:value-type="string" table:style-name="ce6">
            <text:p>ingres_5</text:p>
          </table:table-cell>
          <table:table-cell office:value-type="float" office:value="457.95" table:style-name="ce3">
            <text:p>457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178</text:p>
          </table:table-cell>
          <table:table-cell office:value-type="string" table:style-name="ce6">
            <text:p>ingres_6</text:p>
          </table:table-cell>
          <table:table-cell office:value-type="float" office:value="816.5" table:style-name="ce3">
            <text:p>816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179</text:p>
          </table:table-cell>
          <table:table-cell office:value-type="string" table:style-name="ce6">
            <text:p>ingres_7</text:p>
          </table:table-cell>
          <table:table-cell office:value-type="float" office:value="391.89" table:style-name="ce3">
            <text:p>391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180</text:p>
          </table:table-cell>
          <table:table-cell office:value-type="string" table:style-name="ce6">
            <text:p>ingres_8</text:p>
          </table:table-cell>
          <table:table-cell office:value-type="float" office:value="664.7" table:style-name="ce3">
            <text:p>664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181</text:p>
          </table:table-cell>
          <table:table-cell office:value-type="string" table:style-name="ce6">
            <text:p>ingres_9</text:p>
          </table:table-cell>
          <table:table-cell office:value-type="float" office:value="714.46" table:style-name="ce3">
            <text:p>714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182</text:p>
          </table:table-cell>
          <table:table-cell office:value-type="string" table:style-name="ce6">
            <text:p>ingres_10</text:p>
          </table:table-cell>
          <table:table-cell office:value-type="float" office:value="614.42999999999995" table:style-name="ce3">
            <text:p>614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183</text:p>
          </table:table-cell>
          <table:table-cell office:value-type="string" table:style-name="ce6">
            <text:p>ingres_11</text:p>
          </table:table-cell>
          <table:table-cell office:value-type="float" office:value="606.37" table:style-name="ce3">
            <text:p>606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184</text:p>
          </table:table-cell>
          <table:table-cell office:value-type="string" table:style-name="ce6">
            <text:p>ingres_12</text:p>
          </table:table-cell>
          <table:table-cell office:value-type="float" office:value="1114.8900000000001" table:style-name="ce3">
            <text:p>1114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185</text:p>
          </table:table-cell>
          <table:table-cell office:value-type="string" table:style-name="ce6">
            <text:p>ingres_13</text:p>
          </table:table-cell>
          <table:table-cell office:value-type="float" office:value="707.3" table:style-name="ce3">
            <text:p>707,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186</text:p>
          </table:table-cell>
          <table:table-cell office:value-type="string" table:style-name="ce6">
            <text:p>ingres_14</text:p>
          </table:table-cell>
          <table:table-cell office:value-type="float" office:value="551.41999999999996" table:style-name="ce3">
            <text:p>551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jean-baptiste-camille-orot_1796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187</text:p>
          </table:table-cell>
          <table:table-cell office:value-type="string" table:style-name="ce6">
            <text:p>corot_1</text:p>
          </table:table-cell>
          <table:table-cell office:value-type="float" office:value="413.54" table:style-name="ce3">
            <text:p>413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188</text:p>
          </table:table-cell>
          <table:table-cell office:value-type="string" table:style-name="ce6">
            <text:p>corot_2</text:p>
          </table:table-cell>
          <table:table-cell office:value-type="float" office:value="951.28" table:style-name="ce3">
            <text:p>951,2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189</text:p>
          </table:table-cell>
          <table:table-cell office:value-type="string" table:style-name="ce6">
            <text:p>corot_3</text:p>
          </table:table-cell>
          <table:table-cell office:value-type="float" office:value="464.64" table:style-name="ce3">
            <text:p>464,6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190</text:p>
          </table:table-cell>
          <table:table-cell office:value-type="string" table:style-name="ce6">
            <text:p>corot_4</text:p>
          </table:table-cell>
          <table:table-cell office:value-type="float" office:value="916.04" table:style-name="ce3">
            <text:p>916,0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191</text:p>
          </table:table-cell>
          <table:table-cell office:value-type="string" table:style-name="ce6">
            <text:p>corot_5</text:p>
          </table:table-cell>
          <table:table-cell office:value-type="float" office:value="1077.76" table:style-name="ce3">
            <text:p>1077,7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192</text:p>
          </table:table-cell>
          <table:table-cell office:value-type="string" table:style-name="ce6">
            <text:p>corot_6</text:p>
          </table:table-cell>
          <table:table-cell office:value-type="float" office:value="831.77" table:style-name="ce3">
            <text:p>831,7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193</text:p>
          </table:table-cell>
          <table:table-cell office:value-type="string" table:style-name="ce6">
            <text:p>corot_7</text:p>
          </table:table-cell>
          <table:table-cell office:value-type="float" office:value="859.94" table:style-name="ce3">
            <text:p>859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194</text:p>
          </table:table-cell>
          <table:table-cell office:value-type="string" table:style-name="ce6">
            <text:p>corot_8</text:p>
          </table:table-cell>
          <table:table-cell office:value-type="float" office:value="959.61" table:style-name="ce3">
            <text:p>959,6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195</text:p>
          </table:table-cell>
          <table:table-cell office:value-type="string" table:style-name="ce6">
            <text:p>corot_9</text:p>
          </table:table-cell>
          <table:table-cell office:value-type="float" office:value="955.56" table:style-name="ce3">
            <text:p>955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196</text:p>
          </table:table-cell>
          <table:table-cell office:value-type="string" table:style-name="ce6">
            <text:p>corot_10</text:p>
          </table:table-cell>
          <table:table-cell office:value-type="float" office:value="873.85" table:style-name="ce3">
            <text:p>873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197</text:p>
          </table:table-cell>
          <table:table-cell office:value-type="string" table:style-name="ce6">
            <text:p>corot_11</text:p>
          </table:table-cell>
          <table:table-cell office:value-type="float" office:value="814.21" table:style-name="ce3">
            <text:p>814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198</text:p>
          </table:table-cell>
          <table:table-cell office:value-type="string" table:style-name="ce6">
            <text:p>corot_12</text:p>
          </table:table-cell>
          <table:table-cell office:value-type="float" office:value="551.82000000000005" table:style-name="ce3">
            <text:p>551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199</text:p>
          </table:table-cell>
          <table:table-cell office:value-type="string" table:style-name="ce6">
            <text:p>corot_13</text:p>
          </table:table-cell>
          <table:table-cell office:value-type="float" office:value="888.95" table:style-name="ce3">
            <text:p>888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200</text:p>
          </table:table-cell>
          <table:table-cell office:value-type="string" table:style-name="ce6">
            <text:p>corot_14</text:p>
          </table:table-cell>
          <table:table-cell office:value-type="float" office:value="927.41" table:style-name="ce3">
            <text:p>927,4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201</text:p>
          </table:table-cell>
          <table:table-cell office:value-type="string" table:style-name="ce6">
            <text:p>corot_15</text:p>
          </table:table-cell>
          <table:table-cell office:value-type="float" office:value="717.75" table:style-name="ce3">
            <text:p>717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202</text:p>
          </table:table-cell>
          <table:table-cell office:value-type="string" table:style-name="ce6">
            <text:p>corot_16</text:p>
          </table:table-cell>
          <table:table-cell office:value-type="float" office:value="779.93" table:style-name="ce3">
            <text:p>779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1203</text:p>
          </table:table-cell>
          <table:table-cell office:value-type="string" table:style-name="ce6">
            <text:p>corot_18</text:p>
          </table:table-cell>
          <table:table-cell office:value-type="float" office:value="578.87" table:style-name="ce3">
            <text:p>578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1204</text:p>
          </table:table-cell>
          <table:table-cell office:value-type="string" table:style-name="ce6">
            <text:p>corot_19</text:p>
          </table:table-cell>
          <table:table-cell office:value-type="float" office:value="736.85" table:style-name="ce3">
            <text:p>736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1205</text:p>
          </table:table-cell>
          <table:table-cell office:value-type="string" table:style-name="ce6">
            <text:p>corot_20</text:p>
          </table:table-cell>
          <table:table-cell office:value-type="float" office:value="614.08000000000004" table:style-name="ce3">
            <text:p>614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jean-dubuffet_1901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206</text:p>
          </table:table-cell>
          <table:table-cell office:value-type="string" table:style-name="ce6">
            <text:p>dubuffet_1</text:p>
          </table:table-cell>
          <table:table-cell office:value-type="float" office:value="1214.1199999999999" table:style-name="ce3">
            <text:p>1214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207</text:p>
          </table:table-cell>
          <table:table-cell office:value-type="string" table:style-name="ce6">
            <text:p>dubuffet_2</text:p>
          </table:table-cell>
          <table:table-cell office:value-type="float" office:value="1513.04" table:style-name="ce3">
            <text:p>1513,0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208</text:p>
          </table:table-cell>
          <table:table-cell office:value-type="string" table:style-name="ce6">
            <text:p>dubuffet_3</text:p>
          </table:table-cell>
          <table:table-cell office:value-type="float" office:value="1450.54" table:style-name="ce3">
            <text:p>1450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209</text:p>
          </table:table-cell>
          <table:table-cell office:value-type="string" table:style-name="ce6">
            <text:p>dubuffet_4</text:p>
          </table:table-cell>
          <table:table-cell office:value-type="float" office:value="443.33" table:style-name="ce3">
            <text:p>443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210</text:p>
          </table:table-cell>
          <table:table-cell office:value-type="string" table:style-name="ce6">
            <text:p>dubuffet_5</text:p>
          </table:table-cell>
          <table:table-cell office:value-type="float" office:value="2186.98" table:style-name="ce3">
            <text:p>2186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211</text:p>
          </table:table-cell>
          <table:table-cell office:value-type="string" table:style-name="ce6">
            <text:p>dubuffet_6</text:p>
          </table:table-cell>
          <table:table-cell office:value-type="float" office:value="723.02" table:style-name="ce3">
            <text:p>723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212</text:p>
          </table:table-cell>
          <table:table-cell office:value-type="string" table:style-name="ce6">
            <text:p>dubuffet_7</text:p>
          </table:table-cell>
          <table:table-cell office:value-type="float" office:value="2609.9899999999998" table:style-name="ce3">
            <text:p>2609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213</text:p>
          </table:table-cell>
          <table:table-cell office:value-type="string" table:style-name="ce6">
            <text:p>dubuffet_8</text:p>
          </table:table-cell>
          <table:table-cell office:value-type="float" office:value="3057.26" table:style-name="ce3">
            <text:p>3057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214</text:p>
          </table:table-cell>
          <table:table-cell office:value-type="string" table:style-name="ce6">
            <text:p>dubuffet_9</text:p>
          </table:table-cell>
          <table:table-cell office:value-type="float" office:value="2421.09" table:style-name="ce3">
            <text:p>2421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215</text:p>
          </table:table-cell>
          <table:table-cell office:value-type="string" table:style-name="ce6">
            <text:p>dubuffet_10</text:p>
          </table:table-cell>
          <table:table-cell office:value-type="float" office:value="3330.63" table:style-name="ce3">
            <text:p>3330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216</text:p>
          </table:table-cell>
          <table:table-cell office:value-type="string" table:style-name="ce6">
            <text:p>dubuffet_11</text:p>
          </table:table-cell>
          <table:table-cell office:value-type="float" office:value="3618.84" table:style-name="ce3">
            <text:p>3618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217</text:p>
          </table:table-cell>
          <table:table-cell office:value-type="string" table:style-name="ce6">
            <text:p>dubuffet_12</text:p>
          </table:table-cell>
          <table:table-cell office:value-type="float" office:value="4466.79" table:style-name="ce3">
            <text:p>4466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jean-fautrier_1898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218</text:p>
          </table:table-cell>
          <table:table-cell office:value-type="string" table:style-name="ce6">
            <text:p>fautrier_1</text:p>
          </table:table-cell>
          <table:table-cell office:value-type="float" office:value="684.67" table:style-name="ce3">
            <text:p>684,6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219</text:p>
          </table:table-cell>
          <table:table-cell office:value-type="string" table:style-name="ce6">
            <text:p>fautrier_2</text:p>
          </table:table-cell>
          <table:table-cell office:value-type="float" office:value="769.59" table:style-name="ce3">
            <text:p>769,5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220</text:p>
          </table:table-cell>
          <table:table-cell office:value-type="string" table:style-name="ce6">
            <text:p>fautrier_3</text:p>
          </table:table-cell>
          <table:table-cell office:value-type="float" office:value="946.65" table:style-name="ce3">
            <text:p>946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221</text:p>
          </table:table-cell>
          <table:table-cell office:value-type="string" table:style-name="ce6">
            <text:p>fautrier_4</text:p>
          </table:table-cell>
          <table:table-cell office:value-type="float" office:value="1000.15" table:style-name="ce3">
            <text:p>1000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222</text:p>
          </table:table-cell>
          <table:table-cell office:value-type="string" table:style-name="ce6">
            <text:p>fautrier_5</text:p>
          </table:table-cell>
          <table:table-cell office:value-type="float" office:value="775.39" table:style-name="ce3">
            <text:p>775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223</text:p>
          </table:table-cell>
          <table:table-cell office:value-type="string" table:style-name="ce6">
            <text:p>fautrier_6</text:p>
          </table:table-cell>
          <table:table-cell office:value-type="float" office:value="924.56" table:style-name="ce3">
            <text:p>924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224</text:p>
          </table:table-cell>
          <table:table-cell office:value-type="string" table:style-name="ce6">
            <text:p>fautrier_7</text:p>
          </table:table-cell>
          <table:table-cell office:value-type="float" office:value="773.43" table:style-name="ce3">
            <text:p>773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225</text:p>
          </table:table-cell>
          <table:table-cell office:value-type="string" table:style-name="ce6">
            <text:p>fautrier_8</text:p>
          </table:table-cell>
          <table:table-cell office:value-type="float" office:value="731.35" table:style-name="ce3">
            <text:p>731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226</text:p>
          </table:table-cell>
          <table:table-cell office:value-type="string" table:style-name="ce6">
            <text:p>fautrier_9</text:p>
          </table:table-cell>
          <table:table-cell office:value-type="float" office:value="779.67" table:style-name="ce3">
            <text:p>779,6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227</text:p>
          </table:table-cell>
          <table:table-cell office:value-type="string" table:style-name="ce6">
            <text:p>fautrier_10</text:p>
          </table:table-cell>
          <table:table-cell office:value-type="float" office:value="963.79" table:style-name="ce3">
            <text:p>963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228</text:p>
          </table:table-cell>
          <table:table-cell office:value-type="string" table:style-name="ce6">
            <text:p>fautrier_11</text:p>
          </table:table-cell>
          <table:table-cell office:value-type="float" office:value="949.9" table:style-name="ce3">
            <text:p>949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229</text:p>
          </table:table-cell>
          <table:table-cell office:value-type="string" table:style-name="ce6">
            <text:p>fautrier_12</text:p>
          </table:table-cell>
          <table:table-cell office:value-type="float" office:value="1074.3499999999999" table:style-name="ce3">
            <text:p>1074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230</text:p>
          </table:table-cell>
          <table:table-cell office:value-type="string" table:style-name="ce6">
            <text:p>fautrier_13</text:p>
          </table:table-cell>
          <table:table-cell office:value-type="float" office:value="678.37" table:style-name="ce3">
            <text:p>678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231</text:p>
          </table:table-cell>
          <table:table-cell office:value-type="string" table:style-name="ce6">
            <text:p>fautrier_14</text:p>
          </table:table-cell>
          <table:table-cell office:value-type="float" office:value="851.7" table:style-name="ce3">
            <text:p>851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232</text:p>
          </table:table-cell>
          <table:table-cell office:value-type="string" table:style-name="ce6">
            <text:p>fautrier_15</text:p>
          </table:table-cell>
          <table:table-cell office:value-type="float" office:value="571.84" table:style-name="ce3">
            <text:p>571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233</text:p>
          </table:table-cell>
          <table:table-cell office:value-type="string" table:style-name="ce6">
            <text:p>fautrier_16</text:p>
          </table:table-cell>
          <table:table-cell office:value-type="float" office:value="772.12" table:style-name="ce3">
            <text:p>772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1234</text:p>
          </table:table-cell>
          <table:table-cell office:value-type="string" table:style-name="ce6">
            <text:p>fautrier_17</text:p>
          </table:table-cell>
          <table:table-cell office:value-type="float" office:value="678.58" table:style-name="ce3">
            <text:p>678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1235</text:p>
          </table:table-cell>
          <table:table-cell office:value-type="string" table:style-name="ce6">
            <text:p>fautrier_18</text:p>
          </table:table-cell>
          <table:table-cell office:value-type="float" office:value="530.98" table:style-name="ce3">
            <text:p>530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1236</text:p>
          </table:table-cell>
          <table:table-cell office:value-type="string" table:style-name="ce6">
            <text:p>fautrier_19</text:p>
          </table:table-cell>
          <table:table-cell office:value-type="float" office:value="667.93" table:style-name="ce3">
            <text:p>667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1237</text:p>
          </table:table-cell>
          <table:table-cell office:value-type="string" table:style-name="ce6">
            <text:p>fautrier_20</text:p>
          </table:table-cell>
          <table:table-cell office:value-type="float" office:value="884.32" table:style-name="ce3">
            <text:p>884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1238</text:p>
          </table:table-cell>
          <table:table-cell office:value-type="string" table:style-name="ce6">
            <text:p>fautrier_21</text:p>
          </table:table-cell>
          <table:table-cell office:value-type="float" office:value="435.85" table:style-name="ce3">
            <text:p>435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1239</text:p>
          </table:table-cell>
          <table:table-cell office:value-type="string" table:style-name="ce6">
            <text:p>fautrier_22</text:p>
          </table:table-cell>
          <table:table-cell office:value-type="float" office:value="577.24" table:style-name="ce3">
            <text:p>577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1240</text:p>
          </table:table-cell>
          <table:table-cell office:value-type="string" table:style-name="ce6">
            <text:p>fautrier_23</text:p>
          </table:table-cell>
          <table:table-cell office:value-type="float" office:value="843.28" table:style-name="ce3">
            <text:p>843,2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1241</text:p>
          </table:table-cell>
          <table:table-cell office:value-type="string" table:style-name="ce6">
            <text:p>fautrier_24</text:p>
          </table:table-cell>
          <table:table-cell office:value-type="float" office:value="911.48" table:style-name="ce3">
            <text:p>911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1242</text:p>
          </table:table-cell>
          <table:table-cell office:value-type="string" table:style-name="ce6">
            <text:p>fautrier_25</text:p>
          </table:table-cell>
          <table:table-cell office:value-type="float" office:value="436.53" table:style-name="ce3">
            <text:p>436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1243</text:p>
          </table:table-cell>
          <table:table-cell office:value-type="string" table:style-name="ce6">
            <text:p>fautrier_26</text:p>
          </table:table-cell>
          <table:table-cell office:value-type="float" office:value="1422.96" table:style-name="ce3">
            <text:p>1422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1244</text:p>
          </table:table-cell>
          <table:table-cell office:value-type="string" table:style-name="ce6">
            <text:p>fautrier_27</text:p>
          </table:table-cell>
          <table:table-cell office:value-type="float" office:value="656.45" table:style-name="ce3">
            <text:p>656,4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1245</text:p>
          </table:table-cell>
          <table:table-cell office:value-type="string" table:style-name="ce6">
            <text:p>fautrier_28</text:p>
          </table:table-cell>
          <table:table-cell office:value-type="float" office:value="683.22" table:style-name="ce3">
            <text:p>683,2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1246</text:p>
          </table:table-cell>
          <table:table-cell office:value-type="string" table:style-name="ce6">
            <text:p>fautrier_29</text:p>
          </table:table-cell>
          <table:table-cell office:value-type="float" office:value="1035.21" table:style-name="ce3">
            <text:p>1035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1247</text:p>
          </table:table-cell>
          <table:table-cell office:value-type="string" table:style-name="ce6">
            <text:p>fautrier_30</text:p>
          </table:table-cell>
          <table:table-cell office:value-type="float" office:value="879.65" table:style-name="ce3">
            <text:p>879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jean-helion_1904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248</text:p>
          </table:table-cell>
          <table:table-cell office:value-type="string" table:style-name="ce6">
            <text:p>helion_4</text:p>
          </table:table-cell>
          <table:table-cell office:value-type="float" office:value="1509.29" table:style-name="ce3">
            <text:p>1509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249</text:p>
          </table:table-cell>
          <table:table-cell office:value-type="string" table:style-name="ce6">
            <text:p>helion_6</text:p>
          </table:table-cell>
          <table:table-cell office:value-type="float" office:value="785.35" table:style-name="ce3">
            <text:p>785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250</text:p>
          </table:table-cell>
          <table:table-cell office:value-type="string" table:style-name="ce6">
            <text:p>helion_9</text:p>
          </table:table-cell>
          <table:table-cell office:value-type="float" office:value="1011.9" table:style-name="ce3">
            <text:p>1011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251</text:p>
          </table:table-cell>
          <table:table-cell office:value-type="string" table:style-name="ce6">
            <text:p>helion_10</text:p>
          </table:table-cell>
          <table:table-cell office:value-type="float" office:value="823.88" table:style-name="ce3">
            <text:p>823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252</text:p>
          </table:table-cell>
          <table:table-cell office:value-type="string" table:style-name="ce6">
            <text:p>helion_13</text:p>
          </table:table-cell>
          <table:table-cell office:value-type="float" office:value="1050.26" table:style-name="ce3">
            <text:p>1050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253</text:p>
          </table:table-cell>
          <table:table-cell office:value-type="string" table:style-name="ce6">
            <text:p>helion_14</text:p>
          </table:table-cell>
          <table:table-cell office:value-type="float" office:value="756.26" table:style-name="ce3">
            <text:p>756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254</text:p>
          </table:table-cell>
          <table:table-cell office:value-type="string" table:style-name="ce6">
            <text:p>helion_16</text:p>
          </table:table-cell>
          <table:table-cell office:value-type="float" office:value="712.9" table:style-name="ce3">
            <text:p>712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255</text:p>
          </table:table-cell>
          <table:table-cell office:value-type="string" table:style-name="ce6">
            <text:p>helion_17</text:p>
          </table:table-cell>
          <table:table-cell office:value-type="float" office:value="617.07000000000005" table:style-name="ce3">
            <text:p>617,0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256</text:p>
          </table:table-cell>
          <table:table-cell office:value-type="string" table:style-name="ce6">
            <text:p>helion_21</text:p>
          </table:table-cell>
          <table:table-cell office:value-type="float" office:value="595.24" table:style-name="ce3">
            <text:p>595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257</text:p>
          </table:table-cell>
          <table:table-cell office:value-type="string" table:style-name="ce6">
            <text:p>helion_26</text:p>
          </table:table-cell>
          <table:table-cell office:value-type="float" office:value="1244.67" table:style-name="ce3">
            <text:p>1244,6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258</text:p>
          </table:table-cell>
          <table:table-cell office:value-type="string" table:style-name="ce6">
            <text:p>helion_27</text:p>
          </table:table-cell>
          <table:table-cell office:value-type="float" office:value="432.02" table:style-name="ce3">
            <text:p>432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259</text:p>
          </table:table-cell>
          <table:table-cell office:value-type="string" table:style-name="ce6">
            <text:p>helion_28</text:p>
          </table:table-cell>
          <table:table-cell office:value-type="float" office:value="1024.6099999999999" table:style-name="ce3">
            <text:p>1024,6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260</text:p>
          </table:table-cell>
          <table:table-cell office:value-type="string" table:style-name="ce6">
            <text:p>helion_29</text:p>
          </table:table-cell>
          <table:table-cell office:value-type="float" office:value="894.75" table:style-name="ce3">
            <text:p>894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261</text:p>
          </table:table-cell>
          <table:table-cell office:value-type="string" table:style-name="ce6">
            <text:p>helion_30</text:p>
          </table:table-cell>
          <table:table-cell office:value-type="float" office:value="1146.1199999999999" table:style-name="ce3">
            <text:p>1146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262</text:p>
          </table:table-cell>
          <table:table-cell office:value-type="string" table:style-name="ce6">
            <text:p>helion_32</text:p>
          </table:table-cell>
          <table:table-cell office:value-type="float" office:value="1066.05" table:style-name="ce3">
            <text:p>1066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263</text:p>
          </table:table-cell>
          <table:table-cell office:value-type="string" table:style-name="ce6">
            <text:p>helion_36</text:p>
          </table:table-cell>
          <table:table-cell office:value-type="float" office:value="864.92" table:style-name="ce3">
            <text:p>864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1264</text:p>
          </table:table-cell>
          <table:table-cell office:value-type="string" table:style-name="ce6">
            <text:p>helion_38</text:p>
          </table:table-cell>
          <table:table-cell office:value-type="float" office:value="996.6" table:style-name="ce3">
            <text:p>996,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1265</text:p>
          </table:table-cell>
          <table:table-cell office:value-type="string" table:style-name="ce6">
            <text:p>helion_39</text:p>
          </table:table-cell>
          <table:table-cell office:value-type="float" office:value="1562.52" table:style-name="ce3">
            <text:p>1562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1266</text:p>
          </table:table-cell>
          <table:table-cell office:value-type="string" table:style-name="ce6">
            <text:p>helion_42</text:p>
          </table:table-cell>
          <table:table-cell office:value-type="float" office:value="1630.34" table:style-name="ce3">
            <text:p>1630,3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1267</text:p>
          </table:table-cell>
          <table:table-cell office:value-type="string" table:style-name="ce6">
            <text:p>helion_44</text:p>
          </table:table-cell>
          <table:table-cell office:value-type="float" office:value="1008.66" table:style-name="ce3">
            <text:p>1008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1268</text:p>
          </table:table-cell>
          <table:table-cell office:value-type="string" table:style-name="ce6">
            <text:p>helion_45</text:p>
          </table:table-cell>
          <table:table-cell office:value-type="float" office:value="1373.7" table:style-name="ce3">
            <text:p>1373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1269</text:p>
          </table:table-cell>
          <table:table-cell office:value-type="string" table:style-name="ce6">
            <text:p>helion_47</text:p>
          </table:table-cell>
          <table:table-cell office:value-type="float" office:value="1252.8699999999999" table:style-name="ce3">
            <text:p>1252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1270</text:p>
          </table:table-cell>
          <table:table-cell office:value-type="string" table:style-name="ce6">
            <text:p>helion_48</text:p>
          </table:table-cell>
          <table:table-cell office:value-type="float" office:value="1006.01" table:style-name="ce3">
            <text:p>1006,0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1271</text:p>
          </table:table-cell>
          <table:table-cell office:value-type="string" table:style-name="ce6">
            <text:p>helion_49</text:p>
          </table:table-cell>
          <table:table-cell office:value-type="float" office:value="1364.37" table:style-name="ce3">
            <text:p>1364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1272</text:p>
          </table:table-cell>
          <table:table-cell office:value-type="string" table:style-name="ce6">
            <text:p>helion_51</text:p>
          </table:table-cell>
          <table:table-cell office:value-type="float" office:value="1053.22" table:style-name="ce3">
            <text:p>1053,2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1273</text:p>
          </table:table-cell>
          <table:table-cell office:value-type="string" table:style-name="ce6">
            <text:p>helion_52</text:p>
          </table:table-cell>
          <table:table-cell office:value-type="float" office:value="1086.9000000000001" table:style-name="ce3">
            <text:p>1086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1274</text:p>
          </table:table-cell>
          <table:table-cell office:value-type="string" table:style-name="ce6">
            <text:p>helion_53</text:p>
          </table:table-cell>
          <table:table-cell office:value-type="float" office:value="1384.1" table:style-name="ce3">
            <text:p>1384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1275</text:p>
          </table:table-cell>
          <table:table-cell office:value-type="string" table:style-name="ce6">
            <text:p>helion_54</text:p>
          </table:table-cell>
          <table:table-cell office:value-type="float" office:value="791.77" table:style-name="ce3">
            <text:p>791,7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1276</text:p>
          </table:table-cell>
          <table:table-cell office:value-type="string" table:style-name="ce6">
            <text:p>helion_56</text:p>
          </table:table-cell>
          <table:table-cell office:value-type="float" office:value="659.17" table:style-name="ce3">
            <text:p>659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1277</text:p>
          </table:table-cell>
          <table:table-cell office:value-type="string" table:style-name="ce6">
            <text:p>helion_57</text:p>
          </table:table-cell>
          <table:table-cell office:value-type="float" office:value="883.15" table:style-name="ce3">
            <text:p>883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00001278</text:p>
          </table:table-cell>
          <table:table-cell office:value-type="string" table:style-name="ce6">
            <text:p>helion_58</text:p>
          </table:table-cell>
          <table:table-cell office:value-type="float" office:value="1414.93" table:style-name="ce3">
            <text:p>1414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00001279</text:p>
          </table:table-cell>
          <table:table-cell office:value-type="string" table:style-name="ce6">
            <text:p>helion_59</text:p>
          </table:table-cell>
          <table:table-cell office:value-type="float" office:value="1830.51" table:style-name="ce3">
            <text:p>1830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5">
            <text:p>00001280</text:p>
          </table:table-cell>
          <table:table-cell office:value-type="string" table:style-name="ce6">
            <text:p>helion_60</text:p>
          </table:table-cell>
          <table:table-cell office:value-type="float" office:value="1004.73" table:style-name="ce3">
            <text:p>1004,7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5">
            <text:p>00001281</text:p>
          </table:table-cell>
          <table:table-cell office:value-type="string" table:style-name="ce6">
            <text:p>helion_65</text:p>
          </table:table-cell>
          <table:table-cell office:value-type="float" office:value="1074.18" table:style-name="ce3">
            <text:p>1074,1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5">
            <text:p>00001282</text:p>
          </table:table-cell>
          <table:table-cell office:value-type="string" table:style-name="ce6">
            <text:p>helion_68</text:p>
          </table:table-cell>
          <table:table-cell office:value-type="float" office:value="1701.11" table:style-name="ce3">
            <text:p>1701,1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5">
            <text:p>00001283</text:p>
          </table:table-cell>
          <table:table-cell office:value-type="string" table:style-name="ce6">
            <text:p>helion_69</text:p>
          </table:table-cell>
          <table:table-cell office:value-type="float" office:value="907.22" table:style-name="ce3">
            <text:p>907,2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string" table:style-name="ce5">
            <text:p>00001284</text:p>
          </table:table-cell>
          <table:table-cell office:value-type="string" table:style-name="ce6">
            <text:p>helion_70</text:p>
          </table:table-cell>
          <table:table-cell office:value-type="float" office:value="1904.92" table:style-name="ce3">
            <text:p>1904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5">
            <text:p>00001285</text:p>
          </table:table-cell>
          <table:table-cell office:value-type="string" table:style-name="ce6">
            <text:p>helion_71</text:p>
          </table:table-cell>
          <table:table-cell office:value-type="float" office:value="1763.99" table:style-name="ce3">
            <text:p>1763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5">
            <text:p>00001286</text:p>
          </table:table-cell>
          <table:table-cell office:value-type="string" table:style-name="ce6">
            <text:p>helion_76</text:p>
          </table:table-cell>
          <table:table-cell office:value-type="float" office:value="2215.5300000000002" table:style-name="ce3">
            <text:p>2215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5">
            <text:p>00001287</text:p>
          </table:table-cell>
          <table:table-cell office:value-type="string" table:style-name="ce6">
            <text:p>helion_77</text:p>
          </table:table-cell>
          <table:table-cell office:value-type="float" office:value="1711.27" table:style-name="ce3">
            <text:p>1711,2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string" table:style-name="ce5">
            <text:p>00001288</text:p>
          </table:table-cell>
          <table:table-cell office:value-type="string" table:style-name="ce6">
            <text:p>helion_78</text:p>
          </table:table-cell>
          <table:table-cell office:value-type="float" office:value="917.17" table:style-name="ce3">
            <text:p>917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string" table:style-name="ce5">
            <text:p>00001289</text:p>
          </table:table-cell>
          <table:table-cell office:value-type="string" table:style-name="ce6">
            <text:p>helion_81</text:p>
          </table:table-cell>
          <table:table-cell office:value-type="float" office:value="783.6" table:style-name="ce3">
            <text:p>783,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5">
            <text:p>00001290</text:p>
          </table:table-cell>
          <table:table-cell office:value-type="string" table:style-name="ce6">
            <text:p>helion_84</text:p>
          </table:table-cell>
          <table:table-cell office:value-type="float" office:value="895.56" table:style-name="ce3">
            <text:p>895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5">
            <text:p>00001291</text:p>
          </table:table-cell>
          <table:table-cell office:value-type="string" table:style-name="ce6">
            <text:p>helion_85</text:p>
          </table:table-cell>
          <table:table-cell office:value-type="float" office:value="1300.95" table:style-name="ce3">
            <text:p>1300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5">
            <text:p>00001292</text:p>
          </table:table-cell>
          <table:table-cell office:value-type="string" table:style-name="ce6">
            <text:p>helion_91</text:p>
          </table:table-cell>
          <table:table-cell office:value-type="float" office:value="1055.9100000000001" table:style-name="ce3">
            <text:p>1055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6" table:style-name="ce5">
            <text:p>46</text:p>
          </table:table-cell>
          <table:table-cell office:value-type="string" table:style-name="ce5">
            <text:p>00001293</text:p>
          </table:table-cell>
          <table:table-cell office:value-type="string" table:style-name="ce6">
            <text:p>helion_92</text:p>
          </table:table-cell>
          <table:table-cell office:value-type="float" office:value="883.57" table:style-name="ce3">
            <text:p>883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7" table:style-name="ce5">
            <text:p>47</text:p>
          </table:table-cell>
          <table:table-cell office:value-type="string" table:style-name="ce5">
            <text:p>00001294</text:p>
          </table:table-cell>
          <table:table-cell office:value-type="string" table:style-name="ce6">
            <text:p>helion_94</text:p>
          </table:table-cell>
          <table:table-cell office:value-type="float" office:value="871.13" table:style-name="ce3">
            <text:p>871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5">
            <text:p>00001295</text:p>
          </table:table-cell>
          <table:table-cell office:value-type="string" table:style-name="ce6">
            <text:p>helion_95</text:p>
          </table:table-cell>
          <table:table-cell office:value-type="float" office:value="786.02" table:style-name="ce3">
            <text:p>786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9" table:style-name="ce5">
            <text:p>49</text:p>
          </table:table-cell>
          <table:table-cell office:value-type="string" table:style-name="ce5">
            <text:p>00001296</text:p>
          </table:table-cell>
          <table:table-cell office:value-type="string" table:style-name="ce6">
            <text:p>helion_96</text:p>
          </table:table-cell>
          <table:table-cell office:value-type="float" office:value="880.75" table:style-name="ce3">
            <text:p>880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string" table:style-name="ce5">
            <text:p>00001297</text:p>
          </table:table-cell>
          <table:table-cell office:value-type="string" table:style-name="ce6">
            <text:p>helion_97</text:p>
          </table:table-cell>
          <table:table-cell office:value-type="float" office:value="768.53" table:style-name="ce3">
            <text:p>768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1" table:style-name="ce5">
            <text:p>51</text:p>
          </table:table-cell>
          <table:table-cell office:value-type="string" table:style-name="ce5">
            <text:p>00001298</text:p>
          </table:table-cell>
          <table:table-cell office:value-type="string" table:style-name="ce6">
            <text:p>helion_98</text:p>
          </table:table-cell>
          <table:table-cell office:value-type="float" office:value="969.05" table:style-name="ce3">
            <text:p>969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5">
            <text:p>00001299</text:p>
          </table:table-cell>
          <table:table-cell office:value-type="string" table:style-name="ce6">
            <text:p>helion_100</text:p>
          </table:table-cell>
          <table:table-cell office:value-type="float" office:value="974.75" table:style-name="ce3">
            <text:p>974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5">
            <text:p>00001300</text:p>
          </table:table-cell>
          <table:table-cell office:value-type="string" table:style-name="ce6">
            <text:p>helion_104</text:p>
          </table:table-cell>
          <table:table-cell office:value-type="float" office:value="1048.4100000000001" table:style-name="ce3">
            <text:p>1048,4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5">
            <text:p>00001301</text:p>
          </table:table-cell>
          <table:table-cell office:value-type="string" table:style-name="ce6">
            <text:p>helion_105</text:p>
          </table:table-cell>
          <table:table-cell office:value-type="float" office:value="1064.2" table:style-name="ce3">
            <text:p>1064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5">
            <text:p>00001302</text:p>
          </table:table-cell>
          <table:table-cell office:value-type="string" table:style-name="ce6">
            <text:p>helion_106</text:p>
          </table:table-cell>
          <table:table-cell office:value-type="float" office:value="910.98" table:style-name="ce3">
            <text:p>910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5">
            <text:p>00001303</text:p>
          </table:table-cell>
          <table:table-cell office:value-type="string" table:style-name="ce6">
            <text:p>helion_109</text:p>
          </table:table-cell>
          <table:table-cell office:value-type="float" office:value="1032.08" table:style-name="ce3">
            <text:p>1032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5">
            <text:p>00001304</text:p>
          </table:table-cell>
          <table:table-cell office:value-type="string" table:style-name="ce6">
            <text:p>helion_110</text:p>
          </table:table-cell>
          <table:table-cell office:value-type="float" office:value="922.89" table:style-name="ce3">
            <text:p>922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5">
            <text:p>00001305</text:p>
          </table:table-cell>
          <table:table-cell office:value-type="string" table:style-name="ce6">
            <text:p>helion_114</text:p>
          </table:table-cell>
          <table:table-cell office:value-type="float" office:value="741.43" table:style-name="ce3">
            <text:p>741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5">
            <text:p>00001306</text:p>
          </table:table-cell>
          <table:table-cell office:value-type="string" table:style-name="ce6">
            <text:p>helion_115</text:p>
          </table:table-cell>
          <table:table-cell office:value-type="float" office:value="740.53" table:style-name="ce3">
            <text:p>740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5">
            <text:p>00001307</text:p>
          </table:table-cell>
          <table:table-cell office:value-type="string" table:style-name="ce6">
            <text:p>helion_117</text:p>
          </table:table-cell>
          <table:table-cell office:value-type="float" office:value="854.9" table:style-name="ce3">
            <text:p>854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jean-honore-fragonard_1735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308</text:p>
          </table:table-cell>
          <table:table-cell office:value-type="string" table:style-name="ce6">
            <text:p>fragonnard_1</text:p>
          </table:table-cell>
          <table:table-cell office:value-type="float" office:value="1249.23" table:style-name="ce3">
            <text:p>1249,2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309</text:p>
          </table:table-cell>
          <table:table-cell office:value-type="string" table:style-name="ce6">
            <text:p>fragonnard_2</text:p>
          </table:table-cell>
          <table:table-cell office:value-type="float" office:value="1098.9100000000001" table:style-name="ce3">
            <text:p>1098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310</text:p>
          </table:table-cell>
          <table:table-cell office:value-type="string" table:style-name="ce6">
            <text:p>fragonnard_3</text:p>
          </table:table-cell>
          <table:table-cell office:value-type="float" office:value="800.83" table:style-name="ce3">
            <text:p>800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311</text:p>
          </table:table-cell>
          <table:table-cell office:value-type="string" table:style-name="ce6">
            <text:p>fragonnard_4</text:p>
          </table:table-cell>
          <table:table-cell office:value-type="float" office:value="616.91999999999996" table:style-name="ce3">
            <text:p>616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312</text:p>
          </table:table-cell>
          <table:table-cell office:value-type="string" table:style-name="ce6">
            <text:p>fragonnard_5</text:p>
          </table:table-cell>
          <table:table-cell office:value-type="float" office:value="572.53" table:style-name="ce3">
            <text:p>572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313</text:p>
          </table:table-cell>
          <table:table-cell office:value-type="string" table:style-name="ce6">
            <text:p>fragonnard_6</text:p>
          </table:table-cell>
          <table:table-cell office:value-type="float" office:value="865.84" table:style-name="ce3">
            <text:p>865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314</text:p>
          </table:table-cell>
          <table:table-cell office:value-type="string" table:style-name="ce6">
            <text:p>fragonnard_7</text:p>
          </table:table-cell>
          <table:table-cell office:value-type="float" office:value="216.05" table:style-name="ce3">
            <text:p>216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315</text:p>
          </table:table-cell>
          <table:table-cell office:value-type="string" table:style-name="ce6">
            <text:p>fragonnard_8</text:p>
          </table:table-cell>
          <table:table-cell office:value-type="float" office:value="265.02" table:style-name="ce3">
            <text:p>265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316</text:p>
          </table:table-cell>
          <table:table-cell office:value-type="string" table:style-name="ce6">
            <text:p>fragonnard_9</text:p>
          </table:table-cell>
          <table:table-cell office:value-type="float" office:value="390.04" table:style-name="ce3">
            <text:p>390,0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317</text:p>
          </table:table-cell>
          <table:table-cell office:value-type="string" table:style-name="ce6">
            <text:p>fragonnard_10</text:p>
          </table:table-cell>
          <table:table-cell office:value-type="float" office:value="273.52" table:style-name="ce3">
            <text:p>273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318</text:p>
          </table:table-cell>
          <table:table-cell office:value-type="string" table:style-name="ce6">
            <text:p>fragonnard_11</text:p>
          </table:table-cell>
          <table:table-cell office:value-type="float" office:value="342.78" table:style-name="ce3">
            <text:p>342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319</text:p>
          </table:table-cell>
          <table:table-cell office:value-type="string" table:style-name="ce6">
            <text:p>fragonnard_12</text:p>
          </table:table-cell>
          <table:table-cell office:value-type="float" office:value="566.95000000000005" table:style-name="ce3">
            <text:p>566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jean-marc-nattier_1685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320</text:p>
          </table:table-cell>
          <table:table-cell office:value-type="string" table:style-name="ce6">
            <text:p>natier-11</text:p>
          </table:table-cell>
          <table:table-cell office:value-type="float" office:value="645.46" table:style-name="ce3">
            <text:p>645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321</text:p>
          </table:table-cell>
          <table:table-cell office:value-type="string" table:style-name="ce6">
            <text:p>nattier_1</text:p>
          </table:table-cell>
          <table:table-cell office:value-type="float" office:value="756.92" table:style-name="ce3">
            <text:p>756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322</text:p>
          </table:table-cell>
          <table:table-cell office:value-type="string" table:style-name="ce6">
            <text:p>nattier_2</text:p>
          </table:table-cell>
          <table:table-cell office:value-type="float" office:value="946.58" table:style-name="ce3">
            <text:p>946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323</text:p>
          </table:table-cell>
          <table:table-cell office:value-type="string" table:style-name="ce6">
            <text:p>nattier_3</text:p>
          </table:table-cell>
          <table:table-cell office:value-type="float" office:value="998.2" table:style-name="ce3">
            <text:p>998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324</text:p>
          </table:table-cell>
          <table:table-cell office:value-type="string" table:style-name="ce6">
            <text:p>nattier_4</text:p>
          </table:table-cell>
          <table:table-cell office:value-type="float" office:value="645.46" table:style-name="ce3">
            <text:p>645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325</text:p>
          </table:table-cell>
          <table:table-cell office:value-type="string" table:style-name="ce6">
            <text:p>nattier_5</text:p>
          </table:table-cell>
          <table:table-cell office:value-type="float" office:value="579.54" table:style-name="ce3">
            <text:p>579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326</text:p>
          </table:table-cell>
          <table:table-cell office:value-type="string" table:style-name="ce6">
            <text:p>nattier_6</text:p>
          </table:table-cell>
          <table:table-cell office:value-type="float" office:value="922.47" table:style-name="ce3">
            <text:p>922,4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327</text:p>
          </table:table-cell>
          <table:table-cell office:value-type="string" table:style-name="ce6">
            <text:p>nattier_7</text:p>
          </table:table-cell>
          <table:table-cell office:value-type="float" office:value="726.45" table:style-name="ce3">
            <text:p>726,4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328</text:p>
          </table:table-cell>
          <table:table-cell office:value-type="string" table:style-name="ce6">
            <text:p>nattier_8</text:p>
          </table:table-cell>
          <table:table-cell office:value-type="float" office:value="835.82" table:style-name="ce3">
            <text:p>835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329</text:p>
          </table:table-cell>
          <table:table-cell office:value-type="string" table:style-name="ce6">
            <text:p>nattier_9</text:p>
          </table:table-cell>
          <table:table-cell office:value-type="float" office:value="613.01" table:style-name="ce3">
            <text:p>613,0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330</text:p>
          </table:table-cell>
          <table:table-cell office:value-type="string" table:style-name="ce6">
            <text:p>nattier_10</text:p>
          </table:table-cell>
          <table:table-cell office:value-type="float" office:value="634.1" table:style-name="ce3">
            <text:p>634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331</text:p>
          </table:table-cell>
          <table:table-cell office:value-type="string" table:style-name="ce6">
            <text:p>nattier-11</text:p>
          </table:table-cell>
          <table:table-cell office:value-type="float" office:value="579.54" table:style-name="ce3">
            <text:p>579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jean-michel-basquiat_1960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332</text:p>
          </table:table-cell>
          <table:table-cell office:value-type="string" table:style-name="ce6">
            <text:p>basquiat_1</text:p>
          </table:table-cell>
          <table:table-cell office:value-type="float" office:value="644.88" table:style-name="ce3">
            <text:p>644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333</text:p>
          </table:table-cell>
          <table:table-cell office:value-type="string" table:style-name="ce6">
            <text:p>basquiat_2</text:p>
          </table:table-cell>
          <table:table-cell office:value-type="float" office:value="614.83000000000004" table:style-name="ce3">
            <text:p>614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334</text:p>
          </table:table-cell>
          <table:table-cell office:value-type="string" table:style-name="ce6">
            <text:p>basquiat_3</text:p>
          </table:table-cell>
          <table:table-cell office:value-type="float" office:value="476.99" table:style-name="ce3">
            <text:p>476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335</text:p>
          </table:table-cell>
          <table:table-cell office:value-type="string" table:style-name="ce6">
            <text:p>basquiat_4</text:p>
          </table:table-cell>
          <table:table-cell office:value-type="float" office:value="957.13" table:style-name="ce3">
            <text:p>957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336</text:p>
          </table:table-cell>
          <table:table-cell office:value-type="string" table:style-name="ce6">
            <text:p>basquiat_5</text:p>
          </table:table-cell>
          <table:table-cell office:value-type="float" office:value="588.41999999999996" table:style-name="ce3">
            <text:p>588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337</text:p>
          </table:table-cell>
          <table:table-cell office:value-type="string" table:style-name="ce6">
            <text:p>basquiat_6</text:p>
          </table:table-cell>
          <table:table-cell office:value-type="float" office:value="802.2" table:style-name="ce3">
            <text:p>802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338</text:p>
          </table:table-cell>
          <table:table-cell office:value-type="string" table:style-name="ce6">
            <text:p>basquiat_7</text:p>
          </table:table-cell>
          <table:table-cell office:value-type="float" office:value="711.66" table:style-name="ce3">
            <text:p>711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339</text:p>
          </table:table-cell>
          <table:table-cell office:value-type="string" table:style-name="ce6">
            <text:p>basquiat_8</text:p>
          </table:table-cell>
          <table:table-cell office:value-type="float" office:value="451.71" table:style-name="ce3">
            <text:p>451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340</text:p>
          </table:table-cell>
          <table:table-cell office:value-type="string" table:style-name="ce6">
            <text:p>basquiat_9</text:p>
          </table:table-cell>
          <table:table-cell office:value-type="float" office:value="646.77" table:style-name="ce3">
            <text:p>646,7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341</text:p>
          </table:table-cell>
          <table:table-cell office:value-type="string" table:style-name="ce6">
            <text:p>basquiat_10</text:p>
          </table:table-cell>
          <table:table-cell office:value-type="float" office:value="930" table:style-name="ce3">
            <text:p>930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342</text:p>
          </table:table-cell>
          <table:table-cell office:value-type="string" table:style-name="ce6">
            <text:p>basquiat_11</text:p>
          </table:table-cell>
          <table:table-cell office:value-type="float" office:value="759.47" table:style-name="ce3">
            <text:p>759,4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343</text:p>
          </table:table-cell>
          <table:table-cell office:value-type="string" table:style-name="ce6">
            <text:p>basquiat_12</text:p>
          </table:table-cell>
          <table:table-cell office:value-type="float" office:value="1133.3599999999999" table:style-name="ce3">
            <text:p>1133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344</text:p>
          </table:table-cell>
          <table:table-cell office:value-type="string" table:style-name="ce6">
            <text:p>basquiat_13</text:p>
          </table:table-cell>
          <table:table-cell office:value-type="float" office:value="288.26" table:style-name="ce3">
            <text:p>288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345</text:p>
          </table:table-cell>
          <table:table-cell office:value-type="string" table:style-name="ce6">
            <text:p>basquiat_14</text:p>
          </table:table-cell>
          <table:table-cell office:value-type="float" office:value="974.33" table:style-name="ce3">
            <text:p>974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346</text:p>
          </table:table-cell>
          <table:table-cell office:value-type="string" table:style-name="ce6">
            <text:p>basquiat_15</text:p>
          </table:table-cell>
          <table:table-cell office:value-type="float" office:value="580.46" table:style-name="ce3">
            <text:p>580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347</text:p>
          </table:table-cell>
          <table:table-cell office:value-type="string" table:style-name="ce6">
            <text:p>basquiat_16</text:p>
          </table:table-cell>
          <table:table-cell office:value-type="float" office:value="548.86" table:style-name="ce3">
            <text:p>548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1348</text:p>
          </table:table-cell>
          <table:table-cell office:value-type="string" table:style-name="ce6">
            <text:p>basquiat_17</text:p>
          </table:table-cell>
          <table:table-cell office:value-type="float" office:value="651.63" table:style-name="ce3">
            <text:p>651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1349</text:p>
          </table:table-cell>
          <table:table-cell office:value-type="string" table:style-name="ce6">
            <text:p>basquiat_18</text:p>
          </table:table-cell>
          <table:table-cell office:value-type="float" office:value="574.54" table:style-name="ce3">
            <text:p>574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1350</text:p>
          </table:table-cell>
          <table:table-cell office:value-type="string" table:style-name="ce6">
            <text:p>basquiat_19</text:p>
          </table:table-cell>
          <table:table-cell office:value-type="float" office:value="152.08000000000001" table:style-name="ce3">
            <text:p>152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1351</text:p>
          </table:table-cell>
          <table:table-cell office:value-type="string" table:style-name="ce6">
            <text:p>basquiat_20</text:p>
          </table:table-cell>
          <table:table-cell office:value-type="float" office:value="1779.84" table:style-name="ce3">
            <text:p>1779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1352</text:p>
          </table:table-cell>
          <table:table-cell office:value-type="string" table:style-name="ce6">
            <text:p>basquiat_21</text:p>
          </table:table-cell>
          <table:table-cell office:value-type="float" office:value="842.74" table:style-name="ce3">
            <text:p>842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1353</text:p>
          </table:table-cell>
          <table:table-cell office:value-type="string" table:style-name="ce6">
            <text:p>basquiat_22</text:p>
          </table:table-cell>
          <table:table-cell office:value-type="float" office:value="755.49" table:style-name="ce3">
            <text:p>755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1354</text:p>
          </table:table-cell>
          <table:table-cell office:value-type="string" table:style-name="ce6">
            <text:p>basquiat_23</text:p>
          </table:table-cell>
          <table:table-cell office:value-type="float" office:value="591.08000000000004" table:style-name="ce3">
            <text:p>591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1355</text:p>
          </table:table-cell>
          <table:table-cell office:value-type="string" table:style-name="ce6">
            <text:p>basquiat_24</text:p>
          </table:table-cell>
          <table:table-cell office:value-type="float" office:value="595.26" table:style-name="ce3">
            <text:p>595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1356</text:p>
          </table:table-cell>
          <table:table-cell office:value-type="string" table:style-name="ce6">
            <text:p>basquiat_25</text:p>
          </table:table-cell>
          <table:table-cell office:value-type="float" office:value="625.4" table:style-name="ce3">
            <text:p>625,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1357</text:p>
          </table:table-cell>
          <table:table-cell office:value-type="string" table:style-name="ce6">
            <text:p>basquiat_26</text:p>
          </table:table-cell>
          <table:table-cell office:value-type="float" office:value="917.64" table:style-name="ce3">
            <text:p>917,6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1358</text:p>
          </table:table-cell>
          <table:table-cell office:value-type="string" table:style-name="ce6">
            <text:p>basquiat_27</text:p>
          </table:table-cell>
          <table:table-cell office:value-type="float" office:value="682.91" table:style-name="ce3">
            <text:p>682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1359</text:p>
          </table:table-cell>
          <table:table-cell office:value-type="string" table:style-name="ce6">
            <text:p>basquiat_28</text:p>
          </table:table-cell>
          <table:table-cell office:value-type="float" office:value="610.01" table:style-name="ce3">
            <text:p>610,0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1360</text:p>
          </table:table-cell>
          <table:table-cell office:value-type="string" table:style-name="ce6">
            <text:p>basquiat_29</text:p>
          </table:table-cell>
          <table:table-cell office:value-type="float" office:value="884.52" table:style-name="ce3">
            <text:p>884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1361</text:p>
          </table:table-cell>
          <table:table-cell office:value-type="string" table:style-name="ce6">
            <text:p>basquiat_30</text:p>
          </table:table-cell>
          <table:table-cell office:value-type="float" office:value="1016.64" table:style-name="ce3">
            <text:p>1016,6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00001362</text:p>
          </table:table-cell>
          <table:table-cell office:value-type="string" table:style-name="ce6">
            <text:p>basquiat_31</text:p>
          </table:table-cell>
          <table:table-cell office:value-type="float" office:value="1157.74" table:style-name="ce3">
            <text:p>1157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00001363</text:p>
          </table:table-cell>
          <table:table-cell office:value-type="string" table:style-name="ce6">
            <text:p>basquiat_32</text:p>
          </table:table-cell>
          <table:table-cell office:value-type="float" office:value="786.9" table:style-name="ce3">
            <text:p>786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5">
            <text:p>00001364</text:p>
          </table:table-cell>
          <table:table-cell office:value-type="string" table:style-name="ce6">
            <text:p>basquiat_33</text:p>
          </table:table-cell>
          <table:table-cell office:value-type="float" office:value="523.12" table:style-name="ce3">
            <text:p>523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5">
            <text:p>00001365</text:p>
          </table:table-cell>
          <table:table-cell office:value-type="string" table:style-name="ce6">
            <text:p>basquiat_34</text:p>
          </table:table-cell>
          <table:table-cell office:value-type="float" office:value="726.05" table:style-name="ce3">
            <text:p>726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5">
            <text:p>00001366</text:p>
          </table:table-cell>
          <table:table-cell office:value-type="string" table:style-name="ce6">
            <text:p>basquiat_35</text:p>
          </table:table-cell>
          <table:table-cell office:value-type="float" office:value="980.36" table:style-name="ce3">
            <text:p>980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5">
            <text:p>00001367</text:p>
          </table:table-cell>
          <table:table-cell office:value-type="string" table:style-name="ce6">
            <text:p>basquiat_36</text:p>
          </table:table-cell>
          <table:table-cell office:value-type="float" office:value="542.07000000000005" table:style-name="ce3">
            <text:p>542,0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string" table:style-name="ce5">
            <text:p>00001368</text:p>
          </table:table-cell>
          <table:table-cell office:value-type="string" table:style-name="ce6">
            <text:p>basquiat_37</text:p>
          </table:table-cell>
          <table:table-cell office:value-type="float" office:value="1072.48" table:style-name="ce3">
            <text:p>1072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5">
            <text:p>00001369</text:p>
          </table:table-cell>
          <table:table-cell office:value-type="string" table:style-name="ce6">
            <text:p>basquiat_38</text:p>
          </table:table-cell>
          <table:table-cell office:value-type="float" office:value="1052.33" table:style-name="ce3">
            <text:p>1052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5">
            <text:p>00001370</text:p>
          </table:table-cell>
          <table:table-cell office:value-type="string" table:style-name="ce6">
            <text:p>basquiat_39</text:p>
          </table:table-cell>
          <table:table-cell office:value-type="float" office:value="584.36" table:style-name="ce3">
            <text:p>584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5">
            <text:p>00001371</text:p>
          </table:table-cell>
          <table:table-cell office:value-type="string" table:style-name="ce6">
            <text:p>basquiat_40</text:p>
          </table:table-cell>
          <table:table-cell office:value-type="float" office:value="750.08" table:style-name="ce3">
            <text:p>750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string" table:style-name="ce5">
            <text:p>00001372</text:p>
          </table:table-cell>
          <table:table-cell office:value-type="string" table:style-name="ce6">
            <text:p>basquiat_41</text:p>
          </table:table-cell>
          <table:table-cell office:value-type="float" office:value="1002.62" table:style-name="ce3">
            <text:p>1002,6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jerome-bosch_1450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373</text:p>
          </table:table-cell>
          <table:table-cell office:value-type="string" table:style-name="ce6">
            <text:p>bosch_1</text:p>
          </table:table-cell>
          <table:table-cell office:value-type="float" office:value="969.41" table:style-name="ce3">
            <text:p>969,4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374</text:p>
          </table:table-cell>
          <table:table-cell office:value-type="string" table:style-name="ce6">
            <text:p>bosch_2</text:p>
          </table:table-cell>
          <table:table-cell office:value-type="float" office:value="319.60000000000002" table:style-name="ce3">
            <text:p>319,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375</text:p>
          </table:table-cell>
          <table:table-cell office:value-type="string" table:style-name="ce6">
            <text:p>bosch_3</text:p>
          </table:table-cell>
          <table:table-cell office:value-type="float" office:value="1099.02" table:style-name="ce3">
            <text:p>1099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376</text:p>
          </table:table-cell>
          <table:table-cell office:value-type="string" table:style-name="ce6">
            <text:p>bosch_4</text:p>
          </table:table-cell>
          <table:table-cell office:value-type="float" office:value="1120.77" table:style-name="ce3">
            <text:p>1120,7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377</text:p>
          </table:table-cell>
          <table:table-cell office:value-type="string" table:style-name="ce6">
            <text:p>bosch_5</text:p>
          </table:table-cell>
          <table:table-cell office:value-type="float" office:value="1189.1500000000001" table:style-name="ce3">
            <text:p>1189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378</text:p>
          </table:table-cell>
          <table:table-cell office:value-type="string" table:style-name="ce6">
            <text:p>bosch_6</text:p>
          </table:table-cell>
          <table:table-cell office:value-type="float" office:value="1163.26" table:style-name="ce3">
            <text:p>1163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379</text:p>
          </table:table-cell>
          <table:table-cell office:value-type="string" table:style-name="ce6">
            <text:p>bosch_7</text:p>
          </table:table-cell>
          <table:table-cell office:value-type="float" office:value="939.53" table:style-name="ce3">
            <text:p>939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380</text:p>
          </table:table-cell>
          <table:table-cell office:value-type="string" table:style-name="ce6">
            <text:p>bosch_8</text:p>
          </table:table-cell>
          <table:table-cell office:value-type="float" office:value="1065.93" table:style-name="ce3">
            <text:p>1065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381</text:p>
          </table:table-cell>
          <table:table-cell office:value-type="string" table:style-name="ce6">
            <text:p>bosch_9</text:p>
          </table:table-cell>
          <table:table-cell office:value-type="float" office:value="1142.8499999999999" table:style-name="ce3">
            <text:p>1142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382</text:p>
          </table:table-cell>
          <table:table-cell office:value-type="string" table:style-name="ce6">
            <text:p>bosch_10</text:p>
          </table:table-cell>
          <table:table-cell office:value-type="float" office:value="1026.6099999999999" table:style-name="ce3">
            <text:p>1026,6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383</text:p>
          </table:table-cell>
          <table:table-cell office:value-type="string" table:style-name="ce6">
            <text:p>bosch_11</text:p>
          </table:table-cell>
          <table:table-cell office:value-type="float" office:value="967.61" table:style-name="ce3">
            <text:p>967,6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384</text:p>
          </table:table-cell>
          <table:table-cell office:value-type="string" table:style-name="ce6">
            <text:p>bosch_12</text:p>
          </table:table-cell>
          <table:table-cell office:value-type="float" office:value="1357.89" table:style-name="ce3">
            <text:p>1357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385</text:p>
          </table:table-cell>
          <table:table-cell office:value-type="string" table:style-name="ce6">
            <text:p>bqsch-13</text:p>
          </table:table-cell>
          <table:table-cell office:value-type="float" office:value="2829.25" table:style-name="ce3">
            <text:p>2829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joan-miro_1893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386</text:p>
          </table:table-cell>
          <table:table-cell office:value-type="string" table:style-name="ce6">
            <text:p>miro_1</text:p>
          </table:table-cell>
          <table:table-cell office:value-type="float" office:value="433.1" table:style-name="ce3">
            <text:p>433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387</text:p>
          </table:table-cell>
          <table:table-cell office:value-type="string" table:style-name="ce6">
            <text:p>miro_2</text:p>
          </table:table-cell>
          <table:table-cell office:value-type="float" office:value="897.52" table:style-name="ce3">
            <text:p>897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388</text:p>
          </table:table-cell>
          <table:table-cell office:value-type="string" table:style-name="ce6">
            <text:p>miro_3</text:p>
          </table:table-cell>
          <table:table-cell office:value-type="float" office:value="422.17" table:style-name="ce3">
            <text:p>422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389</text:p>
          </table:table-cell>
          <table:table-cell office:value-type="string" table:style-name="ce6">
            <text:p>miro_4</text:p>
          </table:table-cell>
          <table:table-cell office:value-type="float" office:value="507.95" table:style-name="ce3">
            <text:p>507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390</text:p>
          </table:table-cell>
          <table:table-cell office:value-type="string" table:style-name="ce6">
            <text:p>miro_5</text:p>
          </table:table-cell>
          <table:table-cell office:value-type="float" office:value="421.48" table:style-name="ce3">
            <text:p>421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391</text:p>
          </table:table-cell>
          <table:table-cell office:value-type="string" table:style-name="ce6">
            <text:p>miro_6</text:p>
          </table:table-cell>
          <table:table-cell office:value-type="float" office:value="1365.35" table:style-name="ce3">
            <text:p>1365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392</text:p>
          </table:table-cell>
          <table:table-cell office:value-type="string" table:style-name="ce6">
            <text:p>miro_7</text:p>
          </table:table-cell>
          <table:table-cell office:value-type="float" office:value="975.88" table:style-name="ce3">
            <text:p>975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joan-mitchell_1925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393</text:p>
          </table:table-cell>
          <table:table-cell office:value-type="string" table:style-name="ce6">
            <text:p>mitchell_1</text:p>
          </table:table-cell>
          <table:table-cell office:value-type="float" office:value="2945.19" table:style-name="ce3">
            <text:p>2945,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394</text:p>
          </table:table-cell>
          <table:table-cell office:value-type="string" table:style-name="ce6">
            <text:p>mitchell_2</text:p>
          </table:table-cell>
          <table:table-cell office:value-type="float" office:value="6676.06" table:style-name="ce3">
            <text:p>6676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395</text:p>
          </table:table-cell>
          <table:table-cell office:value-type="string" table:style-name="ce6">
            <text:p>mitchell_3</text:p>
          </table:table-cell>
          <table:table-cell office:value-type="float" office:value="3911.51" table:style-name="ce3">
            <text:p>3911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396</text:p>
          </table:table-cell>
          <table:table-cell office:value-type="string" table:style-name="ce6">
            <text:p>mitchell_4</text:p>
          </table:table-cell>
          <table:table-cell office:value-type="float" office:value="4700.1000000000004" table:style-name="ce3">
            <text:p>4700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397</text:p>
          </table:table-cell>
          <table:table-cell office:value-type="string" table:style-name="ce6">
            <text:p>mitchell_5</text:p>
          </table:table-cell>
          <table:table-cell office:value-type="float" office:value="3543.07" table:style-name="ce3">
            <text:p>3543,0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398</text:p>
          </table:table-cell>
          <table:table-cell office:value-type="string" table:style-name="ce6">
            <text:p>mitchell_6</text:p>
          </table:table-cell>
          <table:table-cell office:value-type="float" office:value="3160.91" table:style-name="ce3">
            <text:p>3160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399</text:p>
          </table:table-cell>
          <table:table-cell office:value-type="string" table:style-name="ce6">
            <text:p>mitchell_7</text:p>
          </table:table-cell>
          <table:table-cell office:value-type="float" office:value="6022.18" table:style-name="ce3">
            <text:p>6022,1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400</text:p>
          </table:table-cell>
          <table:table-cell office:value-type="string" table:style-name="ce6">
            <text:p>mitchell_8</text:p>
          </table:table-cell>
          <table:table-cell office:value-type="float" office:value="3634.15" table:style-name="ce3">
            <text:p>3634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401</text:p>
          </table:table-cell>
          <table:table-cell office:value-type="string" table:style-name="ce6">
            <text:p>mitchell_9</text:p>
          </table:table-cell>
          <table:table-cell office:value-type="float" office:value="7175.37" table:style-name="ce3">
            <text:p>7175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402</text:p>
          </table:table-cell>
          <table:table-cell office:value-type="string" table:style-name="ce6">
            <text:p>mitchell_10</text:p>
          </table:table-cell>
          <table:table-cell office:value-type="float" office:value="2522.0500000000002" table:style-name="ce3">
            <text:p>2522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403</text:p>
          </table:table-cell>
          <table:table-cell office:value-type="string" table:style-name="ce6">
            <text:p>mitchell_11</text:p>
          </table:table-cell>
          <table:table-cell office:value-type="float" office:value="3503.47" table:style-name="ce3">
            <text:p>3503,4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404</text:p>
          </table:table-cell>
          <table:table-cell office:value-type="string" table:style-name="ce6">
            <text:p>mitchell_12</text:p>
          </table:table-cell>
          <table:table-cell office:value-type="float" office:value="3162.75" table:style-name="ce3">
            <text:p>3162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405</text:p>
          </table:table-cell>
          <table:table-cell office:value-type="string" table:style-name="ce6">
            <text:p>mitchell_13</text:p>
          </table:table-cell>
          <table:table-cell office:value-type="float" office:value="3886.9" table:style-name="ce3">
            <text:p>3886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406</text:p>
          </table:table-cell>
          <table:table-cell office:value-type="string" table:style-name="ce6">
            <text:p>mitchell_14</text:p>
          </table:table-cell>
          <table:table-cell office:value-type="float" office:value="4448.7299999999996" table:style-name="ce3">
            <text:p>4448,7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407</text:p>
          </table:table-cell>
          <table:table-cell office:value-type="string" table:style-name="ce6">
            <text:p>mitchell_15</text:p>
          </table:table-cell>
          <table:table-cell office:value-type="float" office:value="3304.67" table:style-name="ce3">
            <text:p>3304,6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408</text:p>
          </table:table-cell>
          <table:table-cell office:value-type="string" table:style-name="ce6">
            <text:p>mitchell_16</text:p>
          </table:table-cell>
          <table:table-cell office:value-type="float" office:value="6713.31" table:style-name="ce3">
            <text:p>6713,3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1409</text:p>
          </table:table-cell>
          <table:table-cell office:value-type="string" table:style-name="ce6">
            <text:p>mitchell_17</text:p>
          </table:table-cell>
          <table:table-cell office:value-type="float" office:value="3390.21" table:style-name="ce3">
            <text:p>3390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1410</text:p>
          </table:table-cell>
          <table:table-cell office:value-type="string" table:style-name="ce6">
            <text:p>mitchell_18</text:p>
          </table:table-cell>
          <table:table-cell office:value-type="float" office:value="2869.21" table:style-name="ce3">
            <text:p>2869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1411</text:p>
          </table:table-cell>
          <table:table-cell office:value-type="string" table:style-name="ce6">
            <text:p>mitchell_19</text:p>
          </table:table-cell>
          <table:table-cell office:value-type="float" office:value="2268.79" table:style-name="ce3">
            <text:p>2268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1412</text:p>
          </table:table-cell>
          <table:table-cell office:value-type="string" table:style-name="ce6">
            <text:p>mitchell_20</text:p>
          </table:table-cell>
          <table:table-cell office:value-type="float" office:value="2786.23" table:style-name="ce3">
            <text:p>2786,2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1413</text:p>
          </table:table-cell>
          <table:table-cell office:value-type="string" table:style-name="ce6">
            <text:p>mitchell_21</text:p>
          </table:table-cell>
          <table:table-cell office:value-type="float" office:value="4670.8900000000003" table:style-name="ce3">
            <text:p>4670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1414</text:p>
          </table:table-cell>
          <table:table-cell office:value-type="string" table:style-name="ce6">
            <text:p>mitchell_22</text:p>
          </table:table-cell>
          <table:table-cell office:value-type="float" office:value="2109.44" table:style-name="ce3">
            <text:p>2109,4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1415</text:p>
          </table:table-cell>
          <table:table-cell office:value-type="string" table:style-name="ce6">
            <text:p>mitchell_23</text:p>
          </table:table-cell>
          <table:table-cell office:value-type="float" office:value="3021.58" table:style-name="ce3">
            <text:p>3021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1416</text:p>
          </table:table-cell>
          <table:table-cell office:value-type="string" table:style-name="ce6">
            <text:p>mitchell_24</text:p>
          </table:table-cell>
          <table:table-cell office:value-type="float" office:value="2915.89" table:style-name="ce3">
            <text:p>2915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1417</text:p>
          </table:table-cell>
          <table:table-cell office:value-type="string" table:style-name="ce6">
            <text:p>mitchell_25</text:p>
          </table:table-cell>
          <table:table-cell office:value-type="float" office:value="3371.71" table:style-name="ce3">
            <text:p>3371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johann-heinrich-fussli_1741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418</text:p>
          </table:table-cell>
          <table:table-cell office:value-type="string" table:style-name="ce6">
            <text:p>fussli_1</text:p>
          </table:table-cell>
          <table:table-cell office:value-type="float" office:value="529.41999999999996" table:style-name="ce3">
            <text:p>529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419</text:p>
          </table:table-cell>
          <table:table-cell office:value-type="string" table:style-name="ce6">
            <text:p>fussli_2</text:p>
          </table:table-cell>
          <table:table-cell office:value-type="float" office:value="361.78" table:style-name="ce3">
            <text:p>361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420</text:p>
          </table:table-cell>
          <table:table-cell office:value-type="string" table:style-name="ce6">
            <text:p>fussli_3</text:p>
          </table:table-cell>
          <table:table-cell office:value-type="float" office:value="415.49" table:style-name="ce3">
            <text:p>415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421</text:p>
          </table:table-cell>
          <table:table-cell office:value-type="string" table:style-name="ce6">
            <text:p>fussli_4</text:p>
          </table:table-cell>
          <table:table-cell office:value-type="float" office:value="394.94" table:style-name="ce3">
            <text:p>394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422</text:p>
          </table:table-cell>
          <table:table-cell office:value-type="string" table:style-name="ce6">
            <text:p>fussli_5</text:p>
          </table:table-cell>
          <table:table-cell office:value-type="float" office:value="482.8" table:style-name="ce3">
            <text:p>482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423</text:p>
          </table:table-cell>
          <table:table-cell office:value-type="string" table:style-name="ce6">
            <text:p>fussli_6</text:p>
          </table:table-cell>
          <table:table-cell office:value-type="float" office:value="788.29" table:style-name="ce3">
            <text:p>788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424</text:p>
          </table:table-cell>
          <table:table-cell office:value-type="string" table:style-name="ce6">
            <text:p>fussli_7</text:p>
          </table:table-cell>
          <table:table-cell office:value-type="float" office:value="508.31" table:style-name="ce3">
            <text:p>508,3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425</text:p>
          </table:table-cell>
          <table:table-cell office:value-type="string" table:style-name="ce6">
            <text:p>fussli_8</text:p>
          </table:table-cell>
          <table:table-cell office:value-type="float" office:value="452.63" table:style-name="ce3">
            <text:p>452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426</text:p>
          </table:table-cell>
          <table:table-cell office:value-type="string" table:style-name="ce6">
            <text:p>fussli_9</text:p>
          </table:table-cell>
          <table:table-cell office:value-type="float" office:value="560.65" table:style-name="ce3">
            <text:p>560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427</text:p>
          </table:table-cell>
          <table:table-cell office:value-type="string" table:style-name="ce6">
            <text:p>fussli_10</text:p>
          </table:table-cell>
          <table:table-cell office:value-type="float" office:value="360.25" table:style-name="ce3">
            <text:p>360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428</text:p>
          </table:table-cell>
          <table:table-cell office:value-type="string" table:style-name="ce6">
            <text:p>fussli_11</text:p>
          </table:table-cell>
          <table:table-cell office:value-type="float" office:value="743.48" table:style-name="ce3">
            <text:p>743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429</text:p>
          </table:table-cell>
          <table:table-cell office:value-type="string" table:style-name="ce6">
            <text:p>fussli_12</text:p>
          </table:table-cell>
          <table:table-cell office:value-type="float" office:value="307.3" table:style-name="ce3">
            <text:p>307,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430</text:p>
          </table:table-cell>
          <table:table-cell office:value-type="string" table:style-name="ce6">
            <text:p>fussli_13</text:p>
          </table:table-cell>
          <table:table-cell office:value-type="float" office:value="378.65" table:style-name="ce3">
            <text:p>378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431</text:p>
          </table:table-cell>
          <table:table-cell office:value-type="string" table:style-name="ce6">
            <text:p>fussli_14</text:p>
          </table:table-cell>
          <table:table-cell office:value-type="float" office:value="393.7" table:style-name="ce3">
            <text:p>393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432</text:p>
          </table:table-cell>
          <table:table-cell office:value-type="string" table:style-name="ce6">
            <text:p>fussli_15</text:p>
          </table:table-cell>
          <table:table-cell office:value-type="float" office:value="451.55" table:style-name="ce3">
            <text:p>451,5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433</text:p>
          </table:table-cell>
          <table:table-cell office:value-type="string" table:style-name="ce6">
            <text:p>fussli_16</text:p>
          </table:table-cell>
          <table:table-cell office:value-type="float" office:value="567.52" table:style-name="ce3">
            <text:p>567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1434</text:p>
          </table:table-cell>
          <table:table-cell office:value-type="string" table:style-name="ce6">
            <text:p>fussli_17</text:p>
          </table:table-cell>
          <table:table-cell office:value-type="float" office:value="445.24" table:style-name="ce3">
            <text:p>445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1435</text:p>
          </table:table-cell>
          <table:table-cell office:value-type="string" table:style-name="ce6">
            <text:p>fussli_18</text:p>
          </table:table-cell>
          <table:table-cell office:value-type="float" office:value="751.19" table:style-name="ce3">
            <text:p>751,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1436</text:p>
          </table:table-cell>
          <table:table-cell office:value-type="string" table:style-name="ce6">
            <text:p>fussli_19</text:p>
          </table:table-cell>
          <table:table-cell office:value-type="float" office:value="490.17" table:style-name="ce3">
            <text:p>490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1437</text:p>
          </table:table-cell>
          <table:table-cell office:value-type="string" table:style-name="ce6">
            <text:p>fussli_20</text:p>
          </table:table-cell>
          <table:table-cell office:value-type="float" office:value="323.3" table:style-name="ce3">
            <text:p>323,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1438</text:p>
          </table:table-cell>
          <table:table-cell office:value-type="string" table:style-name="ce6">
            <text:p>fussli_21</text:p>
          </table:table-cell>
          <table:table-cell office:value-type="float" office:value="638.72" table:style-name="ce3">
            <text:p>638,7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1439</text:p>
          </table:table-cell>
          <table:table-cell office:value-type="string" table:style-name="ce6">
            <text:p>fussli_22</text:p>
          </table:table-cell>
          <table:table-cell office:value-type="float" office:value="688.44" table:style-name="ce3">
            <text:p>688,4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1440</text:p>
          </table:table-cell>
          <table:table-cell office:value-type="string" table:style-name="ce6">
            <text:p>fussli_23</text:p>
          </table:table-cell>
          <table:table-cell office:value-type="float" office:value="464.77" table:style-name="ce3">
            <text:p>464,7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1441</text:p>
          </table:table-cell>
          <table:table-cell office:value-type="string" table:style-name="ce6">
            <text:p>fussli_24</text:p>
          </table:table-cell>
          <table:table-cell office:value-type="float" office:value="366.96" table:style-name="ce3">
            <text:p>366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1442</text:p>
          </table:table-cell>
          <table:table-cell office:value-type="string" table:style-name="ce6">
            <text:p>fussli_25</text:p>
          </table:table-cell>
          <table:table-cell office:value-type="float" office:value="664.16" table:style-name="ce3">
            <text:p>664,1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1443</text:p>
          </table:table-cell>
          <table:table-cell office:value-type="string" table:style-name="ce6">
            <text:p>fussli_26</text:p>
          </table:table-cell>
          <table:table-cell office:value-type="float" office:value="465.06" table:style-name="ce3">
            <text:p>465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1444</text:p>
          </table:table-cell>
          <table:table-cell office:value-type="string" table:style-name="ce6">
            <text:p>fussli_27</text:p>
          </table:table-cell>
          <table:table-cell office:value-type="float" office:value="408.59" table:style-name="ce3">
            <text:p>408,5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1445</text:p>
          </table:table-cell>
          <table:table-cell office:value-type="string" table:style-name="ce6">
            <text:p>fussli_28</text:p>
          </table:table-cell>
          <table:table-cell office:value-type="float" office:value="607.04" table:style-name="ce3">
            <text:p>607,0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1446</text:p>
          </table:table-cell>
          <table:table-cell office:value-type="string" table:style-name="ce6">
            <text:p>fussli_29</text:p>
          </table:table-cell>
          <table:table-cell office:value-type="float" office:value="389.13" table:style-name="ce3">
            <text:p>389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john-constable_1778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447</text:p>
          </table:table-cell>
          <table:table-cell office:value-type="string" table:style-name="ce6">
            <text:p>constable_1</text:p>
          </table:table-cell>
          <table:table-cell office:value-type="float" office:value="564.15" table:style-name="ce3">
            <text:p>564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448</text:p>
          </table:table-cell>
          <table:table-cell office:value-type="string" table:style-name="ce6">
            <text:p>constable_2</text:p>
          </table:table-cell>
          <table:table-cell office:value-type="float" office:value="631.12" table:style-name="ce3">
            <text:p>631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449</text:p>
          </table:table-cell>
          <table:table-cell office:value-type="string" table:style-name="ce6">
            <text:p>constable_3</text:p>
          </table:table-cell>
          <table:table-cell office:value-type="float" office:value="619.44000000000005" table:style-name="ce3">
            <text:p>619,4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450</text:p>
          </table:table-cell>
          <table:table-cell office:value-type="string" table:style-name="ce6">
            <text:p>constable_4</text:p>
          </table:table-cell>
          <table:table-cell office:value-type="float" office:value="710.19" table:style-name="ce3">
            <text:p>710,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451</text:p>
          </table:table-cell>
          <table:table-cell office:value-type="string" table:style-name="ce6">
            <text:p>constable_5</text:p>
          </table:table-cell>
          <table:table-cell office:value-type="float" office:value="954.82" table:style-name="ce3">
            <text:p>954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452</text:p>
          </table:table-cell>
          <table:table-cell office:value-type="string" table:style-name="ce6">
            <text:p>constable_6</text:p>
          </table:table-cell>
          <table:table-cell office:value-type="float" office:value="626.79999999999995" table:style-name="ce3">
            <text:p>626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453</text:p>
          </table:table-cell>
          <table:table-cell office:value-type="string" table:style-name="ce6">
            <text:p>constable_7</text:p>
          </table:table-cell>
          <table:table-cell office:value-type="float" office:value="794.82" table:style-name="ce3">
            <text:p>794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454</text:p>
          </table:table-cell>
          <table:table-cell office:value-type="string" table:style-name="ce6">
            <text:p>constable_8</text:p>
          </table:table-cell>
          <table:table-cell office:value-type="float" office:value="872.17" table:style-name="ce3">
            <text:p>872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joseph-vernet_1714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455</text:p>
          </table:table-cell>
          <table:table-cell office:value-type="string" table:style-name="ce6">
            <text:p>vernet_1</text:p>
          </table:table-cell>
          <table:table-cell office:value-type="float" office:value="777.03" table:style-name="ce3">
            <text:p>777,0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456</text:p>
          </table:table-cell>
          <table:table-cell office:value-type="string" table:style-name="ce6">
            <text:p>vernet_2</text:p>
          </table:table-cell>
          <table:table-cell office:value-type="float" office:value="727.09" table:style-name="ce3">
            <text:p>727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457</text:p>
          </table:table-cell>
          <table:table-cell office:value-type="string" table:style-name="ce6">
            <text:p>vernet_3</text:p>
          </table:table-cell>
          <table:table-cell office:value-type="float" office:value="736.38" table:style-name="ce3">
            <text:p>736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458</text:p>
          </table:table-cell>
          <table:table-cell office:value-type="string" table:style-name="ce6">
            <text:p>vernet_4</text:p>
          </table:table-cell>
          <table:table-cell office:value-type="float" office:value="608.32000000000005" table:style-name="ce3">
            <text:p>608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459</text:p>
          </table:table-cell>
          <table:table-cell office:value-type="string" table:style-name="ce6">
            <text:p>vernet_5</text:p>
          </table:table-cell>
          <table:table-cell office:value-type="float" office:value="401.11" table:style-name="ce3">
            <text:p>401,1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460</text:p>
          </table:table-cell>
          <table:table-cell office:value-type="string" table:style-name="ce6">
            <text:p>vernet_6</text:p>
          </table:table-cell>
          <table:table-cell office:value-type="float" office:value="496.33" table:style-name="ce3">
            <text:p>496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461</text:p>
          </table:table-cell>
          <table:table-cell office:value-type="string" table:style-name="ce6">
            <text:p>vernet_7</text:p>
          </table:table-cell>
          <table:table-cell office:value-type="float" office:value="444.09" table:style-name="ce3">
            <text:p>444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462</text:p>
          </table:table-cell>
          <table:table-cell office:value-type="string" table:style-name="ce6">
            <text:p>vernet_8</text:p>
          </table:table-cell>
          <table:table-cell office:value-type="float" office:value="320.67" table:style-name="ce3">
            <text:p>320,6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463</text:p>
          </table:table-cell>
          <table:table-cell office:value-type="string" table:style-name="ce6">
            <text:p>vernet_9</text:p>
          </table:table-cell>
          <table:table-cell office:value-type="float" office:value="240.41" table:style-name="ce3">
            <text:p>240,4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464</text:p>
          </table:table-cell>
          <table:table-cell office:value-type="string" table:style-name="ce6">
            <text:p>vernet_10</text:p>
          </table:table-cell>
          <table:table-cell office:value-type="float" office:value="174.1" table:style-name="ce3">
            <text:p>174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jusepe-ribera_1591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465</text:p>
          </table:table-cell>
          <table:table-cell office:value-type="string" table:style-name="ce6">
            <text:p>ribera_1</text:p>
          </table:table-cell>
          <table:table-cell office:value-type="float" office:value="413.69" table:style-name="ce3">
            <text:p>413,6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466</text:p>
          </table:table-cell>
          <table:table-cell office:value-type="string" table:style-name="ce6">
            <text:p>ribera_2</text:p>
          </table:table-cell>
          <table:table-cell office:value-type="float" office:value="610.34" table:style-name="ce3">
            <text:p>610,3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467</text:p>
          </table:table-cell>
          <table:table-cell office:value-type="string" table:style-name="ce6">
            <text:p>ribera_3</text:p>
          </table:table-cell>
          <table:table-cell office:value-type="float" office:value="656.73" table:style-name="ce3">
            <text:p>656,7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468</text:p>
          </table:table-cell>
          <table:table-cell office:value-type="string" table:style-name="ce6">
            <text:p>ribera_4</text:p>
          </table:table-cell>
          <table:table-cell office:value-type="float" office:value="624.63" table:style-name="ce3">
            <text:p>624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469</text:p>
          </table:table-cell>
          <table:table-cell office:value-type="string" table:style-name="ce6">
            <text:p>ribera_5</text:p>
          </table:table-cell>
          <table:table-cell office:value-type="float" office:value="413.8" table:style-name="ce3">
            <text:p>413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470</text:p>
          </table:table-cell>
          <table:table-cell office:value-type="string" table:style-name="ce6">
            <text:p>ribera_6</text:p>
          </table:table-cell>
          <table:table-cell office:value-type="float" office:value="746.79" table:style-name="ce3">
            <text:p>746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471</text:p>
          </table:table-cell>
          <table:table-cell office:value-type="string" table:style-name="ce6">
            <text:p>ribera_7</text:p>
          </table:table-cell>
          <table:table-cell office:value-type="float" office:value="605.97" table:style-name="ce3">
            <text:p>605,9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472</text:p>
          </table:table-cell>
          <table:table-cell office:value-type="string" table:style-name="ce6">
            <text:p>ribera_8</text:p>
          </table:table-cell>
          <table:table-cell office:value-type="float" office:value="512.58000000000004" table:style-name="ce3">
            <text:p>512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473</text:p>
          </table:table-cell>
          <table:table-cell office:value-type="string" table:style-name="ce6">
            <text:p>ribera_9</text:p>
          </table:table-cell>
          <table:table-cell office:value-type="float" office:value="289.14999999999998" table:style-name="ce3">
            <text:p>289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474</text:p>
          </table:table-cell>
          <table:table-cell office:value-type="string" table:style-name="ce6">
            <text:p>ribera_10</text:p>
          </table:table-cell>
          <table:table-cell office:value-type="float" office:value="573.99" table:style-name="ce3">
            <text:p>573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475</text:p>
          </table:table-cell>
          <table:table-cell office:value-type="string" table:style-name="ce6">
            <text:p>ribera_11</text:p>
          </table:table-cell>
          <table:table-cell office:value-type="float" office:value="872.68" table:style-name="ce3">
            <text:p>872,6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keith-haring_1956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476</text:p>
          </table:table-cell>
          <table:table-cell office:value-type="string" table:style-name="ce6">
            <text:p>haring_1</text:p>
          </table:table-cell>
          <table:table-cell office:value-type="float" office:value="2150.1799999999998" table:style-name="ce3">
            <text:p>2150,1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477</text:p>
          </table:table-cell>
          <table:table-cell office:value-type="string" table:style-name="ce6">
            <text:p>haring_2</text:p>
          </table:table-cell>
          <table:table-cell office:value-type="float" office:value="2075.73" table:style-name="ce3">
            <text:p>2075,7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478</text:p>
          </table:table-cell>
          <table:table-cell office:value-type="string" table:style-name="ce6">
            <text:p>haring_3</text:p>
          </table:table-cell>
          <table:table-cell office:value-type="float" office:value="2133.8200000000002" table:style-name="ce3">
            <text:p>2133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479</text:p>
          </table:table-cell>
          <table:table-cell office:value-type="string" table:style-name="ce6">
            <text:p>haring_4</text:p>
          </table:table-cell>
          <table:table-cell office:value-type="float" office:value="1074.98" table:style-name="ce3">
            <text:p>1074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480</text:p>
          </table:table-cell>
          <table:table-cell office:value-type="string" table:style-name="ce6">
            <text:p>haring_5</text:p>
          </table:table-cell>
          <table:table-cell office:value-type="float" office:value="1720.86" table:style-name="ce3">
            <text:p>1720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481</text:p>
          </table:table-cell>
          <table:table-cell office:value-type="string" table:style-name="ce6">
            <text:p>haring_6</text:p>
          </table:table-cell>
          <table:table-cell office:value-type="float" office:value="2091.54" table:style-name="ce3">
            <text:p>2091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482</text:p>
          </table:table-cell>
          <table:table-cell office:value-type="string" table:style-name="ce6">
            <text:p>haring_7</text:p>
          </table:table-cell>
          <table:table-cell office:value-type="float" office:value="1916.08" table:style-name="ce3">
            <text:p>1916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483</text:p>
          </table:table-cell>
          <table:table-cell office:value-type="string" table:style-name="ce6">
            <text:p>haring_8</text:p>
          </table:table-cell>
          <table:table-cell office:value-type="float" office:value="2855.82" table:style-name="ce3">
            <text:p>2855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484</text:p>
          </table:table-cell>
          <table:table-cell office:value-type="string" table:style-name="ce6">
            <text:p>haring_9</text:p>
          </table:table-cell>
          <table:table-cell office:value-type="float" office:value="3360.31" table:style-name="ce3">
            <text:p>3360,3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485</text:p>
          </table:table-cell>
          <table:table-cell office:value-type="string" table:style-name="ce6">
            <text:p>haring_10</text:p>
          </table:table-cell>
          <table:table-cell office:value-type="float" office:value="1814.57" table:style-name="ce3">
            <text:p>1814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486</text:p>
          </table:table-cell>
          <table:table-cell office:value-type="string" table:style-name="ce6">
            <text:p>haring_11</text:p>
          </table:table-cell>
          <table:table-cell office:value-type="float" office:value="2413.66" table:style-name="ce3">
            <text:p>2413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487</text:p>
          </table:table-cell>
          <table:table-cell office:value-type="string" table:style-name="ce6">
            <text:p>haring_12</text:p>
          </table:table-cell>
          <table:table-cell office:value-type="float" office:value="3495.8" table:style-name="ce3">
            <text:p>3495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488</text:p>
          </table:table-cell>
          <table:table-cell office:value-type="string" table:style-name="ce6">
            <text:p>haring_13</text:p>
          </table:table-cell>
          <table:table-cell office:value-type="float" office:value="2763.47" table:style-name="ce3">
            <text:p>2763,4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489</text:p>
          </table:table-cell>
          <table:table-cell office:value-type="string" table:style-name="ce6">
            <text:p>haring_14</text:p>
          </table:table-cell>
          <table:table-cell office:value-type="float" office:value="2180.33" table:style-name="ce3">
            <text:p>2180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490</text:p>
          </table:table-cell>
          <table:table-cell office:value-type="string" table:style-name="ce6">
            <text:p>haring_15</text:p>
          </table:table-cell>
          <table:table-cell office:value-type="float" office:value="1502.4" table:style-name="ce3">
            <text:p>1502,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491</text:p>
          </table:table-cell>
          <table:table-cell office:value-type="string" table:style-name="ce6">
            <text:p>haring_16</text:p>
          </table:table-cell>
          <table:table-cell office:value-type="float" office:value="893.68" table:style-name="ce3">
            <text:p>893,6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1492</text:p>
          </table:table-cell>
          <table:table-cell office:value-type="string" table:style-name="ce6">
            <text:p>haring_17</text:p>
          </table:table-cell>
          <table:table-cell office:value-type="float" office:value="2001.37" table:style-name="ce3">
            <text:p>2001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1493</text:p>
          </table:table-cell>
          <table:table-cell office:value-type="string" table:style-name="ce6">
            <text:p>haring_18</text:p>
          </table:table-cell>
          <table:table-cell office:value-type="float" office:value="1909.78" table:style-name="ce3">
            <text:p>1909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1494</text:p>
          </table:table-cell>
          <table:table-cell office:value-type="string" table:style-name="ce6">
            <text:p>haring_19</text:p>
          </table:table-cell>
          <table:table-cell office:value-type="float" office:value="2543.65" table:style-name="ce3">
            <text:p>2543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leonardo-da-vinci_1452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495</text:p>
          </table:table-cell>
          <table:table-cell office:value-type="string" table:style-name="ce6">
            <text:p>da-vinci_1</text:p>
          </table:table-cell>
          <table:table-cell office:value-type="float" office:value="1622.06" table:style-name="ce3">
            <text:p>1622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496</text:p>
          </table:table-cell>
          <table:table-cell office:value-type="string" table:style-name="ce6">
            <text:p>da-vinci_2</text:p>
          </table:table-cell>
          <table:table-cell office:value-type="float" office:value="1089.72" table:style-name="ce3">
            <text:p>1089,7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497</text:p>
          </table:table-cell>
          <table:table-cell office:value-type="string" table:style-name="ce6">
            <text:p>da-vinci_3</text:p>
          </table:table-cell>
          <table:table-cell office:value-type="float" office:value="877.83" table:style-name="ce3">
            <text:p>877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498</text:p>
          </table:table-cell>
          <table:table-cell office:value-type="string" table:style-name="ce6">
            <text:p>da-vinci_4</text:p>
          </table:table-cell>
          <table:table-cell office:value-type="float" office:value="633.03" table:style-name="ce3">
            <text:p>633,0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499</text:p>
          </table:table-cell>
          <table:table-cell office:value-type="string" table:style-name="ce6">
            <text:p>da-vinci_5</text:p>
          </table:table-cell>
          <table:table-cell office:value-type="float" office:value="551.48" table:style-name="ce3">
            <text:p>551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500</text:p>
          </table:table-cell>
          <table:table-cell office:value-type="string" table:style-name="ce6">
            <text:p>da-vinci_6</text:p>
          </table:table-cell>
          <table:table-cell office:value-type="float" office:value="993.18" table:style-name="ce3">
            <text:p>993,1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501</text:p>
          </table:table-cell>
          <table:table-cell office:value-type="string" table:style-name="ce6">
            <text:p>da-vinci_7</text:p>
          </table:table-cell>
          <table:table-cell office:value-type="float" office:value="578.4" table:style-name="ce3">
            <text:p>578,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502</text:p>
          </table:table-cell>
          <table:table-cell office:value-type="string" table:style-name="ce6">
            <text:p>da-vinci_8</text:p>
          </table:table-cell>
          <table:table-cell office:value-type="float" office:value="514.08000000000004" table:style-name="ce3">
            <text:p>514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503</text:p>
          </table:table-cell>
          <table:table-cell office:value-type="string" table:style-name="ce6">
            <text:p>da-vinci_9</text:p>
          </table:table-cell>
          <table:table-cell office:value-type="float" office:value="681.22" table:style-name="ce3">
            <text:p>681,2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504</text:p>
          </table:table-cell>
          <table:table-cell office:value-type="string" table:style-name="ce6">
            <text:p>da-vinci_10</text:p>
          </table:table-cell>
          <table:table-cell office:value-type="float" office:value="1202.71" table:style-name="ce3">
            <text:p>1202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505</text:p>
          </table:table-cell>
          <table:table-cell office:value-type="string" table:style-name="ce6">
            <text:p>da-vinci_11</text:p>
          </table:table-cell>
          <table:table-cell office:value-type="float" office:value="655.85" table:style-name="ce3">
            <text:p>655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506</text:p>
          </table:table-cell>
          <table:table-cell office:value-type="string" table:style-name="ce6">
            <text:p>da-vinci_12</text:p>
          </table:table-cell>
          <table:table-cell office:value-type="float" office:value="544.63" table:style-name="ce3">
            <text:p>544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507</text:p>
          </table:table-cell>
          <table:table-cell office:value-type="string" table:style-name="ce6">
            <text:p>da-vinci_13</text:p>
          </table:table-cell>
          <table:table-cell office:value-type="float" office:value="856.32" table:style-name="ce3">
            <text:p>856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508</text:p>
          </table:table-cell>
          <table:table-cell office:value-type="string" table:style-name="ce6">
            <text:p>da-vinci_14</text:p>
          </table:table-cell>
          <table:table-cell office:value-type="float" office:value="626.01" table:style-name="ce3">
            <text:p>626,0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509</text:p>
          </table:table-cell>
          <table:table-cell office:value-type="string" table:style-name="ce6">
            <text:p>da-vinci_15</text:p>
          </table:table-cell>
          <table:table-cell office:value-type="float" office:value="718.35" table:style-name="ce3">
            <text:p>718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510</text:p>
          </table:table-cell>
          <table:table-cell office:value-type="string" table:style-name="ce6">
            <text:p>da-vinci_16</text:p>
          </table:table-cell>
          <table:table-cell office:value-type="float" office:value="1160.1099999999999" table:style-name="ce3">
            <text:p>1160,1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1511</text:p>
          </table:table-cell>
          <table:table-cell office:value-type="string" table:style-name="ce6">
            <text:p>da-vinci_17</text:p>
          </table:table-cell>
          <table:table-cell office:value-type="float" office:value="1158.05" table:style-name="ce3">
            <text:p>1158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1512</text:p>
          </table:table-cell>
          <table:table-cell office:value-type="string" table:style-name="ce6">
            <text:p>da-vinci_18</text:p>
          </table:table-cell>
          <table:table-cell office:value-type="float" office:value="1158.95" table:style-name="ce3">
            <text:p>1158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1513</text:p>
          </table:table-cell>
          <table:table-cell office:value-type="string" table:style-name="ce6">
            <text:p>da-vinci_19</text:p>
          </table:table-cell>
          <table:table-cell office:value-type="float" office:value="351.55" table:style-name="ce3">
            <text:p>351,5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1514</text:p>
          </table:table-cell>
          <table:table-cell office:value-type="string" table:style-name="ce6">
            <text:p>da-vinci_20</text:p>
          </table:table-cell>
          <table:table-cell office:value-type="float" office:value="666.26" table:style-name="ce3">
            <text:p>666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1515</text:p>
          </table:table-cell>
          <table:table-cell office:value-type="string" table:style-name="ce6">
            <text:p>da-vinci_21</text:p>
          </table:table-cell>
          <table:table-cell office:value-type="float" office:value="723.75" table:style-name="ce3">
            <text:p>723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1516</text:p>
          </table:table-cell>
          <table:table-cell office:value-type="string" table:style-name="ce6">
            <text:p>da-vinci_22</text:p>
          </table:table-cell>
          <table:table-cell office:value-type="float" office:value="815.42" table:style-name="ce3">
            <text:p>815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1517</text:p>
          </table:table-cell>
          <table:table-cell office:value-type="string" table:style-name="ce6">
            <text:p>da-vinci_23</text:p>
          </table:table-cell>
          <table:table-cell office:value-type="float" office:value="485.43" table:style-name="ce3">
            <text:p>485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1518</text:p>
          </table:table-cell>
          <table:table-cell office:value-type="string" table:style-name="ce6">
            <text:p>da-vinci_24</text:p>
          </table:table-cell>
          <table:table-cell office:value-type="float" office:value="1150.1400000000001" table:style-name="ce3">
            <text:p>1150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1519</text:p>
          </table:table-cell>
          <table:table-cell office:value-type="string" table:style-name="ce6">
            <text:p>da-vinci_25</text:p>
          </table:table-cell>
          <table:table-cell office:value-type="float" office:value="859.25" table:style-name="ce3">
            <text:p>859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1520</text:p>
          </table:table-cell>
          <table:table-cell office:value-type="string" table:style-name="ce6">
            <text:p>da-vinci_26</text:p>
          </table:table-cell>
          <table:table-cell office:value-type="float" office:value="1018.46" table:style-name="ce3">
            <text:p>1018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1521</text:p>
          </table:table-cell>
          <table:table-cell office:value-type="string" table:style-name="ce6">
            <text:p>da-vinci_27</text:p>
          </table:table-cell>
          <table:table-cell office:value-type="float" office:value="788.82" table:style-name="ce3">
            <text:p>788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1522</text:p>
          </table:table-cell>
          <table:table-cell office:value-type="string" table:style-name="ce6">
            <text:p>da-vinci_28</text:p>
          </table:table-cell>
          <table:table-cell office:value-type="float" office:value="827.78" table:style-name="ce3">
            <text:p>827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1523</text:p>
          </table:table-cell>
          <table:table-cell office:value-type="string" table:style-name="ce6">
            <text:p>da-vinci_29</text:p>
          </table:table-cell>
          <table:table-cell office:value-type="float" office:value="1025.68" table:style-name="ce3">
            <text:p>1025,6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1524</text:p>
          </table:table-cell>
          <table:table-cell office:value-type="string" table:style-name="ce6">
            <text:p>da-vinci_30</text:p>
          </table:table-cell>
          <table:table-cell office:value-type="float" office:value="2881.12" table:style-name="ce3">
            <text:p>2881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00001525</text:p>
          </table:table-cell>
          <table:table-cell office:value-type="string" table:style-name="ce6">
            <text:p>da-vinci_31</text:p>
          </table:table-cell>
          <table:table-cell office:value-type="float" office:value="2475.1" table:style-name="ce3">
            <text:p>2475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00001526</text:p>
          </table:table-cell>
          <table:table-cell office:value-type="string" table:style-name="ce6">
            <text:p>da-vinci_32</text:p>
          </table:table-cell>
          <table:table-cell office:value-type="float" office:value="6662.89" table:style-name="ce3">
            <text:p>6662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5">
            <text:p>00001527</text:p>
          </table:table-cell>
          <table:table-cell office:value-type="string" table:style-name="ce6">
            <text:p>da-vinci_33</text:p>
          </table:table-cell>
          <table:table-cell office:value-type="float" office:value="503.35" table:style-name="ce3">
            <text:p>503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5">
            <text:p>00001528</text:p>
          </table:table-cell>
          <table:table-cell office:value-type="string" table:style-name="ce6">
            <text:p>da-vinci_34</text:p>
          </table:table-cell>
          <table:table-cell office:value-type="float" office:value="804.49" table:style-name="ce3">
            <text:p>804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5">
            <text:p>00001529</text:p>
          </table:table-cell>
          <table:table-cell office:value-type="string" table:style-name="ce6">
            <text:p>da-vinci_35</text:p>
          </table:table-cell>
          <table:table-cell office:value-type="float" office:value="681.08" table:style-name="ce3">
            <text:p>681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5">
            <text:p>00001530</text:p>
          </table:table-cell>
          <table:table-cell office:value-type="string" table:style-name="ce6">
            <text:p>da-vinci_36</text:p>
          </table:table-cell>
          <table:table-cell office:value-type="float" office:value="543.28" table:style-name="ce3">
            <text:p>543,2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string" table:style-name="ce5">
            <text:p>00001531</text:p>
          </table:table-cell>
          <table:table-cell office:value-type="string" table:style-name="ce6">
            <text:p>da-vinci_37</text:p>
          </table:table-cell>
          <table:table-cell office:value-type="float" office:value="733.35" table:style-name="ce3">
            <text:p>733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5">
            <text:p>00001532</text:p>
          </table:table-cell>
          <table:table-cell office:value-type="string" table:style-name="ce6">
            <text:p>da-vinci_38</text:p>
          </table:table-cell>
          <table:table-cell office:value-type="float" office:value="423.06" table:style-name="ce3">
            <text:p>423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luca-giordano_1634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533</text:p>
          </table:table-cell>
          <table:table-cell office:value-type="string" table:style-name="ce6">
            <text:p>giordano_1</text:p>
          </table:table-cell>
          <table:table-cell office:value-type="float" office:value="941.64" table:style-name="ce3">
            <text:p>941,6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534</text:p>
          </table:table-cell>
          <table:table-cell office:value-type="string" table:style-name="ce6">
            <text:p>giordano_2</text:p>
          </table:table-cell>
          <table:table-cell office:value-type="float" office:value="592.03" table:style-name="ce3">
            <text:p>592,0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535</text:p>
          </table:table-cell>
          <table:table-cell office:value-type="string" table:style-name="ce6">
            <text:p>giordano_3</text:p>
          </table:table-cell>
          <table:table-cell office:value-type="float" office:value="912.1" table:style-name="ce3">
            <text:p>912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536</text:p>
          </table:table-cell>
          <table:table-cell office:value-type="string" table:style-name="ce6">
            <text:p>giordano_4</text:p>
          </table:table-cell>
          <table:table-cell office:value-type="float" office:value="751.03" table:style-name="ce3">
            <text:p>751,0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537</text:p>
          </table:table-cell>
          <table:table-cell office:value-type="string" table:style-name="ce6">
            <text:p>giordano_5</text:p>
          </table:table-cell>
          <table:table-cell office:value-type="float" office:value="1274.18" table:style-name="ce3">
            <text:p>1274,1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538</text:p>
          </table:table-cell>
          <table:table-cell office:value-type="string" table:style-name="ce6">
            <text:p>giordano_6</text:p>
          </table:table-cell>
          <table:table-cell office:value-type="float" office:value="800.08" table:style-name="ce3">
            <text:p>800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539</text:p>
          </table:table-cell>
          <table:table-cell office:value-type="string" table:style-name="ce6">
            <text:p>giordano_7</text:p>
          </table:table-cell>
          <table:table-cell office:value-type="float" office:value="993.67" table:style-name="ce3">
            <text:p>993,6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540</text:p>
          </table:table-cell>
          <table:table-cell office:value-type="string" table:style-name="ce6">
            <text:p>giordano_8</text:p>
          </table:table-cell>
          <table:table-cell office:value-type="float" office:value="543" table:style-name="ce3">
            <text:p>5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541</text:p>
          </table:table-cell>
          <table:table-cell office:value-type="string" table:style-name="ce6">
            <text:p>giordano_9</text:p>
          </table:table-cell>
          <table:table-cell office:value-type="float" office:value="814.1" table:style-name="ce3">
            <text:p>814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542</text:p>
          </table:table-cell>
          <table:table-cell office:value-type="string" table:style-name="ce6">
            <text:p>giordano_10</text:p>
          </table:table-cell>
          <table:table-cell office:value-type="float" office:value="903.35" table:style-name="ce3">
            <text:p>903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543</text:p>
          </table:table-cell>
          <table:table-cell office:value-type="string" table:style-name="ce6">
            <text:p>giordano_11</text:p>
          </table:table-cell>
          <table:table-cell office:value-type="float" office:value="849.87" table:style-name="ce3">
            <text:p>849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544</text:p>
          </table:table-cell>
          <table:table-cell office:value-type="string" table:style-name="ce6">
            <text:p>giordano_12</text:p>
          </table:table-cell>
          <table:table-cell office:value-type="float" office:value="1338.92" table:style-name="ce3">
            <text:p>1338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545</text:p>
          </table:table-cell>
          <table:table-cell office:value-type="string" table:style-name="ce6">
            <text:p>giordano_13</text:p>
          </table:table-cell>
          <table:table-cell office:value-type="float" office:value="521.23" table:style-name="ce3">
            <text:p>521,2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546</text:p>
          </table:table-cell>
          <table:table-cell office:value-type="string" table:style-name="ce6">
            <text:p>giordano_14</text:p>
          </table:table-cell>
          <table:table-cell office:value-type="float" office:value="631.5" table:style-name="ce3">
            <text:p>631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547</text:p>
          </table:table-cell>
          <table:table-cell office:value-type="string" table:style-name="ce6">
            <text:p>giordano_15</text:p>
          </table:table-cell>
          <table:table-cell office:value-type="float" office:value="730.69" table:style-name="ce3">
            <text:p>730,6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548</text:p>
          </table:table-cell>
          <table:table-cell office:value-type="string" table:style-name="ce6">
            <text:p>giordano_16</text:p>
          </table:table-cell>
          <table:table-cell office:value-type="float" office:value="571.24" table:style-name="ce3">
            <text:p>571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1549</text:p>
          </table:table-cell>
          <table:table-cell office:value-type="string" table:style-name="ce6">
            <text:p>giordano_17</text:p>
          </table:table-cell>
          <table:table-cell office:value-type="float" office:value="856.21" table:style-name="ce3">
            <text:p>856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1550</text:p>
          </table:table-cell>
          <table:table-cell office:value-type="string" table:style-name="ce6">
            <text:p>giordano_18</text:p>
          </table:table-cell>
          <table:table-cell office:value-type="float" office:value="949.4" table:style-name="ce3">
            <text:p>949,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1551</text:p>
          </table:table-cell>
          <table:table-cell office:value-type="string" table:style-name="ce6">
            <text:p>giordano_19</text:p>
          </table:table-cell>
          <table:table-cell office:value-type="float" office:value="704.79" table:style-name="ce3">
            <text:p>704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1552</text:p>
          </table:table-cell>
          <table:table-cell office:value-type="string" table:style-name="ce6">
            <text:p>giordano_20</text:p>
          </table:table-cell>
          <table:table-cell office:value-type="float" office:value="983.49" table:style-name="ce3">
            <text:p>983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1553</text:p>
          </table:table-cell>
          <table:table-cell office:value-type="string" table:style-name="ce6">
            <text:p>giordano_21</text:p>
          </table:table-cell>
          <table:table-cell office:value-type="float" office:value="1037.8599999999999" table:style-name="ce3">
            <text:p>1037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1554</text:p>
          </table:table-cell>
          <table:table-cell office:value-type="string" table:style-name="ce6">
            <text:p>giordano_22</text:p>
          </table:table-cell>
          <table:table-cell office:value-type="float" office:value="777.46" table:style-name="ce3">
            <text:p>777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1555</text:p>
          </table:table-cell>
          <table:table-cell office:value-type="string" table:style-name="ce6">
            <text:p>giordano_23</text:p>
          </table:table-cell>
          <table:table-cell office:value-type="float" office:value="1032.17" table:style-name="ce3">
            <text:p>1032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1556</text:p>
          </table:table-cell>
          <table:table-cell office:value-type="string" table:style-name="ce6">
            <text:p>giordano_24</text:p>
          </table:table-cell>
          <table:table-cell office:value-type="float" office:value="741.38" table:style-name="ce3">
            <text:p>741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1557</text:p>
          </table:table-cell>
          <table:table-cell office:value-type="string" table:style-name="ce6">
            <text:p>giordano_25</text:p>
          </table:table-cell>
          <table:table-cell office:value-type="float" office:value="744.6" table:style-name="ce3">
            <text:p>744,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1558</text:p>
          </table:table-cell>
          <table:table-cell office:value-type="string" table:style-name="ce6">
            <text:p>giordano_26</text:p>
          </table:table-cell>
          <table:table-cell office:value-type="float" office:value="492.01" table:style-name="ce3">
            <text:p>492,0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1559</text:p>
          </table:table-cell>
          <table:table-cell office:value-type="string" table:style-name="ce6">
            <text:p>giordano_27</text:p>
          </table:table-cell>
          <table:table-cell office:value-type="float" office:value="788.05" table:style-name="ce3">
            <text:p>788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1560</text:p>
          </table:table-cell>
          <table:table-cell office:value-type="string" table:style-name="ce6">
            <text:p>giordano_28</text:p>
          </table:table-cell>
          <table:table-cell office:value-type="float" office:value="744.63" table:style-name="ce3">
            <text:p>744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1561</text:p>
          </table:table-cell>
          <table:table-cell office:value-type="string" table:style-name="ce6">
            <text:p>giordano_29</text:p>
          </table:table-cell>
          <table:table-cell office:value-type="float" office:value="467.86" table:style-name="ce3">
            <text:p>467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1562</text:p>
          </table:table-cell>
          <table:table-cell office:value-type="string" table:style-name="ce6">
            <text:p>giordano_30</text:p>
          </table:table-cell>
          <table:table-cell office:value-type="float" office:value="653.66999999999996" table:style-name="ce3">
            <text:p>653,6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00001563</text:p>
          </table:table-cell>
          <table:table-cell office:value-type="string" table:style-name="ce6">
            <text:p>giordano_31</text:p>
          </table:table-cell>
          <table:table-cell office:value-type="float" office:value="1620.88" table:style-name="ce3">
            <text:p>1620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00001564</text:p>
          </table:table-cell>
          <table:table-cell office:value-type="string" table:style-name="ce6">
            <text:p>giordano_32</text:p>
          </table:table-cell>
          <table:table-cell office:value-type="float" office:value="1359.13" table:style-name="ce3">
            <text:p>1359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5">
            <text:p>00001565</text:p>
          </table:table-cell>
          <table:table-cell office:value-type="string" table:style-name="ce6">
            <text:p>giordano_33</text:p>
          </table:table-cell>
          <table:table-cell office:value-type="float" office:value="790.66" table:style-name="ce3">
            <text:p>790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5">
            <text:p>00001566</text:p>
          </table:table-cell>
          <table:table-cell office:value-type="string" table:style-name="ce6">
            <text:p>giordano_34</text:p>
          </table:table-cell>
          <table:table-cell office:value-type="float" office:value="625.53" table:style-name="ce3">
            <text:p>625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5">
            <text:p>00001567</text:p>
          </table:table-cell>
          <table:table-cell office:value-type="string" table:style-name="ce6">
            <text:p>giordano_35</text:p>
          </table:table-cell>
          <table:table-cell office:value-type="float" office:value="827.05" table:style-name="ce3">
            <text:p>827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5">
            <text:p>00001568</text:p>
          </table:table-cell>
          <table:table-cell office:value-type="string" table:style-name="ce6">
            <text:p>giordano_36</text:p>
          </table:table-cell>
          <table:table-cell office:value-type="float" office:value="631.33000000000004" table:style-name="ce3">
            <text:p>631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string" table:style-name="ce5">
            <text:p>00001569</text:p>
          </table:table-cell>
          <table:table-cell office:value-type="string" table:style-name="ce6">
            <text:p>giordano_37</text:p>
          </table:table-cell>
          <table:table-cell office:value-type="float" office:value="958.71" table:style-name="ce3">
            <text:p>958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5">
            <text:p>00001570</text:p>
          </table:table-cell>
          <table:table-cell office:value-type="string" table:style-name="ce6">
            <text:p>giordano_38</text:p>
          </table:table-cell>
          <table:table-cell office:value-type="float" office:value="1004.07" table:style-name="ce3">
            <text:p>1004,0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marc-chagall_1887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571</text:p>
          </table:table-cell>
          <table:table-cell office:value-type="string" table:style-name="ce6">
            <text:p>chagall_1</text:p>
          </table:table-cell>
          <table:table-cell office:value-type="float" office:value="764.07" table:style-name="ce3">
            <text:p>764,0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572</text:p>
          </table:table-cell>
          <table:table-cell office:value-type="string" table:style-name="ce6">
            <text:p>chagall_2</text:p>
          </table:table-cell>
          <table:table-cell office:value-type="float" office:value="848.84" table:style-name="ce3">
            <text:p>848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573</text:p>
          </table:table-cell>
          <table:table-cell office:value-type="string" table:style-name="ce6">
            <text:p>chagall_3</text:p>
          </table:table-cell>
          <table:table-cell office:value-type="float" office:value="626.08000000000004" table:style-name="ce3">
            <text:p>626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574</text:p>
          </table:table-cell>
          <table:table-cell office:value-type="string" table:style-name="ce6">
            <text:p>chagall_4</text:p>
          </table:table-cell>
          <table:table-cell office:value-type="float" office:value="765.5" table:style-name="ce3">
            <text:p>765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575</text:p>
          </table:table-cell>
          <table:table-cell office:value-type="string" table:style-name="ce6">
            <text:p>chagall_5</text:p>
          </table:table-cell>
          <table:table-cell office:value-type="float" office:value="1005.88" table:style-name="ce3">
            <text:p>1005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576</text:p>
          </table:table-cell>
          <table:table-cell office:value-type="string" table:style-name="ce6">
            <text:p>chagall_6</text:p>
          </table:table-cell>
          <table:table-cell office:value-type="float" office:value="514.72" table:style-name="ce3">
            <text:p>514,7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577</text:p>
          </table:table-cell>
          <table:table-cell office:value-type="string" table:style-name="ce6">
            <text:p>chagall_7</text:p>
          </table:table-cell>
          <table:table-cell office:value-type="float" office:value="1474.51" table:style-name="ce3">
            <text:p>1474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578</text:p>
          </table:table-cell>
          <table:table-cell office:value-type="string" table:style-name="ce6">
            <text:p>chagall_8</text:p>
          </table:table-cell>
          <table:table-cell office:value-type="float" office:value="875.66" table:style-name="ce3">
            <text:p>875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579</text:p>
          </table:table-cell>
          <table:table-cell office:value-type="string" table:style-name="ce6">
            <text:p>chagall_9</text:p>
          </table:table-cell>
          <table:table-cell office:value-type="float" office:value="1045.5899999999999" table:style-name="ce3">
            <text:p>1045,5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580</text:p>
          </table:table-cell>
          <table:table-cell office:value-type="string" table:style-name="ce6">
            <text:p>chagall_10</text:p>
          </table:table-cell>
          <table:table-cell office:value-type="float" office:value="815.17" table:style-name="ce3">
            <text:p>815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581</text:p>
          </table:table-cell>
          <table:table-cell office:value-type="string" table:style-name="ce6">
            <text:p>chagall_11</text:p>
          </table:table-cell>
          <table:table-cell office:value-type="float" office:value="927.51" table:style-name="ce3">
            <text:p>927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582</text:p>
          </table:table-cell>
          <table:table-cell office:value-type="string" table:style-name="ce6">
            <text:p>chagall_12</text:p>
          </table:table-cell>
          <table:table-cell office:value-type="float" office:value="997.44" table:style-name="ce3">
            <text:p>997,4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583</text:p>
          </table:table-cell>
          <table:table-cell office:value-type="string" table:style-name="ce6">
            <text:p>chagall_13</text:p>
          </table:table-cell>
          <table:table-cell office:value-type="float" office:value="624.12" table:style-name="ce3">
            <text:p>624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584</text:p>
          </table:table-cell>
          <table:table-cell office:value-type="string" table:style-name="ce6">
            <text:p>chagall_14</text:p>
          </table:table-cell>
          <table:table-cell office:value-type="float" office:value="574.9" table:style-name="ce3">
            <text:p>574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585</text:p>
          </table:table-cell>
          <table:table-cell office:value-type="string" table:style-name="ce6">
            <text:p>chagall_15</text:p>
          </table:table-cell>
          <table:table-cell office:value-type="float" office:value="581.32000000000005" table:style-name="ce3">
            <text:p>581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586</text:p>
          </table:table-cell>
          <table:table-cell office:value-type="string" table:style-name="ce6">
            <text:p>chagall_16</text:p>
          </table:table-cell>
          <table:table-cell office:value-type="float" office:value="717.85" table:style-name="ce3">
            <text:p>717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1587</text:p>
          </table:table-cell>
          <table:table-cell office:value-type="string" table:style-name="ce6">
            <text:p>chagall_17</text:p>
          </table:table-cell>
          <table:table-cell office:value-type="float" office:value="478.48" table:style-name="ce3">
            <text:p>478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1588</text:p>
          </table:table-cell>
          <table:table-cell office:value-type="string" table:style-name="ce6">
            <text:p>chagall_18</text:p>
          </table:table-cell>
          <table:table-cell office:value-type="float" office:value="615.65" table:style-name="ce3">
            <text:p>615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1589</text:p>
          </table:table-cell>
          <table:table-cell office:value-type="string" table:style-name="ce6">
            <text:p>chagall_19</text:p>
          </table:table-cell>
          <table:table-cell office:value-type="float" office:value="754.93" table:style-name="ce3">
            <text:p>754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1590</text:p>
          </table:table-cell>
          <table:table-cell office:value-type="string" table:style-name="ce6">
            <text:p>chagall_20</text:p>
          </table:table-cell>
          <table:table-cell office:value-type="float" office:value="1077.92" table:style-name="ce3">
            <text:p>1077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1591</text:p>
          </table:table-cell>
          <table:table-cell office:value-type="string" table:style-name="ce6">
            <text:p>chagall_21</text:p>
          </table:table-cell>
          <table:table-cell office:value-type="float" office:value="619.63" table:style-name="ce3">
            <text:p>619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1592</text:p>
          </table:table-cell>
          <table:table-cell office:value-type="string" table:style-name="ce6">
            <text:p>chagall_22</text:p>
          </table:table-cell>
          <table:table-cell office:value-type="float" office:value="772.7" table:style-name="ce3">
            <text:p>772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1593</text:p>
          </table:table-cell>
          <table:table-cell office:value-type="string" table:style-name="ce6">
            <text:p>chagall_23</text:p>
          </table:table-cell>
          <table:table-cell office:value-type="float" office:value="476.25" table:style-name="ce3">
            <text:p>476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1594</text:p>
          </table:table-cell>
          <table:table-cell office:value-type="string" table:style-name="ce6">
            <text:p>chagall_24</text:p>
          </table:table-cell>
          <table:table-cell office:value-type="float" office:value="571.73" table:style-name="ce3">
            <text:p>571,7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1595</text:p>
          </table:table-cell>
          <table:table-cell office:value-type="string" table:style-name="ce6">
            <text:p>chagall_25</text:p>
          </table:table-cell>
          <table:table-cell office:value-type="float" office:value="555.87" table:style-name="ce3">
            <text:p>555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1596</text:p>
          </table:table-cell>
          <table:table-cell office:value-type="string" table:style-name="ce6">
            <text:p>chagall_26</text:p>
          </table:table-cell>
          <table:table-cell office:value-type="float" office:value="768.34" table:style-name="ce3">
            <text:p>768,3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1597</text:p>
          </table:table-cell>
          <table:table-cell office:value-type="string" table:style-name="ce6">
            <text:p>chagall_27</text:p>
          </table:table-cell>
          <table:table-cell office:value-type="float" office:value="653.55999999999995" table:style-name="ce3">
            <text:p>653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1598</text:p>
          </table:table-cell>
          <table:table-cell office:value-type="string" table:style-name="ce6">
            <text:p>chagall_28</text:p>
          </table:table-cell>
          <table:table-cell office:value-type="float" office:value="842.46" table:style-name="ce3">
            <text:p>842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1599</text:p>
          </table:table-cell>
          <table:table-cell office:value-type="string" table:style-name="ce6">
            <text:p>chagall_29</text:p>
          </table:table-cell>
          <table:table-cell office:value-type="float" office:value="400.12" table:style-name="ce3">
            <text:p>400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1600</text:p>
          </table:table-cell>
          <table:table-cell office:value-type="string" table:style-name="ce6">
            <text:p>chagall_30</text:p>
          </table:table-cell>
          <table:table-cell office:value-type="float" office:value="410.2" table:style-name="ce3">
            <text:p>410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00001601</text:p>
          </table:table-cell>
          <table:table-cell office:value-type="string" table:style-name="ce6">
            <text:p>chagall_31</text:p>
          </table:table-cell>
          <table:table-cell office:value-type="float" office:value="687.77" table:style-name="ce3">
            <text:p>687,7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00001602</text:p>
          </table:table-cell>
          <table:table-cell office:value-type="string" table:style-name="ce6">
            <text:p>chagall_32</text:p>
          </table:table-cell>
          <table:table-cell office:value-type="float" office:value="522.88" table:style-name="ce3">
            <text:p>522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5">
            <text:p>00001603</text:p>
          </table:table-cell>
          <table:table-cell office:value-type="string" table:style-name="ce6">
            <text:p>chagall_33</text:p>
          </table:table-cell>
          <table:table-cell office:value-type="float" office:value="1025.6199999999999" table:style-name="ce3">
            <text:p>1025,6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mark-rothko_1903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604</text:p>
          </table:table-cell>
          <table:table-cell office:value-type="string" table:style-name="ce6">
            <text:p>rothko_1</text:p>
          </table:table-cell>
          <table:table-cell office:value-type="float" office:value="714.52" table:style-name="ce3">
            <text:p>714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605</text:p>
          </table:table-cell>
          <table:table-cell office:value-type="string" table:style-name="ce6">
            <text:p>rothko_2</text:p>
          </table:table-cell>
          <table:table-cell office:value-type="float" office:value="301.88" table:style-name="ce3">
            <text:p>301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606</text:p>
          </table:table-cell>
          <table:table-cell office:value-type="string" table:style-name="ce6">
            <text:p>rothko_3</text:p>
          </table:table-cell>
          <table:table-cell office:value-type="float" office:value="319.20999999999998" table:style-name="ce3">
            <text:p>319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607</text:p>
          </table:table-cell>
          <table:table-cell office:value-type="string" table:style-name="ce6">
            <text:p>rothko_4</text:p>
          </table:table-cell>
          <table:table-cell office:value-type="float" office:value="441.28" table:style-name="ce3">
            <text:p>441,2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608</text:p>
          </table:table-cell>
          <table:table-cell office:value-type="string" table:style-name="ce6">
            <text:p>rothko_5</text:p>
          </table:table-cell>
          <table:table-cell office:value-type="float" office:value="472.87" table:style-name="ce3">
            <text:p>472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609</text:p>
          </table:table-cell>
          <table:table-cell office:value-type="string" table:style-name="ce6">
            <text:p>rothko_6</text:p>
          </table:table-cell>
          <table:table-cell office:value-type="float" office:value="474.69" table:style-name="ce3">
            <text:p>474,6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610</text:p>
          </table:table-cell>
          <table:table-cell office:value-type="string" table:style-name="ce6">
            <text:p>rothko_7</text:p>
          </table:table-cell>
          <table:table-cell office:value-type="float" office:value="435.2" table:style-name="ce3">
            <text:p>435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611</text:p>
          </table:table-cell>
          <table:table-cell office:value-type="string" table:style-name="ce6">
            <text:p>rothko_8</text:p>
          </table:table-cell>
          <table:table-cell office:value-type="float" office:value="543.96" table:style-name="ce3">
            <text:p>543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612</text:p>
          </table:table-cell>
          <table:table-cell office:value-type="string" table:style-name="ce6">
            <text:p>rothko_9</text:p>
          </table:table-cell>
          <table:table-cell office:value-type="float" office:value="515.87" table:style-name="ce3">
            <text:p>515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613</text:p>
          </table:table-cell>
          <table:table-cell office:value-type="string" table:style-name="ce6">
            <text:p>rothko_10</text:p>
          </table:table-cell>
          <table:table-cell office:value-type="float" office:value="379.63" table:style-name="ce3">
            <text:p>379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614</text:p>
          </table:table-cell>
          <table:table-cell office:value-type="string" table:style-name="ce6">
            <text:p>rothko_11</text:p>
          </table:table-cell>
          <table:table-cell office:value-type="float" office:value="483.88" table:style-name="ce3">
            <text:p>483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615</text:p>
          </table:table-cell>
          <table:table-cell office:value-type="string" table:style-name="ce6">
            <text:p>rothko_12</text:p>
          </table:table-cell>
          <table:table-cell office:value-type="float" office:value="672.28" table:style-name="ce3">
            <text:p>672,2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616</text:p>
          </table:table-cell>
          <table:table-cell office:value-type="string" table:style-name="ce6">
            <text:p>rothko_13</text:p>
          </table:table-cell>
          <table:table-cell office:value-type="float" office:value="548.66" table:style-name="ce3">
            <text:p>548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617</text:p>
          </table:table-cell>
          <table:table-cell office:value-type="string" table:style-name="ce6">
            <text:p>rothko_14</text:p>
          </table:table-cell>
          <table:table-cell office:value-type="float" office:value="490.14" table:style-name="ce3">
            <text:p>490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618</text:p>
          </table:table-cell>
          <table:table-cell office:value-type="string" table:style-name="ce6">
            <text:p>rothko_15</text:p>
          </table:table-cell>
          <table:table-cell office:value-type="float" office:value="433.99" table:style-name="ce3">
            <text:p>433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619</text:p>
          </table:table-cell>
          <table:table-cell office:value-type="string" table:style-name="ce6">
            <text:p>rothko_16</text:p>
          </table:table-cell>
          <table:table-cell office:value-type="float" office:value="355.05" table:style-name="ce3">
            <text:p>355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1620</text:p>
          </table:table-cell>
          <table:table-cell office:value-type="string" table:style-name="ce6">
            <text:p>rothko_17</text:p>
          </table:table-cell>
          <table:table-cell office:value-type="float" office:value="431.09" table:style-name="ce3">
            <text:p>431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1621</text:p>
          </table:table-cell>
          <table:table-cell office:value-type="string" table:style-name="ce6">
            <text:p>rothko_18</text:p>
          </table:table-cell>
          <table:table-cell office:value-type="float" office:value="1007.16" table:style-name="ce3">
            <text:p>1007,1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1622</text:p>
          </table:table-cell>
          <table:table-cell office:value-type="string" table:style-name="ce6">
            <text:p>rothko_19</text:p>
          </table:table-cell>
          <table:table-cell office:value-type="float" office:value="384.87" table:style-name="ce3">
            <text:p>384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1623</text:p>
          </table:table-cell>
          <table:table-cell office:value-type="string" table:style-name="ce6">
            <text:p>rothko_20</text:p>
          </table:table-cell>
          <table:table-cell office:value-type="float" office:value="404.96" table:style-name="ce3">
            <text:p>404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1624</text:p>
          </table:table-cell>
          <table:table-cell office:value-type="string" table:style-name="ce6">
            <text:p>rothko_21</text:p>
          </table:table-cell>
          <table:table-cell office:value-type="float" office:value="582.77" table:style-name="ce3">
            <text:p>582,7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1625</text:p>
          </table:table-cell>
          <table:table-cell office:value-type="string" table:style-name="ce6">
            <text:p>rothko_22</text:p>
          </table:table-cell>
          <table:table-cell office:value-type="float" office:value="583.46" table:style-name="ce3">
            <text:p>583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1626</text:p>
          </table:table-cell>
          <table:table-cell office:value-type="string" table:style-name="ce6">
            <text:p>rothko_23</text:p>
          </table:table-cell>
          <table:table-cell office:value-type="float" office:value="740.28" table:style-name="ce3">
            <text:p>740,2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1627</text:p>
          </table:table-cell>
          <table:table-cell office:value-type="string" table:style-name="ce6">
            <text:p>rothko_24</text:p>
          </table:table-cell>
          <table:table-cell office:value-type="float" office:value="129.31" table:style-name="ce3">
            <text:p>129,3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1628</text:p>
          </table:table-cell>
          <table:table-cell office:value-type="string" table:style-name="ce6">
            <text:p>rothko_25</text:p>
          </table:table-cell>
          <table:table-cell office:value-type="float" office:value="602.99" table:style-name="ce3">
            <text:p>602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1629</text:p>
          </table:table-cell>
          <table:table-cell office:value-type="string" table:style-name="ce6">
            <text:p>rothko_26</text:p>
          </table:table-cell>
          <table:table-cell office:value-type="float" office:value="644.33000000000004" table:style-name="ce3">
            <text:p>644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1630</text:p>
          </table:table-cell>
          <table:table-cell office:value-type="string" table:style-name="ce6">
            <text:p>rothko_27</text:p>
          </table:table-cell>
          <table:table-cell office:value-type="float" office:value="601.4" table:style-name="ce3">
            <text:p>601,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1631</text:p>
          </table:table-cell>
          <table:table-cell office:value-type="string" table:style-name="ce6">
            <text:p>rothko_28</text:p>
          </table:table-cell>
          <table:table-cell office:value-type="float" office:value="624.19000000000005" table:style-name="ce3">
            <text:p>624,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1632</text:p>
          </table:table-cell>
          <table:table-cell office:value-type="string" table:style-name="ce6">
            <text:p>rothko_29</text:p>
          </table:table-cell>
          <table:table-cell office:value-type="float" office:value="492.96" table:style-name="ce3">
            <text:p>492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1633</text:p>
          </table:table-cell>
          <table:table-cell office:value-type="string" table:style-name="ce6">
            <text:p>rothko_30</text:p>
          </table:table-cell>
          <table:table-cell office:value-type="float" office:value="399.3" table:style-name="ce3">
            <text:p>399,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00001634</text:p>
          </table:table-cell>
          <table:table-cell office:value-type="string" table:style-name="ce6">
            <text:p>rothko_31</text:p>
          </table:table-cell>
          <table:table-cell office:value-type="float" office:value="525.03" table:style-name="ce3">
            <text:p>525,0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00001635</text:p>
          </table:table-cell>
          <table:table-cell office:value-type="string" table:style-name="ce6">
            <text:p>rothko_32</text:p>
          </table:table-cell>
          <table:table-cell office:value-type="float" office:value="410.29" table:style-name="ce3">
            <text:p>410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5">
            <text:p>00001636</text:p>
          </table:table-cell>
          <table:table-cell office:value-type="string" table:style-name="ce6">
            <text:p>rothko_33</text:p>
          </table:table-cell>
          <table:table-cell office:value-type="float" office:value="463.27" table:style-name="ce3">
            <text:p>463,2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5">
            <text:p>00001637</text:p>
          </table:table-cell>
          <table:table-cell office:value-type="string" table:style-name="ce6">
            <text:p>rothko_34</text:p>
          </table:table-cell>
          <table:table-cell office:value-type="float" office:value="344.72" table:style-name="ce3">
            <text:p>344,7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5">
            <text:p>00001638</text:p>
          </table:table-cell>
          <table:table-cell office:value-type="string" table:style-name="ce6">
            <text:p>rothko_35</text:p>
          </table:table-cell>
          <table:table-cell office:value-type="float" office:value="352.62" table:style-name="ce3">
            <text:p>352,6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5">
            <text:p>00001639</text:p>
          </table:table-cell>
          <table:table-cell office:value-type="string" table:style-name="ce6">
            <text:p>rothko_36</text:p>
          </table:table-cell>
          <table:table-cell office:value-type="float" office:value="503.46" table:style-name="ce3">
            <text:p>503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string" table:style-name="ce5">
            <text:p>00001640</text:p>
          </table:table-cell>
          <table:table-cell office:value-type="string" table:style-name="ce6">
            <text:p>rothko_37</text:p>
          </table:table-cell>
          <table:table-cell office:value-type="float" office:value="464.35" table:style-name="ce3">
            <text:p>464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5">
            <text:p>00001641</text:p>
          </table:table-cell>
          <table:table-cell office:value-type="string" table:style-name="ce6">
            <text:p>rothko_38</text:p>
          </table:table-cell>
          <table:table-cell office:value-type="float" office:value="355.86" table:style-name="ce3">
            <text:p>355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5">
            <text:p>00001642</text:p>
          </table:table-cell>
          <table:table-cell office:value-type="string" table:style-name="ce6">
            <text:p>rothko_39</text:p>
          </table:table-cell>
          <table:table-cell office:value-type="float" office:value="248.19" table:style-name="ce3">
            <text:p>248,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5">
            <text:p>00001643</text:p>
          </table:table-cell>
          <table:table-cell office:value-type="string" table:style-name="ce6">
            <text:p>rothko_40</text:p>
          </table:table-cell>
          <table:table-cell office:value-type="float" office:value="153.52000000000001" table:style-name="ce3">
            <text:p>153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string" table:style-name="ce5">
            <text:p>00001644</text:p>
          </table:table-cell>
          <table:table-cell office:value-type="string" table:style-name="ce6">
            <text:p>rothko_41</text:p>
          </table:table-cell>
          <table:table-cell office:value-type="float" office:value="177.09" table:style-name="ce3">
            <text:p>177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string" table:style-name="ce5">
            <text:p>00001645</text:p>
          </table:table-cell>
          <table:table-cell office:value-type="string" table:style-name="ce6">
            <text:p>rothko_42</text:p>
          </table:table-cell>
          <table:table-cell office:value-type="float" office:value="207.86" table:style-name="ce3">
            <text:p>207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5">
            <text:p>00001646</text:p>
          </table:table-cell>
          <table:table-cell office:value-type="string" table:style-name="ce6">
            <text:p>rothko_43</text:p>
          </table:table-cell>
          <table:table-cell office:value-type="float" office:value="320.42" table:style-name="ce3">
            <text:p>320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5">
            <text:p>00001647</text:p>
          </table:table-cell>
          <table:table-cell office:value-type="string" table:style-name="ce6">
            <text:p>rothko_44</text:p>
          </table:table-cell>
          <table:table-cell office:value-type="float" office:value="150.84" table:style-name="ce3">
            <text:p>150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5">
            <text:p>00001648</text:p>
          </table:table-cell>
          <table:table-cell office:value-type="string" table:style-name="ce6">
            <text:p>rothko_45</text:p>
          </table:table-cell>
          <table:table-cell office:value-type="float" office:value="151.12" table:style-name="ce3">
            <text:p>151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6" table:style-name="ce5">
            <text:p>46</text:p>
          </table:table-cell>
          <table:table-cell office:value-type="string" table:style-name="ce5">
            <text:p>00001649</text:p>
          </table:table-cell>
          <table:table-cell office:value-type="string" table:style-name="ce6">
            <text:p>rothko_46</text:p>
          </table:table-cell>
          <table:table-cell office:value-type="float" office:value="112.37" table:style-name="ce3">
            <text:p>112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7" table:style-name="ce5">
            <text:p>47</text:p>
          </table:table-cell>
          <table:table-cell office:value-type="string" table:style-name="ce5">
            <text:p>00001650</text:p>
          </table:table-cell>
          <table:table-cell office:value-type="string" table:style-name="ce6">
            <text:p>rothko_47</text:p>
          </table:table-cell>
          <table:table-cell office:value-type="float" office:value="178.98" table:style-name="ce3">
            <text:p>178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5">
            <text:p>00001651</text:p>
          </table:table-cell>
          <table:table-cell office:value-type="string" table:style-name="ce6">
            <text:p>rothko_48</text:p>
          </table:table-cell>
          <table:table-cell office:value-type="float" office:value="148.19" table:style-name="ce3">
            <text:p>148,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9" table:style-name="ce5">
            <text:p>49</text:p>
          </table:table-cell>
          <table:table-cell office:value-type="string" table:style-name="ce5">
            <text:p>00001652</text:p>
          </table:table-cell>
          <table:table-cell office:value-type="string" table:style-name="ce6">
            <text:p>rothko_49</text:p>
          </table:table-cell>
          <table:table-cell office:value-type="float" office:value="275.63" table:style-name="ce3">
            <text:p>275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string" table:style-name="ce5">
            <text:p>00001653</text:p>
          </table:table-cell>
          <table:table-cell office:value-type="string" table:style-name="ce6">
            <text:p>rothko_50</text:p>
          </table:table-cell>
          <table:table-cell office:value-type="float" office:value="258.86" table:style-name="ce3">
            <text:p>258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1" table:style-name="ce5">
            <text:p>51</text:p>
          </table:table-cell>
          <table:table-cell office:value-type="string" table:style-name="ce5">
            <text:p>00001654</text:p>
          </table:table-cell>
          <table:table-cell office:value-type="string" table:style-name="ce6">
            <text:p>rothko_51</text:p>
          </table:table-cell>
          <table:table-cell office:value-type="float" office:value="315.31" table:style-name="ce3">
            <text:p>315,3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5">
            <text:p>00001655</text:p>
          </table:table-cell>
          <table:table-cell office:value-type="string" table:style-name="ce6">
            <text:p>rothko_52</text:p>
          </table:table-cell>
          <table:table-cell office:value-type="float" office:value="166.14" table:style-name="ce3">
            <text:p>166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5">
            <text:p>00001656</text:p>
          </table:table-cell>
          <table:table-cell office:value-type="string" table:style-name="ce6">
            <text:p>rothko_53</text:p>
          </table:table-cell>
          <table:table-cell office:value-type="float" office:value="178.65" table:style-name="ce3">
            <text:p>178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5">
            <text:p>00001657</text:p>
          </table:table-cell>
          <table:table-cell office:value-type="string" table:style-name="ce6">
            <text:p>rothko_54</text:p>
          </table:table-cell>
          <table:table-cell office:value-type="float" office:value="244.45" table:style-name="ce3">
            <text:p>244,4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5">
            <text:p>00001658</text:p>
          </table:table-cell>
          <table:table-cell office:value-type="string" table:style-name="ce6">
            <text:p>rothko_55</text:p>
          </table:table-cell>
          <table:table-cell office:value-type="float" office:value="179.04" table:style-name="ce3">
            <text:p>179,0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5">
            <text:p>00001659</text:p>
          </table:table-cell>
          <table:table-cell office:value-type="string" table:style-name="ce6">
            <text:p>rothko_56</text:p>
          </table:table-cell>
          <table:table-cell office:value-type="float" office:value="182.84" table:style-name="ce3">
            <text:p>182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5">
            <text:p>00001660</text:p>
          </table:table-cell>
          <table:table-cell office:value-type="string" table:style-name="ce6">
            <text:p>rothko_57</text:p>
          </table:table-cell>
          <table:table-cell office:value-type="float" office:value="188.19" table:style-name="ce3">
            <text:p>188,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5">
            <text:p>00001661</text:p>
          </table:table-cell>
          <table:table-cell office:value-type="string" table:style-name="ce6">
            <text:p>rothko_58</text:p>
          </table:table-cell>
          <table:table-cell office:value-type="float" office:value="193.46" table:style-name="ce3">
            <text:p>193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5">
            <text:p>00001662</text:p>
          </table:table-cell>
          <table:table-cell office:value-type="string" table:style-name="ce6">
            <text:p>rothko_59</text:p>
          </table:table-cell>
          <table:table-cell office:value-type="float" office:value="124.73" table:style-name="ce3">
            <text:p>124,7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5">
            <text:p>00001663</text:p>
          </table:table-cell>
          <table:table-cell office:value-type="string" table:style-name="ce6">
            <text:p>rothko_60</text:p>
          </table:table-cell>
          <table:table-cell office:value-type="float" office:value="175.09" table:style-name="ce3">
            <text:p>175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5">
            <text:p>00001664</text:p>
          </table:table-cell>
          <table:table-cell office:value-type="string" table:style-name="ce6">
            <text:p>rothko_61</text:p>
          </table:table-cell>
          <table:table-cell office:value-type="float" office:value="123.1" table:style-name="ce3">
            <text:p>123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5">
            <text:p>00001665</text:p>
          </table:table-cell>
          <table:table-cell office:value-type="string" table:style-name="ce6">
            <text:p>rothko_62</text:p>
          </table:table-cell>
          <table:table-cell office:value-type="float" office:value="123.69" table:style-name="ce3">
            <text:p>123,6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5">
            <text:p>00001666</text:p>
          </table:table-cell>
          <table:table-cell office:value-type="string" table:style-name="ce6">
            <text:p>rothko_63</text:p>
          </table:table-cell>
          <table:table-cell office:value-type="float" office:value="195" table:style-name="ce3">
            <text:p>1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5">
            <text:p>00001667</text:p>
          </table:table-cell>
          <table:table-cell office:value-type="string" table:style-name="ce6">
            <text:p>rothko_64</text:p>
          </table:table-cell>
          <table:table-cell office:value-type="float" office:value="228.9" table:style-name="ce3">
            <text:p>228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5">
            <text:p>00001668</text:p>
          </table:table-cell>
          <table:table-cell office:value-type="string" table:style-name="ce6">
            <text:p>rothko_65</text:p>
          </table:table-cell>
          <table:table-cell office:value-type="float" office:value="141.88999999999999" table:style-name="ce3">
            <text:p>141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5">
            <text:p>00001669</text:p>
          </table:table-cell>
          <table:table-cell office:value-type="string" table:style-name="ce6">
            <text:p>rothko_66</text:p>
          </table:table-cell>
          <table:table-cell office:value-type="float" office:value="165.38" table:style-name="ce3">
            <text:p>165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5">
            <text:p>00001670</text:p>
          </table:table-cell>
          <table:table-cell office:value-type="string" table:style-name="ce6">
            <text:p>rothko_67</text:p>
          </table:table-cell>
          <table:table-cell office:value-type="float" office:value="267.60000000000002" table:style-name="ce3">
            <text:p>267,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maurice-gromaire_1892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671</text:p>
          </table:table-cell>
          <table:table-cell office:value-type="string" table:style-name="ce6">
            <text:p>gromaire_1</text:p>
          </table:table-cell>
          <table:table-cell office:value-type="float" office:value="1821.11" table:style-name="ce3">
            <text:p>1821,1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672</text:p>
          </table:table-cell>
          <table:table-cell office:value-type="string" table:style-name="ce6">
            <text:p>gromaire_2</text:p>
          </table:table-cell>
          <table:table-cell office:value-type="float" office:value="735.82" table:style-name="ce3">
            <text:p>735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673</text:p>
          </table:table-cell>
          <table:table-cell office:value-type="string" table:style-name="ce6">
            <text:p>gromaire_3</text:p>
          </table:table-cell>
          <table:table-cell office:value-type="float" office:value="1329.51" table:style-name="ce3">
            <text:p>1329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674</text:p>
          </table:table-cell>
          <table:table-cell office:value-type="string" table:style-name="ce6">
            <text:p>gromaire_4</text:p>
          </table:table-cell>
          <table:table-cell office:value-type="float" office:value="1244.43" table:style-name="ce3">
            <text:p>1244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675</text:p>
          </table:table-cell>
          <table:table-cell office:value-type="string" table:style-name="ce6">
            <text:p>gromaire_5</text:p>
          </table:table-cell>
          <table:table-cell office:value-type="float" office:value="1022.72" table:style-name="ce3">
            <text:p>1022,7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676</text:p>
          </table:table-cell>
          <table:table-cell office:value-type="string" table:style-name="ce6">
            <text:p>gromaire_6</text:p>
          </table:table-cell>
          <table:table-cell office:value-type="float" office:value="1556.36" table:style-name="ce3">
            <text:p>1556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677</text:p>
          </table:table-cell>
          <table:table-cell office:value-type="string" table:style-name="ce6">
            <text:p>gromaire_7</text:p>
          </table:table-cell>
          <table:table-cell office:value-type="float" office:value="1614.76" table:style-name="ce3">
            <text:p>1614,7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678</text:p>
          </table:table-cell>
          <table:table-cell office:value-type="string" table:style-name="ce6">
            <text:p>gromaire_8</text:p>
          </table:table-cell>
          <table:table-cell office:value-type="float" office:value="989.15" table:style-name="ce3">
            <text:p>989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679</text:p>
          </table:table-cell>
          <table:table-cell office:value-type="string" table:style-name="ce6">
            <text:p>gromaire_9</text:p>
          </table:table-cell>
          <table:table-cell office:value-type="float" office:value="1359.57" table:style-name="ce3">
            <text:p>1359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680</text:p>
          </table:table-cell>
          <table:table-cell office:value-type="string" table:style-name="ce6">
            <text:p>gromaire_10</text:p>
          </table:table-cell>
          <table:table-cell office:value-type="float" office:value="1252.55" table:style-name="ce3">
            <text:p>1252,5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681</text:p>
          </table:table-cell>
          <table:table-cell office:value-type="string" table:style-name="ce6">
            <text:p>gromaire_11</text:p>
          </table:table-cell>
          <table:table-cell office:value-type="float" office:value="1314" table:style-name="ce3">
            <text:p>13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682</text:p>
          </table:table-cell>
          <table:table-cell office:value-type="string" table:style-name="ce6">
            <text:p>gromaire_12</text:p>
          </table:table-cell>
          <table:table-cell office:value-type="float" office:value="1169.42" table:style-name="ce3">
            <text:p>1169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683</text:p>
          </table:table-cell>
          <table:table-cell office:value-type="string" table:style-name="ce6">
            <text:p>gromaire_13</text:p>
          </table:table-cell>
          <table:table-cell office:value-type="float" office:value="1121.21" table:style-name="ce3">
            <text:p>1121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684</text:p>
          </table:table-cell>
          <table:table-cell office:value-type="string" table:style-name="ce6">
            <text:p>gromaire_14</text:p>
          </table:table-cell>
          <table:table-cell office:value-type="float" office:value="1467.98" table:style-name="ce3">
            <text:p>1467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685</text:p>
          </table:table-cell>
          <table:table-cell office:value-type="string" table:style-name="ce6">
            <text:p>gromaire_15</text:p>
          </table:table-cell>
          <table:table-cell office:value-type="float" office:value="1449.86" table:style-name="ce3">
            <text:p>1449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686</text:p>
          </table:table-cell>
          <table:table-cell office:value-type="string" table:style-name="ce6">
            <text:p>gromaire_16</text:p>
          </table:table-cell>
          <table:table-cell office:value-type="float" office:value="1240.51" table:style-name="ce3">
            <text:p>1240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1687</text:p>
          </table:table-cell>
          <table:table-cell office:value-type="string" table:style-name="ce6">
            <text:p>gromaire_17</text:p>
          </table:table-cell>
          <table:table-cell office:value-type="float" office:value="1162.81" table:style-name="ce3">
            <text:p>1162,8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1688</text:p>
          </table:table-cell>
          <table:table-cell office:value-type="string" table:style-name="ce6">
            <text:p>gromaire_18</text:p>
          </table:table-cell>
          <table:table-cell office:value-type="float" office:value="1213.08" table:style-name="ce3">
            <text:p>1213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1689</text:p>
          </table:table-cell>
          <table:table-cell office:value-type="string" table:style-name="ce6">
            <text:p>gromaire_19</text:p>
          </table:table-cell>
          <table:table-cell office:value-type="float" office:value="1183.6199999999999" table:style-name="ce3">
            <text:p>1183,6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1690</text:p>
          </table:table-cell>
          <table:table-cell office:value-type="string" table:style-name="ce6">
            <text:p>gromaire_20</text:p>
          </table:table-cell>
          <table:table-cell office:value-type="float" office:value="711.71" table:style-name="ce3">
            <text:p>711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1691</text:p>
          </table:table-cell>
          <table:table-cell office:value-type="string" table:style-name="ce6">
            <text:p>gromaire_21</text:p>
          </table:table-cell>
          <table:table-cell office:value-type="float" office:value="1350.44" table:style-name="ce3">
            <text:p>1350,4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1692</text:p>
          </table:table-cell>
          <table:table-cell office:value-type="string" table:style-name="ce6">
            <text:p>gromaire_22</text:p>
          </table:table-cell>
          <table:table-cell office:value-type="float" office:value="963" table:style-name="ce3">
            <text:p>9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1693</text:p>
          </table:table-cell>
          <table:table-cell office:value-type="string" table:style-name="ce6">
            <text:p>gromaire_23</text:p>
          </table:table-cell>
          <table:table-cell office:value-type="float" office:value="1406.86" table:style-name="ce3">
            <text:p>1406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1694</text:p>
          </table:table-cell>
          <table:table-cell office:value-type="string" table:style-name="ce6">
            <text:p>gromaire_24</text:p>
          </table:table-cell>
          <table:table-cell office:value-type="float" office:value="785.93" table:style-name="ce3">
            <text:p>785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1695</text:p>
          </table:table-cell>
          <table:table-cell office:value-type="string" table:style-name="ce6">
            <text:p>gromaire_25</text:p>
          </table:table-cell>
          <table:table-cell office:value-type="float" office:value="837.12" table:style-name="ce3">
            <text:p>837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1696</text:p>
          </table:table-cell>
          <table:table-cell office:value-type="string" table:style-name="ce6">
            <text:p>gromaire_26</text:p>
          </table:table-cell>
          <table:table-cell office:value-type="float" office:value="1533.03" table:style-name="ce3">
            <text:p>1533,0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1697</text:p>
          </table:table-cell>
          <table:table-cell office:value-type="string" table:style-name="ce6">
            <text:p>gromaire_27</text:p>
          </table:table-cell>
          <table:table-cell office:value-type="float" office:value="978.68" table:style-name="ce3">
            <text:p>978,6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1698</text:p>
          </table:table-cell>
          <table:table-cell office:value-type="string" table:style-name="ce6">
            <text:p>gromaire_28</text:p>
          </table:table-cell>
          <table:table-cell office:value-type="float" office:value="968.83" table:style-name="ce3">
            <text:p>968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1699</text:p>
          </table:table-cell>
          <table:table-cell office:value-type="string" table:style-name="ce6">
            <text:p>gromaire_29</text:p>
          </table:table-cell>
          <table:table-cell office:value-type="float" office:value="1666.61" table:style-name="ce3">
            <text:p>1666,6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1700</text:p>
          </table:table-cell>
          <table:table-cell office:value-type="string" table:style-name="ce6">
            <text:p>gromaire_30</text:p>
          </table:table-cell>
          <table:table-cell office:value-type="float" office:value="1468.02" table:style-name="ce3">
            <text:p>1468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00001701</text:p>
          </table:table-cell>
          <table:table-cell office:value-type="string" table:style-name="ce6">
            <text:p>gromaire_31</text:p>
          </table:table-cell>
          <table:table-cell office:value-type="float" office:value="2049.96" table:style-name="ce3">
            <text:p>2049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00001702</text:p>
          </table:table-cell>
          <table:table-cell office:value-type="string" table:style-name="ce6">
            <text:p>gromaire_32</text:p>
          </table:table-cell>
          <table:table-cell office:value-type="float" office:value="910.23" table:style-name="ce3">
            <text:p>910,2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5">
            <text:p>00001703</text:p>
          </table:table-cell>
          <table:table-cell office:value-type="string" table:style-name="ce6">
            <text:p>gromaire_33</text:p>
          </table:table-cell>
          <table:table-cell office:value-type="float" office:value="1156.8800000000001" table:style-name="ce3">
            <text:p>1156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max-ernst_1891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704</text:p>
          </table:table-cell>
          <table:table-cell office:value-type="string" table:style-name="ce6">
            <text:p>ernst_1</text:p>
          </table:table-cell>
          <table:table-cell office:value-type="float" office:value="956.74" table:style-name="ce3">
            <text:p>956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705</text:p>
          </table:table-cell>
          <table:table-cell office:value-type="string" table:style-name="ce6">
            <text:p>ernst_2</text:p>
          </table:table-cell>
          <table:table-cell office:value-type="float" office:value="662.2" table:style-name="ce3">
            <text:p>662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706</text:p>
          </table:table-cell>
          <table:table-cell office:value-type="string" table:style-name="ce6">
            <text:p>ernst_3</text:p>
          </table:table-cell>
          <table:table-cell office:value-type="float" office:value="927.79" table:style-name="ce3">
            <text:p>927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707</text:p>
          </table:table-cell>
          <table:table-cell office:value-type="string" table:style-name="ce6">
            <text:p>ernst_4</text:p>
          </table:table-cell>
          <table:table-cell office:value-type="float" office:value="679.46" table:style-name="ce3">
            <text:p>679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708</text:p>
          </table:table-cell>
          <table:table-cell office:value-type="string" table:style-name="ce6">
            <text:p>ernst_5</text:p>
          </table:table-cell>
          <table:table-cell office:value-type="float" office:value="815.44" table:style-name="ce3">
            <text:p>815,4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709</text:p>
          </table:table-cell>
          <table:table-cell office:value-type="string" table:style-name="ce6">
            <text:p>ernst_6</text:p>
          </table:table-cell>
          <table:table-cell office:value-type="float" office:value="847.3" table:style-name="ce3">
            <text:p>847,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710</text:p>
          </table:table-cell>
          <table:table-cell office:value-type="string" table:style-name="ce6">
            <text:p>ernst_7</text:p>
          </table:table-cell>
          <table:table-cell office:value-type="float" office:value="760.24" table:style-name="ce3">
            <text:p>760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711</text:p>
          </table:table-cell>
          <table:table-cell office:value-type="string" table:style-name="ce6">
            <text:p>ernst_8</text:p>
          </table:table-cell>
          <table:table-cell office:value-type="float" office:value="591.63" table:style-name="ce3">
            <text:p>591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712</text:p>
          </table:table-cell>
          <table:table-cell office:value-type="string" table:style-name="ce6">
            <text:p>ernst_9</text:p>
          </table:table-cell>
          <table:table-cell office:value-type="float" office:value="655.88" table:style-name="ce3">
            <text:p>655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713</text:p>
          </table:table-cell>
          <table:table-cell office:value-type="string" table:style-name="ce6">
            <text:p>ernst_10</text:p>
          </table:table-cell>
          <table:table-cell office:value-type="float" office:value="452.25" table:style-name="ce3">
            <text:p>452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714</text:p>
          </table:table-cell>
          <table:table-cell office:value-type="string" table:style-name="ce6">
            <text:p>ernst_11</text:p>
          </table:table-cell>
          <table:table-cell office:value-type="float" office:value="671.85" table:style-name="ce3">
            <text:p>671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715</text:p>
          </table:table-cell>
          <table:table-cell office:value-type="string" table:style-name="ce6">
            <text:p>ernst_12</text:p>
          </table:table-cell>
          <table:table-cell office:value-type="float" office:value="680.73" table:style-name="ce3">
            <text:p>680,7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716</text:p>
          </table:table-cell>
          <table:table-cell office:value-type="string" table:style-name="ce6">
            <text:p>ernst_13</text:p>
          </table:table-cell>
          <table:table-cell office:value-type="float" office:value="995.06" table:style-name="ce3">
            <text:p>995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717</text:p>
          </table:table-cell>
          <table:table-cell office:value-type="string" table:style-name="ce6">
            <text:p>ernst_14</text:p>
          </table:table-cell>
          <table:table-cell office:value-type="float" office:value="1247.56" table:style-name="ce3">
            <text:p>1247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718</text:p>
          </table:table-cell>
          <table:table-cell office:value-type="string" table:style-name="ce6">
            <text:p>ernst_15</text:p>
          </table:table-cell>
          <table:table-cell office:value-type="float" office:value="1058.06" table:style-name="ce3">
            <text:p>1058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719</text:p>
          </table:table-cell>
          <table:table-cell office:value-type="string" table:style-name="ce6">
            <text:p>ernst_16</text:p>
          </table:table-cell>
          <table:table-cell office:value-type="float" office:value="1113.2" table:style-name="ce3">
            <text:p>1113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michelangelo-da-caravaggio_1571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720</text:p>
          </table:table-cell>
          <table:table-cell office:value-type="string" table:style-name="ce6">
            <text:p>caravaggio_1</text:p>
          </table:table-cell>
          <table:table-cell office:value-type="float" office:value="435.72" table:style-name="ce3">
            <text:p>435,7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721</text:p>
          </table:table-cell>
          <table:table-cell office:value-type="string" table:style-name="ce6">
            <text:p>caravaggio_2</text:p>
          </table:table-cell>
          <table:table-cell office:value-type="float" office:value="2066.4" table:style-name="ce3">
            <text:p>2066,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722</text:p>
          </table:table-cell>
          <table:table-cell office:value-type="string" table:style-name="ce6">
            <text:p>caravaggio_3</text:p>
          </table:table-cell>
          <table:table-cell office:value-type="float" office:value="5418.48" table:style-name="ce3">
            <text:p>5418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723</text:p>
          </table:table-cell>
          <table:table-cell office:value-type="string" table:style-name="ce6">
            <text:p>caravaggio_4</text:p>
          </table:table-cell>
          <table:table-cell office:value-type="float" office:value="2239.89" table:style-name="ce3">
            <text:p>2239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724</text:p>
          </table:table-cell>
          <table:table-cell office:value-type="string" table:style-name="ce6">
            <text:p>caravaggio_5</text:p>
          </table:table-cell>
          <table:table-cell office:value-type="float" office:value="6224.42" table:style-name="ce3">
            <text:p>6224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725</text:p>
          </table:table-cell>
          <table:table-cell office:value-type="string" table:style-name="ce6">
            <text:p>caravaggio_6</text:p>
          </table:table-cell>
          <table:table-cell office:value-type="float" office:value="6188.24" table:style-name="ce3">
            <text:p>6188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726</text:p>
          </table:table-cell>
          <table:table-cell office:value-type="string" table:style-name="ce6">
            <text:p>caravaggio_7</text:p>
          </table:table-cell>
          <table:table-cell office:value-type="float" office:value="846.29" table:style-name="ce3">
            <text:p>846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727</text:p>
          </table:table-cell>
          <table:table-cell office:value-type="string" table:style-name="ce6">
            <text:p>caravaggio_8</text:p>
          </table:table-cell>
          <table:table-cell office:value-type="float" office:value="2431.2600000000002" table:style-name="ce3">
            <text:p>2431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728</text:p>
          </table:table-cell>
          <table:table-cell office:value-type="string" table:style-name="ce6">
            <text:p>caravaggio_9</text:p>
          </table:table-cell>
          <table:table-cell office:value-type="float" office:value="2575.9899999999998" table:style-name="ce3">
            <text:p>2575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729</text:p>
          </table:table-cell>
          <table:table-cell office:value-type="string" table:style-name="ce6">
            <text:p>caravaggio_10</text:p>
          </table:table-cell>
          <table:table-cell office:value-type="float" office:value="6439.8" table:style-name="ce3">
            <text:p>6439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730</text:p>
          </table:table-cell>
          <table:table-cell office:value-type="string" table:style-name="ce6">
            <text:p>caravaggio_11</text:p>
          </table:table-cell>
          <table:table-cell office:value-type="float" office:value="7267.29" table:style-name="ce3">
            <text:p>7267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731</text:p>
          </table:table-cell>
          <table:table-cell office:value-type="string" table:style-name="ce6">
            <text:p>caravaggio_12</text:p>
          </table:table-cell>
          <table:table-cell office:value-type="float" office:value="6462.91" table:style-name="ce3">
            <text:p>6462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732</text:p>
          </table:table-cell>
          <table:table-cell office:value-type="string" table:style-name="ce6">
            <text:p>caravaggio_13</text:p>
          </table:table-cell>
          <table:table-cell office:value-type="float" office:value="1006.06" table:style-name="ce3">
            <text:p>1006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733</text:p>
          </table:table-cell>
          <table:table-cell office:value-type="string" table:style-name="ce6">
            <text:p>caravaggio_14</text:p>
          </table:table-cell>
          <table:table-cell office:value-type="float" office:value="3900.8" table:style-name="ce3">
            <text:p>3900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734</text:p>
          </table:table-cell>
          <table:table-cell office:value-type="string" table:style-name="ce6">
            <text:p>caravaggio_15</text:p>
          </table:table-cell>
          <table:table-cell office:value-type="float" office:value="513.65" table:style-name="ce3">
            <text:p>513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735</text:p>
          </table:table-cell>
          <table:table-cell office:value-type="string" table:style-name="ce6">
            <text:p>caravaggio_16</text:p>
          </table:table-cell>
          <table:table-cell office:value-type="float" office:value="867.74" table:style-name="ce3">
            <text:p>867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1736</text:p>
          </table:table-cell>
          <table:table-cell office:value-type="string" table:style-name="ce6">
            <text:p>caravaggio_17</text:p>
          </table:table-cell>
          <table:table-cell office:value-type="float" office:value="545.92999999999995" table:style-name="ce3">
            <text:p>545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nicolas-de-stael_1914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737</text:p>
          </table:table-cell>
          <table:table-cell office:value-type="string" table:style-name="ce6">
            <text:p>de-stael_1</text:p>
          </table:table-cell>
          <table:table-cell office:value-type="float" office:value="636.57000000000005" table:style-name="ce3">
            <text:p>636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738</text:p>
          </table:table-cell>
          <table:table-cell office:value-type="string" table:style-name="ce6">
            <text:p>de-stael_2</text:p>
          </table:table-cell>
          <table:table-cell office:value-type="float" office:value="973.91" table:style-name="ce3">
            <text:p>973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739</text:p>
          </table:table-cell>
          <table:table-cell office:value-type="string" table:style-name="ce6">
            <text:p>de-stael_3</text:p>
          </table:table-cell>
          <table:table-cell office:value-type="float" office:value="940.49" table:style-name="ce3">
            <text:p>940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740</text:p>
          </table:table-cell>
          <table:table-cell office:value-type="string" table:style-name="ce6">
            <text:p>de-stael_4</text:p>
          </table:table-cell>
          <table:table-cell office:value-type="float" office:value="1091.83" table:style-name="ce3">
            <text:p>1091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741</text:p>
          </table:table-cell>
          <table:table-cell office:value-type="string" table:style-name="ce6">
            <text:p>de-stael_5</text:p>
          </table:table-cell>
          <table:table-cell office:value-type="float" office:value="946.26" table:style-name="ce3">
            <text:p>946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742</text:p>
          </table:table-cell>
          <table:table-cell office:value-type="string" table:style-name="ce6">
            <text:p>de-stael_6</text:p>
          </table:table-cell>
          <table:table-cell office:value-type="float" office:value="460.86" table:style-name="ce3">
            <text:p>460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743</text:p>
          </table:table-cell>
          <table:table-cell office:value-type="string" table:style-name="ce6">
            <text:p>de-stael_7</text:p>
          </table:table-cell>
          <table:table-cell office:value-type="float" office:value="751.71" table:style-name="ce3">
            <text:p>751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744</text:p>
          </table:table-cell>
          <table:table-cell office:value-type="string" table:style-name="ce6">
            <text:p>de-stael_8</text:p>
          </table:table-cell>
          <table:table-cell office:value-type="float" office:value="360.93" table:style-name="ce3">
            <text:p>360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745</text:p>
          </table:table-cell>
          <table:table-cell office:value-type="string" table:style-name="ce6">
            <text:p>de-stael_9</text:p>
          </table:table-cell>
          <table:table-cell office:value-type="float" office:value="256.37" table:style-name="ce3">
            <text:p>256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746</text:p>
          </table:table-cell>
          <table:table-cell office:value-type="string" table:style-name="ce6">
            <text:p>de-stael_10</text:p>
          </table:table-cell>
          <table:table-cell office:value-type="float" office:value="452.23" table:style-name="ce3">
            <text:p>452,2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747</text:p>
          </table:table-cell>
          <table:table-cell office:value-type="string" table:style-name="ce6">
            <text:p>de-stael_11</text:p>
          </table:table-cell>
          <table:table-cell office:value-type="float" office:value="829.61" table:style-name="ce3">
            <text:p>829,6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748</text:p>
          </table:table-cell>
          <table:table-cell office:value-type="string" table:style-name="ce6">
            <text:p>de-stael_12</text:p>
          </table:table-cell>
          <table:table-cell office:value-type="float" office:value="662.7" table:style-name="ce3">
            <text:p>662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749</text:p>
          </table:table-cell>
          <table:table-cell office:value-type="string" table:style-name="ce6">
            <text:p>de-stael_13</text:p>
          </table:table-cell>
          <table:table-cell office:value-type="float" office:value="849.63" table:style-name="ce3">
            <text:p>849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750</text:p>
          </table:table-cell>
          <table:table-cell office:value-type="string" table:style-name="ce6">
            <text:p>de-stael_14</text:p>
          </table:table-cell>
          <table:table-cell office:value-type="float" office:value="958.07" table:style-name="ce3">
            <text:p>958,0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751</text:p>
          </table:table-cell>
          <table:table-cell office:value-type="string" table:style-name="ce6">
            <text:p>de-stael_15</text:p>
          </table:table-cell>
          <table:table-cell office:value-type="float" office:value="574.91999999999996" table:style-name="ce3">
            <text:p>574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752</text:p>
          </table:table-cell>
          <table:table-cell office:value-type="string" table:style-name="ce6">
            <text:p>de-stael_16</text:p>
          </table:table-cell>
          <table:table-cell office:value-type="float" office:value="526.79999999999995" table:style-name="ce3">
            <text:p>526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1753</text:p>
          </table:table-cell>
          <table:table-cell office:value-type="string" table:style-name="ce6">
            <text:p>de-stael_17</text:p>
          </table:table-cell>
          <table:table-cell office:value-type="float" office:value="319.26" table:style-name="ce3">
            <text:p>319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1754</text:p>
          </table:table-cell>
          <table:table-cell office:value-type="string" table:style-name="ce6">
            <text:p>de-stael_18</text:p>
          </table:table-cell>
          <table:table-cell office:value-type="float" office:value="447.98" table:style-name="ce3">
            <text:p>447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1755</text:p>
          </table:table-cell>
          <table:table-cell office:value-type="string" table:style-name="ce6">
            <text:p>de-stael_19</text:p>
          </table:table-cell>
          <table:table-cell office:value-type="float" office:value="337.54" table:style-name="ce3">
            <text:p>337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1756</text:p>
          </table:table-cell>
          <table:table-cell office:value-type="string" table:style-name="ce6">
            <text:p>de-stael_20</text:p>
          </table:table-cell>
          <table:table-cell office:value-type="float" office:value="500.97" table:style-name="ce3">
            <text:p>500,9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1757</text:p>
          </table:table-cell>
          <table:table-cell office:value-type="string" table:style-name="ce6">
            <text:p>de-stael_21</text:p>
          </table:table-cell>
          <table:table-cell office:value-type="float" office:value="369.2" table:style-name="ce3">
            <text:p>369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1758</text:p>
          </table:table-cell>
          <table:table-cell office:value-type="string" table:style-name="ce6">
            <text:p>de-stael_22</text:p>
          </table:table-cell>
          <table:table-cell office:value-type="float" office:value="390.96" table:style-name="ce3">
            <text:p>390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1759</text:p>
          </table:table-cell>
          <table:table-cell office:value-type="string" table:style-name="ce6">
            <text:p>de-stael_23</text:p>
          </table:table-cell>
          <table:table-cell office:value-type="float" office:value="295.97000000000003" table:style-name="ce3">
            <text:p>295,9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1760</text:p>
          </table:table-cell>
          <table:table-cell office:value-type="string" table:style-name="ce6">
            <text:p>de-stael_24</text:p>
          </table:table-cell>
          <table:table-cell office:value-type="float" office:value="641.16" table:style-name="ce3">
            <text:p>641,1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1761</text:p>
          </table:table-cell>
          <table:table-cell office:value-type="string" table:style-name="ce6">
            <text:p>de-stael_25</text:p>
          </table:table-cell>
          <table:table-cell office:value-type="float" office:value="345.99" table:style-name="ce3">
            <text:p>345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1762</text:p>
          </table:table-cell>
          <table:table-cell office:value-type="string" table:style-name="ce6">
            <text:p>de-stael_26</text:p>
          </table:table-cell>
          <table:table-cell office:value-type="float" office:value="501.46" table:style-name="ce3">
            <text:p>501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1763</text:p>
          </table:table-cell>
          <table:table-cell office:value-type="string" table:style-name="ce6">
            <text:p>de-stael_27</text:p>
          </table:table-cell>
          <table:table-cell office:value-type="float" office:value="580.89" table:style-name="ce3">
            <text:p>580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1764</text:p>
          </table:table-cell>
          <table:table-cell office:value-type="string" table:style-name="ce6">
            <text:p>de-stael_28</text:p>
          </table:table-cell>
          <table:table-cell office:value-type="float" office:value="818.94" table:style-name="ce3">
            <text:p>818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1765</text:p>
          </table:table-cell>
          <table:table-cell office:value-type="string" table:style-name="ce6">
            <text:p>de-stael_29</text:p>
          </table:table-cell>
          <table:table-cell office:value-type="float" office:value="515.95000000000005" table:style-name="ce3">
            <text:p>515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1766</text:p>
          </table:table-cell>
          <table:table-cell office:value-type="string" table:style-name="ce6">
            <text:p>de-stael_30</text:p>
          </table:table-cell>
          <table:table-cell office:value-type="float" office:value="746.93" table:style-name="ce3">
            <text:p>746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00001767</text:p>
          </table:table-cell>
          <table:table-cell office:value-type="string" table:style-name="ce6">
            <text:p>de-stael_31</text:p>
          </table:table-cell>
          <table:table-cell office:value-type="float" office:value="496.85" table:style-name="ce3">
            <text:p>496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00001768</text:p>
          </table:table-cell>
          <table:table-cell office:value-type="string" table:style-name="ce6">
            <text:p>de-stael_32</text:p>
          </table:table-cell>
          <table:table-cell office:value-type="float" office:value="209.38" table:style-name="ce3">
            <text:p>209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5">
            <text:p>00001769</text:p>
          </table:table-cell>
          <table:table-cell office:value-type="string" table:style-name="ce6">
            <text:p>de-stael_33</text:p>
          </table:table-cell>
          <table:table-cell office:value-type="float" office:value="302.97000000000003" table:style-name="ce3">
            <text:p>302,9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5">
            <text:p>00001770</text:p>
          </table:table-cell>
          <table:table-cell office:value-type="string" table:style-name="ce6">
            <text:p>de-stael_34</text:p>
          </table:table-cell>
          <table:table-cell office:value-type="float" office:value="204.87" table:style-name="ce3">
            <text:p>204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5">
            <text:p>00001771</text:p>
          </table:table-cell>
          <table:table-cell office:value-type="string" table:style-name="ce6">
            <text:p>de-stael_35</text:p>
          </table:table-cell>
          <table:table-cell office:value-type="float" office:value="429.98" table:style-name="ce3">
            <text:p>429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5">
            <text:p>00001772</text:p>
          </table:table-cell>
          <table:table-cell office:value-type="string" table:style-name="ce6">
            <text:p>de-stael_36</text:p>
          </table:table-cell>
          <table:table-cell office:value-type="float" office:value="533.72" table:style-name="ce3">
            <text:p>533,7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string" table:style-name="ce5">
            <text:p>00001773</text:p>
          </table:table-cell>
          <table:table-cell office:value-type="string" table:style-name="ce6">
            <text:p>de-stael_37</text:p>
          </table:table-cell>
          <table:table-cell office:value-type="float" office:value="299.87" table:style-name="ce3">
            <text:p>299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5">
            <text:p>00001774</text:p>
          </table:table-cell>
          <table:table-cell office:value-type="string" table:style-name="ce6">
            <text:p>de-stael_38</text:p>
          </table:table-cell>
          <table:table-cell office:value-type="float" office:value="457.83" table:style-name="ce3">
            <text:p>457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5">
            <text:p>00001775</text:p>
          </table:table-cell>
          <table:table-cell office:value-type="string" table:style-name="ce6">
            <text:p>de-stael_39</text:p>
          </table:table-cell>
          <table:table-cell office:value-type="float" office:value="528.70000000000005" table:style-name="ce3">
            <text:p>528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5">
            <text:p>00001776</text:p>
          </table:table-cell>
          <table:table-cell office:value-type="string" table:style-name="ce6">
            <text:p>de-stael_40</text:p>
          </table:table-cell>
          <table:table-cell office:value-type="float" office:value="279.77" table:style-name="ce3">
            <text:p>279,7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nicolas-poussin_1594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777</text:p>
          </table:table-cell>
          <table:table-cell office:value-type="string" table:style-name="ce6">
            <text:p>poussin_1</text:p>
          </table:table-cell>
          <table:table-cell office:value-type="float" office:value="808.86" table:style-name="ce3">
            <text:p>808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778</text:p>
          </table:table-cell>
          <table:table-cell office:value-type="string" table:style-name="ce6">
            <text:p>poussin_2</text:p>
          </table:table-cell>
          <table:table-cell office:value-type="float" office:value="321.81" table:style-name="ce3">
            <text:p>321,8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779</text:p>
          </table:table-cell>
          <table:table-cell office:value-type="string" table:style-name="ce6">
            <text:p>poussin_3</text:p>
          </table:table-cell>
          <table:table-cell office:value-type="float" office:value="839.41" table:style-name="ce3">
            <text:p>839,4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780</text:p>
          </table:table-cell>
          <table:table-cell office:value-type="string" table:style-name="ce6">
            <text:p>poussin_4</text:p>
          </table:table-cell>
          <table:table-cell office:value-type="float" office:value="1098.99" table:style-name="ce3">
            <text:p>1098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781</text:p>
          </table:table-cell>
          <table:table-cell office:value-type="string" table:style-name="ce6">
            <text:p>poussin_5</text:p>
          </table:table-cell>
          <table:table-cell office:value-type="float" office:value="999.55" table:style-name="ce3">
            <text:p>999,5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782</text:p>
          </table:table-cell>
          <table:table-cell office:value-type="string" table:style-name="ce6">
            <text:p>poussin_6</text:p>
          </table:table-cell>
          <table:table-cell office:value-type="float" office:value="1147.94" table:style-name="ce3">
            <text:p>1147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783</text:p>
          </table:table-cell>
          <table:table-cell office:value-type="string" table:style-name="ce6">
            <text:p>poussin_7</text:p>
          </table:table-cell>
          <table:table-cell office:value-type="float" office:value="664.96" table:style-name="ce3">
            <text:p>664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784</text:p>
          </table:table-cell>
          <table:table-cell office:value-type="string" table:style-name="ce6">
            <text:p>poussin_8</text:p>
          </table:table-cell>
          <table:table-cell office:value-type="float" office:value="927.15" table:style-name="ce3">
            <text:p>927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785</text:p>
          </table:table-cell>
          <table:table-cell office:value-type="string" table:style-name="ce6">
            <text:p>poussin_9</text:p>
          </table:table-cell>
          <table:table-cell office:value-type="float" office:value="865.67" table:style-name="ce3">
            <text:p>865,6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786</text:p>
          </table:table-cell>
          <table:table-cell office:value-type="string" table:style-name="ce6">
            <text:p>poussin_10</text:p>
          </table:table-cell>
          <table:table-cell office:value-type="float" office:value="672.46" table:style-name="ce3">
            <text:p>672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oskar-kokoschka_1886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787</text:p>
          </table:table-cell>
          <table:table-cell office:value-type="string" table:style-name="ce6">
            <text:p>kokoschka_1</text:p>
          </table:table-cell>
          <table:table-cell office:value-type="float" office:value="876.71" table:style-name="ce3">
            <text:p>876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788</text:p>
          </table:table-cell>
          <table:table-cell office:value-type="string" table:style-name="ce6">
            <text:p>kokoschka_2</text:p>
          </table:table-cell>
          <table:table-cell office:value-type="float" office:value="1750.34" table:style-name="ce3">
            <text:p>1750,3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789</text:p>
          </table:table-cell>
          <table:table-cell office:value-type="string" table:style-name="ce6">
            <text:p>kokoschka_3</text:p>
          </table:table-cell>
          <table:table-cell office:value-type="float" office:value="980.13" table:style-name="ce3">
            <text:p>980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790</text:p>
          </table:table-cell>
          <table:table-cell office:value-type="string" table:style-name="ce6">
            <text:p>kokoschka_4</text:p>
          </table:table-cell>
          <table:table-cell office:value-type="float" office:value="1313.46" table:style-name="ce3">
            <text:p>1313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791</text:p>
          </table:table-cell>
          <table:table-cell office:value-type="string" table:style-name="ce6">
            <text:p>kokoschka_5</text:p>
          </table:table-cell>
          <table:table-cell office:value-type="float" office:value="942.78" table:style-name="ce3">
            <text:p>942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792</text:p>
          </table:table-cell>
          <table:table-cell office:value-type="string" table:style-name="ce6">
            <text:p>kokoschka_6</text:p>
          </table:table-cell>
          <table:table-cell office:value-type="float" office:value="1108.83" table:style-name="ce3">
            <text:p>1108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793</text:p>
          </table:table-cell>
          <table:table-cell office:value-type="string" table:style-name="ce6">
            <text:p>kokoschka_7</text:p>
          </table:table-cell>
          <table:table-cell office:value-type="float" office:value="709.91" table:style-name="ce3">
            <text:p>709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794</text:p>
          </table:table-cell>
          <table:table-cell office:value-type="string" table:style-name="ce6">
            <text:p>kokoschka_8</text:p>
          </table:table-cell>
          <table:table-cell office:value-type="float" office:value="575.39" table:style-name="ce3">
            <text:p>575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795</text:p>
          </table:table-cell>
          <table:table-cell office:value-type="string" table:style-name="ce6">
            <text:p>kokoschka_9</text:p>
          </table:table-cell>
          <table:table-cell office:value-type="float" office:value="1097.74" table:style-name="ce3">
            <text:p>1097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796</text:p>
          </table:table-cell>
          <table:table-cell office:value-type="string" table:style-name="ce6">
            <text:p>kokoschka_10</text:p>
          </table:table-cell>
          <table:table-cell office:value-type="float" office:value="651.09" table:style-name="ce3">
            <text:p>651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797</text:p>
          </table:table-cell>
          <table:table-cell office:value-type="string" table:style-name="ce6">
            <text:p>kokoschka_11</text:p>
          </table:table-cell>
          <table:table-cell office:value-type="float" office:value="897.49" table:style-name="ce3">
            <text:p>897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798</text:p>
          </table:table-cell>
          <table:table-cell office:value-type="string" table:style-name="ce6">
            <text:p>kokoschka_12</text:p>
          </table:table-cell>
          <table:table-cell office:value-type="float" office:value="818.25" table:style-name="ce3">
            <text:p>818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799</text:p>
          </table:table-cell>
          <table:table-cell office:value-type="string" table:style-name="ce6">
            <text:p>kokoschka_13</text:p>
          </table:table-cell>
          <table:table-cell office:value-type="float" office:value="1086.3599999999999" table:style-name="ce3">
            <text:p>1086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800</text:p>
          </table:table-cell>
          <table:table-cell office:value-type="string" table:style-name="ce6">
            <text:p>kokoschka_14</text:p>
          </table:table-cell>
          <table:table-cell office:value-type="float" office:value="1174.8" table:style-name="ce3">
            <text:p>1174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801</text:p>
          </table:table-cell>
          <table:table-cell office:value-type="string" table:style-name="ce6">
            <text:p>kokoschka_15</text:p>
          </table:table-cell>
          <table:table-cell office:value-type="float" office:value="1675.81" table:style-name="ce3">
            <text:p>1675,8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802</text:p>
          </table:table-cell>
          <table:table-cell office:value-type="string" table:style-name="ce6">
            <text:p>kokoschka_16</text:p>
          </table:table-cell>
          <table:table-cell office:value-type="float" office:value="754.06" table:style-name="ce3">
            <text:p>754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1803</text:p>
          </table:table-cell>
          <table:table-cell office:value-type="string" table:style-name="ce6">
            <text:p>kokoschka_17</text:p>
          </table:table-cell>
          <table:table-cell office:value-type="float" office:value="1135.6300000000001" table:style-name="ce3">
            <text:p>1135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1804</text:p>
          </table:table-cell>
          <table:table-cell office:value-type="string" table:style-name="ce6">
            <text:p>kokoschka_18</text:p>
          </table:table-cell>
          <table:table-cell office:value-type="float" office:value="942.21" table:style-name="ce3">
            <text:p>942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1805</text:p>
          </table:table-cell>
          <table:table-cell office:value-type="string" table:style-name="ce6">
            <text:p>kokoschka_19</text:p>
          </table:table-cell>
          <table:table-cell office:value-type="float" office:value="844.26" table:style-name="ce3">
            <text:p>844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1806</text:p>
          </table:table-cell>
          <table:table-cell office:value-type="string" table:style-name="ce6">
            <text:p>kokoschka_20</text:p>
          </table:table-cell>
          <table:table-cell office:value-type="float" office:value="1242.3900000000001" table:style-name="ce3">
            <text:p>1242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1807</text:p>
          </table:table-cell>
          <table:table-cell office:value-type="string" table:style-name="ce6">
            <text:p>kokoschka_21</text:p>
          </table:table-cell>
          <table:table-cell office:value-type="float" office:value="771.98" table:style-name="ce3">
            <text:p>771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1808</text:p>
          </table:table-cell>
          <table:table-cell office:value-type="string" table:style-name="ce6">
            <text:p>kokoschka_22</text:p>
          </table:table-cell>
          <table:table-cell office:value-type="float" office:value="692.18" table:style-name="ce3">
            <text:p>692,1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1809</text:p>
          </table:table-cell>
          <table:table-cell office:value-type="string" table:style-name="ce6">
            <text:p>kokoschka_23</text:p>
          </table:table-cell>
          <table:table-cell office:value-type="float" office:value="753.06" table:style-name="ce3">
            <text:p>753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1810</text:p>
          </table:table-cell>
          <table:table-cell office:value-type="string" table:style-name="ce6">
            <text:p>kokoschka_24</text:p>
          </table:table-cell>
          <table:table-cell office:value-type="float" office:value="673.97" table:style-name="ce3">
            <text:p>673,9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1811</text:p>
          </table:table-cell>
          <table:table-cell office:value-type="string" table:style-name="ce6">
            <text:p>kokoschka_25</text:p>
          </table:table-cell>
          <table:table-cell office:value-type="float" office:value="763.13" table:style-name="ce3">
            <text:p>763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1812</text:p>
          </table:table-cell>
          <table:table-cell office:value-type="string" table:style-name="ce6">
            <text:p>kokoschka_26</text:p>
          </table:table-cell>
          <table:table-cell office:value-type="float" office:value="908.56" table:style-name="ce3">
            <text:p>908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1813</text:p>
          </table:table-cell>
          <table:table-cell office:value-type="string" table:style-name="ce6">
            <text:p>kokoschka_27</text:p>
          </table:table-cell>
          <table:table-cell office:value-type="float" office:value="912.09" table:style-name="ce3">
            <text:p>912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1814</text:p>
          </table:table-cell>
          <table:table-cell office:value-type="string" table:style-name="ce6">
            <text:p>kokoschka_28</text:p>
          </table:table-cell>
          <table:table-cell office:value-type="float" office:value="838.99" table:style-name="ce3">
            <text:p>838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1815</text:p>
          </table:table-cell>
          <table:table-cell office:value-type="string" table:style-name="ce6">
            <text:p>kokoschka_29</text:p>
          </table:table-cell>
          <table:table-cell office:value-type="float" office:value="772.03" table:style-name="ce3">
            <text:p>772,0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1816</text:p>
          </table:table-cell>
          <table:table-cell office:value-type="string" table:style-name="ce6">
            <text:p>kokoschka_30</text:p>
          </table:table-cell>
          <table:table-cell office:value-type="float" office:value="857.37" table:style-name="ce3">
            <text:p>857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00001817</text:p>
          </table:table-cell>
          <table:table-cell office:value-type="string" table:style-name="ce6">
            <text:p>kokoschka_31</text:p>
          </table:table-cell>
          <table:table-cell office:value-type="float" office:value="1084.21" table:style-name="ce3">
            <text:p>1084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00001818</text:p>
          </table:table-cell>
          <table:table-cell office:value-type="string" table:style-name="ce6">
            <text:p>kokoschka_32</text:p>
          </table:table-cell>
          <table:table-cell office:value-type="float" office:value="1036.17" table:style-name="ce3">
            <text:p>1036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otto-freundlich_1878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819</text:p>
          </table:table-cell>
          <table:table-cell office:value-type="string" table:style-name="ce6">
            <text:p>freundlich_1</text:p>
          </table:table-cell>
          <table:table-cell office:value-type="float" office:value="1032.83" table:style-name="ce3">
            <text:p>1032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820</text:p>
          </table:table-cell>
          <table:table-cell office:value-type="string" table:style-name="ce6">
            <text:p>freundlich_2</text:p>
          </table:table-cell>
          <table:table-cell office:value-type="float" office:value="524.02" table:style-name="ce3">
            <text:p>524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821</text:p>
          </table:table-cell>
          <table:table-cell office:value-type="string" table:style-name="ce6">
            <text:p>freundlich_3</text:p>
          </table:table-cell>
          <table:table-cell office:value-type="float" office:value="493.57" table:style-name="ce3">
            <text:p>493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822</text:p>
          </table:table-cell>
          <table:table-cell office:value-type="string" table:style-name="ce6">
            <text:p>freundlich_4</text:p>
          </table:table-cell>
          <table:table-cell office:value-type="float" office:value="980.05" table:style-name="ce3">
            <text:p>980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823</text:p>
          </table:table-cell>
          <table:table-cell office:value-type="string" table:style-name="ce6">
            <text:p>freundlich_5</text:p>
          </table:table-cell>
          <table:table-cell office:value-type="float" office:value="449.36" table:style-name="ce3">
            <text:p>449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824</text:p>
          </table:table-cell>
          <table:table-cell office:value-type="string" table:style-name="ce6">
            <text:p>freundlich_6</text:p>
          </table:table-cell>
          <table:table-cell office:value-type="float" office:value="805.16" table:style-name="ce3">
            <text:p>805,1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825</text:p>
          </table:table-cell>
          <table:table-cell office:value-type="string" table:style-name="ce6">
            <text:p>freundlich_7</text:p>
          </table:table-cell>
          <table:table-cell office:value-type="float" office:value="491.9" table:style-name="ce3">
            <text:p>491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826</text:p>
          </table:table-cell>
          <table:table-cell office:value-type="string" table:style-name="ce6">
            <text:p>freundlich_8</text:p>
          </table:table-cell>
          <table:table-cell office:value-type="float" office:value="557.25" table:style-name="ce3">
            <text:p>557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827</text:p>
          </table:table-cell>
          <table:table-cell office:value-type="string" table:style-name="ce6">
            <text:p>freundlich_9</text:p>
          </table:table-cell>
          <table:table-cell office:value-type="float" office:value="560.16999999999996" table:style-name="ce3">
            <text:p>560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828</text:p>
          </table:table-cell>
          <table:table-cell office:value-type="string" table:style-name="ce6">
            <text:p>freundlich_10</text:p>
          </table:table-cell>
          <table:table-cell office:value-type="float" office:value="390.37" table:style-name="ce3">
            <text:p>390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829</text:p>
          </table:table-cell>
          <table:table-cell office:value-type="string" table:style-name="ce6">
            <text:p>freundlich_11</text:p>
          </table:table-cell>
          <table:table-cell office:value-type="float" office:value="585.34" table:style-name="ce3">
            <text:p>585,3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830</text:p>
          </table:table-cell>
          <table:table-cell office:value-type="string" table:style-name="ce6">
            <text:p>freundlich_12</text:p>
          </table:table-cell>
          <table:table-cell office:value-type="float" office:value="976.32" table:style-name="ce3">
            <text:p>976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831</text:p>
          </table:table-cell>
          <table:table-cell office:value-type="string" table:style-name="ce6">
            <text:p>freundlich_13</text:p>
          </table:table-cell>
          <table:table-cell office:value-type="float" office:value="970.68" table:style-name="ce3">
            <text:p>970,6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832</text:p>
          </table:table-cell>
          <table:table-cell office:value-type="string" table:style-name="ce6">
            <text:p>freundlich_14</text:p>
          </table:table-cell>
          <table:table-cell office:value-type="float" office:value="774.39" table:style-name="ce3">
            <text:p>774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833</text:p>
          </table:table-cell>
          <table:table-cell office:value-type="string" table:style-name="ce6">
            <text:p>freundlich_15</text:p>
          </table:table-cell>
          <table:table-cell office:value-type="float" office:value="572.55999999999995" table:style-name="ce3">
            <text:p>572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834</text:p>
          </table:table-cell>
          <table:table-cell office:value-type="string" table:style-name="ce6">
            <text:p>freundlich_16</text:p>
          </table:table-cell>
          <table:table-cell office:value-type="float" office:value="581.70000000000005" table:style-name="ce3">
            <text:p>581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1835</text:p>
          </table:table-cell>
          <table:table-cell office:value-type="string" table:style-name="ce6">
            <text:p>freundlich_17</text:p>
          </table:table-cell>
          <table:table-cell office:value-type="float" office:value="565.58000000000004" table:style-name="ce3">
            <text:p>565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1836</text:p>
          </table:table-cell>
          <table:table-cell office:value-type="string" table:style-name="ce6">
            <text:p>freundlich_18</text:p>
          </table:table-cell>
          <table:table-cell office:value-type="float" office:value="1548.62" table:style-name="ce3">
            <text:p>1548,6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1837</text:p>
          </table:table-cell>
          <table:table-cell office:value-type="string" table:style-name="ce6">
            <text:p>freundlich_19</text:p>
          </table:table-cell>
          <table:table-cell office:value-type="float" office:value="396.92" table:style-name="ce3">
            <text:p>396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1838</text:p>
          </table:table-cell>
          <table:table-cell office:value-type="string" table:style-name="ce6">
            <text:p>freundlich_20</text:p>
          </table:table-cell>
          <table:table-cell office:value-type="float" office:value="596.77" table:style-name="ce3">
            <text:p>596,7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1839</text:p>
          </table:table-cell>
          <table:table-cell office:value-type="string" table:style-name="ce6">
            <text:p>freundlich_21</text:p>
          </table:table-cell>
          <table:table-cell office:value-type="float" office:value="643.03" table:style-name="ce3">
            <text:p>643,0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1840</text:p>
          </table:table-cell>
          <table:table-cell office:value-type="string" table:style-name="ce6">
            <text:p>freundlich_22</text:p>
          </table:table-cell>
          <table:table-cell office:value-type="float" office:value="387.45" table:style-name="ce3">
            <text:p>387,4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1841</text:p>
          </table:table-cell>
          <table:table-cell office:value-type="string" table:style-name="ce6">
            <text:p>freundlich_23</text:p>
          </table:table-cell>
          <table:table-cell office:value-type="float" office:value="637.41999999999996" table:style-name="ce3">
            <text:p>637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1842</text:p>
          </table:table-cell>
          <table:table-cell office:value-type="string" table:style-name="ce6">
            <text:p>freundlich_24</text:p>
          </table:table-cell>
          <table:table-cell office:value-type="float" office:value="482.97" table:style-name="ce3">
            <text:p>482,9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1843</text:p>
          </table:table-cell>
          <table:table-cell office:value-type="string" table:style-name="ce6">
            <text:p>freundlich_25</text:p>
          </table:table-cell>
          <table:table-cell office:value-type="float" office:value="434.33" table:style-name="ce3">
            <text:p>434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1844</text:p>
          </table:table-cell>
          <table:table-cell office:value-type="string" table:style-name="ce6">
            <text:p>freundlich_26</text:p>
          </table:table-cell>
          <table:table-cell office:value-type="float" office:value="987.55" table:style-name="ce3">
            <text:p>987,5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1845</text:p>
          </table:table-cell>
          <table:table-cell office:value-type="string" table:style-name="ce6">
            <text:p>freundlich_27</text:p>
          </table:table-cell>
          <table:table-cell office:value-type="float" office:value="523.04" table:style-name="ce3">
            <text:p>523,0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1846</text:p>
          </table:table-cell>
          <table:table-cell office:value-type="string" table:style-name="ce6">
            <text:p>freundlich_28</text:p>
          </table:table-cell>
          <table:table-cell office:value-type="float" office:value="473.24" table:style-name="ce3">
            <text:p>473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pablo-picasso_1881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847</text:p>
          </table:table-cell>
          <table:table-cell office:value-type="string" table:style-name="ce6">
            <text:p>picasso_1</text:p>
          </table:table-cell>
          <table:table-cell office:value-type="float" office:value="1327.97" table:style-name="ce3">
            <text:p>1327,9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848</text:p>
          </table:table-cell>
          <table:table-cell office:value-type="string" table:style-name="ce6">
            <text:p>picasso_2</text:p>
          </table:table-cell>
          <table:table-cell office:value-type="float" office:value="1032.24" table:style-name="ce3">
            <text:p>1032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849</text:p>
          </table:table-cell>
          <table:table-cell office:value-type="string" table:style-name="ce6">
            <text:p>picasso_3</text:p>
          </table:table-cell>
          <table:table-cell office:value-type="float" office:value="1185.6099999999999" table:style-name="ce3">
            <text:p>1185,6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850</text:p>
          </table:table-cell>
          <table:table-cell office:value-type="string" table:style-name="ce6">
            <text:p>picasso_4</text:p>
          </table:table-cell>
          <table:table-cell office:value-type="float" office:value="805.37" table:style-name="ce3">
            <text:p>805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851</text:p>
          </table:table-cell>
          <table:table-cell office:value-type="string" table:style-name="ce6">
            <text:p>picasso_5</text:p>
          </table:table-cell>
          <table:table-cell office:value-type="float" office:value="550.33000000000004" table:style-name="ce3">
            <text:p>550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852</text:p>
          </table:table-cell>
          <table:table-cell office:value-type="string" table:style-name="ce6">
            <text:p>picasso_6</text:p>
          </table:table-cell>
          <table:table-cell office:value-type="float" office:value="884.2" table:style-name="ce3">
            <text:p>884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853</text:p>
          </table:table-cell>
          <table:table-cell office:value-type="string" table:style-name="ce6">
            <text:p>picasso_7</text:p>
          </table:table-cell>
          <table:table-cell office:value-type="float" office:value="1035.78" table:style-name="ce3">
            <text:p>1035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854</text:p>
          </table:table-cell>
          <table:table-cell office:value-type="string" table:style-name="ce6">
            <text:p>picasso_8</text:p>
          </table:table-cell>
          <table:table-cell office:value-type="float" office:value="728.2" table:style-name="ce3">
            <text:p>728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855</text:p>
          </table:table-cell>
          <table:table-cell office:value-type="string" table:style-name="ce6">
            <text:p>picasso_9</text:p>
          </table:table-cell>
          <table:table-cell office:value-type="float" office:value="690.17" table:style-name="ce3">
            <text:p>690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856</text:p>
          </table:table-cell>
          <table:table-cell office:value-type="string" table:style-name="ce6">
            <text:p>picasso_10</text:p>
          </table:table-cell>
          <table:table-cell office:value-type="float" office:value="529.35" table:style-name="ce3">
            <text:p>529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857</text:p>
          </table:table-cell>
          <table:table-cell office:value-type="string" table:style-name="ce6">
            <text:p>picasso_11</text:p>
          </table:table-cell>
          <table:table-cell office:value-type="float" office:value="762.01" table:style-name="ce3">
            <text:p>762,0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858</text:p>
          </table:table-cell>
          <table:table-cell office:value-type="string" table:style-name="ce6">
            <text:p>picasso_12</text:p>
          </table:table-cell>
          <table:table-cell office:value-type="float" office:value="849.09" table:style-name="ce3">
            <text:p>849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859</text:p>
          </table:table-cell>
          <table:table-cell office:value-type="string" table:style-name="ce6">
            <text:p>picasso_13</text:p>
          </table:table-cell>
          <table:table-cell office:value-type="float" office:value="825.1" table:style-name="ce3">
            <text:p>825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860</text:p>
          </table:table-cell>
          <table:table-cell office:value-type="string" table:style-name="ce6">
            <text:p>picasso_14</text:p>
          </table:table-cell>
          <table:table-cell office:value-type="float" office:value="554.29" table:style-name="ce3">
            <text:p>554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861</text:p>
          </table:table-cell>
          <table:table-cell office:value-type="string" table:style-name="ce6">
            <text:p>picasso_15</text:p>
          </table:table-cell>
          <table:table-cell office:value-type="float" office:value="501.63" table:style-name="ce3">
            <text:p>501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862</text:p>
          </table:table-cell>
          <table:table-cell office:value-type="string" table:style-name="ce6">
            <text:p>picasso_16</text:p>
          </table:table-cell>
          <table:table-cell office:value-type="float" office:value="797.41" table:style-name="ce3">
            <text:p>797,4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1863</text:p>
          </table:table-cell>
          <table:table-cell office:value-type="string" table:style-name="ce6">
            <text:p>picasso_17</text:p>
          </table:table-cell>
          <table:table-cell office:value-type="float" office:value="565.79999999999995" table:style-name="ce3">
            <text:p>565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1864</text:p>
          </table:table-cell>
          <table:table-cell office:value-type="string" table:style-name="ce6">
            <text:p>picasso_18</text:p>
          </table:table-cell>
          <table:table-cell office:value-type="float" office:value="707.39" table:style-name="ce3">
            <text:p>707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1865</text:p>
          </table:table-cell>
          <table:table-cell office:value-type="string" table:style-name="ce6">
            <text:p>picasso_19</text:p>
          </table:table-cell>
          <table:table-cell office:value-type="float" office:value="447.69" table:style-name="ce3">
            <text:p>447,6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1866</text:p>
          </table:table-cell>
          <table:table-cell office:value-type="string" table:style-name="ce6">
            <text:p>picasso_20</text:p>
          </table:table-cell>
          <table:table-cell office:value-type="float" office:value="627.07000000000005" table:style-name="ce3">
            <text:p>627,0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1867</text:p>
          </table:table-cell>
          <table:table-cell office:value-type="string" table:style-name="ce6">
            <text:p>picasso_21</text:p>
          </table:table-cell>
          <table:table-cell office:value-type="float" office:value="645.02" table:style-name="ce3">
            <text:p>645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1868</text:p>
          </table:table-cell>
          <table:table-cell office:value-type="string" table:style-name="ce6">
            <text:p>picasso_22</text:p>
          </table:table-cell>
          <table:table-cell office:value-type="float" office:value="851.06" table:style-name="ce3">
            <text:p>851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1869</text:p>
          </table:table-cell>
          <table:table-cell office:value-type="string" table:style-name="ce6">
            <text:p>picasso_23</text:p>
          </table:table-cell>
          <table:table-cell office:value-type="float" office:value="442.22" table:style-name="ce3">
            <text:p>442,2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1870</text:p>
          </table:table-cell>
          <table:table-cell office:value-type="string" table:style-name="ce6">
            <text:p>picasso_24</text:p>
          </table:table-cell>
          <table:table-cell office:value-type="float" office:value="560.79999999999995" table:style-name="ce3">
            <text:p>560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1871</text:p>
          </table:table-cell>
          <table:table-cell office:value-type="string" table:style-name="ce6">
            <text:p>picasso_25</text:p>
          </table:table-cell>
          <table:table-cell office:value-type="float" office:value="903.53" table:style-name="ce3">
            <text:p>903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1872</text:p>
          </table:table-cell>
          <table:table-cell office:value-type="string" table:style-name="ce6">
            <text:p>picasso_26</text:p>
          </table:table-cell>
          <table:table-cell office:value-type="float" office:value="760.47" table:style-name="ce3">
            <text:p>760,4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1873</text:p>
          </table:table-cell>
          <table:table-cell office:value-type="string" table:style-name="ce6">
            <text:p>picasso_27</text:p>
          </table:table-cell>
          <table:table-cell office:value-type="float" office:value="747.6" table:style-name="ce3">
            <text:p>747,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1874</text:p>
          </table:table-cell>
          <table:table-cell office:value-type="string" table:style-name="ce6">
            <text:p>picasso_28</text:p>
          </table:table-cell>
          <table:table-cell office:value-type="float" office:value="460.36" table:style-name="ce3">
            <text:p>460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1875</text:p>
          </table:table-cell>
          <table:table-cell office:value-type="string" table:style-name="ce6">
            <text:p>picasso_29</text:p>
          </table:table-cell>
          <table:table-cell office:value-type="float" office:value="566.88" table:style-name="ce3">
            <text:p>566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1876</text:p>
          </table:table-cell>
          <table:table-cell office:value-type="string" table:style-name="ce6">
            <text:p>picasso_30</text:p>
          </table:table-cell>
          <table:table-cell office:value-type="float" office:value="593.52" table:style-name="ce3">
            <text:p>593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00001877</text:p>
          </table:table-cell>
          <table:table-cell office:value-type="string" table:style-name="ce6">
            <text:p>picasso_31</text:p>
          </table:table-cell>
          <table:table-cell office:value-type="float" office:value="710.33" table:style-name="ce3">
            <text:p>710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00001878</text:p>
          </table:table-cell>
          <table:table-cell office:value-type="string" table:style-name="ce6">
            <text:p>picasso_32</text:p>
          </table:table-cell>
          <table:table-cell office:value-type="float" office:value="923.28" table:style-name="ce3">
            <text:p>923,2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5">
            <text:p>00001879</text:p>
          </table:table-cell>
          <table:table-cell office:value-type="string" table:style-name="ce6">
            <text:p>picasso_33</text:p>
          </table:table-cell>
          <table:table-cell office:value-type="float" office:value="770.13" table:style-name="ce3">
            <text:p>770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5">
            <text:p>00001880</text:p>
          </table:table-cell>
          <table:table-cell office:value-type="string" table:style-name="ce6">
            <text:p>picasso_34</text:p>
          </table:table-cell>
          <table:table-cell office:value-type="float" office:value="824.09" table:style-name="ce3">
            <text:p>824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5">
            <text:p>00001881</text:p>
          </table:table-cell>
          <table:table-cell office:value-type="string" table:style-name="ce6">
            <text:p>picasso_35</text:p>
          </table:table-cell>
          <table:table-cell office:value-type="float" office:value="431.43" table:style-name="ce3">
            <text:p>431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5">
            <text:p>00001882</text:p>
          </table:table-cell>
          <table:table-cell office:value-type="string" table:style-name="ce6">
            <text:p>picasso_36</text:p>
          </table:table-cell>
          <table:table-cell office:value-type="float" office:value="877.58" table:style-name="ce3">
            <text:p>877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string" table:style-name="ce5">
            <text:p>00001883</text:p>
          </table:table-cell>
          <table:table-cell office:value-type="string" table:style-name="ce6">
            <text:p>picasso_37</text:p>
          </table:table-cell>
          <table:table-cell office:value-type="float" office:value="589.98" table:style-name="ce3">
            <text:p>589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paolo-veronese_1528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884</text:p>
          </table:table-cell>
          <table:table-cell office:value-type="string" table:style-name="ce6">
            <text:p>veronese_1</text:p>
          </table:table-cell>
          <table:table-cell office:value-type="float" office:value="666.91" table:style-name="ce3">
            <text:p>666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885</text:p>
          </table:table-cell>
          <table:table-cell office:value-type="string" table:style-name="ce6">
            <text:p>veronese_2</text:p>
          </table:table-cell>
          <table:table-cell office:value-type="float" office:value="588" table:style-name="ce3">
            <text:p>5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886</text:p>
          </table:table-cell>
          <table:table-cell office:value-type="string" table:style-name="ce6">
            <text:p>veronese_3</text:p>
          </table:table-cell>
          <table:table-cell office:value-type="float" office:value="532.42999999999995" table:style-name="ce3">
            <text:p>532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887</text:p>
          </table:table-cell>
          <table:table-cell office:value-type="string" table:style-name="ce6">
            <text:p>veronese_4</text:p>
          </table:table-cell>
          <table:table-cell office:value-type="float" office:value="377.92" table:style-name="ce3">
            <text:p>377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888</text:p>
          </table:table-cell>
          <table:table-cell office:value-type="string" table:style-name="ce6">
            <text:p>veronese_5</text:p>
          </table:table-cell>
          <table:table-cell office:value-type="float" office:value="1132.77" table:style-name="ce3">
            <text:p>1132,7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889</text:p>
          </table:table-cell>
          <table:table-cell office:value-type="string" table:style-name="ce6">
            <text:p>veronese_6</text:p>
          </table:table-cell>
          <table:table-cell office:value-type="float" office:value="501.14" table:style-name="ce3">
            <text:p>501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890</text:p>
          </table:table-cell>
          <table:table-cell office:value-type="string" table:style-name="ce6">
            <text:p>veronese_7</text:p>
          </table:table-cell>
          <table:table-cell office:value-type="float" office:value="524.27" table:style-name="ce3">
            <text:p>524,2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891</text:p>
          </table:table-cell>
          <table:table-cell office:value-type="string" table:style-name="ce6">
            <text:p>veronese_8</text:p>
          </table:table-cell>
          <table:table-cell office:value-type="float" office:value="1059.3499999999999" table:style-name="ce3">
            <text:p>1059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892</text:p>
          </table:table-cell>
          <table:table-cell office:value-type="string" table:style-name="ce6">
            <text:p>veronese_9</text:p>
          </table:table-cell>
          <table:table-cell office:value-type="float" office:value="598.99" table:style-name="ce3">
            <text:p>598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893</text:p>
          </table:table-cell>
          <table:table-cell office:value-type="string" table:style-name="ce6">
            <text:p>veronese_10</text:p>
          </table:table-cell>
          <table:table-cell office:value-type="float" office:value="392.23" table:style-name="ce3">
            <text:p>392,2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894</text:p>
          </table:table-cell>
          <table:table-cell office:value-type="string" table:style-name="ce6">
            <text:p>veronese_11</text:p>
          </table:table-cell>
          <table:table-cell office:value-type="float" office:value="932.59" table:style-name="ce3">
            <text:p>932,5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paul-cezanne_1839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895</text:p>
          </table:table-cell>
          <table:table-cell office:value-type="string" table:style-name="ce6">
            <text:p>cezanne_1</text:p>
          </table:table-cell>
          <table:table-cell office:value-type="float" office:value="967.73" table:style-name="ce3">
            <text:p>967,7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896</text:p>
          </table:table-cell>
          <table:table-cell office:value-type="string" table:style-name="ce6">
            <text:p>cezanne_2</text:p>
          </table:table-cell>
          <table:table-cell office:value-type="float" office:value="2047.18" table:style-name="ce3">
            <text:p>2047,1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897</text:p>
          </table:table-cell>
          <table:table-cell office:value-type="string" table:style-name="ce6">
            <text:p>cezanne_3</text:p>
          </table:table-cell>
          <table:table-cell office:value-type="float" office:value="2224.0500000000002" table:style-name="ce3">
            <text:p>2224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898</text:p>
          </table:table-cell>
          <table:table-cell office:value-type="string" table:style-name="ce6">
            <text:p>cezanne_4</text:p>
          </table:table-cell>
          <table:table-cell office:value-type="float" office:value="2018.91" table:style-name="ce3">
            <text:p>2018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899</text:p>
          </table:table-cell>
          <table:table-cell office:value-type="string" table:style-name="ce6">
            <text:p>cezanne_5</text:p>
          </table:table-cell>
          <table:table-cell office:value-type="float" office:value="1264.03" table:style-name="ce3">
            <text:p>1264,0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900</text:p>
          </table:table-cell>
          <table:table-cell office:value-type="string" table:style-name="ce6">
            <text:p>cezanne_6</text:p>
          </table:table-cell>
          <table:table-cell office:value-type="float" office:value="1750.36" table:style-name="ce3">
            <text:p>1750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901</text:p>
          </table:table-cell>
          <table:table-cell office:value-type="string" table:style-name="ce6">
            <text:p>cezanne_7</text:p>
          </table:table-cell>
          <table:table-cell office:value-type="float" office:value="791.39" table:style-name="ce3">
            <text:p>791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902</text:p>
          </table:table-cell>
          <table:table-cell office:value-type="string" table:style-name="ce6">
            <text:p>cezanne_8</text:p>
          </table:table-cell>
          <table:table-cell office:value-type="float" office:value="651.34" table:style-name="ce3">
            <text:p>651,3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903</text:p>
          </table:table-cell>
          <table:table-cell office:value-type="string" table:style-name="ce6">
            <text:p>cezanne_9</text:p>
          </table:table-cell>
          <table:table-cell office:value-type="float" office:value="546.34" table:style-name="ce3">
            <text:p>546,3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904</text:p>
          </table:table-cell>
          <table:table-cell office:value-type="string" table:style-name="ce6">
            <text:p>cezanne_10</text:p>
          </table:table-cell>
          <table:table-cell office:value-type="float" office:value="800.9" table:style-name="ce3">
            <text:p>800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905</text:p>
          </table:table-cell>
          <table:table-cell office:value-type="string" table:style-name="ce6">
            <text:p>cezanne_11</text:p>
          </table:table-cell>
          <table:table-cell office:value-type="float" office:value="700.51" table:style-name="ce3">
            <text:p>700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906</text:p>
          </table:table-cell>
          <table:table-cell office:value-type="string" table:style-name="ce6">
            <text:p>cezanne_12</text:p>
          </table:table-cell>
          <table:table-cell office:value-type="float" office:value="865.56" table:style-name="ce3">
            <text:p>865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907</text:p>
          </table:table-cell>
          <table:table-cell office:value-type="string" table:style-name="ce6">
            <text:p>cezanne_13</text:p>
          </table:table-cell>
          <table:table-cell office:value-type="float" office:value="839.19" table:style-name="ce3">
            <text:p>839,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908</text:p>
          </table:table-cell>
          <table:table-cell office:value-type="string" table:style-name="ce6">
            <text:p>cezanne_14</text:p>
          </table:table-cell>
          <table:table-cell office:value-type="float" office:value="877.54" table:style-name="ce3">
            <text:p>877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909</text:p>
          </table:table-cell>
          <table:table-cell office:value-type="string" table:style-name="ce6">
            <text:p>cezanne_15</text:p>
          </table:table-cell>
          <table:table-cell office:value-type="float" office:value="1008.21" table:style-name="ce3">
            <text:p>1008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910</text:p>
          </table:table-cell>
          <table:table-cell office:value-type="string" table:style-name="ce6">
            <text:p>cezanne_16</text:p>
          </table:table-cell>
          <table:table-cell office:value-type="float" office:value="891.42" table:style-name="ce3">
            <text:p>891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1911</text:p>
          </table:table-cell>
          <table:table-cell office:value-type="string" table:style-name="ce6">
            <text:p>cezanne_17</text:p>
          </table:table-cell>
          <table:table-cell office:value-type="float" office:value="864.51" table:style-name="ce3">
            <text:p>864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1912</text:p>
          </table:table-cell>
          <table:table-cell office:value-type="string" table:style-name="ce6">
            <text:p>cezanne_18</text:p>
          </table:table-cell>
          <table:table-cell office:value-type="float" office:value="1182.1099999999999" table:style-name="ce3">
            <text:p>1182,1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1913</text:p>
          </table:table-cell>
          <table:table-cell office:value-type="string" table:style-name="ce6">
            <text:p>cezanne_19</text:p>
          </table:table-cell>
          <table:table-cell office:value-type="float" office:value="1526.91" table:style-name="ce3">
            <text:p>1526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1914</text:p>
          </table:table-cell>
          <table:table-cell office:value-type="string" table:style-name="ce6">
            <text:p>cezanne_20</text:p>
          </table:table-cell>
          <table:table-cell office:value-type="float" office:value="1100.08" table:style-name="ce3">
            <text:p>1100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1915</text:p>
          </table:table-cell>
          <table:table-cell office:value-type="string" table:style-name="ce6">
            <text:p>cezanne_21</text:p>
          </table:table-cell>
          <table:table-cell office:value-type="float" office:value="473.85" table:style-name="ce3">
            <text:p>473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1916</text:p>
          </table:table-cell>
          <table:table-cell office:value-type="string" table:style-name="ce6">
            <text:p>cezanne_22</text:p>
          </table:table-cell>
          <table:table-cell office:value-type="float" office:value="1335.09" table:style-name="ce3">
            <text:p>1335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1917</text:p>
          </table:table-cell>
          <table:table-cell office:value-type="string" table:style-name="ce6">
            <text:p>cezanne_23</text:p>
          </table:table-cell>
          <table:table-cell office:value-type="float" office:value="834.55" table:style-name="ce3">
            <text:p>834,5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1918</text:p>
          </table:table-cell>
          <table:table-cell office:value-type="string" table:style-name="ce6">
            <text:p>cezanne_24</text:p>
          </table:table-cell>
          <table:table-cell office:value-type="float" office:value="1492.3" table:style-name="ce3">
            <text:p>1492,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1919</text:p>
          </table:table-cell>
          <table:table-cell office:value-type="string" table:style-name="ce6">
            <text:p>cezanne_25</text:p>
          </table:table-cell>
          <table:table-cell office:value-type="float" office:value="895.21" table:style-name="ce3">
            <text:p>895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1920</text:p>
          </table:table-cell>
          <table:table-cell office:value-type="string" table:style-name="ce6">
            <text:p>cezanne_26</text:p>
          </table:table-cell>
          <table:table-cell office:value-type="float" office:value="1072.46" table:style-name="ce3">
            <text:p>1072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1921</text:p>
          </table:table-cell>
          <table:table-cell office:value-type="string" table:style-name="ce6">
            <text:p>cezanne_27</text:p>
          </table:table-cell>
          <table:table-cell office:value-type="float" office:value="1088.19" table:style-name="ce3">
            <text:p>1088,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1922</text:p>
          </table:table-cell>
          <table:table-cell office:value-type="string" table:style-name="ce6">
            <text:p>cezanne_28</text:p>
          </table:table-cell>
          <table:table-cell office:value-type="float" office:value="1432.9" table:style-name="ce3">
            <text:p>1432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1923</text:p>
          </table:table-cell>
          <table:table-cell office:value-type="string" table:style-name="ce6">
            <text:p>cezanne_29</text:p>
          </table:table-cell>
          <table:table-cell office:value-type="float" office:value="1539.17" table:style-name="ce3">
            <text:p>1539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1924</text:p>
          </table:table-cell>
          <table:table-cell office:value-type="string" table:style-name="ce6">
            <text:p>cezanne_30</text:p>
          </table:table-cell>
          <table:table-cell office:value-type="float" office:value="1300.96" table:style-name="ce3">
            <text:p>1300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00001925</text:p>
          </table:table-cell>
          <table:table-cell office:value-type="string" table:style-name="ce6">
            <text:p>cezanne_31</text:p>
          </table:table-cell>
          <table:table-cell office:value-type="float" office:value="696.53" table:style-name="ce3">
            <text:p>696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00001926</text:p>
          </table:table-cell>
          <table:table-cell office:value-type="string" table:style-name="ce6">
            <text:p>cezanne_32</text:p>
          </table:table-cell>
          <table:table-cell office:value-type="float" office:value="1267.6500000000001" table:style-name="ce3">
            <text:p>1267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5">
            <text:p>00001927</text:p>
          </table:table-cell>
          <table:table-cell office:value-type="string" table:style-name="ce6">
            <text:p>cezanne_33</text:p>
          </table:table-cell>
          <table:table-cell office:value-type="float" office:value="1003.78" table:style-name="ce3">
            <text:p>1003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5">
            <text:p>00001928</text:p>
          </table:table-cell>
          <table:table-cell office:value-type="string" table:style-name="ce6">
            <text:p>cezanne_34</text:p>
          </table:table-cell>
          <table:table-cell office:value-type="float" office:value="1464.98" table:style-name="ce3">
            <text:p>1464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5">
            <text:p>00001929</text:p>
          </table:table-cell>
          <table:table-cell office:value-type="string" table:style-name="ce6">
            <text:p>cezanne_35</text:p>
          </table:table-cell>
          <table:table-cell office:value-type="float" office:value="594.58000000000004" table:style-name="ce3">
            <text:p>594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5">
            <text:p>00001930</text:p>
          </table:table-cell>
          <table:table-cell office:value-type="string" table:style-name="ce6">
            <text:p>cezanne_36</text:p>
          </table:table-cell>
          <table:table-cell office:value-type="float" office:value="746.76" table:style-name="ce3">
            <text:p>746,7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string" table:style-name="ce5">
            <text:p>00001931</text:p>
          </table:table-cell>
          <table:table-cell office:value-type="string" table:style-name="ce6">
            <text:p>cezanne_37</text:p>
          </table:table-cell>
          <table:table-cell office:value-type="float" office:value="1361.94" table:style-name="ce3">
            <text:p>1361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5">
            <text:p>00001932</text:p>
          </table:table-cell>
          <table:table-cell office:value-type="string" table:style-name="ce6">
            <text:p>cezanne_38</text:p>
          </table:table-cell>
          <table:table-cell office:value-type="float" office:value="1116.05" table:style-name="ce3">
            <text:p>1116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5">
            <text:p>00001933</text:p>
          </table:table-cell>
          <table:table-cell office:value-type="string" table:style-name="ce6">
            <text:p>cezanne_39</text:p>
          </table:table-cell>
          <table:table-cell office:value-type="float" office:value="1514.29" table:style-name="ce3">
            <text:p>1514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5">
            <text:p>00001934</text:p>
          </table:table-cell>
          <table:table-cell office:value-type="string" table:style-name="ce6">
            <text:p>cezanne_40</text:p>
          </table:table-cell>
          <table:table-cell office:value-type="float" office:value="540.41999999999996" table:style-name="ce3">
            <text:p>540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string" table:style-name="ce5">
            <text:p>00001935</text:p>
          </table:table-cell>
          <table:table-cell office:value-type="string" table:style-name="ce6">
            <text:p>cezanne_41</text:p>
          </table:table-cell>
          <table:table-cell office:value-type="float" office:value="1116.17" table:style-name="ce3">
            <text:p>1116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string" table:style-name="ce5">
            <text:p>00001936</text:p>
          </table:table-cell>
          <table:table-cell office:value-type="string" table:style-name="ce6">
            <text:p>cezanne_42</text:p>
          </table:table-cell>
          <table:table-cell office:value-type="float" office:value="915.15" table:style-name="ce3">
            <text:p>915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5">
            <text:p>00001937</text:p>
          </table:table-cell>
          <table:table-cell office:value-type="string" table:style-name="ce6">
            <text:p>cezanne_43</text:p>
          </table:table-cell>
          <table:table-cell office:value-type="float" office:value="1311.05" table:style-name="ce3">
            <text:p>1311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5">
            <text:p>00001938</text:p>
          </table:table-cell>
          <table:table-cell office:value-type="string" table:style-name="ce6">
            <text:p>cezanne_44</text:p>
          </table:table-cell>
          <table:table-cell office:value-type="float" office:value="1385.19" table:style-name="ce3">
            <text:p>1385,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5">
            <text:p>00001939</text:p>
          </table:table-cell>
          <table:table-cell office:value-type="string" table:style-name="ce6">
            <text:p>cezanne_45</text:p>
          </table:table-cell>
          <table:table-cell office:value-type="float" office:value="861.94" table:style-name="ce3">
            <text:p>861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6" table:style-name="ce5">
            <text:p>46</text:p>
          </table:table-cell>
          <table:table-cell office:value-type="string" table:style-name="ce5">
            <text:p>00001940</text:p>
          </table:table-cell>
          <table:table-cell office:value-type="string" table:style-name="ce6">
            <text:p>cezanne_46</text:p>
          </table:table-cell>
          <table:table-cell office:value-type="float" office:value="713.08" table:style-name="ce3">
            <text:p>713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7" table:style-name="ce5">
            <text:p>47</text:p>
          </table:table-cell>
          <table:table-cell office:value-type="string" table:style-name="ce5">
            <text:p>00001941</text:p>
          </table:table-cell>
          <table:table-cell office:value-type="string" table:style-name="ce6">
            <text:p>cezanne_47</text:p>
          </table:table-cell>
          <table:table-cell office:value-type="float" office:value="913.96" table:style-name="ce3">
            <text:p>913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5">
            <text:p>00001942</text:p>
          </table:table-cell>
          <table:table-cell office:value-type="string" table:style-name="ce6">
            <text:p>cezanne_48</text:p>
          </table:table-cell>
          <table:table-cell office:value-type="float" office:value="1060.31" table:style-name="ce3">
            <text:p>1060,3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9" table:style-name="ce5">
            <text:p>49</text:p>
          </table:table-cell>
          <table:table-cell office:value-type="string" table:style-name="ce5">
            <text:p>00001943</text:p>
          </table:table-cell>
          <table:table-cell office:value-type="string" table:style-name="ce6">
            <text:p>cezanne_49</text:p>
          </table:table-cell>
          <table:table-cell office:value-type="float" office:value="1333.95" table:style-name="ce3">
            <text:p>1333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string" table:style-name="ce5">
            <text:p>00001944</text:p>
          </table:table-cell>
          <table:table-cell office:value-type="string" table:style-name="ce6">
            <text:p>cezanne_50</text:p>
          </table:table-cell>
          <table:table-cell office:value-type="float" office:value="1494.86" table:style-name="ce3">
            <text:p>1494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1" table:style-name="ce5">
            <text:p>51</text:p>
          </table:table-cell>
          <table:table-cell office:value-type="string" table:style-name="ce5">
            <text:p>00001945</text:p>
          </table:table-cell>
          <table:table-cell office:value-type="string" table:style-name="ce6">
            <text:p>cezanne_51</text:p>
          </table:table-cell>
          <table:table-cell office:value-type="float" office:value="872.12" table:style-name="ce3">
            <text:p>872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5">
            <text:p>00001946</text:p>
          </table:table-cell>
          <table:table-cell office:value-type="string" table:style-name="ce6">
            <text:p>cezanne_52</text:p>
          </table:table-cell>
          <table:table-cell office:value-type="float" office:value="1129.3499999999999" table:style-name="ce3">
            <text:p>1129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5">
            <text:p>00001947</text:p>
          </table:table-cell>
          <table:table-cell office:value-type="string" table:style-name="ce6">
            <text:p>cezanne_53</text:p>
          </table:table-cell>
          <table:table-cell office:value-type="float" office:value="1207.25" table:style-name="ce3">
            <text:p>1207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5">
            <text:p>00001948</text:p>
          </table:table-cell>
          <table:table-cell office:value-type="string" table:style-name="ce6">
            <text:p>cezanne_54</text:p>
          </table:table-cell>
          <table:table-cell office:value-type="float" office:value="1164.69" table:style-name="ce3">
            <text:p>1164,6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5">
            <text:p>00001949</text:p>
          </table:table-cell>
          <table:table-cell office:value-type="string" table:style-name="ce6">
            <text:p>cezanne_55</text:p>
          </table:table-cell>
          <table:table-cell office:value-type="float" office:value="1312" table:style-name="ce3">
            <text:p>13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5">
            <text:p>00001950</text:p>
          </table:table-cell>
          <table:table-cell office:value-type="string" table:style-name="ce6">
            <text:p>cezanne_56</text:p>
          </table:table-cell>
          <table:table-cell office:value-type="float" office:value="709.58" table:style-name="ce3">
            <text:p>709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5">
            <text:p>00001951</text:p>
          </table:table-cell>
          <table:table-cell office:value-type="string" table:style-name="ce6">
            <text:p>cezanne_57</text:p>
          </table:table-cell>
          <table:table-cell office:value-type="float" office:value="578.34" table:style-name="ce3">
            <text:p>578,3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5">
            <text:p>00001952</text:p>
          </table:table-cell>
          <table:table-cell office:value-type="string" table:style-name="ce6">
            <text:p>cezanne_58</text:p>
          </table:table-cell>
          <table:table-cell office:value-type="float" office:value="269.25" table:style-name="ce3">
            <text:p>269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5">
            <text:p>00001953</text:p>
          </table:table-cell>
          <table:table-cell office:value-type="string" table:style-name="ce6">
            <text:p>cezanne_59</text:p>
          </table:table-cell>
          <table:table-cell office:value-type="float" office:value="714.52" table:style-name="ce3">
            <text:p>714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5">
            <text:p>00001954</text:p>
          </table:table-cell>
          <table:table-cell office:value-type="string" table:style-name="ce6">
            <text:p>cezanne_60</text:p>
          </table:table-cell>
          <table:table-cell office:value-type="float" office:value="674.38" table:style-name="ce3">
            <text:p>674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5">
            <text:p>00001955</text:p>
          </table:table-cell>
          <table:table-cell office:value-type="string" table:style-name="ce6">
            <text:p>cezanne_61</text:p>
          </table:table-cell>
          <table:table-cell office:value-type="float" office:value="694.49" table:style-name="ce3">
            <text:p>694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5">
            <text:p>00001956</text:p>
          </table:table-cell>
          <table:table-cell office:value-type="string" table:style-name="ce6">
            <text:p>cezanne_62</text:p>
          </table:table-cell>
          <table:table-cell office:value-type="float" office:value="938.59" table:style-name="ce3">
            <text:p>938,5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5">
            <text:p>00001957</text:p>
          </table:table-cell>
          <table:table-cell office:value-type="string" table:style-name="ce6">
            <text:p>cezanne_63</text:p>
          </table:table-cell>
          <table:table-cell office:value-type="float" office:value="1071.3499999999999" table:style-name="ce3">
            <text:p>1071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5">
            <text:p>00001958</text:p>
          </table:table-cell>
          <table:table-cell office:value-type="string" table:style-name="ce6">
            <text:p>cezanne_64</text:p>
          </table:table-cell>
          <table:table-cell office:value-type="float" office:value="1308.9100000000001" table:style-name="ce3">
            <text:p>1308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5">
            <text:p>00001959</text:p>
          </table:table-cell>
          <table:table-cell office:value-type="string" table:style-name="ce6">
            <text:p>cezanne_65</text:p>
          </table:table-cell>
          <table:table-cell office:value-type="float" office:value="1091.3900000000001" table:style-name="ce3">
            <text:p>1091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5">
            <text:p>00001960</text:p>
          </table:table-cell>
          <table:table-cell office:value-type="string" table:style-name="ce6">
            <text:p>cezanne_66</text:p>
          </table:table-cell>
          <table:table-cell office:value-type="float" office:value="979.93" table:style-name="ce3">
            <text:p>979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5">
            <text:p>00001961</text:p>
          </table:table-cell>
          <table:table-cell office:value-type="string" table:style-name="ce6">
            <text:p>cezanne_67</text:p>
          </table:table-cell>
          <table:table-cell office:value-type="float" office:value="1322.93" table:style-name="ce3">
            <text:p>1322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5">
            <text:p>00001962</text:p>
          </table:table-cell>
          <table:table-cell office:value-type="string" table:style-name="ce6">
            <text:p>cezanne_68</text:p>
          </table:table-cell>
          <table:table-cell office:value-type="float" office:value="1046.3499999999999" table:style-name="ce3">
            <text:p>1046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5">
            <text:p>00001963</text:p>
          </table:table-cell>
          <table:table-cell office:value-type="string" table:style-name="ce6">
            <text:p>cezanne_69</text:p>
          </table:table-cell>
          <table:table-cell office:value-type="float" office:value="1836.57" table:style-name="ce3">
            <text:p>1836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5">
            <text:p>00001964</text:p>
          </table:table-cell>
          <table:table-cell office:value-type="string" table:style-name="ce6">
            <text:p>cezanne_70</text:p>
          </table:table-cell>
          <table:table-cell office:value-type="float" office:value="875.04" table:style-name="ce3">
            <text:p>875,0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5">
            <text:p>00001965</text:p>
          </table:table-cell>
          <table:table-cell office:value-type="string" table:style-name="ce6">
            <text:p>cezanne_71</text:p>
          </table:table-cell>
          <table:table-cell office:value-type="float" office:value="656.18" table:style-name="ce3">
            <text:p>656,1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5">
            <text:p>00001966</text:p>
          </table:table-cell>
          <table:table-cell office:value-type="string" table:style-name="ce6">
            <text:p>cezanne_72</text:p>
          </table:table-cell>
          <table:table-cell office:value-type="float" office:value="1202.82" table:style-name="ce3">
            <text:p>1202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5">
            <text:p>00001967</text:p>
          </table:table-cell>
          <table:table-cell office:value-type="string" table:style-name="ce6">
            <text:p>cezanne_73</text:p>
          </table:table-cell>
          <table:table-cell office:value-type="float" office:value="1251.5899999999999" table:style-name="ce3">
            <text:p>1251,5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5">
            <text:p>00001968</text:p>
          </table:table-cell>
          <table:table-cell office:value-type="string" table:style-name="ce6">
            <text:p>cezanne_74</text:p>
          </table:table-cell>
          <table:table-cell office:value-type="float" office:value="1000.31" table:style-name="ce3">
            <text:p>1000,3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5">
            <text:p>00001969</text:p>
          </table:table-cell>
          <table:table-cell office:value-type="string" table:style-name="ce6">
            <text:p>cezanne_75</text:p>
          </table:table-cell>
          <table:table-cell office:value-type="float" office:value="1227.95" table:style-name="ce3">
            <text:p>1227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paul-gauguin_1848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970</text:p>
          </table:table-cell>
          <table:table-cell office:value-type="string" table:style-name="ce6">
            <text:p>gauguin_1</text:p>
          </table:table-cell>
          <table:table-cell office:value-type="float" office:value="897.79" table:style-name="ce3">
            <text:p>897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1971</text:p>
          </table:table-cell>
          <table:table-cell office:value-type="string" table:style-name="ce6">
            <text:p>gauguin_2</text:p>
          </table:table-cell>
          <table:table-cell office:value-type="float" office:value="819.89" table:style-name="ce3">
            <text:p>819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1972</text:p>
          </table:table-cell>
          <table:table-cell office:value-type="string" table:style-name="ce6">
            <text:p>gauguin_3</text:p>
          </table:table-cell>
          <table:table-cell office:value-type="float" office:value="794.7" table:style-name="ce3">
            <text:p>794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1973</text:p>
          </table:table-cell>
          <table:table-cell office:value-type="string" table:style-name="ce6">
            <text:p>gauguin_4</text:p>
          </table:table-cell>
          <table:table-cell office:value-type="float" office:value="1231.8900000000001" table:style-name="ce3">
            <text:p>1231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1974</text:p>
          </table:table-cell>
          <table:table-cell office:value-type="string" table:style-name="ce6">
            <text:p>gauguin_5</text:p>
          </table:table-cell>
          <table:table-cell office:value-type="float" office:value="1129.68" table:style-name="ce3">
            <text:p>1129,6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1975</text:p>
          </table:table-cell>
          <table:table-cell office:value-type="string" table:style-name="ce6">
            <text:p>gauguin_6</text:p>
          </table:table-cell>
          <table:table-cell office:value-type="float" office:value="862.86" table:style-name="ce3">
            <text:p>862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1976</text:p>
          </table:table-cell>
          <table:table-cell office:value-type="string" table:style-name="ce6">
            <text:p>gauguin_7</text:p>
          </table:table-cell>
          <table:table-cell office:value-type="float" office:value="1251.01" table:style-name="ce3">
            <text:p>1251,0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1977</text:p>
          </table:table-cell>
          <table:table-cell office:value-type="string" table:style-name="ce6">
            <text:p>gauguin_8</text:p>
          </table:table-cell>
          <table:table-cell office:value-type="float" office:value="1074.6300000000001" table:style-name="ce3">
            <text:p>1074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1978</text:p>
          </table:table-cell>
          <table:table-cell office:value-type="string" table:style-name="ce6">
            <text:p>gauguin_9</text:p>
          </table:table-cell>
          <table:table-cell office:value-type="float" office:value="1508.81" table:style-name="ce3">
            <text:p>1508,8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1979</text:p>
          </table:table-cell>
          <table:table-cell office:value-type="string" table:style-name="ce6">
            <text:p>gauguin_10</text:p>
          </table:table-cell>
          <table:table-cell office:value-type="float" office:value="976.4" table:style-name="ce3">
            <text:p>976,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1980</text:p>
          </table:table-cell>
          <table:table-cell office:value-type="string" table:style-name="ce6">
            <text:p>gauguin_11</text:p>
          </table:table-cell>
          <table:table-cell office:value-type="float" office:value="949.36" table:style-name="ce3">
            <text:p>949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1981</text:p>
          </table:table-cell>
          <table:table-cell office:value-type="string" table:style-name="ce6">
            <text:p>gauguin_12</text:p>
          </table:table-cell>
          <table:table-cell office:value-type="float" office:value="906.37" table:style-name="ce3">
            <text:p>906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1982</text:p>
          </table:table-cell>
          <table:table-cell office:value-type="string" table:style-name="ce6">
            <text:p>gauguin_13</text:p>
          </table:table-cell>
          <table:table-cell office:value-type="float" office:value="939.47" table:style-name="ce3">
            <text:p>939,4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1983</text:p>
          </table:table-cell>
          <table:table-cell office:value-type="string" table:style-name="ce6">
            <text:p>gauguin_14</text:p>
          </table:table-cell>
          <table:table-cell office:value-type="float" office:value="936.79" table:style-name="ce3">
            <text:p>936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1984</text:p>
          </table:table-cell>
          <table:table-cell office:value-type="string" table:style-name="ce6">
            <text:p>gauguin_15</text:p>
          </table:table-cell>
          <table:table-cell office:value-type="float" office:value="1408.8" table:style-name="ce3">
            <text:p>1408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1985</text:p>
          </table:table-cell>
          <table:table-cell office:value-type="string" table:style-name="ce6">
            <text:p>gauguin_16</text:p>
          </table:table-cell>
          <table:table-cell office:value-type="float" office:value="837.06" table:style-name="ce3">
            <text:p>837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1986</text:p>
          </table:table-cell>
          <table:table-cell office:value-type="string" table:style-name="ce6">
            <text:p>gauguin_17</text:p>
          </table:table-cell>
          <table:table-cell office:value-type="float" office:value="978.14" table:style-name="ce3">
            <text:p>978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1987</text:p>
          </table:table-cell>
          <table:table-cell office:value-type="string" table:style-name="ce6">
            <text:p>gauguin_18</text:p>
          </table:table-cell>
          <table:table-cell office:value-type="float" office:value="1598.21" table:style-name="ce3">
            <text:p>1598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1988</text:p>
          </table:table-cell>
          <table:table-cell office:value-type="string" table:style-name="ce6">
            <text:p>gauguin_19</text:p>
          </table:table-cell>
          <table:table-cell office:value-type="float" office:value="1051.01" table:style-name="ce3">
            <text:p>1051,0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1989</text:p>
          </table:table-cell>
          <table:table-cell office:value-type="string" table:style-name="ce6">
            <text:p>gauguin_20</text:p>
          </table:table-cell>
          <table:table-cell office:value-type="float" office:value="487.29" table:style-name="ce3">
            <text:p>487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1990</text:p>
          </table:table-cell>
          <table:table-cell office:value-type="string" table:style-name="ce6">
            <text:p>gauguin_21</text:p>
          </table:table-cell>
          <table:table-cell office:value-type="float" office:value="676.06" table:style-name="ce3">
            <text:p>676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1991</text:p>
          </table:table-cell>
          <table:table-cell office:value-type="string" table:style-name="ce6">
            <text:p>gauguin_22</text:p>
          </table:table-cell>
          <table:table-cell office:value-type="float" office:value="1900.87" table:style-name="ce3">
            <text:p>1900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1992</text:p>
          </table:table-cell>
          <table:table-cell office:value-type="string" table:style-name="ce6">
            <text:p>gauguin_23</text:p>
          </table:table-cell>
          <table:table-cell office:value-type="float" office:value="1595.66" table:style-name="ce3">
            <text:p>1595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1993</text:p>
          </table:table-cell>
          <table:table-cell office:value-type="string" table:style-name="ce6">
            <text:p>gauguin_24</text:p>
          </table:table-cell>
          <table:table-cell office:value-type="float" office:value="926.66" table:style-name="ce3">
            <text:p>926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1994</text:p>
          </table:table-cell>
          <table:table-cell office:value-type="string" table:style-name="ce6">
            <text:p>gauguin_25</text:p>
          </table:table-cell>
          <table:table-cell office:value-type="float" office:value="1743.6" table:style-name="ce3">
            <text:p>1743,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1995</text:p>
          </table:table-cell>
          <table:table-cell office:value-type="string" table:style-name="ce6">
            <text:p>gauguin_26</text:p>
          </table:table-cell>
          <table:table-cell office:value-type="float" office:value="2284.92" table:style-name="ce3">
            <text:p>2284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1996</text:p>
          </table:table-cell>
          <table:table-cell office:value-type="string" table:style-name="ce6">
            <text:p>gauguin_27</text:p>
          </table:table-cell>
          <table:table-cell office:value-type="float" office:value="1044.56" table:style-name="ce3">
            <text:p>1044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1997</text:p>
          </table:table-cell>
          <table:table-cell office:value-type="string" table:style-name="ce6">
            <text:p>gauguin_28</text:p>
          </table:table-cell>
          <table:table-cell office:value-type="float" office:value="1409.43" table:style-name="ce3">
            <text:p>1409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1998</text:p>
          </table:table-cell>
          <table:table-cell office:value-type="string" table:style-name="ce6">
            <text:p>gauguin_29</text:p>
          </table:table-cell>
          <table:table-cell office:value-type="float" office:value="1183.75" table:style-name="ce3">
            <text:p>1183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paul-klee_1879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1999</text:p>
          </table:table-cell>
          <table:table-cell office:value-type="string" table:style-name="ce6">
            <text:p>klee_1</text:p>
          </table:table-cell>
          <table:table-cell office:value-type="float" office:value="1026.69" table:style-name="ce3">
            <text:p>1026,6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000</text:p>
          </table:table-cell>
          <table:table-cell office:value-type="string" table:style-name="ce6">
            <text:p>klee_2</text:p>
          </table:table-cell>
          <table:table-cell office:value-type="float" office:value="843.15" table:style-name="ce3">
            <text:p>843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001</text:p>
          </table:table-cell>
          <table:table-cell office:value-type="string" table:style-name="ce6">
            <text:p>klee_3</text:p>
          </table:table-cell>
          <table:table-cell office:value-type="float" office:value="933.19" table:style-name="ce3">
            <text:p>933,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002</text:p>
          </table:table-cell>
          <table:table-cell office:value-type="string" table:style-name="ce6">
            <text:p>klee_4</text:p>
          </table:table-cell>
          <table:table-cell office:value-type="float" office:value="576.19000000000005" table:style-name="ce3">
            <text:p>576,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003</text:p>
          </table:table-cell>
          <table:table-cell office:value-type="string" table:style-name="ce6">
            <text:p>klee_5</text:p>
          </table:table-cell>
          <table:table-cell office:value-type="float" office:value="698.08" table:style-name="ce3">
            <text:p>698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004</text:p>
          </table:table-cell>
          <table:table-cell office:value-type="string" table:style-name="ce6">
            <text:p>klee_6</text:p>
          </table:table-cell>
          <table:table-cell office:value-type="float" office:value="668.79" table:style-name="ce3">
            <text:p>668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005</text:p>
          </table:table-cell>
          <table:table-cell office:value-type="string" table:style-name="ce6">
            <text:p>klee_7</text:p>
          </table:table-cell>
          <table:table-cell office:value-type="float" office:value="711.45" table:style-name="ce3">
            <text:p>711,4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006</text:p>
          </table:table-cell>
          <table:table-cell office:value-type="string" table:style-name="ce6">
            <text:p>klee_8</text:p>
          </table:table-cell>
          <table:table-cell office:value-type="float" office:value="757.03" table:style-name="ce3">
            <text:p>757,0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007</text:p>
          </table:table-cell>
          <table:table-cell office:value-type="string" table:style-name="ce6">
            <text:p>klee_9</text:p>
          </table:table-cell>
          <table:table-cell office:value-type="float" office:value="673.32" table:style-name="ce3">
            <text:p>673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008</text:p>
          </table:table-cell>
          <table:table-cell office:value-type="string" table:style-name="ce6">
            <text:p>klee_10</text:p>
          </table:table-cell>
          <table:table-cell office:value-type="float" office:value="440.13" table:style-name="ce3">
            <text:p>440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2009</text:p>
          </table:table-cell>
          <table:table-cell office:value-type="string" table:style-name="ce6">
            <text:p>klee_11</text:p>
          </table:table-cell>
          <table:table-cell office:value-type="float" office:value="267.48" table:style-name="ce3">
            <text:p>267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2010</text:p>
          </table:table-cell>
          <table:table-cell office:value-type="string" table:style-name="ce6">
            <text:p>klee_12</text:p>
          </table:table-cell>
          <table:table-cell office:value-type="float" office:value="800.3" table:style-name="ce3">
            <text:p>800,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2011</text:p>
          </table:table-cell>
          <table:table-cell office:value-type="string" table:style-name="ce6">
            <text:p>klee_13</text:p>
          </table:table-cell>
          <table:table-cell office:value-type="float" office:value="781.79" table:style-name="ce3">
            <text:p>781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2012</text:p>
          </table:table-cell>
          <table:table-cell office:value-type="string" table:style-name="ce6">
            <text:p>klee_14</text:p>
          </table:table-cell>
          <table:table-cell office:value-type="float" office:value="897.29" table:style-name="ce3">
            <text:p>897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2013</text:p>
          </table:table-cell>
          <table:table-cell office:value-type="string" table:style-name="ce6">
            <text:p>klee_15</text:p>
          </table:table-cell>
          <table:table-cell office:value-type="float" office:value="623.53" table:style-name="ce3">
            <text:p>623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2014</text:p>
          </table:table-cell>
          <table:table-cell office:value-type="string" table:style-name="ce6">
            <text:p>klee_16</text:p>
          </table:table-cell>
          <table:table-cell office:value-type="float" office:value="942.62" table:style-name="ce3">
            <text:p>942,6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2015</text:p>
          </table:table-cell>
          <table:table-cell office:value-type="string" table:style-name="ce6">
            <text:p>klee_17</text:p>
          </table:table-cell>
          <table:table-cell office:value-type="float" office:value="472.14" table:style-name="ce3">
            <text:p>472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2016</text:p>
          </table:table-cell>
          <table:table-cell office:value-type="string" table:style-name="ce6">
            <text:p>klee_18</text:p>
          </table:table-cell>
          <table:table-cell office:value-type="float" office:value="520.57000000000005" table:style-name="ce3">
            <text:p>520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2017</text:p>
          </table:table-cell>
          <table:table-cell office:value-type="string" table:style-name="ce6">
            <text:p>klee_19</text:p>
          </table:table-cell>
          <table:table-cell office:value-type="float" office:value="622.80999999999995" table:style-name="ce3">
            <text:p>622,8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2018</text:p>
          </table:table-cell>
          <table:table-cell office:value-type="string" table:style-name="ce6">
            <text:p>klee_20</text:p>
          </table:table-cell>
          <table:table-cell office:value-type="float" office:value="441.49" table:style-name="ce3">
            <text:p>441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2019</text:p>
          </table:table-cell>
          <table:table-cell office:value-type="string" table:style-name="ce6">
            <text:p>klee_21</text:p>
          </table:table-cell>
          <table:table-cell office:value-type="float" office:value="600.9" table:style-name="ce3">
            <text:p>600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2020</text:p>
          </table:table-cell>
          <table:table-cell office:value-type="string" table:style-name="ce6">
            <text:p>klee_22</text:p>
          </table:table-cell>
          <table:table-cell office:value-type="float" office:value="1540.49" table:style-name="ce3">
            <text:p>1540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2021</text:p>
          </table:table-cell>
          <table:table-cell office:value-type="string" table:style-name="ce6">
            <text:p>klee_23</text:p>
          </table:table-cell>
          <table:table-cell office:value-type="float" office:value="938.72" table:style-name="ce3">
            <text:p>938,7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2022</text:p>
          </table:table-cell>
          <table:table-cell office:value-type="string" table:style-name="ce6">
            <text:p>klee_24</text:p>
          </table:table-cell>
          <table:table-cell office:value-type="float" office:value="780.44" table:style-name="ce3">
            <text:p>780,4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2023</text:p>
          </table:table-cell>
          <table:table-cell office:value-type="string" table:style-name="ce6">
            <text:p>klee_25</text:p>
          </table:table-cell>
          <table:table-cell office:value-type="float" office:value="528.98" table:style-name="ce3">
            <text:p>528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2024</text:p>
          </table:table-cell>
          <table:table-cell office:value-type="string" table:style-name="ce6">
            <text:p>klee_26</text:p>
          </table:table-cell>
          <table:table-cell office:value-type="float" office:value="608.89" table:style-name="ce3">
            <text:p>608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2025</text:p>
          </table:table-cell>
          <table:table-cell office:value-type="string" table:style-name="ce6">
            <text:p>klee_27</text:p>
          </table:table-cell>
          <table:table-cell office:value-type="float" office:value="535.49" table:style-name="ce3">
            <text:p>535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2026</text:p>
          </table:table-cell>
          <table:table-cell office:value-type="string" table:style-name="ce6">
            <text:p>klee_28</text:p>
          </table:table-cell>
          <table:table-cell office:value-type="float" office:value="486.32" table:style-name="ce3">
            <text:p>486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2027</text:p>
          </table:table-cell>
          <table:table-cell office:value-type="string" table:style-name="ce6">
            <text:p>klee_29</text:p>
          </table:table-cell>
          <table:table-cell office:value-type="float" office:value="711.51" table:style-name="ce3">
            <text:p>711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paul-serusier_1864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2028</text:p>
          </table:table-cell>
          <table:table-cell office:value-type="string" table:style-name="ce6">
            <text:p>serusier_1</text:p>
          </table:table-cell>
          <table:table-cell office:value-type="float" office:value="724.98" table:style-name="ce3">
            <text:p>724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029</text:p>
          </table:table-cell>
          <table:table-cell office:value-type="string" table:style-name="ce6">
            <text:p>serusier_2</text:p>
          </table:table-cell>
          <table:table-cell office:value-type="float" office:value="1130.21" table:style-name="ce3">
            <text:p>1130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030</text:p>
          </table:table-cell>
          <table:table-cell office:value-type="string" table:style-name="ce6">
            <text:p>serusier_3</text:p>
          </table:table-cell>
          <table:table-cell office:value-type="float" office:value="958.36" table:style-name="ce3">
            <text:p>958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031</text:p>
          </table:table-cell>
          <table:table-cell office:value-type="string" table:style-name="ce6">
            <text:p>serusier_4</text:p>
          </table:table-cell>
          <table:table-cell office:value-type="float" office:value="1028.03" table:style-name="ce3">
            <text:p>1028,0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032</text:p>
          </table:table-cell>
          <table:table-cell office:value-type="string" table:style-name="ce6">
            <text:p>serusier_5</text:p>
          </table:table-cell>
          <table:table-cell office:value-type="float" office:value="1250.4100000000001" table:style-name="ce3">
            <text:p>1250,4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033</text:p>
          </table:table-cell>
          <table:table-cell office:value-type="string" table:style-name="ce6">
            <text:p>serusier_6</text:p>
          </table:table-cell>
          <table:table-cell office:value-type="float" office:value="1124.6400000000001" table:style-name="ce3">
            <text:p>1124,6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034</text:p>
          </table:table-cell>
          <table:table-cell office:value-type="string" table:style-name="ce6">
            <text:p>serusier_7</text:p>
          </table:table-cell>
          <table:table-cell office:value-type="float" office:value="1058.6199999999999" table:style-name="ce3">
            <text:p>1058,6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035</text:p>
          </table:table-cell>
          <table:table-cell office:value-type="string" table:style-name="ce6">
            <text:p>serusier_8</text:p>
          </table:table-cell>
          <table:table-cell office:value-type="float" office:value="687.58" table:style-name="ce3">
            <text:p>687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036</text:p>
          </table:table-cell>
          <table:table-cell office:value-type="string" table:style-name="ce6">
            <text:p>serusier_9</text:p>
          </table:table-cell>
          <table:table-cell office:value-type="float" office:value="793.55" table:style-name="ce3">
            <text:p>793,5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037</text:p>
          </table:table-cell>
          <table:table-cell office:value-type="string" table:style-name="ce6">
            <text:p>serusier_10</text:p>
          </table:table-cell>
          <table:table-cell office:value-type="float" office:value="212.25" table:style-name="ce3">
            <text:p>212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2038</text:p>
          </table:table-cell>
          <table:table-cell office:value-type="string" table:style-name="ce6">
            <text:p>serusier_11</text:p>
          </table:table-cell>
          <table:table-cell office:value-type="float" office:value="451.43" table:style-name="ce3">
            <text:p>451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2039</text:p>
          </table:table-cell>
          <table:table-cell office:value-type="string" table:style-name="ce6">
            <text:p>serusier_12</text:p>
          </table:table-cell>
          <table:table-cell office:value-type="float" office:value="333.76" table:style-name="ce3">
            <text:p>333,7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2040</text:p>
          </table:table-cell>
          <table:table-cell office:value-type="string" table:style-name="ce6">
            <text:p>serusier_13</text:p>
          </table:table-cell>
          <table:table-cell office:value-type="float" office:value="150.88999999999999" table:style-name="ce3">
            <text:p>150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2041</text:p>
          </table:table-cell>
          <table:table-cell office:value-type="string" table:style-name="ce6">
            <text:p>serusier_14</text:p>
          </table:table-cell>
          <table:table-cell office:value-type="float" office:value="230.99" table:style-name="ce3">
            <text:p>230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2042</text:p>
          </table:table-cell>
          <table:table-cell office:value-type="string" table:style-name="ce6">
            <text:p>serusier_15</text:p>
          </table:table-cell>
          <table:table-cell office:value-type="float" office:value="267.08999999999997" table:style-name="ce3">
            <text:p>267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paul-signac_1863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2043</text:p>
          </table:table-cell>
          <table:table-cell office:value-type="string" table:style-name="ce6">
            <text:p>signac_1</text:p>
          </table:table-cell>
          <table:table-cell office:value-type="float" office:value="1388.2" table:style-name="ce3">
            <text:p>1388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044</text:p>
          </table:table-cell>
          <table:table-cell office:value-type="string" table:style-name="ce6">
            <text:p>signac_2</text:p>
          </table:table-cell>
          <table:table-cell office:value-type="float" office:value="1413.36" table:style-name="ce3">
            <text:p>1413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045</text:p>
          </table:table-cell>
          <table:table-cell office:value-type="string" table:style-name="ce6">
            <text:p>signac_3</text:p>
          </table:table-cell>
          <table:table-cell office:value-type="float" office:value="1685.39" table:style-name="ce3">
            <text:p>1685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046</text:p>
          </table:table-cell>
          <table:table-cell office:value-type="string" table:style-name="ce6">
            <text:p>signac_4</text:p>
          </table:table-cell>
          <table:table-cell office:value-type="float" office:value="1076.19" table:style-name="ce3">
            <text:p>1076,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047</text:p>
          </table:table-cell>
          <table:table-cell office:value-type="string" table:style-name="ce6">
            <text:p>signac_5</text:p>
          </table:table-cell>
          <table:table-cell office:value-type="float" office:value="1012.26" table:style-name="ce3">
            <text:p>1012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048</text:p>
          </table:table-cell>
          <table:table-cell office:value-type="string" table:style-name="ce6">
            <text:p>signac_6</text:p>
          </table:table-cell>
          <table:table-cell office:value-type="float" office:value="1408.74" table:style-name="ce3">
            <text:p>1408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049</text:p>
          </table:table-cell>
          <table:table-cell office:value-type="string" table:style-name="ce6">
            <text:p>signac_7</text:p>
          </table:table-cell>
          <table:table-cell office:value-type="float" office:value="2013.38" table:style-name="ce3">
            <text:p>2013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050</text:p>
          </table:table-cell>
          <table:table-cell office:value-type="string" table:style-name="ce6">
            <text:p>signac_8</text:p>
          </table:table-cell>
          <table:table-cell office:value-type="float" office:value="1435.73" table:style-name="ce3">
            <text:p>1435,7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051</text:p>
          </table:table-cell>
          <table:table-cell office:value-type="string" table:style-name="ce6">
            <text:p>signac_9</text:p>
          </table:table-cell>
          <table:table-cell office:value-type="float" office:value="1549.47" table:style-name="ce3">
            <text:p>1549,4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052</text:p>
          </table:table-cell>
          <table:table-cell office:value-type="string" table:style-name="ce6">
            <text:p>signac_10</text:p>
          </table:table-cell>
          <table:table-cell office:value-type="float" office:value="1697.4" table:style-name="ce3">
            <text:p>1697,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2053</text:p>
          </table:table-cell>
          <table:table-cell office:value-type="string" table:style-name="ce6">
            <text:p>signac_11</text:p>
          </table:table-cell>
          <table:table-cell office:value-type="float" office:value="1248.1600000000001" table:style-name="ce3">
            <text:p>1248,1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2054</text:p>
          </table:table-cell>
          <table:table-cell office:value-type="string" table:style-name="ce6">
            <text:p>signac_12</text:p>
          </table:table-cell>
          <table:table-cell office:value-type="float" office:value="755.49" table:style-name="ce3">
            <text:p>755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2055</text:p>
          </table:table-cell>
          <table:table-cell office:value-type="string" table:style-name="ce6">
            <text:p>signac_13</text:p>
          </table:table-cell>
          <table:table-cell office:value-type="float" office:value="679.42" table:style-name="ce3">
            <text:p>679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2056</text:p>
          </table:table-cell>
          <table:table-cell office:value-type="string" table:style-name="ce6">
            <text:p>signac_14</text:p>
          </table:table-cell>
          <table:table-cell office:value-type="float" office:value="982.91" table:style-name="ce3">
            <text:p>982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2057</text:p>
          </table:table-cell>
          <table:table-cell office:value-type="string" table:style-name="ce6">
            <text:p>signac_15</text:p>
          </table:table-cell>
          <table:table-cell office:value-type="float" office:value="1063.3800000000001" table:style-name="ce3">
            <text:p>1063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2058</text:p>
          </table:table-cell>
          <table:table-cell office:value-type="string" table:style-name="ce6">
            <text:p>signac_16</text:p>
          </table:table-cell>
          <table:table-cell office:value-type="float" office:value="680" table:style-name="ce3">
            <text:p>680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2059</text:p>
          </table:table-cell>
          <table:table-cell office:value-type="string" table:style-name="ce6">
            <text:p>signac_17</text:p>
          </table:table-cell>
          <table:table-cell office:value-type="float" office:value="894.84" table:style-name="ce3">
            <text:p>894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2060</text:p>
          </table:table-cell>
          <table:table-cell office:value-type="string" table:style-name="ce6">
            <text:p>signac_18</text:p>
          </table:table-cell>
          <table:table-cell office:value-type="float" office:value="780.86" table:style-name="ce3">
            <text:p>780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2061</text:p>
          </table:table-cell>
          <table:table-cell office:value-type="string" table:style-name="ce6">
            <text:p>signac_19</text:p>
          </table:table-cell>
          <table:table-cell office:value-type="float" office:value="722.33" table:style-name="ce3">
            <text:p>722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2062</text:p>
          </table:table-cell>
          <table:table-cell office:value-type="string" table:style-name="ce6">
            <text:p>signac_20</text:p>
          </table:table-cell>
          <table:table-cell office:value-type="float" office:value="1014.98" table:style-name="ce3">
            <text:p>1014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2063</text:p>
          </table:table-cell>
          <table:table-cell office:value-type="string" table:style-name="ce6">
            <text:p>signac_21</text:p>
          </table:table-cell>
          <table:table-cell office:value-type="float" office:value="1819.29" table:style-name="ce3">
            <text:p>1819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2064</text:p>
          </table:table-cell>
          <table:table-cell office:value-type="string" table:style-name="ce6">
            <text:p>signac_22</text:p>
          </table:table-cell>
          <table:table-cell office:value-type="float" office:value="1219.5" table:style-name="ce3">
            <text:p>1219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2065</text:p>
          </table:table-cell>
          <table:table-cell office:value-type="string" table:style-name="ce6">
            <text:p>signac_23</text:p>
          </table:table-cell>
          <table:table-cell office:value-type="float" office:value="1054.8699999999999" table:style-name="ce3">
            <text:p>1054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2066</text:p>
          </table:table-cell>
          <table:table-cell office:value-type="string" table:style-name="ce6">
            <text:p>signac_24</text:p>
          </table:table-cell>
          <table:table-cell office:value-type="float" office:value="1415.6" table:style-name="ce3">
            <text:p>1415,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peder-severin-kroyer_1864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2067</text:p>
          </table:table-cell>
          <table:table-cell office:value-type="string" table:style-name="ce6">
            <text:p>kroyer_1</text:p>
          </table:table-cell>
          <table:table-cell office:value-type="float" office:value="643.96" table:style-name="ce3">
            <text:p>643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068</text:p>
          </table:table-cell>
          <table:table-cell office:value-type="string" table:style-name="ce6">
            <text:p>kroyer_2</text:p>
          </table:table-cell>
          <table:table-cell office:value-type="float" office:value="831.24" table:style-name="ce3">
            <text:p>831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069</text:p>
          </table:table-cell>
          <table:table-cell office:value-type="string" table:style-name="ce6">
            <text:p>kroyer_3</text:p>
          </table:table-cell>
          <table:table-cell office:value-type="float" office:value="744.5" table:style-name="ce3">
            <text:p>744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070</text:p>
          </table:table-cell>
          <table:table-cell office:value-type="string" table:style-name="ce6">
            <text:p>kroyer_4</text:p>
          </table:table-cell>
          <table:table-cell office:value-type="float" office:value="678.15" table:style-name="ce3">
            <text:p>678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071</text:p>
          </table:table-cell>
          <table:table-cell office:value-type="string" table:style-name="ce6">
            <text:p>kroyer_5</text:p>
          </table:table-cell>
          <table:table-cell office:value-type="float" office:value="94.14" table:style-name="ce3">
            <text:p>94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072</text:p>
          </table:table-cell>
          <table:table-cell office:value-type="string" table:style-name="ce6">
            <text:p>kroyer_6</text:p>
          </table:table-cell>
          <table:table-cell office:value-type="float" office:value="1094.51" table:style-name="ce3">
            <text:p>1094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073</text:p>
          </table:table-cell>
          <table:table-cell office:value-type="string" table:style-name="ce6">
            <text:p>kroyer_7</text:p>
          </table:table-cell>
          <table:table-cell office:value-type="float" office:value="623.15" table:style-name="ce3">
            <text:p>623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074</text:p>
          </table:table-cell>
          <table:table-cell office:value-type="string" table:style-name="ce6">
            <text:p>kroyer_8</text:p>
          </table:table-cell>
          <table:table-cell office:value-type="float" office:value="1004.64" table:style-name="ce3">
            <text:p>1004,6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075</text:p>
          </table:table-cell>
          <table:table-cell office:value-type="string" table:style-name="ce6">
            <text:p>kroyer_9</text:p>
          </table:table-cell>
          <table:table-cell office:value-type="float" office:value="895.58" table:style-name="ce3">
            <text:p>895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076</text:p>
          </table:table-cell>
          <table:table-cell office:value-type="string" table:style-name="ce6">
            <text:p>kroyer_10</text:p>
          </table:table-cell>
          <table:table-cell office:value-type="float" office:value="758.02" table:style-name="ce3">
            <text:p>758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2077</text:p>
          </table:table-cell>
          <table:table-cell office:value-type="string" table:style-name="ce6">
            <text:p>kroyer_11</text:p>
          </table:table-cell>
          <table:table-cell office:value-type="float" office:value="898.86" table:style-name="ce3">
            <text:p>898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2078</text:p>
          </table:table-cell>
          <table:table-cell office:value-type="string" table:style-name="ce6">
            <text:p>kroyer_12</text:p>
          </table:table-cell>
          <table:table-cell office:value-type="float" office:value="563.38" table:style-name="ce3">
            <text:p>563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2079</text:p>
          </table:table-cell>
          <table:table-cell office:value-type="string" table:style-name="ce6">
            <text:p>kroyer_13</text:p>
          </table:table-cell>
          <table:table-cell office:value-type="float" office:value="887.89" table:style-name="ce3">
            <text:p>887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2080</text:p>
          </table:table-cell>
          <table:table-cell office:value-type="string" table:style-name="ce6">
            <text:p>kroyer_14</text:p>
          </table:table-cell>
          <table:table-cell office:value-type="float" office:value="834.85" table:style-name="ce3">
            <text:p>834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2081</text:p>
          </table:table-cell>
          <table:table-cell office:value-type="string" table:style-name="ce6">
            <text:p>kroyer_15</text:p>
          </table:table-cell>
          <table:table-cell office:value-type="float" office:value="1107.0899999999999" table:style-name="ce3">
            <text:p>1107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2082</text:p>
          </table:table-cell>
          <table:table-cell office:value-type="string" table:style-name="ce6">
            <text:p>kroyer_16</text:p>
          </table:table-cell>
          <table:table-cell office:value-type="float" office:value="992.76" table:style-name="ce3">
            <text:p>992,7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2083</text:p>
          </table:table-cell>
          <table:table-cell office:value-type="string" table:style-name="ce6">
            <text:p>kroyer_17</text:p>
          </table:table-cell>
          <table:table-cell office:value-type="float" office:value="559.41999999999996" table:style-name="ce3">
            <text:p>559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2084</text:p>
          </table:table-cell>
          <table:table-cell office:value-type="string" table:style-name="ce6">
            <text:p>kroyer_18</text:p>
          </table:table-cell>
          <table:table-cell office:value-type="float" office:value="737.5" table:style-name="ce3">
            <text:p>737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2085</text:p>
          </table:table-cell>
          <table:table-cell office:value-type="string" table:style-name="ce6">
            <text:p>kroyer_19</text:p>
          </table:table-cell>
          <table:table-cell office:value-type="float" office:value="1580.42" table:style-name="ce3">
            <text:p>1580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2086</text:p>
          </table:table-cell>
          <table:table-cell office:value-type="string" table:style-name="ce6">
            <text:p>kroyer_20</text:p>
          </table:table-cell>
          <table:table-cell office:value-type="float" office:value="419.12" table:style-name="ce3">
            <text:p>419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2087</text:p>
          </table:table-cell>
          <table:table-cell office:value-type="string" table:style-name="ce6">
            <text:p>kroyer_21</text:p>
          </table:table-cell>
          <table:table-cell office:value-type="float" office:value="542.25" table:style-name="ce3">
            <text:p>542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2088</text:p>
          </table:table-cell>
          <table:table-cell office:value-type="string" table:style-name="ce6">
            <text:p>kroyer_22</text:p>
          </table:table-cell>
          <table:table-cell office:value-type="float" office:value="339.52" table:style-name="ce3">
            <text:p>339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2089</text:p>
          </table:table-cell>
          <table:table-cell office:value-type="string" table:style-name="ce6">
            <text:p>kroyer_23</text:p>
          </table:table-cell>
          <table:table-cell office:value-type="float" office:value="787.56" table:style-name="ce3">
            <text:p>787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2090</text:p>
          </table:table-cell>
          <table:table-cell office:value-type="string" table:style-name="ce6">
            <text:p>kroyer_24</text:p>
          </table:table-cell>
          <table:table-cell office:value-type="float" office:value="996.12" table:style-name="ce3">
            <text:p>996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2091</text:p>
          </table:table-cell>
          <table:table-cell office:value-type="string" table:style-name="ce6">
            <text:p>kroyer_25</text:p>
          </table:table-cell>
          <table:table-cell office:value-type="float" office:value="895.31" table:style-name="ce3">
            <text:p>895,3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2092</text:p>
          </table:table-cell>
          <table:table-cell office:value-type="string" table:style-name="ce6">
            <text:p>kroyer_26</text:p>
          </table:table-cell>
          <table:table-cell office:value-type="float" office:value="559.51" table:style-name="ce3">
            <text:p>559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2093</text:p>
          </table:table-cell>
          <table:table-cell office:value-type="string" table:style-name="ce6">
            <text:p>kroyer_27</text:p>
          </table:table-cell>
          <table:table-cell office:value-type="float" office:value="606.9" table:style-name="ce3">
            <text:p>606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2094</text:p>
          </table:table-cell>
          <table:table-cell office:value-type="string" table:style-name="ce6">
            <text:p>kroyer_28</text:p>
          </table:table-cell>
          <table:table-cell office:value-type="float" office:value="928.67" table:style-name="ce3">
            <text:p>928,6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2095</text:p>
          </table:table-cell>
          <table:table-cell office:value-type="string" table:style-name="ce6">
            <text:p>kroyer_29</text:p>
          </table:table-cell>
          <table:table-cell office:value-type="float" office:value="610.80999999999995" table:style-name="ce3">
            <text:p>610,8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peter-breughel-II_1564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2096</text:p>
          </table:table-cell>
          <table:table-cell office:value-type="string" table:style-name="ce6">
            <text:p>breughel-II_1</text:p>
          </table:table-cell>
          <table:table-cell office:value-type="float" office:value="1292.5999999999999" table:style-name="ce3">
            <text:p>1292,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097</text:p>
          </table:table-cell>
          <table:table-cell office:value-type="string" table:style-name="ce6">
            <text:p>breughel-II_2</text:p>
          </table:table-cell>
          <table:table-cell office:value-type="float" office:value="1115.3800000000001" table:style-name="ce3">
            <text:p>1115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098</text:p>
          </table:table-cell>
          <table:table-cell office:value-type="string" table:style-name="ce6">
            <text:p>breughel-II_3</text:p>
          </table:table-cell>
          <table:table-cell office:value-type="float" office:value="898.91" table:style-name="ce3">
            <text:p>898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099</text:p>
          </table:table-cell>
          <table:table-cell office:value-type="string" table:style-name="ce6">
            <text:p>breughel-II_4</text:p>
          </table:table-cell>
          <table:table-cell office:value-type="float" office:value="1057.27" table:style-name="ce3">
            <text:p>1057,2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100</text:p>
          </table:table-cell>
          <table:table-cell office:value-type="string" table:style-name="ce6">
            <text:p>breughel-II_5</text:p>
          </table:table-cell>
          <table:table-cell office:value-type="float" office:value="2011.19" table:style-name="ce3">
            <text:p>2011,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101</text:p>
          </table:table-cell>
          <table:table-cell office:value-type="string" table:style-name="ce6">
            <text:p>breughel-II_6</text:p>
          </table:table-cell>
          <table:table-cell office:value-type="float" office:value="1037.5" table:style-name="ce3">
            <text:p>1037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102</text:p>
          </table:table-cell>
          <table:table-cell office:value-type="string" table:style-name="ce6">
            <text:p>breughel-II_7</text:p>
          </table:table-cell>
          <table:table-cell office:value-type="float" office:value="1125.55" table:style-name="ce3">
            <text:p>1125,5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103</text:p>
          </table:table-cell>
          <table:table-cell office:value-type="string" table:style-name="ce6">
            <text:p>breughel-II_8</text:p>
          </table:table-cell>
          <table:table-cell office:value-type="float" office:value="1008.33" table:style-name="ce3">
            <text:p>1008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104</text:p>
          </table:table-cell>
          <table:table-cell office:value-type="string" table:style-name="ce6">
            <text:p>breughel-II_9</text:p>
          </table:table-cell>
          <table:table-cell office:value-type="float" office:value="1210.07" table:style-name="ce3">
            <text:p>1210,0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105</text:p>
          </table:table-cell>
          <table:table-cell office:value-type="string" table:style-name="ce6">
            <text:p>breughel-II_10</text:p>
          </table:table-cell>
          <table:table-cell office:value-type="float" office:value="847.68" table:style-name="ce3">
            <text:p>847,6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2106</text:p>
          </table:table-cell>
          <table:table-cell office:value-type="string" table:style-name="ce6">
            <text:p>breughel-II_11</text:p>
          </table:table-cell>
          <table:table-cell office:value-type="float" office:value="444.88" table:style-name="ce3">
            <text:p>444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2107</text:p>
          </table:table-cell>
          <table:table-cell office:value-type="string" table:style-name="ce6">
            <text:p>breughel-II_12</text:p>
          </table:table-cell>
          <table:table-cell office:value-type="float" office:value="1407.26" table:style-name="ce3">
            <text:p>1407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2108</text:p>
          </table:table-cell>
          <table:table-cell office:value-type="string" table:style-name="ce6">
            <text:p>breughel-II_13</text:p>
          </table:table-cell>
          <table:table-cell office:value-type="float" office:value="952.35" table:style-name="ce3">
            <text:p>952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2109</text:p>
          </table:table-cell>
          <table:table-cell office:value-type="string" table:style-name="ce6">
            <text:p>breughel-II_14</text:p>
          </table:table-cell>
          <table:table-cell office:value-type="float" office:value="876.25" table:style-name="ce3">
            <text:p>876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2110</text:p>
          </table:table-cell>
          <table:table-cell office:value-type="string" table:style-name="ce6">
            <text:p>breughel-II_15</text:p>
          </table:table-cell>
          <table:table-cell office:value-type="float" office:value="1151.58" table:style-name="ce3">
            <text:p>1151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peter-paul-rubens_1577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2111</text:p>
          </table:table-cell>
          <table:table-cell office:value-type="string" table:style-name="ce6">
            <text:p>rubens_1</text:p>
          </table:table-cell>
          <table:table-cell office:value-type="float" office:value="1149.01" table:style-name="ce3">
            <text:p>1149,0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112</text:p>
          </table:table-cell>
          <table:table-cell office:value-type="string" table:style-name="ce6">
            <text:p>rubens_2</text:p>
          </table:table-cell>
          <table:table-cell office:value-type="float" office:value="1036.44" table:style-name="ce3">
            <text:p>1036,4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113</text:p>
          </table:table-cell>
          <table:table-cell office:value-type="string" table:style-name="ce6">
            <text:p>rubens_3</text:p>
          </table:table-cell>
          <table:table-cell office:value-type="float" office:value="738.67" table:style-name="ce3">
            <text:p>738,6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114</text:p>
          </table:table-cell>
          <table:table-cell office:value-type="string" table:style-name="ce6">
            <text:p>rubens_4</text:p>
          </table:table-cell>
          <table:table-cell office:value-type="float" office:value="1244.26" table:style-name="ce3">
            <text:p>1244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115</text:p>
          </table:table-cell>
          <table:table-cell office:value-type="string" table:style-name="ce6">
            <text:p>rubens_5</text:p>
          </table:table-cell>
          <table:table-cell office:value-type="float" office:value="980.49" table:style-name="ce3">
            <text:p>980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116</text:p>
          </table:table-cell>
          <table:table-cell office:value-type="string" table:style-name="ce6">
            <text:p>rubens_6</text:p>
          </table:table-cell>
          <table:table-cell office:value-type="float" office:value="675.5" table:style-name="ce3">
            <text:p>675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117</text:p>
          </table:table-cell>
          <table:table-cell office:value-type="string" table:style-name="ce6">
            <text:p>rubens_7</text:p>
          </table:table-cell>
          <table:table-cell office:value-type="float" office:value="816.43" table:style-name="ce3">
            <text:p>816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118</text:p>
          </table:table-cell>
          <table:table-cell office:value-type="string" table:style-name="ce6">
            <text:p>rubens_8</text:p>
          </table:table-cell>
          <table:table-cell office:value-type="float" office:value="793.12" table:style-name="ce3">
            <text:p>793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119</text:p>
          </table:table-cell>
          <table:table-cell office:value-type="string" table:style-name="ce6">
            <text:p>rubens_9</text:p>
          </table:table-cell>
          <table:table-cell office:value-type="float" office:value="770.31" table:style-name="ce3">
            <text:p>770,3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120</text:p>
          </table:table-cell>
          <table:table-cell office:value-type="string" table:style-name="ce6">
            <text:p>rubens_10</text:p>
          </table:table-cell>
          <table:table-cell office:value-type="float" office:value="700.86" table:style-name="ce3">
            <text:p>700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2121</text:p>
          </table:table-cell>
          <table:table-cell office:value-type="string" table:style-name="ce6">
            <text:p>rubens_11</text:p>
          </table:table-cell>
          <table:table-cell office:value-type="float" office:value="524.47" table:style-name="ce3">
            <text:p>524,4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2122</text:p>
          </table:table-cell>
          <table:table-cell office:value-type="string" table:style-name="ce6">
            <text:p>rubens_12</text:p>
          </table:table-cell>
          <table:table-cell office:value-type="float" office:value="639.35" table:style-name="ce3">
            <text:p>639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2123</text:p>
          </table:table-cell>
          <table:table-cell office:value-type="string" table:style-name="ce6">
            <text:p>rubens_13</text:p>
          </table:table-cell>
          <table:table-cell office:value-type="float" office:value="805.88" table:style-name="ce3">
            <text:p>805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2124</text:p>
          </table:table-cell>
          <table:table-cell office:value-type="string" table:style-name="ce6">
            <text:p>rubens_14</text:p>
          </table:table-cell>
          <table:table-cell office:value-type="float" office:value="526.64" table:style-name="ce3">
            <text:p>526,6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2125</text:p>
          </table:table-cell>
          <table:table-cell office:value-type="string" table:style-name="ce6">
            <text:p>rubens_15</text:p>
          </table:table-cell>
          <table:table-cell office:value-type="float" office:value="359.56" table:style-name="ce3">
            <text:p>359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2126</text:p>
          </table:table-cell>
          <table:table-cell office:value-type="string" table:style-name="ce6">
            <text:p>rubens_16</text:p>
          </table:table-cell>
          <table:table-cell office:value-type="float" office:value="234.86" table:style-name="ce3">
            <text:p>234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2127</text:p>
          </table:table-cell>
          <table:table-cell office:value-type="string" table:style-name="ce6">
            <text:p>rubens_17</text:p>
          </table:table-cell>
          <table:table-cell office:value-type="float" office:value="388.29" table:style-name="ce3">
            <text:p>388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2128</text:p>
          </table:table-cell>
          <table:table-cell office:value-type="string" table:style-name="ce6">
            <text:p>rubens_18</text:p>
          </table:table-cell>
          <table:table-cell office:value-type="float" office:value="820.31" table:style-name="ce3">
            <text:p>820,3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2129</text:p>
          </table:table-cell>
          <table:table-cell office:value-type="string" table:style-name="ce6">
            <text:p>rubens_19</text:p>
          </table:table-cell>
          <table:table-cell office:value-type="float" office:value="320.11" table:style-name="ce3">
            <text:p>320,1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2130</text:p>
          </table:table-cell>
          <table:table-cell office:value-type="string" table:style-name="ce6">
            <text:p>rubens_20</text:p>
          </table:table-cell>
          <table:table-cell office:value-type="float" office:value="823.88" table:style-name="ce3">
            <text:p>823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2131</text:p>
          </table:table-cell>
          <table:table-cell office:value-type="string" table:style-name="ce6">
            <text:p>rubens_21</text:p>
          </table:table-cell>
          <table:table-cell office:value-type="float" office:value="403.57" table:style-name="ce3">
            <text:p>403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2132</text:p>
          </table:table-cell>
          <table:table-cell office:value-type="string" table:style-name="ce6">
            <text:p>rubens_22</text:p>
          </table:table-cell>
          <table:table-cell office:value-type="float" office:value="1020.11" table:style-name="ce3">
            <text:p>1020,1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2133</text:p>
          </table:table-cell>
          <table:table-cell office:value-type="string" table:style-name="ce6">
            <text:p>rubens_23</text:p>
          </table:table-cell>
          <table:table-cell office:value-type="float" office:value="812.56" table:style-name="ce3">
            <text:p>812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2134</text:p>
          </table:table-cell>
          <table:table-cell office:value-type="string" table:style-name="ce6">
            <text:p>rubens_24</text:p>
          </table:table-cell>
          <table:table-cell office:value-type="float" office:value="566.4" table:style-name="ce3">
            <text:p>566,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2135</text:p>
          </table:table-cell>
          <table:table-cell office:value-type="string" table:style-name="ce6">
            <text:p>rubens_25</text:p>
          </table:table-cell>
          <table:table-cell office:value-type="float" office:value="551.39" table:style-name="ce3">
            <text:p>551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2136</text:p>
          </table:table-cell>
          <table:table-cell office:value-type="string" table:style-name="ce6">
            <text:p>rubens_26</text:p>
          </table:table-cell>
          <table:table-cell office:value-type="float" office:value="489.09" table:style-name="ce3">
            <text:p>489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2137</text:p>
          </table:table-cell>
          <table:table-cell office:value-type="string" table:style-name="ce6">
            <text:p>rubens-27</text:p>
          </table:table-cell>
          <table:table-cell office:value-type="float" office:value="502.82" table:style-name="ce3">
            <text:p>502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2138</text:p>
          </table:table-cell>
          <table:table-cell office:value-type="string" table:style-name="ce6">
            <text:p>rubens-28</text:p>
          </table:table-cell>
          <table:table-cell office:value-type="float" office:value="447.03" table:style-name="ce3">
            <text:p>447,0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2139</text:p>
          </table:table-cell>
          <table:table-cell office:value-type="string" table:style-name="ce6">
            <text:p>rubens-29</text:p>
          </table:table-cell>
          <table:table-cell office:value-type="float" office:value="588.37" table:style-name="ce3">
            <text:p>588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2140</text:p>
          </table:table-cell>
          <table:table-cell office:value-type="string" table:style-name="ce6">
            <text:p>rubens-30</text:p>
          </table:table-cell>
          <table:table-cell office:value-type="float" office:value="489.09" table:style-name="ce3">
            <text:p>489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piet-mondrian_1872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2141</text:p>
          </table:table-cell>
          <table:table-cell office:value-type="string" table:style-name="ce6">
            <text:p>mondrian_1</text:p>
          </table:table-cell>
          <table:table-cell office:value-type="float" office:value="2330.62" table:style-name="ce3">
            <text:p>2330,6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142</text:p>
          </table:table-cell>
          <table:table-cell office:value-type="string" table:style-name="ce6">
            <text:p>mondrian_2</text:p>
          </table:table-cell>
          <table:table-cell office:value-type="float" office:value="3579.49" table:style-name="ce3">
            <text:p>3579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143</text:p>
          </table:table-cell>
          <table:table-cell office:value-type="string" table:style-name="ce6">
            <text:p>mondrian_3</text:p>
          </table:table-cell>
          <table:table-cell office:value-type="float" office:value="3301.83" table:style-name="ce3">
            <text:p>3301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144</text:p>
          </table:table-cell>
          <table:table-cell office:value-type="string" table:style-name="ce6">
            <text:p>mondrian_4</text:p>
          </table:table-cell>
          <table:table-cell office:value-type="float" office:value="3551.82" table:style-name="ce3">
            <text:p>3551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145</text:p>
          </table:table-cell>
          <table:table-cell office:value-type="string" table:style-name="ce6">
            <text:p>mondrian_5</text:p>
          </table:table-cell>
          <table:table-cell office:value-type="float" office:value="3940.94" table:style-name="ce3">
            <text:p>3940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146</text:p>
          </table:table-cell>
          <table:table-cell office:value-type="string" table:style-name="ce6">
            <text:p>mondrian_6</text:p>
          </table:table-cell>
          <table:table-cell office:value-type="float" office:value="2718.63" table:style-name="ce3">
            <text:p>2718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147</text:p>
          </table:table-cell>
          <table:table-cell office:value-type="string" table:style-name="ce6">
            <text:p>mondrian_7</text:p>
          </table:table-cell>
          <table:table-cell office:value-type="float" office:value="3551.32" table:style-name="ce3">
            <text:p>3551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148</text:p>
          </table:table-cell>
          <table:table-cell office:value-type="string" table:style-name="ce6">
            <text:p>mondrian_8</text:p>
          </table:table-cell>
          <table:table-cell office:value-type="float" office:value="1336.13" table:style-name="ce3">
            <text:p>1336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149</text:p>
          </table:table-cell>
          <table:table-cell office:value-type="string" table:style-name="ce6">
            <text:p>mondrian_9</text:p>
          </table:table-cell>
          <table:table-cell office:value-type="float" office:value="8832.42" table:style-name="ce3">
            <text:p>8832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150</text:p>
          </table:table-cell>
          <table:table-cell office:value-type="string" table:style-name="ce6">
            <text:p>mondrian_10</text:p>
          </table:table-cell>
          <table:table-cell office:value-type="float" office:value="3455.32" table:style-name="ce3">
            <text:p>3455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2151</text:p>
          </table:table-cell>
          <table:table-cell office:value-type="string" table:style-name="ce6">
            <text:p>mondrian_11</text:p>
          </table:table-cell>
          <table:table-cell office:value-type="float" office:value="2380.2800000000002" table:style-name="ce3">
            <text:p>2380,2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2152</text:p>
          </table:table-cell>
          <table:table-cell office:value-type="string" table:style-name="ce6">
            <text:p>mondrian_12</text:p>
          </table:table-cell>
          <table:table-cell office:value-type="float" office:value="2495.9499999999998" table:style-name="ce3">
            <text:p>2495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2153</text:p>
          </table:table-cell>
          <table:table-cell office:value-type="string" table:style-name="ce6">
            <text:p>mondrian_13</text:p>
          </table:table-cell>
          <table:table-cell office:value-type="float" office:value="2105.16" table:style-name="ce3">
            <text:p>2105,1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2154</text:p>
          </table:table-cell>
          <table:table-cell office:value-type="string" table:style-name="ce6">
            <text:p>mondrian_14</text:p>
          </table:table-cell>
          <table:table-cell office:value-type="float" office:value="318.82" table:style-name="ce3">
            <text:p>318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2155</text:p>
          </table:table-cell>
          <table:table-cell office:value-type="string" table:style-name="ce6">
            <text:p>mondrian_15</text:p>
          </table:table-cell>
          <table:table-cell office:value-type="float" office:value="107.71" table:style-name="ce3">
            <text:p>107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2156</text:p>
          </table:table-cell>
          <table:table-cell office:value-type="string" table:style-name="ce6">
            <text:p>mondrian_16</text:p>
          </table:table-cell>
          <table:table-cell office:value-type="float" office:value="700.9" table:style-name="ce3">
            <text:p>700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2157</text:p>
          </table:table-cell>
          <table:table-cell office:value-type="string" table:style-name="ce6">
            <text:p>mondrian_17</text:p>
          </table:table-cell>
          <table:table-cell office:value-type="float" office:value="3572.12" table:style-name="ce3">
            <text:p>3572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2158</text:p>
          </table:table-cell>
          <table:table-cell office:value-type="string" table:style-name="ce6">
            <text:p>mondrian_18</text:p>
          </table:table-cell>
          <table:table-cell office:value-type="float" office:value="4068.27" table:style-name="ce3">
            <text:p>4068,2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2159</text:p>
          </table:table-cell>
          <table:table-cell office:value-type="string" table:style-name="ce6">
            <text:p>mondrian_19</text:p>
          </table:table-cell>
          <table:table-cell office:value-type="float" office:value="3279.4" table:style-name="ce3">
            <text:p>3279,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2160</text:p>
          </table:table-cell>
          <table:table-cell office:value-type="string" table:style-name="ce6">
            <text:p>mondrian_20</text:p>
          </table:table-cell>
          <table:table-cell office:value-type="float" office:value="4855.33" table:style-name="ce3">
            <text:p>4855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2161</text:p>
          </table:table-cell>
          <table:table-cell office:value-type="string" table:style-name="ce6">
            <text:p>mondrian_21</text:p>
          </table:table-cell>
          <table:table-cell office:value-type="float" office:value="2864.38" table:style-name="ce3">
            <text:p>2864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2162</text:p>
          </table:table-cell>
          <table:table-cell office:value-type="string" table:style-name="ce6">
            <text:p>mondrian_22</text:p>
          </table:table-cell>
          <table:table-cell office:value-type="float" office:value="3075.02" table:style-name="ce3">
            <text:p>3075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2163</text:p>
          </table:table-cell>
          <table:table-cell office:value-type="string" table:style-name="ce6">
            <text:p>mondrian_23</text:p>
          </table:table-cell>
          <table:table-cell office:value-type="float" office:value="1294.5" table:style-name="ce3">
            <text:p>1294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2164</text:p>
          </table:table-cell>
          <table:table-cell office:value-type="string" table:style-name="ce6">
            <text:p>mondrian_24</text:p>
          </table:table-cell>
          <table:table-cell office:value-type="float" office:value="3659.36" table:style-name="ce3">
            <text:p>3659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2165</text:p>
          </table:table-cell>
          <table:table-cell office:value-type="string" table:style-name="ce6">
            <text:p>mondrian_25</text:p>
          </table:table-cell>
          <table:table-cell office:value-type="float" office:value="1989.55" table:style-name="ce3">
            <text:p>1989,5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2166</text:p>
          </table:table-cell>
          <table:table-cell office:value-type="string" table:style-name="ce6">
            <text:p>mondrian_26</text:p>
          </table:table-cell>
          <table:table-cell office:value-type="float" office:value="3465.52" table:style-name="ce3">
            <text:p>3465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primitifs-flamands_1450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2167</text:p>
          </table:table-cell>
          <table:table-cell office:value-type="string" table:style-name="ce6">
            <text:p>primitifs-flamands_1</text:p>
          </table:table-cell>
          <table:table-cell office:value-type="float" office:value="1104.08" table:style-name="ce3">
            <text:p>1104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168</text:p>
          </table:table-cell>
          <table:table-cell office:value-type="string" table:style-name="ce6">
            <text:p>primitifs-flamands_2</text:p>
          </table:table-cell>
          <table:table-cell office:value-type="float" office:value="1063.48" table:style-name="ce3">
            <text:p>1063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169</text:p>
          </table:table-cell>
          <table:table-cell office:value-type="string" table:style-name="ce6">
            <text:p>primitifs-flamands_3</text:p>
          </table:table-cell>
          <table:table-cell office:value-type="float" office:value="1342.37" table:style-name="ce3">
            <text:p>1342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170</text:p>
          </table:table-cell>
          <table:table-cell office:value-type="string" table:style-name="ce6">
            <text:p>primitifs-flamands_4</text:p>
          </table:table-cell>
          <table:table-cell office:value-type="float" office:value="1331.21" table:style-name="ce3">
            <text:p>1331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171</text:p>
          </table:table-cell>
          <table:table-cell office:value-type="string" table:style-name="ce6">
            <text:p>primitifs-flamands_5</text:p>
          </table:table-cell>
          <table:table-cell office:value-type="float" office:value="1380.04" table:style-name="ce3">
            <text:p>1380,0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172</text:p>
          </table:table-cell>
          <table:table-cell office:value-type="string" table:style-name="ce6">
            <text:p>primitifs-flamands_6</text:p>
          </table:table-cell>
          <table:table-cell office:value-type="float" office:value="1134.17" table:style-name="ce3">
            <text:p>1134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173</text:p>
          </table:table-cell>
          <table:table-cell office:value-type="string" table:style-name="ce6">
            <text:p>primitifs-flamands_7</text:p>
          </table:table-cell>
          <table:table-cell office:value-type="float" office:value="732.14" table:style-name="ce3">
            <text:p>732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174</text:p>
          </table:table-cell>
          <table:table-cell office:value-type="string" table:style-name="ce6">
            <text:p>primitifs-flamands_8</text:p>
          </table:table-cell>
          <table:table-cell office:value-type="float" office:value="925.29" table:style-name="ce3">
            <text:p>925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175</text:p>
          </table:table-cell>
          <table:table-cell office:value-type="string" table:style-name="ce6">
            <text:p>primitifs-flamands_9</text:p>
          </table:table-cell>
          <table:table-cell office:value-type="float" office:value="936.56" table:style-name="ce3">
            <text:p>936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176</text:p>
          </table:table-cell>
          <table:table-cell office:value-type="string" table:style-name="ce6">
            <text:p>primitifs-flamands_10</text:p>
          </table:table-cell>
          <table:table-cell office:value-type="float" office:value="1362.24" table:style-name="ce3">
            <text:p>1362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2177</text:p>
          </table:table-cell>
          <table:table-cell office:value-type="string" table:style-name="ce6">
            <text:p>primitifs-flamands_11</text:p>
          </table:table-cell>
          <table:table-cell office:value-type="float" office:value="992.82" table:style-name="ce3">
            <text:p>992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2178</text:p>
          </table:table-cell>
          <table:table-cell office:value-type="string" table:style-name="ce6">
            <text:p>primitifs-flamands_12</text:p>
          </table:table-cell>
          <table:table-cell office:value-type="float" office:value="825.75" table:style-name="ce3">
            <text:p>825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2179</text:p>
          </table:table-cell>
          <table:table-cell office:value-type="string" table:style-name="ce6">
            <text:p>primitifs-flamands_13</text:p>
          </table:table-cell>
          <table:table-cell office:value-type="float" office:value="928.65" table:style-name="ce3">
            <text:p>928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2180</text:p>
          </table:table-cell>
          <table:table-cell office:value-type="string" table:style-name="ce6">
            <text:p>primitifs-flamands_14</text:p>
          </table:table-cell>
          <table:table-cell office:value-type="float" office:value="844.77" table:style-name="ce3">
            <text:p>844,7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2181</text:p>
          </table:table-cell>
          <table:table-cell office:value-type="string" table:style-name="ce6">
            <text:p>primitifs-flamands_15</text:p>
          </table:table-cell>
          <table:table-cell office:value-type="float" office:value="1072.0999999999999" table:style-name="ce3">
            <text:p>1072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2182</text:p>
          </table:table-cell>
          <table:table-cell office:value-type="string" table:style-name="ce6">
            <text:p>primitifs-flamands_16</text:p>
          </table:table-cell>
          <table:table-cell office:value-type="float" office:value="685.78" table:style-name="ce3">
            <text:p>685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2183</text:p>
          </table:table-cell>
          <table:table-cell office:value-type="string" table:style-name="ce6">
            <text:p>primitifs-flamands_17</text:p>
          </table:table-cell>
          <table:table-cell office:value-type="float" office:value="1160.98" table:style-name="ce3">
            <text:p>1160,9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2184</text:p>
          </table:table-cell>
          <table:table-cell office:value-type="string" table:style-name="ce6">
            <text:p>primitifs-flamands_18</text:p>
          </table:table-cell>
          <table:table-cell office:value-type="float" office:value="955.03" table:style-name="ce3">
            <text:p>955,0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2185</text:p>
          </table:table-cell>
          <table:table-cell office:value-type="string" table:style-name="ce6">
            <text:p>primitifs-flamands_19</text:p>
          </table:table-cell>
          <table:table-cell office:value-type="float" office:value="1505.44" table:style-name="ce3">
            <text:p>1505,4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2186</text:p>
          </table:table-cell>
          <table:table-cell office:value-type="string" table:style-name="ce6">
            <text:p>primitifs-flamands_20</text:p>
          </table:table-cell>
          <table:table-cell office:value-type="float" office:value="1299.47" table:style-name="ce3">
            <text:p>1299,4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2187</text:p>
          </table:table-cell>
          <table:table-cell office:value-type="string" table:style-name="ce6">
            <text:p>primitifs-flamands_21</text:p>
          </table:table-cell>
          <table:table-cell office:value-type="float" office:value="825.35" table:style-name="ce3">
            <text:p>825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2188</text:p>
          </table:table-cell>
          <table:table-cell office:value-type="string" table:style-name="ce6">
            <text:p>primitifs-flamands_22</text:p>
          </table:table-cell>
          <table:table-cell office:value-type="float" office:value="1375.81" table:style-name="ce3">
            <text:p>1375,8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2189</text:p>
          </table:table-cell>
          <table:table-cell office:value-type="string" table:style-name="ce6">
            <text:p>primitifs-flamands_23</text:p>
          </table:table-cell>
          <table:table-cell office:value-type="float" office:value="580.11" table:style-name="ce3">
            <text:p>580,1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2190</text:p>
          </table:table-cell>
          <table:table-cell office:value-type="string" table:style-name="ce6">
            <text:p>primitifs-flamands_24</text:p>
          </table:table-cell>
          <table:table-cell office:value-type="float" office:value="1023.45" table:style-name="ce3">
            <text:p>1023,4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2191</text:p>
          </table:table-cell>
          <table:table-cell office:value-type="string" table:style-name="ce6">
            <text:p>primitifs-flamands_25</text:p>
          </table:table-cell>
          <table:table-cell office:value-type="float" office:value="799.17" table:style-name="ce3">
            <text:p>799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2192</text:p>
          </table:table-cell>
          <table:table-cell office:value-type="string" table:style-name="ce6">
            <text:p>primitifs-flamands_26</text:p>
          </table:table-cell>
          <table:table-cell office:value-type="float" office:value="754.39" table:style-name="ce3">
            <text:p>754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2193</text:p>
          </table:table-cell>
          <table:table-cell office:value-type="string" table:style-name="ce6">
            <text:p>primitifs-flamands_27</text:p>
          </table:table-cell>
          <table:table-cell office:value-type="float" office:value="696.03" table:style-name="ce3">
            <text:p>696,0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2194</text:p>
          </table:table-cell>
          <table:table-cell office:value-type="string" table:style-name="ce6">
            <text:p>primitifs-flamands_28</text:p>
          </table:table-cell>
          <table:table-cell office:value-type="float" office:value="674.1" table:style-name="ce3">
            <text:p>674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2195</text:p>
          </table:table-cell>
          <table:table-cell office:value-type="string" table:style-name="ce6">
            <text:p>primitifs-flamands_29</text:p>
          </table:table-cell>
          <table:table-cell office:value-type="float" office:value="2000.69" table:style-name="ce3">
            <text:p>2000,6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2196</text:p>
          </table:table-cell>
          <table:table-cell office:value-type="string" table:style-name="ce6">
            <text:p>primitifs-flamands_30</text:p>
          </table:table-cell>
          <table:table-cell office:value-type="float" office:value="754.19" table:style-name="ce3">
            <text:p>754,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00002197</text:p>
          </table:table-cell>
          <table:table-cell office:value-type="string" table:style-name="ce6">
            <text:p>primitifs-flamands_31</text:p>
          </table:table-cell>
          <table:table-cell office:value-type="float" office:value="1282.3399999999999" table:style-name="ce3">
            <text:p>1282,3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00002198</text:p>
          </table:table-cell>
          <table:table-cell office:value-type="string" table:style-name="ce6">
            <text:p>primitifs-flamands_32</text:p>
          </table:table-cell>
          <table:table-cell office:value-type="float" office:value="965.02" table:style-name="ce3">
            <text:p>965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5">
            <text:p>00002199</text:p>
          </table:table-cell>
          <table:table-cell office:value-type="string" table:style-name="ce6">
            <text:p>primitifs-flamands_33</text:p>
          </table:table-cell>
          <table:table-cell office:value-type="float" office:value="1715.55" table:style-name="ce3">
            <text:p>1715,5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5">
            <text:p>00002200</text:p>
          </table:table-cell>
          <table:table-cell office:value-type="string" table:style-name="ce6">
            <text:p>primitifs-flamands_34</text:p>
          </table:table-cell>
          <table:table-cell office:value-type="float" office:value="1820.73" table:style-name="ce3">
            <text:p>1820,7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5">
            <text:p>00002201</text:p>
          </table:table-cell>
          <table:table-cell office:value-type="string" table:style-name="ce6">
            <text:p>primitifs-flamands_35</text:p>
          </table:table-cell>
          <table:table-cell office:value-type="float" office:value="558.38" table:style-name="ce3">
            <text:p>558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5">
            <text:p>00002202</text:p>
          </table:table-cell>
          <table:table-cell office:value-type="string" table:style-name="ce6">
            <text:p>primitifs-flamands_36</text:p>
          </table:table-cell>
          <table:table-cell office:value-type="float" office:value="1660.58" table:style-name="ce3">
            <text:p>1660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string" table:style-name="ce5">
            <text:p>00002203</text:p>
          </table:table-cell>
          <table:table-cell office:value-type="string" table:style-name="ce6">
            <text:p>primitifs-flamands_37</text:p>
          </table:table-cell>
          <table:table-cell office:value-type="float" office:value="1134.72" table:style-name="ce3">
            <text:p>1134,7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5">
            <text:p>00002204</text:p>
          </table:table-cell>
          <table:table-cell office:value-type="string" table:style-name="ce6">
            <text:p>primitifs-flamands_38</text:p>
          </table:table-cell>
          <table:table-cell office:value-type="float" office:value="685.12" table:style-name="ce3">
            <text:p>685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5">
            <text:p>00002205</text:p>
          </table:table-cell>
          <table:table-cell office:value-type="string" table:style-name="ce6">
            <text:p>primitifs-flamands_39</text:p>
          </table:table-cell>
          <table:table-cell office:value-type="float" office:value="907.45" table:style-name="ce3">
            <text:p>907,4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primitifs-italiens_1400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2206</text:p>
          </table:table-cell>
          <table:table-cell office:value-type="string" table:style-name="ce6">
            <text:p>primitifs-italiens_1</text:p>
          </table:table-cell>
          <table:table-cell office:value-type="float" office:value="1602.41" table:style-name="ce3">
            <text:p>1602,4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207</text:p>
          </table:table-cell>
          <table:table-cell office:value-type="string" table:style-name="ce6">
            <text:p>primitifs-italiens_2</text:p>
          </table:table-cell>
          <table:table-cell office:value-type="float" office:value="617.38" table:style-name="ce3">
            <text:p>617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208</text:p>
          </table:table-cell>
          <table:table-cell office:value-type="string" table:style-name="ce6">
            <text:p>primitifs-italiens_3</text:p>
          </table:table-cell>
          <table:table-cell office:value-type="float" office:value="978.41" table:style-name="ce3">
            <text:p>978,4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209</text:p>
          </table:table-cell>
          <table:table-cell office:value-type="string" table:style-name="ce6">
            <text:p>primitifs-italiens_4</text:p>
          </table:table-cell>
          <table:table-cell office:value-type="float" office:value="705.54" table:style-name="ce3">
            <text:p>705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210</text:p>
          </table:table-cell>
          <table:table-cell office:value-type="string" table:style-name="ce6">
            <text:p>primitifs-italiens_5</text:p>
          </table:table-cell>
          <table:table-cell office:value-type="float" office:value="784.5" table:style-name="ce3">
            <text:p>784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211</text:p>
          </table:table-cell>
          <table:table-cell office:value-type="string" table:style-name="ce6">
            <text:p>primitifs-italiens_6</text:p>
          </table:table-cell>
          <table:table-cell office:value-type="float" office:value="1770.71" table:style-name="ce3">
            <text:p>1770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212</text:p>
          </table:table-cell>
          <table:table-cell office:value-type="string" table:style-name="ce6">
            <text:p>primitifs-italiens_7</text:p>
          </table:table-cell>
          <table:table-cell office:value-type="float" office:value="2263.4" table:style-name="ce3">
            <text:p>2263,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213</text:p>
          </table:table-cell>
          <table:table-cell office:value-type="string" table:style-name="ce6">
            <text:p>primitifs-italiens_8</text:p>
          </table:table-cell>
          <table:table-cell office:value-type="float" office:value="527.66999999999996" table:style-name="ce3">
            <text:p>527,6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214</text:p>
          </table:table-cell>
          <table:table-cell office:value-type="string" table:style-name="ce6">
            <text:p>primitifs-italiens_9</text:p>
          </table:table-cell>
          <table:table-cell office:value-type="float" office:value="940.8" table:style-name="ce3">
            <text:p>940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215</text:p>
          </table:table-cell>
          <table:table-cell office:value-type="string" table:style-name="ce6">
            <text:p>primitifs-italiens_10</text:p>
          </table:table-cell>
          <table:table-cell office:value-type="float" office:value="1128.83" table:style-name="ce3">
            <text:p>1128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2216</text:p>
          </table:table-cell>
          <table:table-cell office:value-type="string" table:style-name="ce6">
            <text:p>primitifs-italiens_11</text:p>
          </table:table-cell>
          <table:table-cell office:value-type="float" office:value="1664.4" table:style-name="ce3">
            <text:p>1664,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2217</text:p>
          </table:table-cell>
          <table:table-cell office:value-type="string" table:style-name="ce6">
            <text:p>primitifs-italiens_12</text:p>
          </table:table-cell>
          <table:table-cell office:value-type="float" office:value="962.81" table:style-name="ce3">
            <text:p>962,8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2218</text:p>
          </table:table-cell>
          <table:table-cell office:value-type="string" table:style-name="ce6">
            <text:p>primitifs-italiens_13</text:p>
          </table:table-cell>
          <table:table-cell office:value-type="float" office:value="463.12" table:style-name="ce3">
            <text:p>463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2219</text:p>
          </table:table-cell>
          <table:table-cell office:value-type="string" table:style-name="ce6">
            <text:p>primitifs-italiens_14</text:p>
          </table:table-cell>
          <table:table-cell office:value-type="float" office:value="589.02" table:style-name="ce3">
            <text:p>589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2220</text:p>
          </table:table-cell>
          <table:table-cell office:value-type="string" table:style-name="ce6">
            <text:p>primitifs-italiens_15</text:p>
          </table:table-cell>
          <table:table-cell office:value-type="float" office:value="749.63" table:style-name="ce3">
            <text:p>749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2221</text:p>
          </table:table-cell>
          <table:table-cell office:value-type="string" table:style-name="ce6">
            <text:p>primitifs-italiens_16</text:p>
          </table:table-cell>
          <table:table-cell office:value-type="float" office:value="736.8" table:style-name="ce3">
            <text:p>736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2222</text:p>
          </table:table-cell>
          <table:table-cell office:value-type="string" table:style-name="ce6">
            <text:p>primitifs-italiens_17</text:p>
          </table:table-cell>
          <table:table-cell office:value-type="float" office:value="358.88" table:style-name="ce3">
            <text:p>358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2223</text:p>
          </table:table-cell>
          <table:table-cell office:value-type="string" table:style-name="ce6">
            <text:p>primitifs-italiens_18</text:p>
          </table:table-cell>
          <table:table-cell office:value-type="float" office:value="410.65" table:style-name="ce3">
            <text:p>410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2224</text:p>
          </table:table-cell>
          <table:table-cell office:value-type="string" table:style-name="ce6">
            <text:p>primitifs-italiens_19</text:p>
          </table:table-cell>
          <table:table-cell office:value-type="float" office:value="552.49" table:style-name="ce3">
            <text:p>552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2225</text:p>
          </table:table-cell>
          <table:table-cell office:value-type="string" table:style-name="ce6">
            <text:p>primitifs-italiens_20</text:p>
          </table:table-cell>
          <table:table-cell office:value-type="float" office:value="401.78" table:style-name="ce3">
            <text:p>401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2226</text:p>
          </table:table-cell>
          <table:table-cell office:value-type="string" table:style-name="ce6">
            <text:p>primitifs-italiens_21</text:p>
          </table:table-cell>
          <table:table-cell office:value-type="float" office:value="447.19" table:style-name="ce3">
            <text:p>447,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2227</text:p>
          </table:table-cell>
          <table:table-cell office:value-type="string" table:style-name="ce6">
            <text:p>primitifs-italiens_22</text:p>
          </table:table-cell>
          <table:table-cell office:value-type="float" office:value="1010.66" table:style-name="ce3">
            <text:p>1010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2228</text:p>
          </table:table-cell>
          <table:table-cell office:value-type="string" table:style-name="ce6">
            <text:p>primitifs-italiens_23</text:p>
          </table:table-cell>
          <table:table-cell office:value-type="float" office:value="866.9" table:style-name="ce3">
            <text:p>866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2229</text:p>
          </table:table-cell>
          <table:table-cell office:value-type="string" table:style-name="ce6">
            <text:p>primitifs-italiens_24</text:p>
          </table:table-cell>
          <table:table-cell office:value-type="float" office:value="627.95000000000005" table:style-name="ce3">
            <text:p>627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2230</text:p>
          </table:table-cell>
          <table:table-cell office:value-type="string" table:style-name="ce6">
            <text:p>primitifs-italiens_25</text:p>
          </table:table-cell>
          <table:table-cell office:value-type="float" office:value="465.46" table:style-name="ce3">
            <text:p>465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2231</text:p>
          </table:table-cell>
          <table:table-cell office:value-type="string" table:style-name="ce6">
            <text:p>primitifs-italiens_26</text:p>
          </table:table-cell>
          <table:table-cell office:value-type="float" office:value="551.82000000000005" table:style-name="ce3">
            <text:p>551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2232</text:p>
          </table:table-cell>
          <table:table-cell office:value-type="string" table:style-name="ce6">
            <text:p>primitifs-italiens_27</text:p>
          </table:table-cell>
          <table:table-cell office:value-type="float" office:value="476.48" table:style-name="ce3">
            <text:p>476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2233</text:p>
          </table:table-cell>
          <table:table-cell office:value-type="string" table:style-name="ce6">
            <text:p>primitifs-italiens_28</text:p>
          </table:table-cell>
          <table:table-cell office:value-type="float" office:value="792.62" table:style-name="ce3">
            <text:p>792,6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2234</text:p>
          </table:table-cell>
          <table:table-cell office:value-type="string" table:style-name="ce6">
            <text:p>primitifs-italiens_29</text:p>
          </table:table-cell>
          <table:table-cell office:value-type="float" office:value="993.82" table:style-name="ce3">
            <text:p>993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2235</text:p>
          </table:table-cell>
          <table:table-cell office:value-type="string" table:style-name="ce6">
            <text:p>primitifs-italiens_30</text:p>
          </table:table-cell>
          <table:table-cell office:value-type="float" office:value="929.91" table:style-name="ce3">
            <text:p>929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00002236</text:p>
          </table:table-cell>
          <table:table-cell office:value-type="string" table:style-name="ce6">
            <text:p>primitifs-italiens_31</text:p>
          </table:table-cell>
          <table:table-cell office:value-type="float" office:value="744.56" table:style-name="ce3">
            <text:p>744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00002237</text:p>
          </table:table-cell>
          <table:table-cell office:value-type="string" table:style-name="ce6">
            <text:p>primitifs-italiens_32</text:p>
          </table:table-cell>
          <table:table-cell office:value-type="float" office:value="810.83" table:style-name="ce3">
            <text:p>810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5">
            <text:p>00002238</text:p>
          </table:table-cell>
          <table:table-cell office:value-type="string" table:style-name="ce6">
            <text:p>primitifs-italiens_33</text:p>
          </table:table-cell>
          <table:table-cell office:value-type="float" office:value="1052.3399999999999" table:style-name="ce3">
            <text:p>1052,3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5">
            <text:p>00002239</text:p>
          </table:table-cell>
          <table:table-cell office:value-type="string" table:style-name="ce6">
            <text:p>primitifs-italiens_34</text:p>
          </table:table-cell>
          <table:table-cell office:value-type="float" office:value="651.16999999999996" table:style-name="ce3">
            <text:p>651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5">
            <text:p>00002240</text:p>
          </table:table-cell>
          <table:table-cell office:value-type="string" table:style-name="ce6">
            <text:p>primitifs-italiens_35</text:p>
          </table:table-cell>
          <table:table-cell office:value-type="float" office:value="1064.8800000000001" table:style-name="ce3">
            <text:p>1064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5">
            <text:p>00002241</text:p>
          </table:table-cell>
          <table:table-cell office:value-type="string" table:style-name="ce6">
            <text:p>primitifs-italiens_36</text:p>
          </table:table-cell>
          <table:table-cell office:value-type="float" office:value="1883.35" table:style-name="ce3">
            <text:p>1883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string" table:style-name="ce5">
            <text:p>00002242</text:p>
          </table:table-cell>
          <table:table-cell office:value-type="string" table:style-name="ce6">
            <text:p>primitifs-italiens_37</text:p>
          </table:table-cell>
          <table:table-cell office:value-type="float" office:value="1368.7" table:style-name="ce3">
            <text:p>1368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5">
            <text:p>00002243</text:p>
          </table:table-cell>
          <table:table-cell office:value-type="string" table:style-name="ce6">
            <text:p>primitifs-italiens_38</text:p>
          </table:table-cell>
          <table:table-cell office:value-type="float" office:value="955.39" table:style-name="ce3">
            <text:p>955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5">
            <text:p>00002244</text:p>
          </table:table-cell>
          <table:table-cell office:value-type="string" table:style-name="ce6">
            <text:p>primitifs-italiens_39</text:p>
          </table:table-cell>
          <table:table-cell office:value-type="float" office:value="786.48" table:style-name="ce3">
            <text:p>786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5">
            <text:p>00002245</text:p>
          </table:table-cell>
          <table:table-cell office:value-type="string" table:style-name="ce6">
            <text:p>primitifs-italiens_40</text:p>
          </table:table-cell>
          <table:table-cell office:value-type="float" office:value="1335.46" table:style-name="ce3">
            <text:p>1335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string" table:style-name="ce5">
            <text:p>00002246</text:p>
          </table:table-cell>
          <table:table-cell office:value-type="string" table:style-name="ce6">
            <text:p>primitifs-italiens_41</text:p>
          </table:table-cell>
          <table:table-cell office:value-type="float" office:value="1344.32" table:style-name="ce3">
            <text:p>1344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string" table:style-name="ce5">
            <text:p>00002247</text:p>
          </table:table-cell>
          <table:table-cell office:value-type="string" table:style-name="ce6">
            <text:p>primitifs-italiens_42</text:p>
          </table:table-cell>
          <table:table-cell office:value-type="float" office:value="1018.93" table:style-name="ce3">
            <text:p>1018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5">
            <text:p>00002248</text:p>
          </table:table-cell>
          <table:table-cell office:value-type="string" table:style-name="ce6">
            <text:p>primitifs-italiens_43</text:p>
          </table:table-cell>
          <table:table-cell office:value-type="float" office:value="1683.03" table:style-name="ce3">
            <text:p>1683,0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5">
            <text:p>00002249</text:p>
          </table:table-cell>
          <table:table-cell office:value-type="string" table:style-name="ce6">
            <text:p>primitifs-italiens_44</text:p>
          </table:table-cell>
          <table:table-cell office:value-type="float" office:value="1531.94" table:style-name="ce3">
            <text:p>1531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5">
            <text:p>00002250</text:p>
          </table:table-cell>
          <table:table-cell office:value-type="string" table:style-name="ce6">
            <text:p>primitifs-italiens_45</text:p>
          </table:table-cell>
          <table:table-cell office:value-type="float" office:value="1250.2" table:style-name="ce3">
            <text:p>1250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6" table:style-name="ce5">
            <text:p>46</text:p>
          </table:table-cell>
          <table:table-cell office:value-type="string" table:style-name="ce5">
            <text:p>00002251</text:p>
          </table:table-cell>
          <table:table-cell office:value-type="string" table:style-name="ce6">
            <text:p>primitifs-italiens_46</text:p>
          </table:table-cell>
          <table:table-cell office:value-type="float" office:value="1530.4" table:style-name="ce3">
            <text:p>1530,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7" table:style-name="ce5">
            <text:p>47</text:p>
          </table:table-cell>
          <table:table-cell office:value-type="string" table:style-name="ce5">
            <text:p>00002252</text:p>
          </table:table-cell>
          <table:table-cell office:value-type="string" table:style-name="ce6">
            <text:p>primitifs-italiens_47</text:p>
          </table:table-cell>
          <table:table-cell office:value-type="float" office:value="1225.25" table:style-name="ce3">
            <text:p>1225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5">
            <text:p>00002253</text:p>
          </table:table-cell>
          <table:table-cell office:value-type="string" table:style-name="ce6">
            <text:p>primitifs-italiens_48</text:p>
          </table:table-cell>
          <table:table-cell office:value-type="float" office:value="1349.04" table:style-name="ce3">
            <text:p>1349,0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raffaello-sanzio_1483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2254</text:p>
          </table:table-cell>
          <table:table-cell office:value-type="string" table:style-name="ce6">
            <text:p>raphael_1</text:p>
          </table:table-cell>
          <table:table-cell office:value-type="float" office:value="556.23" table:style-name="ce3">
            <text:p>556,2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255</text:p>
          </table:table-cell>
          <table:table-cell office:value-type="string" table:style-name="ce6">
            <text:p>raphael_2</text:p>
          </table:table-cell>
          <table:table-cell office:value-type="float" office:value="574.41" table:style-name="ce3">
            <text:p>574,4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256</text:p>
          </table:table-cell>
          <table:table-cell office:value-type="string" table:style-name="ce6">
            <text:p>raphael_3</text:p>
          </table:table-cell>
          <table:table-cell office:value-type="float" office:value="604.55999999999995" table:style-name="ce3">
            <text:p>604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257</text:p>
          </table:table-cell>
          <table:table-cell office:value-type="string" table:style-name="ce6">
            <text:p>raphael_4</text:p>
          </table:table-cell>
          <table:table-cell office:value-type="float" office:value="589.74" table:style-name="ce3">
            <text:p>589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258</text:p>
          </table:table-cell>
          <table:table-cell office:value-type="string" table:style-name="ce6">
            <text:p>raphael_5</text:p>
          </table:table-cell>
          <table:table-cell office:value-type="float" office:value="752.81" table:style-name="ce3">
            <text:p>752,8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259</text:p>
          </table:table-cell>
          <table:table-cell office:value-type="string" table:style-name="ce6">
            <text:p>raphael_6</text:p>
          </table:table-cell>
          <table:table-cell office:value-type="float" office:value="505" table:style-name="ce3">
            <text:p>5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260</text:p>
          </table:table-cell>
          <table:table-cell office:value-type="string" table:style-name="ce6">
            <text:p>raphael_7</text:p>
          </table:table-cell>
          <table:table-cell office:value-type="float" office:value="409.19" table:style-name="ce3">
            <text:p>409,1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261</text:p>
          </table:table-cell>
          <table:table-cell office:value-type="string" table:style-name="ce6">
            <text:p>raphael_8</text:p>
          </table:table-cell>
          <table:table-cell office:value-type="float" office:value="565.42999999999995" table:style-name="ce3">
            <text:p>565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262</text:p>
          </table:table-cell>
          <table:table-cell office:value-type="string" table:style-name="ce6">
            <text:p>raphael_9</text:p>
          </table:table-cell>
          <table:table-cell office:value-type="float" office:value="824.65" table:style-name="ce3">
            <text:p>824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263</text:p>
          </table:table-cell>
          <table:table-cell office:value-type="string" table:style-name="ce6">
            <text:p>raphael_10</text:p>
          </table:table-cell>
          <table:table-cell office:value-type="float" office:value="462.6" table:style-name="ce3">
            <text:p>462,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2264</text:p>
          </table:table-cell>
          <table:table-cell office:value-type="string" table:style-name="ce6">
            <text:p>raphael_11</text:p>
          </table:table-cell>
          <table:table-cell office:value-type="float" office:value="790.83" table:style-name="ce3">
            <text:p>790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2265</text:p>
          </table:table-cell>
          <table:table-cell office:value-type="string" table:style-name="ce6">
            <text:p>raphael_12</text:p>
          </table:table-cell>
          <table:table-cell office:value-type="float" office:value="766.55" table:style-name="ce3">
            <text:p>766,5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2266</text:p>
          </table:table-cell>
          <table:table-cell office:value-type="string" table:style-name="ce6">
            <text:p>raphael_13</text:p>
          </table:table-cell>
          <table:table-cell office:value-type="float" office:value="599.09" table:style-name="ce3">
            <text:p>599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2267</text:p>
          </table:table-cell>
          <table:table-cell office:value-type="string" table:style-name="ce6">
            <text:p>raphael_14</text:p>
          </table:table-cell>
          <table:table-cell office:value-type="float" office:value="877.63" table:style-name="ce3">
            <text:p>877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2268</text:p>
          </table:table-cell>
          <table:table-cell office:value-type="string" table:style-name="ce6">
            <text:p>raphael_15</text:p>
          </table:table-cell>
          <table:table-cell office:value-type="float" office:value="888.21" table:style-name="ce3">
            <text:p>888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raoul-dufy_1877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2269</text:p>
          </table:table-cell>
          <table:table-cell office:value-type="string" table:style-name="ce6">
            <text:p>dufy_1</text:p>
          </table:table-cell>
          <table:table-cell office:value-type="float" office:value="731.21" table:style-name="ce3">
            <text:p>731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270</text:p>
          </table:table-cell>
          <table:table-cell office:value-type="string" table:style-name="ce6">
            <text:p>dufy_2</text:p>
          </table:table-cell>
          <table:table-cell office:value-type="float" office:value="1202.93" table:style-name="ce3">
            <text:p>1202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271</text:p>
          </table:table-cell>
          <table:table-cell office:value-type="string" table:style-name="ce6">
            <text:p>dufy_3</text:p>
          </table:table-cell>
          <table:table-cell office:value-type="float" office:value="719.88" table:style-name="ce3">
            <text:p>719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272</text:p>
          </table:table-cell>
          <table:table-cell office:value-type="string" table:style-name="ce6">
            <text:p>dufy_4</text:p>
          </table:table-cell>
          <table:table-cell office:value-type="float" office:value="677.15" table:style-name="ce3">
            <text:p>677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273</text:p>
          </table:table-cell>
          <table:table-cell office:value-type="string" table:style-name="ce6">
            <text:p>dufy_5</text:p>
          </table:table-cell>
          <table:table-cell office:value-type="float" office:value="698.73" table:style-name="ce3">
            <text:p>698,7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274</text:p>
          </table:table-cell>
          <table:table-cell office:value-type="string" table:style-name="ce6">
            <text:p>dufy_6</text:p>
          </table:table-cell>
          <table:table-cell office:value-type="float" office:value="309.89" table:style-name="ce3">
            <text:p>309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275</text:p>
          </table:table-cell>
          <table:table-cell office:value-type="string" table:style-name="ce6">
            <text:p>dufy_7</text:p>
          </table:table-cell>
          <table:table-cell office:value-type="float" office:value="6081.82" table:style-name="ce3">
            <text:p>6081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276</text:p>
          </table:table-cell>
          <table:table-cell office:value-type="string" table:style-name="ce6">
            <text:p>dufy_8</text:p>
          </table:table-cell>
          <table:table-cell office:value-type="float" office:value="7144.25" table:style-name="ce3">
            <text:p>7144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277</text:p>
          </table:table-cell>
          <table:table-cell office:value-type="string" table:style-name="ce6">
            <text:p>dufy_9</text:p>
          </table:table-cell>
          <table:table-cell office:value-type="float" office:value="6748.27" table:style-name="ce3">
            <text:p>6748,2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278</text:p>
          </table:table-cell>
          <table:table-cell office:value-type="string" table:style-name="ce6">
            <text:p>dufy_10</text:p>
          </table:table-cell>
          <table:table-cell office:value-type="float" office:value="6304.61" table:style-name="ce3">
            <text:p>6304,6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2279</text:p>
          </table:table-cell>
          <table:table-cell office:value-type="string" table:style-name="ce6">
            <text:p>dufy_11</text:p>
          </table:table-cell>
          <table:table-cell office:value-type="float" office:value="6265.04" table:style-name="ce3">
            <text:p>6265,0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rembrandt-van-rijn_1606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2280</text:p>
          </table:table-cell>
          <table:table-cell office:value-type="string" table:style-name="ce6">
            <text:p>rembrandt_1</text:p>
          </table:table-cell>
          <table:table-cell office:value-type="float" office:value="699.9" table:style-name="ce3">
            <text:p>699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281</text:p>
          </table:table-cell>
          <table:table-cell office:value-type="string" table:style-name="ce6">
            <text:p>rembrandt_2</text:p>
          </table:table-cell>
          <table:table-cell office:value-type="float" office:value="451.71" table:style-name="ce3">
            <text:p>451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282</text:p>
          </table:table-cell>
          <table:table-cell office:value-type="string" table:style-name="ce6">
            <text:p>rembrandt_3</text:p>
          </table:table-cell>
          <table:table-cell office:value-type="float" office:value="455.52" table:style-name="ce3">
            <text:p>455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283</text:p>
          </table:table-cell>
          <table:table-cell office:value-type="string" table:style-name="ce6">
            <text:p>rembrandt_4</text:p>
          </table:table-cell>
          <table:table-cell office:value-type="float" office:value="660.11" table:style-name="ce3">
            <text:p>660,1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284</text:p>
          </table:table-cell>
          <table:table-cell office:value-type="string" table:style-name="ce6">
            <text:p>rembrandt_5</text:p>
          </table:table-cell>
          <table:table-cell office:value-type="float" office:value="686.11" table:style-name="ce3">
            <text:p>686,1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285</text:p>
          </table:table-cell>
          <table:table-cell office:value-type="string" table:style-name="ce6">
            <text:p>rembrandt_6</text:p>
          </table:table-cell>
          <table:table-cell office:value-type="float" office:value="653.84" table:style-name="ce3">
            <text:p>653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286</text:p>
          </table:table-cell>
          <table:table-cell office:value-type="string" table:style-name="ce6">
            <text:p>rembrandt_7</text:p>
          </table:table-cell>
          <table:table-cell office:value-type="float" office:value="280.68" table:style-name="ce3">
            <text:p>280,6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287</text:p>
          </table:table-cell>
          <table:table-cell office:value-type="string" table:style-name="ce6">
            <text:p>rembrandt_8</text:p>
          </table:table-cell>
          <table:table-cell office:value-type="float" office:value="758.09" table:style-name="ce3">
            <text:p>758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288</text:p>
          </table:table-cell>
          <table:table-cell office:value-type="string" table:style-name="ce6">
            <text:p>rembrandt_9</text:p>
          </table:table-cell>
          <table:table-cell office:value-type="float" office:value="466.87" table:style-name="ce3">
            <text:p>466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289</text:p>
          </table:table-cell>
          <table:table-cell office:value-type="string" table:style-name="ce6">
            <text:p>rembrandt_10</text:p>
          </table:table-cell>
          <table:table-cell office:value-type="float" office:value="213.62" table:style-name="ce3">
            <text:p>213,6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2290</text:p>
          </table:table-cell>
          <table:table-cell office:value-type="string" table:style-name="ce6">
            <text:p>rembrandt_11</text:p>
          </table:table-cell>
          <table:table-cell office:value-type="float" office:value="281.11" table:style-name="ce3">
            <text:p>281,1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2291</text:p>
          </table:table-cell>
          <table:table-cell office:value-type="string" table:style-name="ce6">
            <text:p>rembrandt_12</text:p>
          </table:table-cell>
          <table:table-cell office:value-type="float" office:value="313.14999999999998" table:style-name="ce3">
            <text:p>313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2292</text:p>
          </table:table-cell>
          <table:table-cell office:value-type="string" table:style-name="ce6">
            <text:p>rembrandt_13</text:p>
          </table:table-cell>
          <table:table-cell office:value-type="float" office:value="209.1" table:style-name="ce3">
            <text:p>209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2293</text:p>
          </table:table-cell>
          <table:table-cell office:value-type="string" table:style-name="ce6">
            <text:p>rembrandt_14</text:p>
          </table:table-cell>
          <table:table-cell office:value-type="float" office:value="639.33000000000004" table:style-name="ce3">
            <text:p>639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2294</text:p>
          </table:table-cell>
          <table:table-cell office:value-type="string" table:style-name="ce6">
            <text:p>rembrandt_15</text:p>
          </table:table-cell>
          <table:table-cell office:value-type="float" office:value="522.17999999999995" table:style-name="ce3">
            <text:p>522,1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2295</text:p>
          </table:table-cell>
          <table:table-cell office:value-type="string" table:style-name="ce6">
            <text:p>rembrandt_16</text:p>
          </table:table-cell>
          <table:table-cell office:value-type="float" office:value="694.61" table:style-name="ce3">
            <text:p>694,6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2296</text:p>
          </table:table-cell>
          <table:table-cell office:value-type="string" table:style-name="ce6">
            <text:p>rembrandt_17</text:p>
          </table:table-cell>
          <table:table-cell office:value-type="float" office:value="699.71" table:style-name="ce3">
            <text:p>699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rene-magritte_1898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2297</text:p>
          </table:table-cell>
          <table:table-cell office:value-type="string" table:style-name="ce6">
            <text:p>magritte_1</text:p>
          </table:table-cell>
          <table:table-cell office:value-type="float" office:value="453.91" table:style-name="ce3">
            <text:p>453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298</text:p>
          </table:table-cell>
          <table:table-cell office:value-type="string" table:style-name="ce6">
            <text:p>magritte_2</text:p>
          </table:table-cell>
          <table:table-cell office:value-type="float" office:value="687.77" table:style-name="ce3">
            <text:p>687,7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299</text:p>
          </table:table-cell>
          <table:table-cell office:value-type="string" table:style-name="ce6">
            <text:p>magritte_3</text:p>
          </table:table-cell>
          <table:table-cell office:value-type="float" office:value="1323.57" table:style-name="ce3">
            <text:p>1323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300</text:p>
          </table:table-cell>
          <table:table-cell office:value-type="string" table:style-name="ce6">
            <text:p>magritte_4</text:p>
          </table:table-cell>
          <table:table-cell office:value-type="float" office:value="776.36" table:style-name="ce3">
            <text:p>776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301</text:p>
          </table:table-cell>
          <table:table-cell office:value-type="string" table:style-name="ce6">
            <text:p>magritte_5</text:p>
          </table:table-cell>
          <table:table-cell office:value-type="float" office:value="684.08" table:style-name="ce3">
            <text:p>684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302</text:p>
          </table:table-cell>
          <table:table-cell office:value-type="string" table:style-name="ce6">
            <text:p>magritte_6</text:p>
          </table:table-cell>
          <table:table-cell office:value-type="float" office:value="703.83" table:style-name="ce3">
            <text:p>703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303</text:p>
          </table:table-cell>
          <table:table-cell office:value-type="string" table:style-name="ce6">
            <text:p>magritte_7</text:p>
          </table:table-cell>
          <table:table-cell office:value-type="float" office:value="941.86" table:style-name="ce3">
            <text:p>941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304</text:p>
          </table:table-cell>
          <table:table-cell office:value-type="string" table:style-name="ce6">
            <text:p>magritte_8</text:p>
          </table:table-cell>
          <table:table-cell office:value-type="float" office:value="1091.08" table:style-name="ce3">
            <text:p>1091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305</text:p>
          </table:table-cell>
          <table:table-cell office:value-type="string" table:style-name="ce6">
            <text:p>magritte_9</text:p>
          </table:table-cell>
          <table:table-cell office:value-type="float" office:value="956" table:style-name="ce3">
            <text:p>9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306</text:p>
          </table:table-cell>
          <table:table-cell office:value-type="string" table:style-name="ce6">
            <text:p>magritte_10</text:p>
          </table:table-cell>
          <table:table-cell office:value-type="float" office:value="845.11" table:style-name="ce3">
            <text:p>845,1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2307</text:p>
          </table:table-cell>
          <table:table-cell office:value-type="string" table:style-name="ce6">
            <text:p>magritte_11</text:p>
          </table:table-cell>
          <table:table-cell office:value-type="float" office:value="1260.78" table:style-name="ce3">
            <text:p>1260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2308</text:p>
          </table:table-cell>
          <table:table-cell office:value-type="string" table:style-name="ce6">
            <text:p>magritte_12</text:p>
          </table:table-cell>
          <table:table-cell office:value-type="float" office:value="838.44" table:style-name="ce3">
            <text:p>838,4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2309</text:p>
          </table:table-cell>
          <table:table-cell office:value-type="string" table:style-name="ce6">
            <text:p>magritte_13</text:p>
          </table:table-cell>
          <table:table-cell office:value-type="float" office:value="800.67" table:style-name="ce3">
            <text:p>800,6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2310</text:p>
          </table:table-cell>
          <table:table-cell office:value-type="string" table:style-name="ce6">
            <text:p>magritte_14</text:p>
          </table:table-cell>
          <table:table-cell office:value-type="float" office:value="972.18" table:style-name="ce3">
            <text:p>972,1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2311</text:p>
          </table:table-cell>
          <table:table-cell office:value-type="string" table:style-name="ce6">
            <text:p>magritte_15</text:p>
          </table:table-cell>
          <table:table-cell office:value-type="float" office:value="1031.8699999999999" table:style-name="ce3">
            <text:p>1031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2312</text:p>
          </table:table-cell>
          <table:table-cell office:value-type="string" table:style-name="ce6">
            <text:p>magritte_16</text:p>
          </table:table-cell>
          <table:table-cell office:value-type="float" office:value="902.13" table:style-name="ce3">
            <text:p>902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2313</text:p>
          </table:table-cell>
          <table:table-cell office:value-type="string" table:style-name="ce6">
            <text:p>magritte_17</text:p>
          </table:table-cell>
          <table:table-cell office:value-type="float" office:value="873.71" table:style-name="ce3">
            <text:p>873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2314</text:p>
          </table:table-cell>
          <table:table-cell office:value-type="string" table:style-name="ce6">
            <text:p>magritte_18</text:p>
          </table:table-cell>
          <table:table-cell office:value-type="float" office:value="1084.74" table:style-name="ce3">
            <text:p>1084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2315</text:p>
          </table:table-cell>
          <table:table-cell office:value-type="string" table:style-name="ce6">
            <text:p>magritte_19</text:p>
          </table:table-cell>
          <table:table-cell office:value-type="float" office:value="895.78" table:style-name="ce3">
            <text:p>895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2316</text:p>
          </table:table-cell>
          <table:table-cell office:value-type="string" table:style-name="ce6">
            <text:p>magritte_20</text:p>
          </table:table-cell>
          <table:table-cell office:value-type="float" office:value="888.08" table:style-name="ce3">
            <text:p>888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2317</text:p>
          </table:table-cell>
          <table:table-cell office:value-type="string" table:style-name="ce6">
            <text:p>magritte_21</text:p>
          </table:table-cell>
          <table:table-cell office:value-type="float" office:value="671.39" table:style-name="ce3">
            <text:p>671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2318</text:p>
          </table:table-cell>
          <table:table-cell office:value-type="string" table:style-name="ce6">
            <text:p>magritte_22</text:p>
          </table:table-cell>
          <table:table-cell office:value-type="float" office:value="1686.55" table:style-name="ce3">
            <text:p>1686,5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2319</text:p>
          </table:table-cell>
          <table:table-cell office:value-type="string" table:style-name="ce6">
            <text:p>magritte_23</text:p>
          </table:table-cell>
          <table:table-cell office:value-type="float" office:value="559.55999999999995" table:style-name="ce3">
            <text:p>559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2320</text:p>
          </table:table-cell>
          <table:table-cell office:value-type="string" table:style-name="ce6">
            <text:p>magritte_24</text:p>
          </table:table-cell>
          <table:table-cell office:value-type="float" office:value="617.54999999999995" table:style-name="ce3">
            <text:p>617,5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2321</text:p>
          </table:table-cell>
          <table:table-cell office:value-type="string" table:style-name="ce6">
            <text:p>magritte_25</text:p>
          </table:table-cell>
          <table:table-cell office:value-type="float" office:value="399.43" table:style-name="ce3">
            <text:p>399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2322</text:p>
          </table:table-cell>
          <table:table-cell office:value-type="string" table:style-name="ce6">
            <text:p>magritte_26</text:p>
          </table:table-cell>
          <table:table-cell office:value-type="float" office:value="445.49" table:style-name="ce3">
            <text:p>445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2323</text:p>
          </table:table-cell>
          <table:table-cell office:value-type="string" table:style-name="ce6">
            <text:p>magritte_27</text:p>
          </table:table-cell>
          <table:table-cell office:value-type="float" office:value="818.83" table:style-name="ce3">
            <text:p>818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2324</text:p>
          </table:table-cell>
          <table:table-cell office:value-type="string" table:style-name="ce6">
            <text:p>magritte_28</text:p>
          </table:table-cell>
          <table:table-cell office:value-type="float" office:value="701.52" table:style-name="ce3">
            <text:p>701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2325</text:p>
          </table:table-cell>
          <table:table-cell office:value-type="string" table:style-name="ce6">
            <text:p>magritte_29</text:p>
          </table:table-cell>
          <table:table-cell office:value-type="float" office:value="916.96" table:style-name="ce3">
            <text:p>916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2326</text:p>
          </table:table-cell>
          <table:table-cell office:value-type="string" table:style-name="ce6">
            <text:p>magritte_30</text:p>
          </table:table-cell>
          <table:table-cell office:value-type="float" office:value="1426.39" table:style-name="ce3">
            <text:p>1426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00002327</text:p>
          </table:table-cell>
          <table:table-cell office:value-type="string" table:style-name="ce6">
            <text:p>magritte_31</text:p>
          </table:table-cell>
          <table:table-cell office:value-type="float" office:value="1135.27" table:style-name="ce3">
            <text:p>1135,2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00002328</text:p>
          </table:table-cell>
          <table:table-cell office:value-type="string" table:style-name="ce6">
            <text:p>magritte_32</text:p>
          </table:table-cell>
          <table:table-cell office:value-type="float" office:value="670.87" table:style-name="ce3">
            <text:p>670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5">
            <text:p>00002329</text:p>
          </table:table-cell>
          <table:table-cell office:value-type="string" table:style-name="ce6">
            <text:p>magritte_33</text:p>
          </table:table-cell>
          <table:table-cell office:value-type="float" office:value="745.35" table:style-name="ce3">
            <text:p>745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robert-delaunay_1885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2330</text:p>
          </table:table-cell>
          <table:table-cell office:value-type="string" table:style-name="ce6">
            <text:p>delaunay_1</text:p>
          </table:table-cell>
          <table:table-cell office:value-type="float" office:value="613.33000000000004" table:style-name="ce3">
            <text:p>613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331</text:p>
          </table:table-cell>
          <table:table-cell office:value-type="string" table:style-name="ce6">
            <text:p>delaunay_2</text:p>
          </table:table-cell>
          <table:table-cell office:value-type="float" office:value="961.72" table:style-name="ce3">
            <text:p>961,7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332</text:p>
          </table:table-cell>
          <table:table-cell office:value-type="string" table:style-name="ce6">
            <text:p>delaunay_3</text:p>
          </table:table-cell>
          <table:table-cell office:value-type="float" office:value="607.54" table:style-name="ce3">
            <text:p>607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333</text:p>
          </table:table-cell>
          <table:table-cell office:value-type="string" table:style-name="ce6">
            <text:p>delaunay_4</text:p>
          </table:table-cell>
          <table:table-cell office:value-type="float" office:value="459.92" table:style-name="ce3">
            <text:p>459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334</text:p>
          </table:table-cell>
          <table:table-cell office:value-type="string" table:style-name="ce6">
            <text:p>delaunay_5</text:p>
          </table:table-cell>
          <table:table-cell office:value-type="float" office:value="396.82" table:style-name="ce3">
            <text:p>396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335</text:p>
          </table:table-cell>
          <table:table-cell office:value-type="string" table:style-name="ce6">
            <text:p>delaunay_6</text:p>
          </table:table-cell>
          <table:table-cell office:value-type="float" office:value="900.12" table:style-name="ce3">
            <text:p>900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336</text:p>
          </table:table-cell>
          <table:table-cell office:value-type="string" table:style-name="ce6">
            <text:p>delaunay_7</text:p>
          </table:table-cell>
          <table:table-cell office:value-type="float" office:value="1125.32" table:style-name="ce3">
            <text:p>1125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337</text:p>
          </table:table-cell>
          <table:table-cell office:value-type="string" table:style-name="ce6">
            <text:p>delaunay_8</text:p>
          </table:table-cell>
          <table:table-cell office:value-type="float" office:value="214.43" table:style-name="ce3">
            <text:p>214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338</text:p>
          </table:table-cell>
          <table:table-cell office:value-type="string" table:style-name="ce6">
            <text:p>delaunay_9</text:p>
          </table:table-cell>
          <table:table-cell office:value-type="float" office:value="807.17" table:style-name="ce3">
            <text:p>807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339</text:p>
          </table:table-cell>
          <table:table-cell office:value-type="string" table:style-name="ce6">
            <text:p>delaunay_10</text:p>
          </table:table-cell>
          <table:table-cell office:value-type="float" office:value="1115.56" table:style-name="ce3">
            <text:p>1115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roy-lichtenstein_1923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2340</text:p>
          </table:table-cell>
          <table:table-cell office:value-type="string" table:style-name="ce6">
            <text:p>lichtenstein_1</text:p>
          </table:table-cell>
          <table:table-cell office:value-type="float" office:value="1159.96" table:style-name="ce3">
            <text:p>1159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341</text:p>
          </table:table-cell>
          <table:table-cell office:value-type="string" table:style-name="ce6">
            <text:p>lichtenstein_2</text:p>
          </table:table-cell>
          <table:table-cell office:value-type="float" office:value="907.88" table:style-name="ce3">
            <text:p>907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342</text:p>
          </table:table-cell>
          <table:table-cell office:value-type="string" table:style-name="ce6">
            <text:p>lichtenstein_3</text:p>
          </table:table-cell>
          <table:table-cell office:value-type="float" office:value="739.65" table:style-name="ce3">
            <text:p>739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343</text:p>
          </table:table-cell>
          <table:table-cell office:value-type="string" table:style-name="ce6">
            <text:p>lichtenstein_4</text:p>
          </table:table-cell>
          <table:table-cell office:value-type="float" office:value="1713.27" table:style-name="ce3">
            <text:p>1713,2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344</text:p>
          </table:table-cell>
          <table:table-cell office:value-type="string" table:style-name="ce6">
            <text:p>lichtenstein_5</text:p>
          </table:table-cell>
          <table:table-cell office:value-type="float" office:value="936.33" table:style-name="ce3">
            <text:p>936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345</text:p>
          </table:table-cell>
          <table:table-cell office:value-type="string" table:style-name="ce6">
            <text:p>lichtenstein_6</text:p>
          </table:table-cell>
          <table:table-cell office:value-type="float" office:value="633.26" table:style-name="ce3">
            <text:p>633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346</text:p>
          </table:table-cell>
          <table:table-cell office:value-type="string" table:style-name="ce6">
            <text:p>lichtenstein_7</text:p>
          </table:table-cell>
          <table:table-cell office:value-type="float" office:value="1371.06" table:style-name="ce3">
            <text:p>1371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347</text:p>
          </table:table-cell>
          <table:table-cell office:value-type="string" table:style-name="ce6">
            <text:p>lichtenstein_8</text:p>
          </table:table-cell>
          <table:table-cell office:value-type="float" office:value="854.74" table:style-name="ce3">
            <text:p>854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348</text:p>
          </table:table-cell>
          <table:table-cell office:value-type="string" table:style-name="ce6">
            <text:p>lichtenstein_9</text:p>
          </table:table-cell>
          <table:table-cell office:value-type="float" office:value="2070.85" table:style-name="ce3">
            <text:p>2070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349</text:p>
          </table:table-cell>
          <table:table-cell office:value-type="string" table:style-name="ce6">
            <text:p>lichtenstein_10</text:p>
          </table:table-cell>
          <table:table-cell office:value-type="float" office:value="1630.77" table:style-name="ce3">
            <text:p>1630,7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2350</text:p>
          </table:table-cell>
          <table:table-cell office:value-type="string" table:style-name="ce6">
            <text:p>lichtenstein_11</text:p>
          </table:table-cell>
          <table:table-cell office:value-type="float" office:value="1706.7" table:style-name="ce3">
            <text:p>1706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2351</text:p>
          </table:table-cell>
          <table:table-cell office:value-type="string" table:style-name="ce6">
            <text:p>lichtenstein_12</text:p>
          </table:table-cell>
          <table:table-cell office:value-type="float" office:value="1477.43" table:style-name="ce3">
            <text:p>1477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2352</text:p>
          </table:table-cell>
          <table:table-cell office:value-type="string" table:style-name="ce6">
            <text:p>lichtenstein_13</text:p>
          </table:table-cell>
          <table:table-cell office:value-type="float" office:value="1321.96" table:style-name="ce3">
            <text:p>1321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2353</text:p>
          </table:table-cell>
          <table:table-cell office:value-type="string" table:style-name="ce6">
            <text:p>lichtenstein_14</text:p>
          </table:table-cell>
          <table:table-cell office:value-type="float" office:value="1105.55" table:style-name="ce3">
            <text:p>1105,5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2354</text:p>
          </table:table-cell>
          <table:table-cell office:value-type="string" table:style-name="ce6">
            <text:p>lichtenstein_15</text:p>
          </table:table-cell>
          <table:table-cell office:value-type="float" office:value="597.55999999999995" table:style-name="ce3">
            <text:p>597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2355</text:p>
          </table:table-cell>
          <table:table-cell office:value-type="string" table:style-name="ce6">
            <text:p>lichtenstein_16</text:p>
          </table:table-cell>
          <table:table-cell office:value-type="float" office:value="1082.68" table:style-name="ce3">
            <text:p>1082,6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2356</text:p>
          </table:table-cell>
          <table:table-cell office:value-type="string" table:style-name="ce6">
            <text:p>lichtenstein_17</text:p>
          </table:table-cell>
          <table:table-cell office:value-type="float" office:value="1488.71" table:style-name="ce3">
            <text:p>1488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2357</text:p>
          </table:table-cell>
          <table:table-cell office:value-type="string" table:style-name="ce6">
            <text:p>lichtenstein_18</text:p>
          </table:table-cell>
          <table:table-cell office:value-type="float" office:value="875.33" table:style-name="ce3">
            <text:p>875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2358</text:p>
          </table:table-cell>
          <table:table-cell office:value-type="string" table:style-name="ce6">
            <text:p>lichtenstein_19</text:p>
          </table:table-cell>
          <table:table-cell office:value-type="float" office:value="752.66" table:style-name="ce3">
            <text:p>752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sandro-botticelli_1444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2359</text:p>
          </table:table-cell>
          <table:table-cell office:value-type="string" table:style-name="ce6">
            <text:p>botticelli_1</text:p>
          </table:table-cell>
          <table:table-cell office:value-type="float" office:value="894.43" table:style-name="ce3">
            <text:p>894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360</text:p>
          </table:table-cell>
          <table:table-cell office:value-type="string" table:style-name="ce6">
            <text:p>botticelli_2</text:p>
          </table:table-cell>
          <table:table-cell office:value-type="float" office:value="288.92" table:style-name="ce3">
            <text:p>288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361</text:p>
          </table:table-cell>
          <table:table-cell office:value-type="string" table:style-name="ce6">
            <text:p>botticelli_3</text:p>
          </table:table-cell>
          <table:table-cell office:value-type="float" office:value="1009.47" table:style-name="ce3">
            <text:p>1009,4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362</text:p>
          </table:table-cell>
          <table:table-cell office:value-type="string" table:style-name="ce6">
            <text:p>botticelli_4</text:p>
          </table:table-cell>
          <table:table-cell office:value-type="float" office:value="989.17" table:style-name="ce3">
            <text:p>989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363</text:p>
          </table:table-cell>
          <table:table-cell office:value-type="string" table:style-name="ce6">
            <text:p>botticelli_5</text:p>
          </table:table-cell>
          <table:table-cell office:value-type="float" office:value="790.05" table:style-name="ce3">
            <text:p>790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364</text:p>
          </table:table-cell>
          <table:table-cell office:value-type="string" table:style-name="ce6">
            <text:p>botticelli_6</text:p>
          </table:table-cell>
          <table:table-cell office:value-type="float" office:value="925.56" table:style-name="ce3">
            <text:p>925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365</text:p>
          </table:table-cell>
          <table:table-cell office:value-type="string" table:style-name="ce6">
            <text:p>botticelli_7</text:p>
          </table:table-cell>
          <table:table-cell office:value-type="float" office:value="905.13" table:style-name="ce3">
            <text:p>905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366</text:p>
          </table:table-cell>
          <table:table-cell office:value-type="string" table:style-name="ce6">
            <text:p>botticelli_8</text:p>
          </table:table-cell>
          <table:table-cell office:value-type="float" office:value="1195.99" table:style-name="ce3">
            <text:p>1195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367</text:p>
          </table:table-cell>
          <table:table-cell office:value-type="string" table:style-name="ce6">
            <text:p>botticelli_9</text:p>
          </table:table-cell>
          <table:table-cell office:value-type="float" office:value="813.94" table:style-name="ce3">
            <text:p>813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368</text:p>
          </table:table-cell>
          <table:table-cell office:value-type="string" table:style-name="ce6">
            <text:p>botticelli_10</text:p>
          </table:table-cell>
          <table:table-cell office:value-type="float" office:value="654.63" table:style-name="ce3">
            <text:p>654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2369</text:p>
          </table:table-cell>
          <table:table-cell office:value-type="string" table:style-name="ce6">
            <text:p>botticelli_11</text:p>
          </table:table-cell>
          <table:table-cell office:value-type="float" office:value="1000.82" table:style-name="ce3">
            <text:p>1000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2370</text:p>
          </table:table-cell>
          <table:table-cell office:value-type="string" table:style-name="ce6">
            <text:p>botticelli_12</text:p>
          </table:table-cell>
          <table:table-cell office:value-type="float" office:value="587.28" table:style-name="ce3">
            <text:p>587,2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2371</text:p>
          </table:table-cell>
          <table:table-cell office:value-type="string" table:style-name="ce6">
            <text:p>botticelli_13</text:p>
          </table:table-cell>
          <table:table-cell office:value-type="float" office:value="660.32" table:style-name="ce3">
            <text:p>660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2372</text:p>
          </table:table-cell>
          <table:table-cell office:value-type="string" table:style-name="ce6">
            <text:p>botticelli_14</text:p>
          </table:table-cell>
          <table:table-cell office:value-type="float" office:value="858.86" table:style-name="ce3">
            <text:p>858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2373</text:p>
          </table:table-cell>
          <table:table-cell office:value-type="string" table:style-name="ce6">
            <text:p>botticelli_15</text:p>
          </table:table-cell>
          <table:table-cell office:value-type="float" office:value="1965.39" table:style-name="ce3">
            <text:p>1965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2374</text:p>
          </table:table-cell>
          <table:table-cell office:value-type="string" table:style-name="ce6">
            <text:p>botticelli_16</text:p>
          </table:table-cell>
          <table:table-cell office:value-type="float" office:value="891.85" table:style-name="ce3">
            <text:p>891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2375</text:p>
          </table:table-cell>
          <table:table-cell office:value-type="string" table:style-name="ce6">
            <text:p>botticelli_17</text:p>
          </table:table-cell>
          <table:table-cell office:value-type="float" office:value="974.6" table:style-name="ce3">
            <text:p>974,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2376</text:p>
          </table:table-cell>
          <table:table-cell office:value-type="string" table:style-name="ce6">
            <text:p>botticelli_18</text:p>
          </table:table-cell>
          <table:table-cell office:value-type="float" office:value="1028.1199999999999" table:style-name="ce3">
            <text:p>1028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2377</text:p>
          </table:table-cell>
          <table:table-cell office:value-type="string" table:style-name="ce6">
            <text:p>botticelli_19</text:p>
          </table:table-cell>
          <table:table-cell office:value-type="float" office:value="1331.53" table:style-name="ce3">
            <text:p>1331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2378</text:p>
          </table:table-cell>
          <table:table-cell office:value-type="string" table:style-name="ce6">
            <text:p>botticelli_20</text:p>
          </table:table-cell>
          <table:table-cell office:value-type="float" office:value="446.01" table:style-name="ce3">
            <text:p>446,0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2379</text:p>
          </table:table-cell>
          <table:table-cell office:value-type="string" table:style-name="ce6">
            <text:p>botticelli_21</text:p>
          </table:table-cell>
          <table:table-cell office:value-type="float" office:value="829.31" table:style-name="ce3">
            <text:p>829,3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2380</text:p>
          </table:table-cell>
          <table:table-cell office:value-type="string" table:style-name="ce6">
            <text:p>botticelli_22</text:p>
          </table:table-cell>
          <table:table-cell office:value-type="float" office:value="881.08" table:style-name="ce3">
            <text:p>881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2381</text:p>
          </table:table-cell>
          <table:table-cell office:value-type="string" table:style-name="ce6">
            <text:p>botticelli_23</text:p>
          </table:table-cell>
          <table:table-cell office:value-type="float" office:value="574.11" table:style-name="ce3">
            <text:p>574,1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2382</text:p>
          </table:table-cell>
          <table:table-cell office:value-type="string" table:style-name="ce6">
            <text:p>botticelli_24</text:p>
          </table:table-cell>
          <table:table-cell office:value-type="float" office:value="458.48" table:style-name="ce3">
            <text:p>458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2383</text:p>
          </table:table-cell>
          <table:table-cell office:value-type="string" table:style-name="ce6">
            <text:p>botticelli_25</text:p>
          </table:table-cell>
          <table:table-cell office:value-type="float" office:value="488.57" table:style-name="ce3">
            <text:p>488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toyen_1902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2384</text:p>
          </table:table-cell>
          <table:table-cell office:value-type="string" table:style-name="ce6">
            <text:p>toyen_1</text:p>
          </table:table-cell>
          <table:table-cell office:value-type="float" office:value="1361.9" table:style-name="ce3">
            <text:p>1361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385</text:p>
          </table:table-cell>
          <table:table-cell office:value-type="string" table:style-name="ce6">
            <text:p>toyen_2</text:p>
          </table:table-cell>
          <table:table-cell office:value-type="float" office:value="1184.02" table:style-name="ce3">
            <text:p>1184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386</text:p>
          </table:table-cell>
          <table:table-cell office:value-type="string" table:style-name="ce6">
            <text:p>toyen_3</text:p>
          </table:table-cell>
          <table:table-cell office:value-type="float" office:value="1056.94" table:style-name="ce3">
            <text:p>1056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387</text:p>
          </table:table-cell>
          <table:table-cell office:value-type="string" table:style-name="ce6">
            <text:p>toyen_4</text:p>
          </table:table-cell>
          <table:table-cell office:value-type="float" office:value="891.26" table:style-name="ce3">
            <text:p>891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388</text:p>
          </table:table-cell>
          <table:table-cell office:value-type="string" table:style-name="ce6">
            <text:p>toyen_5</text:p>
          </table:table-cell>
          <table:table-cell office:value-type="float" office:value="593.76" table:style-name="ce3">
            <text:p>593,7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389</text:p>
          </table:table-cell>
          <table:table-cell office:value-type="string" table:style-name="ce6">
            <text:p>toyen_6</text:p>
          </table:table-cell>
          <table:table-cell office:value-type="float" office:value="1170.8" table:style-name="ce3">
            <text:p>1170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390</text:p>
          </table:table-cell>
          <table:table-cell office:value-type="string" table:style-name="ce6">
            <text:p>toyen_7</text:p>
          </table:table-cell>
          <table:table-cell office:value-type="float" office:value="1069.33" table:style-name="ce3">
            <text:p>1069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391</text:p>
          </table:table-cell>
          <table:table-cell office:value-type="string" table:style-name="ce6">
            <text:p>toyen_8</text:p>
          </table:table-cell>
          <table:table-cell office:value-type="float" office:value="1039.26" table:style-name="ce3">
            <text:p>1039,2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392</text:p>
          </table:table-cell>
          <table:table-cell office:value-type="string" table:style-name="ce6">
            <text:p>toyen_9</text:p>
          </table:table-cell>
          <table:table-cell office:value-type="float" office:value="944.44" table:style-name="ce3">
            <text:p>944,4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393</text:p>
          </table:table-cell>
          <table:table-cell office:value-type="string" table:style-name="ce6">
            <text:p>toyen_10</text:p>
          </table:table-cell>
          <table:table-cell office:value-type="float" office:value="1424.07" table:style-name="ce3">
            <text:p>1424,0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2394</text:p>
          </table:table-cell>
          <table:table-cell office:value-type="string" table:style-name="ce6">
            <text:p>toyen_11</text:p>
          </table:table-cell>
          <table:table-cell office:value-type="float" office:value="1141.83" table:style-name="ce3">
            <text:p>1141,8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2395</text:p>
          </table:table-cell>
          <table:table-cell office:value-type="string" table:style-name="ce6">
            <text:p>toyen_12</text:p>
          </table:table-cell>
          <table:table-cell office:value-type="float" office:value="981.53" table:style-name="ce3">
            <text:p>981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2396</text:p>
          </table:table-cell>
          <table:table-cell office:value-type="string" table:style-name="ce6">
            <text:p>toyen_13</text:p>
          </table:table-cell>
          <table:table-cell office:value-type="float" office:value="869.45" table:style-name="ce3">
            <text:p>869,4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2397</text:p>
          </table:table-cell>
          <table:table-cell office:value-type="string" table:style-name="ce6">
            <text:p>toyen_14</text:p>
          </table:table-cell>
          <table:table-cell office:value-type="float" office:value="769.96" table:style-name="ce3">
            <text:p>769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2398</text:p>
          </table:table-cell>
          <table:table-cell office:value-type="string" table:style-name="ce6">
            <text:p>toyen_15</text:p>
          </table:table-cell>
          <table:table-cell office:value-type="float" office:value="782.42" table:style-name="ce3">
            <text:p>782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2399</text:p>
          </table:table-cell>
          <table:table-cell office:value-type="string" table:style-name="ce6">
            <text:p>toyen_16</text:p>
          </table:table-cell>
          <table:table-cell office:value-type="float" office:value="782.02" table:style-name="ce3">
            <text:p>782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2400</text:p>
          </table:table-cell>
          <table:table-cell office:value-type="string" table:style-name="ce6">
            <text:p>toyen_17</text:p>
          </table:table-cell>
          <table:table-cell office:value-type="float" office:value="778.59" table:style-name="ce3">
            <text:p>778,5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2401</text:p>
          </table:table-cell>
          <table:table-cell office:value-type="string" table:style-name="ce6">
            <text:p>toyen_18</text:p>
          </table:table-cell>
          <table:table-cell office:value-type="float" office:value="1313.37" table:style-name="ce3">
            <text:p>1313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2402</text:p>
          </table:table-cell>
          <table:table-cell office:value-type="string" table:style-name="ce6">
            <text:p>toyen_19</text:p>
          </table:table-cell>
          <table:table-cell office:value-type="float" office:value="640.1" table:style-name="ce3">
            <text:p>640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2403</text:p>
          </table:table-cell>
          <table:table-cell office:value-type="string" table:style-name="ce6">
            <text:p>toyen_20</text:p>
          </table:table-cell>
          <table:table-cell office:value-type="float" office:value="955.91" table:style-name="ce3">
            <text:p>955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2404</text:p>
          </table:table-cell>
          <table:table-cell office:value-type="string" table:style-name="ce6">
            <text:p>toyen_21</text:p>
          </table:table-cell>
          <table:table-cell office:value-type="float" office:value="852.05" table:style-name="ce3">
            <text:p>852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2405</text:p>
          </table:table-cell>
          <table:table-cell office:value-type="string" table:style-name="ce6">
            <text:p>toyen_22</text:p>
          </table:table-cell>
          <table:table-cell office:value-type="float" office:value="763.87" table:style-name="ce3">
            <text:p>763,8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2406</text:p>
          </table:table-cell>
          <table:table-cell office:value-type="string" table:style-name="ce6">
            <text:p>toyen_23</text:p>
          </table:table-cell>
          <table:table-cell office:value-type="float" office:value="1001.22" table:style-name="ce3">
            <text:p>1001,2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2407</text:p>
          </table:table-cell>
          <table:table-cell office:value-type="string" table:style-name="ce6">
            <text:p>toyen_24</text:p>
          </table:table-cell>
          <table:table-cell office:value-type="float" office:value="782.01" table:style-name="ce3">
            <text:p>782,0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2408</text:p>
          </table:table-cell>
          <table:table-cell office:value-type="string" table:style-name="ce6">
            <text:p>toyen_25</text:p>
          </table:table-cell>
          <table:table-cell office:value-type="float" office:value="722.4" table:style-name="ce3">
            <text:p>722,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2409</text:p>
          </table:table-cell>
          <table:table-cell office:value-type="string" table:style-name="ce6">
            <text:p>toyen_26</text:p>
          </table:table-cell>
          <table:table-cell office:value-type="float" office:value="1886.48" table:style-name="ce3">
            <text:p>1886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2410</text:p>
          </table:table-cell>
          <table:table-cell office:value-type="string" table:style-name="ce6">
            <text:p>toyen_27</text:p>
          </table:table-cell>
          <table:table-cell office:value-type="float" office:value="996.95" table:style-name="ce3">
            <text:p>996,9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2411</text:p>
          </table:table-cell>
          <table:table-cell office:value-type="string" table:style-name="ce6">
            <text:p>toyen_28</text:p>
          </table:table-cell>
          <table:table-cell office:value-type="float" office:value="747.92" table:style-name="ce3">
            <text:p>747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2412</text:p>
          </table:table-cell>
          <table:table-cell office:value-type="string" table:style-name="ce6">
            <text:p>toyen_29</text:p>
          </table:table-cell>
          <table:table-cell office:value-type="float" office:value="856.29" table:style-name="ce3">
            <text:p>856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2413</text:p>
          </table:table-cell>
          <table:table-cell office:value-type="string" table:style-name="ce6">
            <text:p>toyen_30</text:p>
          </table:table-cell>
          <table:table-cell office:value-type="float" office:value="1447.21" table:style-name="ce3">
            <text:p>1447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00002414</text:p>
          </table:table-cell>
          <table:table-cell office:value-type="string" table:style-name="ce6">
            <text:p>toyen_31</text:p>
          </table:table-cell>
          <table:table-cell office:value-type="float" office:value="757.6" table:style-name="ce3">
            <text:p>757,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00002415</text:p>
          </table:table-cell>
          <table:table-cell office:value-type="string" table:style-name="ce6">
            <text:p>toyen_32</text:p>
          </table:table-cell>
          <table:table-cell office:value-type="float" office:value="652.76" table:style-name="ce3">
            <text:p>652,7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vassily-kandinsky_1866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2416</text:p>
          </table:table-cell>
          <table:table-cell office:value-type="string" table:style-name="ce6">
            <text:p>kandinsky_1</text:p>
          </table:table-cell>
          <table:table-cell office:value-type="float" office:value="851.47" table:style-name="ce3">
            <text:p>851,4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417</text:p>
          </table:table-cell>
          <table:table-cell office:value-type="string" table:style-name="ce6">
            <text:p>kandinsky_2</text:p>
          </table:table-cell>
          <table:table-cell office:value-type="float" office:value="781.73" table:style-name="ce3">
            <text:p>781,7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418</text:p>
          </table:table-cell>
          <table:table-cell office:value-type="string" table:style-name="ce6">
            <text:p>kandinsky_3</text:p>
          </table:table-cell>
          <table:table-cell office:value-type="float" office:value="657.61" table:style-name="ce3">
            <text:p>657,6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419</text:p>
          </table:table-cell>
          <table:table-cell office:value-type="string" table:style-name="ce6">
            <text:p>kandinsky_4</text:p>
          </table:table-cell>
          <table:table-cell office:value-type="float" office:value="747.82" table:style-name="ce3">
            <text:p>747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420</text:p>
          </table:table-cell>
          <table:table-cell office:value-type="string" table:style-name="ce6">
            <text:p>kandinsky_5</text:p>
          </table:table-cell>
          <table:table-cell office:value-type="float" office:value="457.96" table:style-name="ce3">
            <text:p>457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421</text:p>
          </table:table-cell>
          <table:table-cell office:value-type="string" table:style-name="ce6">
            <text:p>kandinsky_6</text:p>
          </table:table-cell>
          <table:table-cell office:value-type="float" office:value="521.23" table:style-name="ce3">
            <text:p>521,2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422</text:p>
          </table:table-cell>
          <table:table-cell office:value-type="string" table:style-name="ce6">
            <text:p>kandinsky_7</text:p>
          </table:table-cell>
          <table:table-cell office:value-type="float" office:value="747.35" table:style-name="ce3">
            <text:p>747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423</text:p>
          </table:table-cell>
          <table:table-cell office:value-type="string" table:style-name="ce6">
            <text:p>kandinsky_8</text:p>
          </table:table-cell>
          <table:table-cell office:value-type="float" office:value="726.93" table:style-name="ce3">
            <text:p>726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424</text:p>
          </table:table-cell>
          <table:table-cell office:value-type="string" table:style-name="ce6">
            <text:p>kandinsky_9</text:p>
          </table:table-cell>
          <table:table-cell office:value-type="float" office:value="400.1" table:style-name="ce3">
            <text:p>400,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425</text:p>
          </table:table-cell>
          <table:table-cell office:value-type="string" table:style-name="ce6">
            <text:p>kandinsky_10</text:p>
          </table:table-cell>
          <table:table-cell office:value-type="float" office:value="1091.9000000000001" table:style-name="ce3">
            <text:p>1091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2426</text:p>
          </table:table-cell>
          <table:table-cell office:value-type="string" table:style-name="ce6">
            <text:p>kandinsky_11</text:p>
          </table:table-cell>
          <table:table-cell office:value-type="float" office:value="617.29999999999995" table:style-name="ce3">
            <text:p>617,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2427</text:p>
          </table:table-cell>
          <table:table-cell office:value-type="string" table:style-name="ce6">
            <text:p>kandinsky_12</text:p>
          </table:table-cell>
          <table:table-cell office:value-type="float" office:value="653.51" table:style-name="ce3">
            <text:p>653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2428</text:p>
          </table:table-cell>
          <table:table-cell office:value-type="string" table:style-name="ce6">
            <text:p>kandinsky_13</text:p>
          </table:table-cell>
          <table:table-cell office:value-type="float" office:value="1058.8499999999999" table:style-name="ce3">
            <text:p>1058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2429</text:p>
          </table:table-cell>
          <table:table-cell office:value-type="string" table:style-name="ce6">
            <text:p>kandinsky_14</text:p>
          </table:table-cell>
          <table:table-cell office:value-type="float" office:value="1297.1099999999999" table:style-name="ce3">
            <text:p>1297,1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victor-brauner_1903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2430</text:p>
          </table:table-cell>
          <table:table-cell office:value-type="string" table:style-name="ce6">
            <text:p>brauner_1</text:p>
          </table:table-cell>
          <table:table-cell office:value-type="float" office:value="1734.78" table:style-name="ce3">
            <text:p>1734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431</text:p>
          </table:table-cell>
          <table:table-cell office:value-type="string" table:style-name="ce6">
            <text:p>brauner_2</text:p>
          </table:table-cell>
          <table:table-cell office:value-type="float" office:value="671.06" table:style-name="ce3">
            <text:p>671,0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432</text:p>
          </table:table-cell>
          <table:table-cell office:value-type="string" table:style-name="ce6">
            <text:p>brauner_3</text:p>
          </table:table-cell>
          <table:table-cell office:value-type="float" office:value="663.46" table:style-name="ce3">
            <text:p>663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433</text:p>
          </table:table-cell>
          <table:table-cell office:value-type="string" table:style-name="ce6">
            <text:p>brauner_4</text:p>
          </table:table-cell>
          <table:table-cell office:value-type="float" office:value="726.71" table:style-name="ce3">
            <text:p>726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434</text:p>
          </table:table-cell>
          <table:table-cell office:value-type="string" table:style-name="ce6">
            <text:p>brauner_5</text:p>
          </table:table-cell>
          <table:table-cell office:value-type="float" office:value="1168.3" table:style-name="ce3">
            <text:p>1168,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435</text:p>
          </table:table-cell>
          <table:table-cell office:value-type="string" table:style-name="ce6">
            <text:p>brauner_6</text:p>
          </table:table-cell>
          <table:table-cell office:value-type="float" office:value="777.84" table:style-name="ce3">
            <text:p>777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436</text:p>
          </table:table-cell>
          <table:table-cell office:value-type="string" table:style-name="ce6">
            <text:p>brauner_7</text:p>
          </table:table-cell>
          <table:table-cell office:value-type="float" office:value="1374.99" table:style-name="ce3">
            <text:p>1374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437</text:p>
          </table:table-cell>
          <table:table-cell office:value-type="string" table:style-name="ce6">
            <text:p>brauner_8</text:p>
          </table:table-cell>
          <table:table-cell office:value-type="float" office:value="747.66" table:style-name="ce3">
            <text:p>747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438</text:p>
          </table:table-cell>
          <table:table-cell office:value-type="string" table:style-name="ce6">
            <text:p>brauner_9</text:p>
          </table:table-cell>
          <table:table-cell office:value-type="float" office:value="872.29" table:style-name="ce3">
            <text:p>872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439</text:p>
          </table:table-cell>
          <table:table-cell office:value-type="string" table:style-name="ce6">
            <text:p>brauner_10</text:p>
          </table:table-cell>
          <table:table-cell office:value-type="float" office:value="693.23" table:style-name="ce3">
            <text:p>693,2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2440</text:p>
          </table:table-cell>
          <table:table-cell office:value-type="string" table:style-name="ce6">
            <text:p>brauner_11</text:p>
          </table:table-cell>
          <table:table-cell office:value-type="float" office:value="947.88" table:style-name="ce3">
            <text:p>947,8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2441</text:p>
          </table:table-cell>
          <table:table-cell office:value-type="string" table:style-name="ce6">
            <text:p>brauner_12</text:p>
          </table:table-cell>
          <table:table-cell office:value-type="float" office:value="934.5" table:style-name="ce3">
            <text:p>934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2442</text:p>
          </table:table-cell>
          <table:table-cell office:value-type="string" table:style-name="ce6">
            <text:p>brauner_13</text:p>
          </table:table-cell>
          <table:table-cell office:value-type="float" office:value="1391.56" table:style-name="ce3">
            <text:p>1391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2443</text:p>
          </table:table-cell>
          <table:table-cell office:value-type="string" table:style-name="ce6">
            <text:p>brauner_14</text:p>
          </table:table-cell>
          <table:table-cell office:value-type="float" office:value="1158.79" table:style-name="ce3">
            <text:p>1158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2444</text:p>
          </table:table-cell>
          <table:table-cell office:value-type="string" table:style-name="ce6">
            <text:p>brauner_15</text:p>
          </table:table-cell>
          <table:table-cell office:value-type="float" office:value="1331.52" table:style-name="ce3">
            <text:p>1331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2445</text:p>
          </table:table-cell>
          <table:table-cell office:value-type="string" table:style-name="ce6">
            <text:p>brauner_16</text:p>
          </table:table-cell>
          <table:table-cell office:value-type="float" office:value="913.01" table:style-name="ce3">
            <text:p>913,0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2446</text:p>
          </table:table-cell>
          <table:table-cell office:value-type="string" table:style-name="ce6">
            <text:p>brauner_17</text:p>
          </table:table-cell>
          <table:table-cell office:value-type="float" office:value="639.71" table:style-name="ce3">
            <text:p>639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2447</text:p>
          </table:table-cell>
          <table:table-cell office:value-type="string" table:style-name="ce6">
            <text:p>brauner_18</text:p>
          </table:table-cell>
          <table:table-cell office:value-type="float" office:value="1080.99" table:style-name="ce3">
            <text:p>1080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2448</text:p>
          </table:table-cell>
          <table:table-cell office:value-type="string" table:style-name="ce6">
            <text:p>brauner_19</text:p>
          </table:table-cell>
          <table:table-cell office:value-type="float" office:value="851.58" table:style-name="ce3">
            <text:p>851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2449</text:p>
          </table:table-cell>
          <table:table-cell office:value-type="string" table:style-name="ce6">
            <text:p>brauner_20</text:p>
          </table:table-cell>
          <table:table-cell office:value-type="float" office:value="897.55" table:style-name="ce3">
            <text:p>897,5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2450</text:p>
          </table:table-cell>
          <table:table-cell office:value-type="string" table:style-name="ce6">
            <text:p>brauner_21</text:p>
          </table:table-cell>
          <table:table-cell office:value-type="float" office:value="696.9" table:style-name="ce3">
            <text:p>696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2451</text:p>
          </table:table-cell>
          <table:table-cell office:value-type="string" table:style-name="ce6">
            <text:p>brauner_22</text:p>
          </table:table-cell>
          <table:table-cell office:value-type="float" office:value="581.69000000000005" table:style-name="ce3">
            <text:p>581,6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2452</text:p>
          </table:table-cell>
          <table:table-cell office:value-type="string" table:style-name="ce6">
            <text:p>brauner_23</text:p>
          </table:table-cell>
          <table:table-cell office:value-type="float" office:value="913.24" table:style-name="ce3">
            <text:p>913,2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2453</text:p>
          </table:table-cell>
          <table:table-cell office:value-type="string" table:style-name="ce6">
            <text:p>brauner_24</text:p>
          </table:table-cell>
          <table:table-cell office:value-type="float" office:value="902.43" table:style-name="ce3">
            <text:p>902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2454</text:p>
          </table:table-cell>
          <table:table-cell office:value-type="string" table:style-name="ce6">
            <text:p>brauner_25</text:p>
          </table:table-cell>
          <table:table-cell office:value-type="float" office:value="586.70000000000005" table:style-name="ce3">
            <text:p>586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2455</text:p>
          </table:table-cell>
          <table:table-cell office:value-type="string" table:style-name="ce6">
            <text:p>brauner_26</text:p>
          </table:table-cell>
          <table:table-cell office:value-type="float" office:value="1363.29" table:style-name="ce3">
            <text:p>1363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2456</text:p>
          </table:table-cell>
          <table:table-cell office:value-type="string" table:style-name="ce6">
            <text:p>brauner_27</text:p>
          </table:table-cell>
          <table:table-cell office:value-type="float" office:value="778.8" table:style-name="ce3">
            <text:p>778,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2457</text:p>
          </table:table-cell>
          <table:table-cell office:value-type="string" table:style-name="ce6">
            <text:p>brauner_28</text:p>
          </table:table-cell>
          <table:table-cell office:value-type="float" office:value="621.80999999999995" table:style-name="ce3">
            <text:p>621,8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2458</text:p>
          </table:table-cell>
          <table:table-cell office:value-type="string" table:style-name="ce6">
            <text:p>brauner_29</text:p>
          </table:table-cell>
          <table:table-cell office:value-type="float" office:value="899.9" table:style-name="ce3">
            <text:p>899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2459</text:p>
          </table:table-cell>
          <table:table-cell office:value-type="string" table:style-name="ce6">
            <text:p>brauner_30</text:p>
          </table:table-cell>
          <table:table-cell office:value-type="float" office:value="834.16" table:style-name="ce3">
            <text:p>834,1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00002460</text:p>
          </table:table-cell>
          <table:table-cell office:value-type="string" table:style-name="ce6">
            <text:p>brauner_31</text:p>
          </table:table-cell>
          <table:table-cell office:value-type="float" office:value="1000.5" table:style-name="ce3">
            <text:p>1000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00002461</text:p>
          </table:table-cell>
          <table:table-cell office:value-type="string" table:style-name="ce6">
            <text:p>brauner_32</text:p>
          </table:table-cell>
          <table:table-cell office:value-type="float" office:value="758.42" table:style-name="ce3">
            <text:p>758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5">
            <text:p>00002462</text:p>
          </table:table-cell>
          <table:table-cell office:value-type="string" table:style-name="ce6">
            <text:p>brauner_33</text:p>
          </table:table-cell>
          <table:table-cell office:value-type="float" office:value="988.33" table:style-name="ce3">
            <text:p>988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5">
            <text:p>00002463</text:p>
          </table:table-cell>
          <table:table-cell office:value-type="string" table:style-name="ce6">
            <text:p>brauner_34</text:p>
          </table:table-cell>
          <table:table-cell office:value-type="float" office:value="607.49" table:style-name="ce3">
            <text:p>607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victor-vasarely_1906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2464</text:p>
          </table:table-cell>
          <table:table-cell office:value-type="string" table:style-name="ce6">
            <text:p>vasarely_1</text:p>
          </table:table-cell>
          <table:table-cell office:value-type="float" office:value="555.96" table:style-name="ce3">
            <text:p>555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465</text:p>
          </table:table-cell>
          <table:table-cell office:value-type="string" table:style-name="ce6">
            <text:p>vasarely_2</text:p>
          </table:table-cell>
          <table:table-cell office:value-type="float" office:value="1012.93" table:style-name="ce3">
            <text:p>1012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466</text:p>
          </table:table-cell>
          <table:table-cell office:value-type="string" table:style-name="ce6">
            <text:p>vasarely_3</text:p>
          </table:table-cell>
          <table:table-cell office:value-type="float" office:value="1256.99" table:style-name="ce3">
            <text:p>1256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467</text:p>
          </table:table-cell>
          <table:table-cell office:value-type="string" table:style-name="ce6">
            <text:p>vasarely_4</text:p>
          </table:table-cell>
          <table:table-cell office:value-type="float" office:value="469.66" table:style-name="ce3">
            <text:p>469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468</text:p>
          </table:table-cell>
          <table:table-cell office:value-type="string" table:style-name="ce6">
            <text:p>vasarely_5</text:p>
          </table:table-cell>
          <table:table-cell office:value-type="float" office:value="526.32000000000005" table:style-name="ce3">
            <text:p>526,3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469</text:p>
          </table:table-cell>
          <table:table-cell office:value-type="string" table:style-name="ce6">
            <text:p>vasarely_6</text:p>
          </table:table-cell>
          <table:table-cell office:value-type="float" office:value="463.23" table:style-name="ce3">
            <text:p>463,2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470</text:p>
          </table:table-cell>
          <table:table-cell office:value-type="string" table:style-name="ce6">
            <text:p>vasarely_7</text:p>
          </table:table-cell>
          <table:table-cell office:value-type="float" office:value="363.69" table:style-name="ce3">
            <text:p>363,6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471</text:p>
          </table:table-cell>
          <table:table-cell office:value-type="string" table:style-name="ce6">
            <text:p>vasarely_8</text:p>
          </table:table-cell>
          <table:table-cell office:value-type="float" office:value="354.29" table:style-name="ce3">
            <text:p>354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472</text:p>
          </table:table-cell>
          <table:table-cell office:value-type="string" table:style-name="ce6">
            <text:p>vasarely_9</text:p>
          </table:table-cell>
          <table:table-cell office:value-type="float" office:value="459.38" table:style-name="ce3">
            <text:p>459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473</text:p>
          </table:table-cell>
          <table:table-cell office:value-type="string" table:style-name="ce6">
            <text:p>vasarely_10</text:p>
          </table:table-cell>
          <table:table-cell office:value-type="float" office:value="1244.5" table:style-name="ce3">
            <text:p>1244,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2474</text:p>
          </table:table-cell>
          <table:table-cell office:value-type="string" table:style-name="ce6">
            <text:p>vasarely_11</text:p>
          </table:table-cell>
          <table:table-cell office:value-type="float" office:value="575.22" table:style-name="ce3">
            <text:p>575,2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2475</text:p>
          </table:table-cell>
          <table:table-cell office:value-type="string" table:style-name="ce6">
            <text:p>vasarely_12</text:p>
          </table:table-cell>
          <table:table-cell office:value-type="float" office:value="512.09" table:style-name="ce3">
            <text:p>512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2476</text:p>
          </table:table-cell>
          <table:table-cell office:value-type="string" table:style-name="ce6">
            <text:p>vasarely_13</text:p>
          </table:table-cell>
          <table:table-cell office:value-type="float" office:value="585.14" table:style-name="ce3">
            <text:p>585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2477</text:p>
          </table:table-cell>
          <table:table-cell office:value-type="string" table:style-name="ce6">
            <text:p>vasarely_14</text:p>
          </table:table-cell>
          <table:table-cell office:value-type="float" office:value="806.63" table:style-name="ce3">
            <text:p>806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2478</text:p>
          </table:table-cell>
          <table:table-cell office:value-type="string" table:style-name="ce6">
            <text:p>vasarely_15</text:p>
          </table:table-cell>
          <table:table-cell office:value-type="float" office:value="310.31" table:style-name="ce3">
            <text:p>310,3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2479</text:p>
          </table:table-cell>
          <table:table-cell office:value-type="string" table:style-name="ce6">
            <text:p>vasarely_16</text:p>
          </table:table-cell>
          <table:table-cell office:value-type="float" office:value="942.22" table:style-name="ce3">
            <text:p>942,2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2480</text:p>
          </table:table-cell>
          <table:table-cell office:value-type="string" table:style-name="ce6">
            <text:p>vasarely_17</text:p>
          </table:table-cell>
          <table:table-cell office:value-type="float" office:value="879.66" table:style-name="ce3">
            <text:p>879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2481</text:p>
          </table:table-cell>
          <table:table-cell office:value-type="string" table:style-name="ce6">
            <text:p>vasarely_18</text:p>
          </table:table-cell>
          <table:table-cell office:value-type="float" office:value="1430.99" table:style-name="ce3">
            <text:p>1430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2482</text:p>
          </table:table-cell>
          <table:table-cell office:value-type="string" table:style-name="ce6">
            <text:p>vasarely_19</text:p>
          </table:table-cell>
          <table:table-cell office:value-type="float" office:value="1000.09" table:style-name="ce3">
            <text:p>1000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2483</text:p>
          </table:table-cell>
          <table:table-cell office:value-type="string" table:style-name="ce6">
            <text:p>vasarely_20</text:p>
          </table:table-cell>
          <table:table-cell office:value-type="float" office:value="1343.68" table:style-name="ce3">
            <text:p>1343,6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2484</text:p>
          </table:table-cell>
          <table:table-cell office:value-type="string" table:style-name="ce6">
            <text:p>vasarely_21</text:p>
          </table:table-cell>
          <table:table-cell office:value-type="float" office:value="1348.69" table:style-name="ce3">
            <text:p>1348,6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2485</text:p>
          </table:table-cell>
          <table:table-cell office:value-type="string" table:style-name="ce6">
            <text:p>vasarely_22</text:p>
          </table:table-cell>
          <table:table-cell office:value-type="float" office:value="831.38" table:style-name="ce3">
            <text:p>831,3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2486</text:p>
          </table:table-cell>
          <table:table-cell office:value-type="string" table:style-name="ce6">
            <text:p>vasarely_23</text:p>
          </table:table-cell>
          <table:table-cell office:value-type="float" office:value="815.86" table:style-name="ce3">
            <text:p>815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2487</text:p>
          </table:table-cell>
          <table:table-cell office:value-type="string" table:style-name="ce6">
            <text:p>vasarely_24</text:p>
          </table:table-cell>
          <table:table-cell office:value-type="float" office:value="1329.84" table:style-name="ce3">
            <text:p>1329,8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2488</text:p>
          </table:table-cell>
          <table:table-cell office:value-type="string" table:style-name="ce6">
            <text:p>vasarely_25</text:p>
          </table:table-cell>
          <table:table-cell office:value-type="float" office:value="1205.9000000000001" table:style-name="ce3">
            <text:p>1205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2489</text:p>
          </table:table-cell>
          <table:table-cell office:value-type="string" table:style-name="ce6">
            <text:p>vasarely_26</text:p>
          </table:table-cell>
          <table:table-cell office:value-type="float" office:value="1640.92" table:style-name="ce3">
            <text:p>1640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2490</text:p>
          </table:table-cell>
          <table:table-cell office:value-type="string" table:style-name="ce6">
            <text:p>vasarely_27</text:p>
          </table:table-cell>
          <table:table-cell office:value-type="float" office:value="1509.74" table:style-name="ce3">
            <text:p>1509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2491</text:p>
          </table:table-cell>
          <table:table-cell office:value-type="string" table:style-name="ce6">
            <text:p>vasarely_28</text:p>
          </table:table-cell>
          <table:table-cell office:value-type="float" office:value="1128.08" table:style-name="ce3">
            <text:p>1128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2492</text:p>
          </table:table-cell>
          <table:table-cell office:value-type="string" table:style-name="ce6">
            <text:p>vasarely_29</text:p>
          </table:table-cell>
          <table:table-cell office:value-type="float" office:value="1190.96" table:style-name="ce3">
            <text:p>1190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2493</text:p>
          </table:table-cell>
          <table:table-cell office:value-type="string" table:style-name="ce6">
            <text:p>vasarely_30</text:p>
          </table:table-cell>
          <table:table-cell office:value-type="float" office:value="620.15" table:style-name="ce3">
            <text:p>620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00002494</text:p>
          </table:table-cell>
          <table:table-cell office:value-type="string" table:style-name="ce6">
            <text:p>vasarely_31</text:p>
          </table:table-cell>
          <table:table-cell office:value-type="float" office:value="1181.8499999999999" table:style-name="ce3">
            <text:p>1181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00002495</text:p>
          </table:table-cell>
          <table:table-cell office:value-type="string" table:style-name="ce6">
            <text:p>vasarely_32</text:p>
          </table:table-cell>
          <table:table-cell office:value-type="float" office:value="818.11" table:style-name="ce3">
            <text:p>818,1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5">
            <text:p>00002496</text:p>
          </table:table-cell>
          <table:table-cell office:value-type="string" table:style-name="ce6">
            <text:p>vasarely_33</text:p>
          </table:table-cell>
          <table:table-cell office:value-type="float" office:value="912.48" table:style-name="ce3">
            <text:p>912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5">
            <text:p>00002497</text:p>
          </table:table-cell>
          <table:table-cell office:value-type="string" table:style-name="ce6">
            <text:p>vasarely_34</text:p>
          </table:table-cell>
          <table:table-cell office:value-type="float" office:value="736.75" table:style-name="ce3">
            <text:p>736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5">
            <text:p>00002498</text:p>
          </table:table-cell>
          <table:table-cell office:value-type="string" table:style-name="ce6">
            <text:p>vasarely_35</text:p>
          </table:table-cell>
          <table:table-cell office:value-type="float" office:value="800.51" table:style-name="ce3">
            <text:p>800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5">
            <text:p>00002499</text:p>
          </table:table-cell>
          <table:table-cell office:value-type="string" table:style-name="ce6">
            <text:p>vasarely_36</text:p>
          </table:table-cell>
          <table:table-cell office:value-type="float" office:value="1004.43" table:style-name="ce3">
            <text:p>1004,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vilhelm-hammershoi_1864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2500</text:p>
          </table:table-cell>
          <table:table-cell office:value-type="string" table:style-name="ce6">
            <text:p>hammershoi_1</text:p>
          </table:table-cell>
          <table:table-cell office:value-type="float" office:value="894.7" table:style-name="ce3">
            <text:p>894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501</text:p>
          </table:table-cell>
          <table:table-cell office:value-type="string" table:style-name="ce6">
            <text:p>hammershoi_2</text:p>
          </table:table-cell>
          <table:table-cell office:value-type="float" office:value="1035.58" table:style-name="ce3">
            <text:p>1035,5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502</text:p>
          </table:table-cell>
          <table:table-cell office:value-type="string" table:style-name="ce6">
            <text:p>hammershoi_3</text:p>
          </table:table-cell>
          <table:table-cell office:value-type="float" office:value="545.25" table:style-name="ce3">
            <text:p>545,2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503</text:p>
          </table:table-cell>
          <table:table-cell office:value-type="string" table:style-name="ce6">
            <text:p>hammershoi_4</text:p>
          </table:table-cell>
          <table:table-cell office:value-type="float" office:value="843.44" table:style-name="ce3">
            <text:p>843,4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504</text:p>
          </table:table-cell>
          <table:table-cell office:value-type="string" table:style-name="ce6">
            <text:p>hammershoi_5</text:p>
          </table:table-cell>
          <table:table-cell office:value-type="float" office:value="646.70000000000005" table:style-name="ce3">
            <text:p>646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505</text:p>
          </table:table-cell>
          <table:table-cell office:value-type="string" table:style-name="ce6">
            <text:p>hammershoi_6</text:p>
          </table:table-cell>
          <table:table-cell office:value-type="float" office:value="780.67" table:style-name="ce3">
            <text:p>780,6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506</text:p>
          </table:table-cell>
          <table:table-cell office:value-type="string" table:style-name="ce6">
            <text:p>hammershoi_7</text:p>
          </table:table-cell>
          <table:table-cell office:value-type="float" office:value="843.75" table:style-name="ce3">
            <text:p>843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507</text:p>
          </table:table-cell>
          <table:table-cell office:value-type="string" table:style-name="ce6">
            <text:p>hammershoi_8</text:p>
          </table:table-cell>
          <table:table-cell office:value-type="float" office:value="891.57" table:style-name="ce3">
            <text:p>891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508</text:p>
          </table:table-cell>
          <table:table-cell office:value-type="string" table:style-name="ce6">
            <text:p>hammershoi_9</text:p>
          </table:table-cell>
          <table:table-cell office:value-type="float" office:value="997.11" table:style-name="ce3">
            <text:p>997,1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509</text:p>
          </table:table-cell>
          <table:table-cell office:value-type="string" table:style-name="ce6">
            <text:p>hammershoi_10</text:p>
          </table:table-cell>
          <table:table-cell office:value-type="float" office:value="627.67999999999995" table:style-name="ce3">
            <text:p>627,6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2510</text:p>
          </table:table-cell>
          <table:table-cell office:value-type="string" table:style-name="ce6">
            <text:p>hammershoi_11</text:p>
          </table:table-cell>
          <table:table-cell office:value-type="float" office:value="343" table:style-name="ce3">
            <text:p>34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2511</text:p>
          </table:table-cell>
          <table:table-cell office:value-type="string" table:style-name="ce6">
            <text:p>hammershoi_12</text:p>
          </table:table-cell>
          <table:table-cell office:value-type="float" office:value="744.65" table:style-name="ce3">
            <text:p>744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2512</text:p>
          </table:table-cell>
          <table:table-cell office:value-type="string" table:style-name="ce6">
            <text:p>hammershoi_13</text:p>
          </table:table-cell>
          <table:table-cell office:value-type="float" office:value="444.05" table:style-name="ce3">
            <text:p>444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2513</text:p>
          </table:table-cell>
          <table:table-cell office:value-type="string" table:style-name="ce6">
            <text:p>hammershoi_14</text:p>
          </table:table-cell>
          <table:table-cell office:value-type="float" office:value="1221.02" table:style-name="ce3">
            <text:p>1221,0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2514</text:p>
          </table:table-cell>
          <table:table-cell office:value-type="string" table:style-name="ce6">
            <text:p>hammershoi_15</text:p>
          </table:table-cell>
          <table:table-cell office:value-type="float" office:value="449.07" table:style-name="ce3">
            <text:p>449,0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2515</text:p>
          </table:table-cell>
          <table:table-cell office:value-type="string" table:style-name="ce6">
            <text:p>hammershoi_16</text:p>
          </table:table-cell>
          <table:table-cell office:value-type="float" office:value="1190.6400000000001" table:style-name="ce3">
            <text:p>1190,6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2516</text:p>
          </table:table-cell>
          <table:table-cell office:value-type="string" table:style-name="ce6">
            <text:p>hammershoi_17</text:p>
          </table:table-cell>
          <table:table-cell office:value-type="float" office:value="422.21" table:style-name="ce3">
            <text:p>422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2517</text:p>
          </table:table-cell>
          <table:table-cell office:value-type="string" table:style-name="ce6">
            <text:p>hammershoi_18</text:p>
          </table:table-cell>
          <table:table-cell office:value-type="float" office:value="854.21" table:style-name="ce3">
            <text:p>854,2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2518</text:p>
          </table:table-cell>
          <table:table-cell office:value-type="string" table:style-name="ce6">
            <text:p>hammershoi_19</text:p>
          </table:table-cell>
          <table:table-cell office:value-type="float" office:value="942.48" table:style-name="ce3">
            <text:p>942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2519</text:p>
          </table:table-cell>
          <table:table-cell office:value-type="string" table:style-name="ce6">
            <text:p>hammershoi_20</text:p>
          </table:table-cell>
          <table:table-cell office:value-type="float" office:value="305.94" table:style-name="ce3">
            <text:p>305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2520</text:p>
          </table:table-cell>
          <table:table-cell office:value-type="string" table:style-name="ce6">
            <text:p>hammershoi_21</text:p>
          </table:table-cell>
          <table:table-cell office:value-type="float" office:value="708.9" table:style-name="ce3">
            <text:p>708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2521</text:p>
          </table:table-cell>
          <table:table-cell office:value-type="string" table:style-name="ce6">
            <text:p>hammershoi_22</text:p>
          </table:table-cell>
          <table:table-cell office:value-type="float" office:value="932.07" table:style-name="ce3">
            <text:p>932,0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2522</text:p>
          </table:table-cell>
          <table:table-cell office:value-type="string" table:style-name="ce6">
            <text:p>hammershoi_23</text:p>
          </table:table-cell>
          <table:table-cell office:value-type="float" office:value="647.13" table:style-name="ce3">
            <text:p>647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2523</text:p>
          </table:table-cell>
          <table:table-cell office:value-type="string" table:style-name="ce6">
            <text:p>hammershoi_24</text:p>
          </table:table-cell>
          <table:table-cell office:value-type="float" office:value="837.86" table:style-name="ce3">
            <text:p>837,8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2524</text:p>
          </table:table-cell>
          <table:table-cell office:value-type="string" table:style-name="ce6">
            <text:p>hammershoi_25</text:p>
          </table:table-cell>
          <table:table-cell office:value-type="float" office:value="630.41" table:style-name="ce3">
            <text:p>630,4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2525</text:p>
          </table:table-cell>
          <table:table-cell office:value-type="string" table:style-name="ce6">
            <text:p>hammershoi_26</text:p>
          </table:table-cell>
          <table:table-cell office:value-type="float" office:value="707.48" table:style-name="ce3">
            <text:p>707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2526</text:p>
          </table:table-cell>
          <table:table-cell office:value-type="string" table:style-name="ce6">
            <text:p>hammershoi_27</text:p>
          </table:table-cell>
          <table:table-cell office:value-type="float" office:value="803.91" table:style-name="ce3">
            <text:p>803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2527</text:p>
          </table:table-cell>
          <table:table-cell office:value-type="string" table:style-name="ce6">
            <text:p>hammershoi_28</text:p>
          </table:table-cell>
          <table:table-cell office:value-type="float" office:value="939.13" table:style-name="ce3">
            <text:p>939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2528</text:p>
          </table:table-cell>
          <table:table-cell office:value-type="string" table:style-name="ce6">
            <text:p>hammershoi_29</text:p>
          </table:table-cell>
          <table:table-cell office:value-type="float" office:value="1224.6099999999999" table:style-name="ce3">
            <text:p>1224,6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2529</text:p>
          </table:table-cell>
          <table:table-cell office:value-type="string" table:style-name="ce6">
            <text:p>hammershoi_30</text:p>
          </table:table-cell>
          <table:table-cell office:value-type="float" office:value="514.44000000000005" table:style-name="ce3">
            <text:p>514,4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00002530</text:p>
          </table:table-cell>
          <table:table-cell office:value-type="string" table:style-name="ce6">
            <text:p>hammershoi_31</text:p>
          </table:table-cell>
          <table:table-cell office:value-type="float" office:value="631.46" table:style-name="ce3">
            <text:p>631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00002531</text:p>
          </table:table-cell>
          <table:table-cell office:value-type="string" table:style-name="ce6">
            <text:p>hammershoi_32</text:p>
          </table:table-cell>
          <table:table-cell office:value-type="float" office:value="717.9" table:style-name="ce3">
            <text:p>717,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vincent-van-gogh_1853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2532</text:p>
          </table:table-cell>
          <table:table-cell office:value-type="string" table:style-name="ce6">
            <text:p>van-gogh_1</text:p>
          </table:table-cell>
          <table:table-cell office:value-type="float" office:value="940.53" table:style-name="ce3">
            <text:p>940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533</text:p>
          </table:table-cell>
          <table:table-cell office:value-type="string" table:style-name="ce6">
            <text:p>van-gogh_2</text:p>
          </table:table-cell>
          <table:table-cell office:value-type="float" office:value="1762.82" table:style-name="ce3">
            <text:p>1762,8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534</text:p>
          </table:table-cell>
          <table:table-cell office:value-type="string" table:style-name="ce6">
            <text:p>van-gogh_3</text:p>
          </table:table-cell>
          <table:table-cell office:value-type="float" office:value="2050.6999999999998" table:style-name="ce3">
            <text:p>2050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535</text:p>
          </table:table-cell>
          <table:table-cell office:value-type="string" table:style-name="ce6">
            <text:p>van-gogh_4</text:p>
          </table:table-cell>
          <table:table-cell office:value-type="float" office:value="1538.89" table:style-name="ce3">
            <text:p>1538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536</text:p>
          </table:table-cell>
          <table:table-cell office:value-type="string" table:style-name="ce6">
            <text:p>van-gogh_5</text:p>
          </table:table-cell>
          <table:table-cell office:value-type="float" office:value="981.37" table:style-name="ce3">
            <text:p>981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537</text:p>
          </table:table-cell>
          <table:table-cell office:value-type="string" table:style-name="ce6">
            <text:p>van-gogh_6</text:p>
          </table:table-cell>
          <table:table-cell office:value-type="float" office:value="967.23" table:style-name="ce3">
            <text:p>967,2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538</text:p>
          </table:table-cell>
          <table:table-cell office:value-type="string" table:style-name="ce6">
            <text:p>van-gogh_7</text:p>
          </table:table-cell>
          <table:table-cell office:value-type="float" office:value="788.35" table:style-name="ce3">
            <text:p>788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539</text:p>
          </table:table-cell>
          <table:table-cell office:value-type="string" table:style-name="ce6">
            <text:p>van-gogh_8</text:p>
          </table:table-cell>
          <table:table-cell office:value-type="float" office:value="1598.56" table:style-name="ce3">
            <text:p>1598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540</text:p>
          </table:table-cell>
          <table:table-cell office:value-type="string" table:style-name="ce6">
            <text:p>van-gogh_9</text:p>
          </table:table-cell>
          <table:table-cell office:value-type="float" office:value="820.48" table:style-name="ce3">
            <text:p>820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541</text:p>
          </table:table-cell>
          <table:table-cell office:value-type="string" table:style-name="ce6">
            <text:p>van-gogh_10</text:p>
          </table:table-cell>
          <table:table-cell office:value-type="float" office:value="821.04" table:style-name="ce3">
            <text:p>821,0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2542</text:p>
          </table:table-cell>
          <table:table-cell office:value-type="string" table:style-name="ce6">
            <text:p>van-gogh_11</text:p>
          </table:table-cell>
          <table:table-cell office:value-type="float" office:value="697.57" table:style-name="ce3">
            <text:p>697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2543</text:p>
          </table:table-cell>
          <table:table-cell office:value-type="string" table:style-name="ce6">
            <text:p>van-gogh_12</text:p>
          </table:table-cell>
          <table:table-cell office:value-type="float" office:value="1291.6300000000001" table:style-name="ce3">
            <text:p>1291,6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2544</text:p>
          </table:table-cell>
          <table:table-cell office:value-type="string" table:style-name="ce6">
            <text:p>van-gogh_13</text:p>
          </table:table-cell>
          <table:table-cell office:value-type="float" office:value="906.39" table:style-name="ce3">
            <text:p>906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walter-sickert_1860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2545</text:p>
          </table:table-cell>
          <table:table-cell office:value-type="string" table:style-name="ce6">
            <text:p>sickert_1</text:p>
          </table:table-cell>
          <table:table-cell office:value-type="float" office:value="685.29" table:style-name="ce3">
            <text:p>685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546</text:p>
          </table:table-cell>
          <table:table-cell office:value-type="string" table:style-name="ce6">
            <text:p>sickert_2</text:p>
          </table:table-cell>
          <table:table-cell office:value-type="float" office:value="784.45" table:style-name="ce3">
            <text:p>784,4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547</text:p>
          </table:table-cell>
          <table:table-cell office:value-type="string" table:style-name="ce6">
            <text:p>sickert_3</text:p>
          </table:table-cell>
          <table:table-cell office:value-type="float" office:value="1642.12" table:style-name="ce3">
            <text:p>1642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548</text:p>
          </table:table-cell>
          <table:table-cell office:value-type="string" table:style-name="ce6">
            <text:p>sickert_4</text:p>
          </table:table-cell>
          <table:table-cell office:value-type="float" office:value="836.2" table:style-name="ce3">
            <text:p>836,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549</text:p>
          </table:table-cell>
          <table:table-cell office:value-type="string" table:style-name="ce6">
            <text:p>sickert_5</text:p>
          </table:table-cell>
          <table:table-cell office:value-type="float" office:value="524.52" table:style-name="ce3">
            <text:p>524,5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550</text:p>
          </table:table-cell>
          <table:table-cell office:value-type="string" table:style-name="ce6">
            <text:p>sickert_6</text:p>
          </table:table-cell>
          <table:table-cell office:value-type="float" office:value="504.6" table:style-name="ce3">
            <text:p>504,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551</text:p>
          </table:table-cell>
          <table:table-cell office:value-type="string" table:style-name="ce6">
            <text:p>sickert_7</text:p>
          </table:table-cell>
          <table:table-cell office:value-type="float" office:value="726.7" table:style-name="ce3">
            <text:p>726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552</text:p>
          </table:table-cell>
          <table:table-cell office:value-type="string" table:style-name="ce6">
            <text:p>sickert_8</text:p>
          </table:table-cell>
          <table:table-cell office:value-type="float" office:value="921.3" table:style-name="ce3">
            <text:p>921,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553</text:p>
          </table:table-cell>
          <table:table-cell office:value-type="string" table:style-name="ce6">
            <text:p>sickert_9</text:p>
          </table:table-cell>
          <table:table-cell office:value-type="float" office:value="715.96" table:style-name="ce3">
            <text:p>715,9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554</text:p>
          </table:table-cell>
          <table:table-cell office:value-type="string" table:style-name="ce6">
            <text:p>sickert_10</text:p>
          </table:table-cell>
          <table:table-cell office:value-type="float" office:value="474.48" table:style-name="ce3">
            <text:p>474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2555</text:p>
          </table:table-cell>
          <table:table-cell office:value-type="string" table:style-name="ce6">
            <text:p>sickert_11</text:p>
          </table:table-cell>
          <table:table-cell office:value-type="float" office:value="1504.61" table:style-name="ce3">
            <text:p>1504,6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2556</text:p>
          </table:table-cell>
          <table:table-cell office:value-type="string" table:style-name="ce6">
            <text:p>sickert_12</text:p>
          </table:table-cell>
          <table:table-cell office:value-type="float" office:value="864.53" table:style-name="ce3">
            <text:p>864,5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2557</text:p>
          </table:table-cell>
          <table:table-cell office:value-type="string" table:style-name="ce6">
            <text:p>sickert_13</text:p>
          </table:table-cell>
          <table:table-cell office:value-type="float" office:value="886.74" table:style-name="ce3">
            <text:p>886,7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2558</text:p>
          </table:table-cell>
          <table:table-cell office:value-type="string" table:style-name="ce6">
            <text:p>sickert_14</text:p>
          </table:table-cell>
          <table:table-cell office:value-type="float" office:value="1439.68" table:style-name="ce3">
            <text:p>1439,6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2559</text:p>
          </table:table-cell>
          <table:table-cell office:value-type="string" table:style-name="ce6">
            <text:p>sickert_15</text:p>
          </table:table-cell>
          <table:table-cell office:value-type="float" office:value="1259" table:style-name="ce3">
            <text:p>125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2560</text:p>
          </table:table-cell>
          <table:table-cell office:value-type="string" table:style-name="ce6">
            <text:p>sickert_16</text:p>
          </table:table-cell>
          <table:table-cell office:value-type="float" office:value="754.39" table:style-name="ce3">
            <text:p>754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2561</text:p>
          </table:table-cell>
          <table:table-cell office:value-type="string" table:style-name="ce6">
            <text:p>sickert_17</text:p>
          </table:table-cell>
          <table:table-cell office:value-type="float" office:value="964.18" table:style-name="ce3">
            <text:p>964,1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2562</text:p>
          </table:table-cell>
          <table:table-cell office:value-type="string" table:style-name="ce6">
            <text:p>sickert_18</text:p>
          </table:table-cell>
          <table:table-cell office:value-type="float" office:value="1063.79" table:style-name="ce3">
            <text:p>1063,7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2563</text:p>
          </table:table-cell>
          <table:table-cell office:value-type="string" table:style-name="ce6">
            <text:p>sickert_19</text:p>
          </table:table-cell>
          <table:table-cell office:value-type="float" office:value="1460.23" table:style-name="ce3">
            <text:p>1460,2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2564</text:p>
          </table:table-cell>
          <table:table-cell office:value-type="string" table:style-name="ce6">
            <text:p>sickert_20</text:p>
          </table:table-cell>
          <table:table-cell office:value-type="float" office:value="1057.46" table:style-name="ce3">
            <text:p>1057,4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2565</text:p>
          </table:table-cell>
          <table:table-cell office:value-type="string" table:style-name="ce6">
            <text:p>sickert_21</text:p>
          </table:table-cell>
          <table:table-cell office:value-type="float" office:value="1623.39" table:style-name="ce3">
            <text:p>1623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2566</text:p>
          </table:table-cell>
          <table:table-cell office:value-type="string" table:style-name="ce6">
            <text:p>sickert_22</text:p>
          </table:table-cell>
          <table:table-cell office:value-type="float" office:value="1363.37" table:style-name="ce3">
            <text:p>1363,3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2567</text:p>
          </table:table-cell>
          <table:table-cell office:value-type="string" table:style-name="ce6">
            <text:p>sickert_23</text:p>
          </table:table-cell>
          <table:table-cell office:value-type="float" office:value="864.93" table:style-name="ce3">
            <text:p>864,9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2568</text:p>
          </table:table-cell>
          <table:table-cell office:value-type="string" table:style-name="ce6">
            <text:p>sickert_24</text:p>
          </table:table-cell>
          <table:table-cell office:value-type="float" office:value="663.12" table:style-name="ce3">
            <text:p>663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2569</text:p>
          </table:table-cell>
          <table:table-cell office:value-type="string" table:style-name="ce6">
            <text:p>sickert_25</text:p>
          </table:table-cell>
          <table:table-cell office:value-type="float" office:value="955.49" table:style-name="ce3">
            <text:p>955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2570</text:p>
          </table:table-cell>
          <table:table-cell office:value-type="string" table:style-name="ce6">
            <text:p>sickert_26</text:p>
          </table:table-cell>
          <table:table-cell office:value-type="float" office:value="1365.7" table:style-name="ce3">
            <text:p>1365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2571</text:p>
          </table:table-cell>
          <table:table-cell office:value-type="string" table:style-name="ce6">
            <text:p>sickert_27</text:p>
          </table:table-cell>
          <table:table-cell office:value-type="float" office:value="947.57" table:style-name="ce3">
            <text:p>947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2572</text:p>
          </table:table-cell>
          <table:table-cell office:value-type="string" table:style-name="ce6">
            <text:p>sickert_28</text:p>
          </table:table-cell>
          <table:table-cell office:value-type="float" office:value="811.92" table:style-name="ce3">
            <text:p>811,9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2573</text:p>
          </table:table-cell>
          <table:table-cell office:value-type="string" table:style-name="ce6">
            <text:p>sickert_29</text:p>
          </table:table-cell>
          <table:table-cell office:value-type="float" office:value="1315.89" table:style-name="ce3">
            <text:p>1315,8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2574</text:p>
          </table:table-cell>
          <table:table-cell office:value-type="string" table:style-name="ce6">
            <text:p>sickert_30</text:p>
          </table:table-cell>
          <table:table-cell office:value-type="float" office:value="1324.29" table:style-name="ce3">
            <text:p>1324,2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00002575</text:p>
          </table:table-cell>
          <table:table-cell office:value-type="string" table:style-name="ce6">
            <text:p>sickert_31</text:p>
          </table:table-cell>
          <table:table-cell office:value-type="float" office:value="670.41" table:style-name="ce3">
            <text:p>670,4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00002576</text:p>
          </table:table-cell>
          <table:table-cell office:value-type="string" table:style-name="ce6">
            <text:p>sickert_32</text:p>
          </table:table-cell>
          <table:table-cell office:value-type="float" office:value="854.28" table:style-name="ce3">
            <text:p>854,2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5">
            <text:p>00002577</text:p>
          </table:table-cell>
          <table:table-cell office:value-type="string" table:style-name="ce6">
            <text:p>sickert_33</text:p>
          </table:table-cell>
          <table:table-cell office:value-type="float" office:value="1369.54" table:style-name="ce3">
            <text:p>1369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5">
            <text:p>00002578</text:p>
          </table:table-cell>
          <table:table-cell office:value-type="string" table:style-name="ce6">
            <text:p>sickert_34</text:p>
          </table:table-cell>
          <table:table-cell office:value-type="float" office:value="1195.1500000000001" table:style-name="ce3">
            <text:p>1195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5">
            <text:p>00002579</text:p>
          </table:table-cell>
          <table:table-cell office:value-type="string" table:style-name="ce6">
            <text:p>sickert_35</text:p>
          </table:table-cell>
          <table:table-cell office:value-type="float" office:value="1148.73" table:style-name="ce3">
            <text:p>1148,7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5">
            <text:p>00002580</text:p>
          </table:table-cell>
          <table:table-cell office:value-type="string" table:style-name="ce6">
            <text:p>sickert_36</text:p>
          </table:table-cell>
          <table:table-cell office:value-type="float" office:value="1321.35" table:style-name="ce3">
            <text:p>1321,3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willem-de-kooning_1904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2581</text:p>
          </table:table-cell>
          <table:table-cell office:value-type="string" table:style-name="ce6">
            <text:p>de-kooning_1</text:p>
          </table:table-cell>
          <table:table-cell office:value-type="float" office:value="449.55" table:style-name="ce3">
            <text:p>449,5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582</text:p>
          </table:table-cell>
          <table:table-cell office:value-type="string" table:style-name="ce6">
            <text:p>de-kooning_2</text:p>
          </table:table-cell>
          <table:table-cell office:value-type="float" office:value="717.03" table:style-name="ce3">
            <text:p>717,0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583</text:p>
          </table:table-cell>
          <table:table-cell office:value-type="string" table:style-name="ce6">
            <text:p>de-kooning_3</text:p>
          </table:table-cell>
          <table:table-cell office:value-type="float" office:value="1129.3599999999999" table:style-name="ce3">
            <text:p>1129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584</text:p>
          </table:table-cell>
          <table:table-cell office:value-type="string" table:style-name="ce6">
            <text:p>de-kooning_4</text:p>
          </table:table-cell>
          <table:table-cell office:value-type="float" office:value="1294.1300000000001" table:style-name="ce3">
            <text:p>1294,1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585</text:p>
          </table:table-cell>
          <table:table-cell office:value-type="string" table:style-name="ce6">
            <text:p>de-kooning_5</text:p>
          </table:table-cell>
          <table:table-cell office:value-type="float" office:value="1023.09" table:style-name="ce3">
            <text:p>1023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586</text:p>
          </table:table-cell>
          <table:table-cell office:value-type="string" table:style-name="ce6">
            <text:p>de-kooning_6</text:p>
          </table:table-cell>
          <table:table-cell office:value-type="float" office:value="1272.6400000000001" table:style-name="ce3">
            <text:p>1272,6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587</text:p>
          </table:table-cell>
          <table:table-cell office:value-type="string" table:style-name="ce6">
            <text:p>de-kooning_7</text:p>
          </table:table-cell>
          <table:table-cell office:value-type="float" office:value="1127.0899999999999" table:style-name="ce3">
            <text:p>1127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588</text:p>
          </table:table-cell>
          <table:table-cell office:value-type="string" table:style-name="ce6">
            <text:p>de-kooning_8</text:p>
          </table:table-cell>
          <table:table-cell office:value-type="float" office:value="1208.99" table:style-name="ce3">
            <text:p>1208,9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589</text:p>
          </table:table-cell>
          <table:table-cell office:value-type="string" table:style-name="ce6">
            <text:p>de-kooning_9</text:p>
          </table:table-cell>
          <table:table-cell office:value-type="float" office:value="1146.48" table:style-name="ce3">
            <text:p>1146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590</text:p>
          </table:table-cell>
          <table:table-cell office:value-type="string" table:style-name="ce6">
            <text:p>de-kooning_10</text:p>
          </table:table-cell>
          <table:table-cell office:value-type="float" office:value="1217.6600000000001" table:style-name="ce3">
            <text:p>1217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2591</text:p>
          </table:table-cell>
          <table:table-cell office:value-type="string" table:style-name="ce6">
            <text:p>de-kooning_11</text:p>
          </table:table-cell>
          <table:table-cell office:value-type="float" office:value="587.03" table:style-name="ce3">
            <text:p>587,0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2592</text:p>
          </table:table-cell>
          <table:table-cell office:value-type="string" table:style-name="ce6">
            <text:p>de-kooning_12</text:p>
          </table:table-cell>
          <table:table-cell office:value-type="float" office:value="586.62" table:style-name="ce3">
            <text:p>586,6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2593</text:p>
          </table:table-cell>
          <table:table-cell office:value-type="string" table:style-name="ce6">
            <text:p>de-kooning_13</text:p>
          </table:table-cell>
          <table:table-cell office:value-type="float" office:value="632.51" table:style-name="ce3">
            <text:p>632,5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2594</text:p>
          </table:table-cell>
          <table:table-cell office:value-type="string" table:style-name="ce6">
            <text:p>de-kooning_14</text:p>
          </table:table-cell>
          <table:table-cell office:value-type="float" office:value="951.56" table:style-name="ce3">
            <text:p>951,5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2595</text:p>
          </table:table-cell>
          <table:table-cell office:value-type="string" table:style-name="ce6">
            <text:p>de-kooning_15</text:p>
          </table:table-cell>
          <table:table-cell office:value-type="float" office:value="1110.33" table:style-name="ce3">
            <text:p>1110,3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2596</text:p>
          </table:table-cell>
          <table:table-cell office:value-type="string" table:style-name="ce6">
            <text:p>de-kooning_16</text:p>
          </table:table-cell>
          <table:table-cell office:value-type="float" office:value="1441.05" table:style-name="ce3">
            <text:p>1441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string" table:style-name="ce4">
            <text:p><text:s text:c="13"/>william-turner_1775</text:p>
          </table:table-cell>
          <table:table-cell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00002597</text:p>
          </table:table-cell>
          <table:table-cell office:value-type="string" table:style-name="ce6">
            <text:p>turner_1</text:p>
          </table:table-cell>
          <table:table-cell office:value-type="float" office:value="412.66" table:style-name="ce3">
            <text:p>412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00002598</text:p>
          </table:table-cell>
          <table:table-cell office:value-type="string" table:style-name="ce6">
            <text:p>turner_2</text:p>
          </table:table-cell>
          <table:table-cell office:value-type="float" office:value="898.78" table:style-name="ce3">
            <text:p>898,7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00002599</text:p>
          </table:table-cell>
          <table:table-cell office:value-type="string" table:style-name="ce6">
            <text:p>turner_3</text:p>
          </table:table-cell>
          <table:table-cell office:value-type="float" office:value="487.41" table:style-name="ce3">
            <text:p>487,4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00002600</text:p>
          </table:table-cell>
          <table:table-cell office:value-type="string" table:style-name="ce6">
            <text:p>turner_4</text:p>
          </table:table-cell>
          <table:table-cell office:value-type="float" office:value="575.15" table:style-name="ce3">
            <text:p>575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00002601</text:p>
          </table:table-cell>
          <table:table-cell office:value-type="string" table:style-name="ce6">
            <text:p>turner_5</text:p>
          </table:table-cell>
          <table:table-cell office:value-type="float" office:value="373.17" table:style-name="ce3">
            <text:p>373,1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00002602</text:p>
          </table:table-cell>
          <table:table-cell office:value-type="string" table:style-name="ce6">
            <text:p>turner_6</text:p>
          </table:table-cell>
          <table:table-cell office:value-type="float" office:value="411.65" table:style-name="ce3">
            <text:p>411,6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00002603</text:p>
          </table:table-cell>
          <table:table-cell office:value-type="string" table:style-name="ce6">
            <text:p>turner_7</text:p>
          </table:table-cell>
          <table:table-cell office:value-type="float" office:value="626.14" table:style-name="ce3">
            <text:p>626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00002604</text:p>
          </table:table-cell>
          <table:table-cell office:value-type="string" table:style-name="ce6">
            <text:p>turner_8</text:p>
          </table:table-cell>
          <table:table-cell office:value-type="float" office:value="733.7" table:style-name="ce3">
            <text:p>733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00002605</text:p>
          </table:table-cell>
          <table:table-cell office:value-type="string" table:style-name="ce6">
            <text:p>turner_9</text:p>
          </table:table-cell>
          <table:table-cell office:value-type="float" office:value="664.22" table:style-name="ce3">
            <text:p>664,2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00002606</text:p>
          </table:table-cell>
          <table:table-cell office:value-type="string" table:style-name="ce6">
            <text:p>turner_10</text:p>
          </table:table-cell>
          <table:table-cell office:value-type="float" office:value="721.07" table:style-name="ce3">
            <text:p>721,0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00002607</text:p>
          </table:table-cell>
          <table:table-cell office:value-type="string" table:style-name="ce6">
            <text:p>turner_11</text:p>
          </table:table-cell>
          <table:table-cell office:value-type="float" office:value="472.23" table:style-name="ce3">
            <text:p>472,2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00002608</text:p>
          </table:table-cell>
          <table:table-cell office:value-type="string" table:style-name="ce6">
            <text:p>turner_12</text:p>
          </table:table-cell>
          <table:table-cell office:value-type="float" office:value="467.54" table:style-name="ce3">
            <text:p>467,5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00002609</text:p>
          </table:table-cell>
          <table:table-cell office:value-type="string" table:style-name="ce6">
            <text:p>turner_13</text:p>
          </table:table-cell>
          <table:table-cell office:value-type="float" office:value="534.04999999999995" table:style-name="ce3">
            <text:p>534,0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00002610</text:p>
          </table:table-cell>
          <table:table-cell office:value-type="string" table:style-name="ce6">
            <text:p>turner_14</text:p>
          </table:table-cell>
          <table:table-cell office:value-type="float" office:value="576.08000000000004" table:style-name="ce3">
            <text:p>576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00002611</text:p>
          </table:table-cell>
          <table:table-cell office:value-type="string" table:style-name="ce6">
            <text:p>turner_15</text:p>
          </table:table-cell>
          <table:table-cell office:value-type="float" office:value="511.57" table:style-name="ce3">
            <text:p>511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00002612</text:p>
          </table:table-cell>
          <table:table-cell office:value-type="string" table:style-name="ce6">
            <text:p>turner_16</text:p>
          </table:table-cell>
          <table:table-cell office:value-type="float" office:value="513.14" table:style-name="ce3">
            <text:p>513,1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00002613</text:p>
          </table:table-cell>
          <table:table-cell office:value-type="string" table:style-name="ce6">
            <text:p>turner_17</text:p>
          </table:table-cell>
          <table:table-cell office:value-type="float" office:value="508.12" table:style-name="ce3">
            <text:p>508,1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00002614</text:p>
          </table:table-cell>
          <table:table-cell office:value-type="string" table:style-name="ce6">
            <text:p>turner_18</text:p>
          </table:table-cell>
          <table:table-cell office:value-type="float" office:value="497.08" table:style-name="ce3">
            <text:p>497,0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00002615</text:p>
          </table:table-cell>
          <table:table-cell office:value-type="string" table:style-name="ce6">
            <text:p>turner_19</text:p>
          </table:table-cell>
          <table:table-cell office:value-type="float" office:value="791.23" table:style-name="ce3">
            <text:p>791,23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00002616</text:p>
          </table:table-cell>
          <table:table-cell office:value-type="string" table:style-name="ce6">
            <text:p>turner_20</text:p>
          </table:table-cell>
          <table:table-cell office:value-type="float" office:value="746.34" table:style-name="ce3">
            <text:p>746,3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00002617</text:p>
          </table:table-cell>
          <table:table-cell office:value-type="string" table:style-name="ce6">
            <text:p>turner_21</text:p>
          </table:table-cell>
          <table:table-cell office:value-type="float" office:value="757.09" table:style-name="ce3">
            <text:p>757,0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00002618</text:p>
          </table:table-cell>
          <table:table-cell office:value-type="string" table:style-name="ce6">
            <text:p>turner_22</text:p>
          </table:table-cell>
          <table:table-cell office:value-type="float" office:value="594.39" table:style-name="ce3">
            <text:p>594,3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00002619</text:p>
          </table:table-cell>
          <table:table-cell office:value-type="string" table:style-name="ce6">
            <text:p>turner_23</text:p>
          </table:table-cell>
          <table:table-cell office:value-type="float" office:value="501.85" table:style-name="ce3">
            <text:p>501,8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00002620</text:p>
          </table:table-cell>
          <table:table-cell office:value-type="string" table:style-name="ce6">
            <text:p>turner_24</text:p>
          </table:table-cell>
          <table:table-cell office:value-type="float" office:value="570.49" table:style-name="ce3">
            <text:p>570,49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00002621</text:p>
          </table:table-cell>
          <table:table-cell office:value-type="string" table:style-name="ce6">
            <text:p>turner_25</text:p>
          </table:table-cell>
          <table:table-cell office:value-type="float" office:value="608.91" table:style-name="ce3">
            <text:p>608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00002622</text:p>
          </table:table-cell>
          <table:table-cell office:value-type="string" table:style-name="ce6">
            <text:p>turner_26</text:p>
          </table:table-cell>
          <table:table-cell office:value-type="float" office:value="483.22" table:style-name="ce3">
            <text:p>483,2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00002623</text:p>
          </table:table-cell>
          <table:table-cell office:value-type="string" table:style-name="ce6">
            <text:p>turner_27</text:p>
          </table:table-cell>
          <table:table-cell office:value-type="float" office:value="680.04" table:style-name="ce3">
            <text:p>680,0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00002624</text:p>
          </table:table-cell>
          <table:table-cell office:value-type="string" table:style-name="ce6">
            <text:p>turner_28</text:p>
          </table:table-cell>
          <table:table-cell office:value-type="float" office:value="492.48" table:style-name="ce3">
            <text:p>492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00002625</text:p>
          </table:table-cell>
          <table:table-cell office:value-type="string" table:style-name="ce6">
            <text:p>turner_29</text:p>
          </table:table-cell>
          <table:table-cell office:value-type="float" office:value="720.41" table:style-name="ce3">
            <text:p>720,4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00002626</text:p>
          </table:table-cell>
          <table:table-cell office:value-type="string" table:style-name="ce6">
            <text:p>turner_30</text:p>
          </table:table-cell>
          <table:table-cell office:value-type="float" office:value="599.54999999999995" table:style-name="ce3">
            <text:p>599,5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00002627</text:p>
          </table:table-cell>
          <table:table-cell office:value-type="string" table:style-name="ce6">
            <text:p>turner_31</text:p>
          </table:table-cell>
          <table:table-cell office:value-type="float" office:value="689.16" table:style-name="ce3">
            <text:p>689,1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00002628</text:p>
          </table:table-cell>
          <table:table-cell office:value-type="string" table:style-name="ce6">
            <text:p>turner_32</text:p>
          </table:table-cell>
          <table:table-cell office:value-type="float" office:value="796.66" table:style-name="ce3">
            <text:p>796,6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5">
            <text:p>00002629</text:p>
          </table:table-cell>
          <table:table-cell office:value-type="string" table:style-name="ce6">
            <text:p>turner_33</text:p>
          </table:table-cell>
          <table:table-cell office:value-type="float" office:value="352.18" table:style-name="ce3">
            <text:p>352,1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5">
            <text:p>00002630</text:p>
          </table:table-cell>
          <table:table-cell office:value-type="string" table:style-name="ce6">
            <text:p>turner_34</text:p>
          </table:table-cell>
          <table:table-cell office:value-type="float" office:value="581.36" table:style-name="ce3">
            <text:p>581,36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5">
            <text:p>00002631</text:p>
          </table:table-cell>
          <table:table-cell office:value-type="string" table:style-name="ce6">
            <text:p>turner_35</text:p>
          </table:table-cell>
          <table:table-cell office:value-type="float" office:value="718.48" table:style-name="ce3">
            <text:p>718,4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5">
            <text:p>00002632</text:p>
          </table:table-cell>
          <table:table-cell office:value-type="string" table:style-name="ce6">
            <text:p>turner_36</text:p>
          </table:table-cell>
          <table:table-cell office:value-type="float" office:value="753.57" table:style-name="ce3">
            <text:p>753,5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string" table:style-name="ce5">
            <text:p>00002633</text:p>
          </table:table-cell>
          <table:table-cell office:value-type="string" table:style-name="ce6">
            <text:p>turner_37</text:p>
          </table:table-cell>
          <table:table-cell office:value-type="float" office:value="630.62" table:style-name="ce3">
            <text:p>630,6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5">
            <text:p>00002634</text:p>
          </table:table-cell>
          <table:table-cell office:value-type="string" table:style-name="ce6">
            <text:p>turner_38</text:p>
          </table:table-cell>
          <table:table-cell office:value-type="float" office:value="624.17999999999995" table:style-name="ce3">
            <text:p>624,1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5">
            <text:p>00002635</text:p>
          </table:table-cell>
          <table:table-cell office:value-type="string" table:style-name="ce6">
            <text:p>turner_39</text:p>
          </table:table-cell>
          <table:table-cell office:value-type="float" office:value="467.42" table:style-name="ce3">
            <text:p>467,42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5">
            <text:p>00002636</text:p>
          </table:table-cell>
          <table:table-cell office:value-type="string" table:style-name="ce6">
            <text:p>turner_40</text:p>
          </table:table-cell>
          <table:table-cell office:value-type="float" office:value="580.94000000000005" table:style-name="ce3">
            <text:p>580,9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string" table:style-name="ce5">
            <text:p>00002637</text:p>
          </table:table-cell>
          <table:table-cell office:value-type="string" table:style-name="ce6">
            <text:p>turner_41</text:p>
          </table:table-cell>
          <table:table-cell office:value-type="float" office:value="663.15" table:style-name="ce3">
            <text:p>663,1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string" table:style-name="ce5">
            <text:p>00002638</text:p>
          </table:table-cell>
          <table:table-cell office:value-type="string" table:style-name="ce6">
            <text:p>turner_42</text:p>
          </table:table-cell>
          <table:table-cell office:value-type="float" office:value="828.68" table:style-name="ce3">
            <text:p>828,68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5">
            <text:p>00002639</text:p>
          </table:table-cell>
          <table:table-cell office:value-type="string" table:style-name="ce6">
            <text:p>turner_43</text:p>
          </table:table-cell>
          <table:table-cell office:value-type="float" office:value="569.75" table:style-name="ce3">
            <text:p>569,75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5">
            <text:p>00002640</text:p>
          </table:table-cell>
          <table:table-cell office:value-type="string" table:style-name="ce6">
            <text:p>turner_44</text:p>
          </table:table-cell>
          <table:table-cell office:value-type="float" office:value="337.7" table:style-name="ce3">
            <text:p>337,7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5">
            <text:p>00002641</text:p>
          </table:table-cell>
          <table:table-cell office:value-type="string" table:style-name="ce6">
            <text:p>turner_45</text:p>
          </table:table-cell>
          <table:table-cell office:value-type="float" office:value="844.71" table:style-name="ce3">
            <text:p>844,7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6" table:style-name="ce5">
            <text:p>46</text:p>
          </table:table-cell>
          <table:table-cell office:value-type="string" table:style-name="ce5">
            <text:p>00002642</text:p>
          </table:table-cell>
          <table:table-cell office:value-type="string" table:style-name="ce6">
            <text:p>turner_46</text:p>
          </table:table-cell>
          <table:table-cell office:value-type="float" office:value="725.91" table:style-name="ce3">
            <text:p>725,91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office:value-type="float" office:value="47" table:style-name="ce5">
            <text:p>47</text:p>
          </table:table-cell>
          <table:table-cell office:value-type="string" table:style-name="ce5">
            <text:p>00002643</text:p>
          </table:table-cell>
          <table:table-cell office:value-type="string" table:style-name="ce6">
            <text:p>turner_47</text:p>
          </table:table-cell>
          <table:table-cell office:value-type="float" office:value="608.04" table:style-name="ce3">
            <text:p>608,04</text:p>
          </table:table-cell>
          <table:table-cell office:value-type="string" table:style-name="ce3">
            <text:p>jpg</text:p>
          </table:table-cell>
          <table:table-cell table:number-columns-repeated="16379" table:style-name="ce2"/>
        </table:table-row>
        <table:table-row table:style-name="ro2">
          <table:table-cell table:number-columns-repeated="2" table:style-name="ce3"/>
          <table:table-cell table:style-name="ce6"/>
          <table:table-cell table:number-columns-repeated="2" table:style-name="ce3"/>
          <table:table-cell table:number-columns-repeated="16379" table:style-name="ce2"/>
        </table:table-row>
        <table:table-row table:number-rows-repeated="1045729" table:style-name="ro2">
          <table:table-cell table:number-columns-repeated="16384"/>
        </table:table-row>
        <table:named-expressions>
          <table:named-range table:name="Print_Area" table:cell-range-address="Feuille1.$A$1:Feuille1.$E$2846" table:base-cell-address="Feuille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tilisateur Windows</dc:creator>
    <meta:creation-date>2024-05-06T13:52:11Z</meta:creation-date>
    <dc:date>2024-05-06T12:04:02Z</dc:date>
    <meta:editing-cycles>1</meta:editing-cycles>
    <meta:editing-duration>PT61S</meta:editing-duration>
  </office:meta>
</office:document-meta>
</file>